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3f2c961" officeooo:paragraph-rsid="0426f9b9" style:font-weight-asian="bold" style:font-weight-complex="bold"/>
    </style:style>
    <style:style style:name="P3" style:family="paragraph" style:parent-style-name="Title">
      <style:text-properties officeooo:rsid="042a2cb9" officeooo:paragraph-rsid="042a2cb9"/>
    </style:style>
    <style:style style:name="P4" style:family="paragraph" style:parent-style-name="Heading_20_1">
      <style:text-properties officeooo:paragraph-rsid="0426f9b9"/>
    </style:style>
    <style:style style:name="P5" style:family="paragraph" style:parent-style-name="Heading_20_1">
      <style:text-properties officeooo:rsid="042a2cb9" officeooo:paragraph-rsid="042a2cb9"/>
    </style:style>
    <style:style style:name="P6" style:family="paragraph" style:parent-style-name="Heading_20_4">
      <style:text-properties officeooo:rsid="043a59f4" officeooo:paragraph-rsid="043a59f4"/>
    </style:style>
    <style:style style:name="P7" style:family="paragraph" style:parent-style-name="Math">
      <style:paragraph-properties fo:text-align="center" style:justify-single-word="false"/>
    </style:style>
    <style:style style:name="P8" style:family="paragraph" style:parent-style-name="Text_20_body">
      <style:text-properties fo:font-weight="bold" officeooo:rsid="042b99de" officeooo:paragraph-rsid="042b99de" style:font-weight-asian="bold" style:font-weight-complex="bold"/>
    </style:style>
    <style:style style:name="P9" style:family="paragraph" style:parent-style-name="Text_20_body">
      <style:text-properties fo:font-weight="bold" officeooo:rsid="042d5012" officeooo:paragraph-rsid="042d5012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4379604" officeooo:paragraph-rsid="04379604" style:font-weight-asian="bold" style:font-weight-complex="bold"/>
    </style:style>
    <style:style style:name="P11" style:family="paragraph" style:parent-style-name="Text_20_body">
      <style:text-properties fo:font-weight="bold" officeooo:rsid="043a59f4" officeooo:paragraph-rsid="043a59f4" style:font-weight-asian="bold" style:font-weight-complex="bold"/>
    </style:style>
    <style:style style:name="P12" style:family="paragraph" style:parent-style-name="Text_20_body">
      <style:text-properties fo:font-weight="bold" officeooo:rsid="043c1ea8" officeooo:paragraph-rsid="043c1ea8" style:font-weight-asian="bold" style:font-weight-complex="bold"/>
    </style:style>
    <style:style style:name="P13" style:family="paragraph" style:parent-style-name="Text_20_body">
      <style:text-properties fo:font-weight="bold" officeooo:rsid="043c5b3e" officeooo:paragraph-rsid="043c5b3e" style:font-weight-asian="bold" style:font-weight-complex="bold"/>
    </style:style>
    <style:style style:name="P14" style:family="paragraph" style:parent-style-name="Text_20_body">
      <style:text-properties fo:font-weight="bold" officeooo:rsid="043da415" officeooo:paragraph-rsid="043da415" style:font-weight-asian="bold" style:font-weight-complex="bold"/>
    </style:style>
    <style:style style:name="P15" style:family="paragraph" style:parent-style-name="Text_20_body">
      <style:text-properties fo:font-weight="bold" officeooo:rsid="0445ce4d" officeooo:paragraph-rsid="04478706" style:font-weight-asian="bold" style:font-weight-complex="bold"/>
    </style:style>
    <style:style style:name="P16" style:family="paragraph" style:parent-style-name="Text_20_body">
      <style:text-properties fo:font-weight="bold" officeooo:rsid="04478706" officeooo:paragraph-rsid="04478706" style:font-weight-asian="bold" style:font-weight-complex="bold"/>
    </style:style>
    <style:style style:name="P17" style:family="paragraph" style:parent-style-name="Text_20_body">
      <style:text-properties fo:font-weight="bold" officeooo:rsid="0448f62a" officeooo:paragraph-rsid="0448f62a" style:font-weight-asian="bold" style:font-weight-complex="bold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paragraph-rsid="042e4756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paragraph-rsid="043028ea"/>
    </style:style>
    <style:style style:name="P20" style:family="paragraph" style:parent-style-name="Text_20_body" style:list-style-name="L4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officeooo:paragraph-rsid="043a59f4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43028ea" officeooo:paragraph-rsid="043028ea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43028ea" officeooo:paragraph-rsid="04314b56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rsid="04314b56" officeooo:paragraph-rsid="04314b56"/>
    </style:style>
    <style:style style:name="P25" style:family="paragraph" style:parent-style-name="Text_20_body">
      <style:paragraph-properties fo:text-align="justify" style:justify-single-word="false"/>
      <style:text-properties officeooo:rsid="0435e659" officeooo:paragraph-rsid="0435e659"/>
    </style:style>
    <style:style style:name="P26" style:family="paragraph" style:parent-style-name="Text_20_body">
      <style:paragraph-properties fo:text-align="justify" style:justify-single-word="false"/>
      <style:text-properties officeooo:rsid="04379604" officeooo:paragraph-rsid="043a59f4"/>
    </style:style>
    <style:style style:name="P27" style:family="paragraph" style:parent-style-name="Text_20_body" style:list-style-name="L9">
      <style:text-properties fo:font-weight="normal" officeooo:rsid="043c1ea8" officeooo:paragraph-rsid="043c1ea8" style:font-weight-asian="normal" style:font-weight-complex="normal"/>
    </style:style>
    <style:style style:name="P28" style:family="paragraph" style:parent-style-name="Text_20_body" style:list-style-name="L9">
      <style:text-properties fo:font-weight="normal" officeooo:rsid="043c5b3e" officeooo:paragraph-rsid="043c5b3e" style:font-weight-asian="normal" style:font-weight-complex="normal"/>
    </style:style>
    <style:style style:name="P29" style:family="paragraph" style:parent-style-name="Text_20_body">
      <style:text-properties fo:font-weight="normal" officeooo:rsid="043c5b3e" officeooo:paragraph-rsid="043c5b3e" style:font-weight-asian="normal" style:font-weight-complex="normal"/>
    </style:style>
    <style:style style:name="P30" style:family="paragraph" style:parent-style-name="Text_20_body" style:list-style-name="L11">
      <style:text-properties fo:font-weight="normal" officeooo:rsid="043da415" officeooo:paragraph-rsid="043da415" style:font-weight-asian="normal" style:font-weight-complex="normal"/>
    </style:style>
    <style:style style:name="P31" style:family="paragraph" style:parent-style-name="Text_20_body">
      <style:text-properties fo:font-weight="normal" officeooo:rsid="043da415" officeooo:paragraph-rsid="043da415" style:font-weight-asian="normal" style:font-weight-complex="normal"/>
    </style:style>
    <style:style style:name="P32" style:family="paragraph" style:parent-style-name="Text_20_body">
      <style:text-properties officeooo:rsid="043eaf49" officeooo:paragraph-rsid="043eaf49"/>
    </style:style>
    <style:style style:name="P33" style:family="paragraph" style:parent-style-name="Text_20_body">
      <style:text-properties officeooo:paragraph-rsid="0442149e"/>
    </style:style>
    <style:style style:name="P34" style:family="paragraph" style:parent-style-name="Text_20_body">
      <style:text-properties officeooo:rsid="0442149e" officeooo:paragraph-rsid="0444df23"/>
    </style:style>
    <style:style style:name="P35" style:family="paragraph" style:parent-style-name="Text_20_body">
      <style:text-properties officeooo:rsid="0444df23" officeooo:paragraph-rsid="0444df23"/>
    </style:style>
    <style:style style:name="P36" style:family="paragraph" style:parent-style-name="Text_20_body">
      <style:text-properties officeooo:rsid="04478706" officeooo:paragraph-rsid="04478706"/>
    </style:style>
    <style:style style:name="P3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42a2cb9" style:font-weight-asian="normal" style:font-weight-complex="normal"/>
    </style:style>
    <style:style style:name="T4" style:family="text">
      <style:text-properties fo:font-weight="normal" officeooo:rsid="042e4756" style:font-weight-asian="normal" style:font-weight-complex="normal"/>
    </style:style>
    <style:style style:name="T5" style:family="text">
      <style:text-properties fo:font-weight="normal" officeooo:rsid="043028ea" style:font-weight-asian="normal" style:font-weight-complex="normal"/>
    </style:style>
    <style:style style:name="T6" style:family="text">
      <style:text-properties officeooo:rsid="042a2cb9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42d5012" style:font-weight-asian="normal" style:font-weight-complex="normal"/>
    </style:style>
    <style:style style:name="T10" style:family="text">
      <style:text-properties style:text-position="0% 100%" fo:font-weight="normal" officeooo:rsid="042e4756" style:font-weight-asian="normal" style:font-weight-complex="normal"/>
    </style:style>
    <style:style style:name="T11" style:family="text">
      <style:text-properties style:text-position="0% 100%" fo:font-weight="normal" officeooo:rsid="043028ea" style:font-weight-asian="normal" style:font-weight-complex="normal"/>
    </style:style>
    <style:style style:name="T12" style:family="text">
      <style:text-properties style:text-position="0% 100%" fo:font-weight="normal" officeooo:rsid="04314b56" style:font-weight-asian="normal" style:font-weight-complex="normal"/>
    </style:style>
    <style:style style:name="T13" style:family="text">
      <style:text-properties style:text-position="0% 100%" fo:font-weight="normal" officeooo:rsid="043342ee" style:font-weight-asian="normal" style:font-weight-complex="normal"/>
    </style:style>
    <style:style style:name="T14" style:family="text">
      <style:text-properties style:text-position="0% 100%" fo:font-weight="normal" officeooo:rsid="0436254f" style:font-weight-asian="normal" style:font-weight-complex="normal"/>
    </style:style>
    <style:style style:name="T15" style:family="text">
      <style:text-properties style:text-position="0% 100%" fo:font-weight="normal" officeooo:rsid="04379604" style:font-weight-asian="normal" style:font-weight-complex="normal"/>
    </style:style>
    <style:style style:name="T16" style:family="text">
      <style:text-properties style:text-position="0% 100%" fo:font-style="italic" fo:font-weight="normal" officeooo:rsid="042d5012" style:font-style-asian="italic" style:font-weight-asian="normal" style:font-style-complex="italic" style:font-weight-complex="normal"/>
    </style:style>
    <style:style style:name="T17" style:family="text">
      <style:text-properties style:text-position="0% 100%" fo:font-style="italic" fo:font-weight="normal" officeooo:rsid="043da415" style:font-style-asian="italic" style:font-weight-asian="normal" style:font-style-complex="italic" style:font-weight-complex="normal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officeooo:rsid="042d5012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fo:font-weight="normal" officeooo:rsid="043da415" style:font-style-asian="normal" style:font-weight-asian="normal" style:font-style-complex="normal" style:font-weight-complex="normal"/>
    </style:style>
    <style:style style:name="T22" style:family="text">
      <style:text-properties style:text-position="0% 100%" fo:font-style="normal" fo:font-weight="normal" officeooo:rsid="04409c76" style:font-style-asian="normal" style:font-weight-asian="normal" style:font-style-complex="normal" style:font-weight-complex="normal"/>
    </style:style>
    <style:style style:name="T23" style:family="text">
      <style:text-properties style:text-position="0% 100%" fo:font-style="normal" fo:font-weight="normal" officeooo:rsid="04430232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fo:font-weight="normal" officeooo:rsid="0444df23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normal" fo:font-weight="normal" officeooo:rsid="0444e879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4478706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text-position="0% 100%" fo:font-style="normal" fo:font-weight="bold" officeooo:rsid="04452492" style:font-style-asian="normal" style:font-weight-asian="bold" style:font-style-complex="normal" style:font-weight-complex="bold"/>
    </style:style>
    <style:style style:name="T29" style:family="text">
      <style:text-properties style:text-position="0% 100%" fo:font-style="normal" style:font-style-asian="normal" style:font-style-complex="normal"/>
    </style:style>
    <style:style style:name="T30" style:family="text">
      <style:text-properties style:text-position="0% 100%" officeooo:rsid="0436254f"/>
    </style:style>
    <style:style style:name="T31" style:family="text">
      <style:text-properties style:text-position="0% 100%" officeooo:rsid="043993ed"/>
    </style:style>
    <style:style style:name="T32" style:family="text">
      <style:text-properties style:text-position="0% 100%" officeooo:rsid="043a59f4"/>
    </style:style>
    <style:style style:name="T33" style:family="text">
      <style:text-properties style:text-position="0% 100%" officeooo:rsid="043da415"/>
    </style:style>
    <style:style style:name="T34" style:family="text">
      <style:text-properties officeooo:rsid="043408de"/>
    </style:style>
    <style:style style:name="T35" style:family="text">
      <style:text-properties officeooo:rsid="043993ed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סיכום – בדידה – עוצמות (שיעור שני)</text:p>
      <text:h text:style-name="P4" text:outline-level="1">מידע כללי</text:h>
      <text:section text:style-name="Sect1" text:name="Section1">
        <text:p text:style-name="P2"><text:span text:style-name="T6">כשאני עושה שיעורי בית יש כאן משהו אבל עכשיו אין כאן כלום</text:span></text:p>
        <text:p text:style-name="P2">תאריך <text:span text:style-name="T34">כתיבה</text:span>:<text:line-break/><text:span text:style-name="T3">26.02.2024</text:span></text:p>
        <text:p text:style-name="P2">מאת:<text:line-break/><text:span text:style-name="T2">שחר פרץ</text:span></text:p>
        <text:p text:style-name="P2"><text:span text:style-name="T6">מרצה</text:span><text:line-break/><text:span text:style-name="T3">נטלי שלום</text:span></text:p>
      </text:section>
      <text:h text:style-name="P5" text:outline-level="1">סיכום</text:h>
      <text:h text:style-name="P6" text:outline-level="4">קש"ב</text:h>
      <text:p text:style-name="P8">משפט קנטור־שרדרד־ברנשטיין<text:span text:style-name="T2"> (קש"ב): יהיו </text:span><text:span text:style-name="T8"><draw:g text:anchor-type="as-char" svg:y="-0.1071in" draw:z-index="0" draw:style-name="gr1"><svg:title>TexMaths</svg:title><svg:desc>11§inline§A, B§svg§600§FALSE§</svg:desc><draw:path draw:style-name="gr779" draw:text-style-name="P37" svg:width="0.2803in" svg:height="0.1217in" svg:x="0.0024in" svg:y="0.0071in" svg:viewBox="0 0 713 310" svg:d="M357 310c-119 0-238 0-357 0 0-103 0-207 0-310 238 0 475 0 713 0 0 103 0 207 0 310-119 0-238 0-356 0z"><text:p/></draw:path><draw:path draw:style-name="gr780" draw:text-style-name="P38" svg:width="0.1039in" svg:height="0.1079in" svg:x="-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781" draw:text-style-name="P38" svg:width="0.0173in" svg:height="0.0453in" svg:x="0.1217in" svg:y="0.0921in" svg:viewBox="0 0 45 116" svg:d="M45 41c0-26-10-41-25-41-12 0-20 10-20 21 0 10 8 20 20 20 4 0 10-1 14-5 1-1 1-1 1-1 1 0 1 0 1 6 0 28-13 51-26 64-5 4-5 5-5 6 0 2 3 5 5 5 4 0 35-30 35-75z"><text:p/></draw:path><draw:path draw:style-name="gr782" draw:text-style-name="P38" svg:width="0.1083in" svg:height="0.1028in" svg:x="0.1819in" svg:y="0.0047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9 44 45 0 36-34 74-79 74-18 0-36 0-53 0z"><text:p/></draw:path></draw:g></text:span><text:span text:style-name="T8"><text:s/>קבוצות, נניח </text:span><text:span text:style-name="T8"><draw:g text:anchor-type="as-char" svg:y="-0.1134in" draw:z-index="1" draw:style-name="gr1"><svg:title>TexMaths</svg:title><svg:desc>11§inline§|A| \le |B|§svg§600§FALSE§</svg:desc><draw:path draw:style-name="gr771" draw:text-style-name="P37" svg:width="0.574in" svg:height="0.1354in" svg:x="-0.0004in" svg:y="0.0075in" svg:viewBox="0 0 1459 345" svg:d="M0 0c486 0 973 0 1459 0 0 115 0 230 0 345-486 0-973 0-1459 0 0-115 0-230 0-345z"><text:p/></draw:path><draw:path draw:style-name="gr772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773" draw:text-style-name="P38" svg:width="0.1039in" svg:height="0.1079in" svg:x="0.0394in" svg:y="0.0051in" svg:viewBox="0 0 265 275" svg:d="M55 230c-15 27-30 32-47 33-5 0-8 0-8 8 0 2 2 4 4 4 11 0 23-2 34-2 13 0 26 2 39 2 2 0 7 0 7-7 0-5-4-5-6-5-9-1-19-4-19-14 0-5 3-9 6-14 10-16 20-32 30-48 31 0 64 0 96 0 1 7 7 60 7 63 0 12-21 13-29 13-5 0-8 0-8 8 0 4 4 4 5 4 15 0 32-2 48-2 10 0 35 2 43 2 4 0 8 0 8-9 0-3-4-3-9-3-24 0-24-3-25-14-8-79-17-160-24-240 0-8 0-9-7-9-6 0-8 2-10 7-45 74-90 149-135 223zM102 175c26-43 51-86 76-128 5 42 8 85 12 128-29 0-58 0-88 0z"><text:p/></draw:path><draw:path draw:style-name="gr774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775" draw:text-style-name="P38" svg:width="0.0925in" svg:height="0.1161in" svg:x="0.2453in" svg:y="0.0173in" svg:viewBox="0 0 236 296" svg:d="M229 17c4-3 7-5 7-9 0-5-3-8-7-8-2 0-6 1-8 2-71 33-142 66-213 100-7 4-8 7-8 9 0 5 2 7 8 9 71 33 142 66 213 99 6 3 7 3 8 3 4 0 7-4 7-7 0-5-2-7-8-9-67-31-135-63-202-95 67-32 136-63 203-94zM222 296c7 0 14 0 14-8 0-7-8-7-14-7-69 0-138 0-208 0-5 0-14 0-14 7 0 8 7 8 13 8 69 0 140 0 209 0z"><text:p/></draw:path><draw:path draw:style-name="gr776" draw:text-style-name="P38" svg:width="0.0055in" svg:height="0.1508in" svg:x="0.4106in" svg:y="0in" svg:viewBox="0 0 15 384" svg:d="M15 14c0-7 0-14-7-14-8 0-8 7-8 14 0 119 0 237 0 356 0 8 0 14 8 14 7 0 7-6 7-14 0-119 0-237 0-356z"><text:p/></draw:path><draw:path draw:style-name="gr777" draw:text-style-name="P38" svg:width="0.1083in" svg:height="0.1031in" svg:x="0.4413in" svg:y="0.0102in" svg:viewBox="0 0 276 263" svg:d="M45 232c-3 16-4 19-35 19-7 0-10 0-10 8 0 4 3 4 10 4 46 0 92 0 138 0 61 0 107-46 107-82 0-28-23-51-60-54 40-8 81-37 81-73 0-29-26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778" draw:text-style-name="P38" svg:width="0.0055in" svg:height="0.1508in" svg:x="0.576in" svg:y="0in" svg:viewBox="0 0 15 384" svg:d="M15 14c0-7 0-14-7-14-8 0-8 7-8 14 0 119 0 237 0 356 0 8 0 14 8 14 7 0 7-6 7-14 0-119 0-237 0-356z"><text:p/></draw:path></draw:g></text:span><text:span text:style-name="T8">, ונניח </text:span><text:span text:style-name="T8"><draw:g text:anchor-type="as-char" svg:y="-0.1134in" draw:z-index="2" draw:style-name="gr1"><svg:title>TexMaths</svg:title><svg:desc>11§inline§|B| \le |A|§svg§600§FALSE§</svg:desc><draw:path draw:style-name="gr763" draw:text-style-name="P37" svg:width="0.574in" svg:height="0.1354in" svg:x="-0.0004in" svg:y="0.0075in" svg:viewBox="0 0 1459 345" svg:d="M0 0c486 0 973 0 1459 0 0 115 0 230 0 345-486 0-973 0-1459 0 0-115 0-230 0-345z"><text:p/></draw:path><draw:path draw:style-name="gr764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765" draw:text-style-name="P38" svg:width="0.1083in" svg:height="0.1031in" svg:x="0.0406in" svg:y="0.0102in" svg:viewBox="0 0 276 263" svg:d="M46 232c-4 16-4 19-35 19-7 0-11 0-11 8 0 4 3 4 11 4 46 0 91 0 137 0 62 0 107-46 107-82 0-28-22-51-59-54 39-8 80-37 80-73 0-29-25-54-71-54-43 0-87 0-130 0-8 0-11 0-11 8 0 4 3 4 10 4 1 0 8 0 15 1s10 1 10 7c0 1 0 2-1 6-18 69-34 138-52 206zM104 122c8-32 17-63 25-94 3-15 3-16 19-16 17 0 35 0 51 0 34 0 42 23 42 40 0 34-33 70-80 70-19 0-38 0-57 0zM87 251c-6 0-7 0-9-1-3 0-4 0-4-3 0-1 0-3 1-9 9-35 18-72 27-107 24 0 49 0 73 0 37 0 44 29 44 45 0 38-34 75-79 75-18 0-36 0-53 0z"><text:p/></draw:path><draw:path draw:style-name="gr766" draw:text-style-name="P38" svg:width="0.0055in" svg:height="0.1508in" svg:x="0.1752in" svg:y="0in" svg:viewBox="0 0 15 384" svg:d="M15 14c0-7 0-14-7-14-8 0-8 7-8 14 0 119 0 237 0 356 0 8 0 14 8 14 7 0 7-6 7-14 0-119 0-237 0-356z"><text:p/></draw:path><draw:path draw:style-name="gr767" draw:text-style-name="P38" svg:width="0.0921in" svg:height="0.1161in" svg:x="0.2543in" svg:y="0.0173in" svg:viewBox="0 0 235 296" svg:d="M229 17c3-3 6-5 6-9 0-5-3-8-7-8-1 0-6 1-7 2-71 33-142 66-213 100-7 4-8 7-8 9 0 5 2 7 8 9 71 33 142 66 213 99 6 3 6 3 7 3 4 0 7-4 7-7 0-5-1-7-7-9-67-31-136-63-203-95 68-32 136-63 204-94zM222 296c7 0 13 0 13-8 0-7-7-7-13-7-69 0-140 0-209 0-5 0-13 0-13 7 0 8 7 8 13 8 69 0 140 0 209 0z"><text:p/></draw:path><draw:path draw:style-name="gr768" draw:text-style-name="P38" svg:width="0.0055in" svg:height="0.1508in" svg:x="0.4197in" svg:y="0in" svg:viewBox="0 0 15 384" svg:d="M15 14c0-7 0-14-7-14-8 0-8 7-8 14 0 119 0 237 0 356 0 8 0 14 8 14 7 0 7-6 7-14 0-119 0-237 0-356z"><text:p/></draw:path><draw:path draw:style-name="gr769" draw:text-style-name="P38" svg:width="0.1039in" svg:height="0.1079in" svg:x="0.4492in" svg:y="0.0051in" svg:viewBox="0 0 265 275" svg:d="M56 230c-15 27-31 32-48 33-5 0-8 0-8 8 0 2 2 4 5 4 10 0 22-2 33-2 13 0 27 2 39 2 2 0 8 0 8-7 0-5-5-5-7-5-9-1-18-4-18-14 0-5 3-9 5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draw:path draw:style-name="gr770" draw:text-style-name="P38" svg:width="0.0055in" svg:height="0.1508in" svg:x="0.576in" svg:y="0in" svg:viewBox="0 0 15 384" svg:d="M15 14c0-7 0-14-7-14-8 0-8 7-8 14 0 119 0 237 0 356 0 8 0 14 8 14 7 0 7-6 7-14 0-119 0-237 0-356z"><text:p/></draw:path></draw:g></text:span><text:span text:style-name="T8">, </text:span><text:span text:style-name="T15">אמ"מ</text:span><text:span text:style-name="T8"> </text:span><text:span text:style-name="T8"><draw:g text:anchor-type="as-char" svg:y="-0.1134in" draw:z-index="3" draw:style-name="gr1"><svg:title>TexMaths</svg:title><svg:desc>11§inline§|A| = |B|§svg§600§FALSE§</svg:desc><draw:path draw:style-name="gr755" draw:text-style-name="P37" svg:width="0.574in" svg:height="0.1354in" svg:x="-0.0004in" svg:y="0.0075in" svg:viewBox="0 0 1459 345" svg:d="M0 0c486 0 973 0 1459 0 0 115 0 230 0 345-486 0-973 0-1459 0 0-115 0-230 0-345z"><text:p/></draw:path><draw:path draw:style-name="gr756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757" draw:text-style-name="P38" svg:width="0.1039in" svg:height="0.1079in" svg:x="0.0394in" svg:y="0.0051in" svg:viewBox="0 0 265 275" svg:d="M55 230c-15 27-30 32-47 33-5 0-8 0-8 8 0 2 2 4 4 4 11 0 23-2 34-2 13 0 26 2 39 2 2 0 7 0 7-7 0-5-4-5-6-5-9-1-19-4-19-14 0-5 3-9 6-14 10-16 20-32 30-48 31 0 64 0 96 0 1 7 7 60 7 63 0 12-21 13-29 13-5 0-8 0-8 8 0 4 4 4 5 4 15 0 32-2 48-2 10 0 35 2 43 2 4 0 8 0 8-9 0-3-4-3-9-3-24 0-24-3-25-14-8-79-17-160-24-240 0-8 0-9-7-9-6 0-8 2-10 7-45 74-90 149-135 223zM102 175c26-43 51-86 76-128 5 42 8 85 12 128-29 0-58 0-88 0z"><text:p/></draw:path><draw:path draw:style-name="gr758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759" draw:text-style-name="P38" svg:width="0.1004in" svg:height="0.035in" svg:x="0.2413in" svg:y="0.057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60" draw:text-style-name="P38" svg:width="0.0055in" svg:height="0.1508in" svg:x="0.4106in" svg:y="0in" svg:viewBox="0 0 15 384" svg:d="M15 14c0-7 0-14-7-14-8 0-8 7-8 14 0 119 0 237 0 356 0 8 0 14 8 14 7 0 7-6 7-14 0-119 0-237 0-356z"><text:p/></draw:path><draw:path draw:style-name="gr761" draw:text-style-name="P38" svg:width="0.1083in" svg:height="0.1031in" svg:x="0.4413in" svg:y="0.0102in" svg:viewBox="0 0 276 263" svg:d="M45 232c-3 16-4 19-35 19-7 0-10 0-10 8 0 4 3 4 10 4 46 0 92 0 138 0 61 0 107-46 107-82 0-28-23-51-60-54 40-8 81-37 81-73 0-29-26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762" draw:text-style-name="P38" svg:width="0.0055in" svg:height="0.1508in" svg:x="0.576in" svg:y="0in" svg:viewBox="0 0 15 384" svg:d="M15 14c0-7 0-14-7-14-8 0-8 7-8 14 0 119 0 237 0 356 0 8 0 14 8 14 7 0 7-6 7-14 0-119 0-237 0-356z"><text:p/></draw:path></draw:g></text:span><text:span text:style-name="T8">. לא נוכיח את המשפט מסיכומי זמן, א</text:span><text:span text:style-name="T15">ב</text:span><text:span text:style-name="T8">ל מומלץ לקרוא את ההוכחה בספר של א. אברון. </text:span><text:span text:style-name="T9">[ההוכחה ארוכה, אך בתחום ההבנה שלנו]. </text:span><text:span text:style-name="T16">אין להשתמש בתרגיל בית זה במשפט הזה</text:span><text:span text:style-name="T20">. ביקשו למצוא זיווגים אז תמצאו זיווגים. </text:span></text:p>
      <text:p text:style-name="P9"><text:span text:style-name="T8">דוגמה לשימוש במשפט: [וגם טענה חוקית, </text:span><text:span text:style-name="T13">שמותר להשתמש בה בלי הוכחה</text:span><text:span text:style-name="T8">] </text:span><text:span text:style-name="T8"><draw:g text:anchor-type="as-char" svg:y="-0.1134in" draw:z-index="4" draw:style-name="gr1"><svg:title>TexMaths</svg:title><svg:desc>11§inline§|\N \times \N| = |\N|§svg§600§FALSE§</svg:desc><draw:path draw:style-name="gr745" draw:text-style-name="P37" svg:width="0.8535in" svg:height="0.1358in" svg:x="-0.0004in" svg:y="0.0071in" svg:viewBox="0 0 2169 346" svg:d="M1085 346c-362 0-723 0-1085 0 0-116 0-230 0-346 723 0 1446 0 2169 0 0 116 0 230 0 346-361 0-723 0-1084 0z"><text:p/></draw:path><draw:path draw:style-name="gr746" draw:text-style-name="P38" svg:width="0.0055in" svg:height="0.1512in" svg:x="0.0102in" svg:y="0in" svg:viewBox="0 0 15 385" svg:d="M15 14c0-6 0-14-7-14-8 0-8 8-8 14 0 119 0 238 0 357 0 7 0 14 8 14 7 0 7-7 7-14 0-119 0-238 0-357z"><text:p/></draw:path><draw:path draw:style-name="gr747" draw:text-style-name="P38" svg:width="0.1024in" svg:height="0.1063in" svg:x="0.0382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748" draw:text-style-name="P38" svg:width="0.0732in" svg:height="0.0728in" svg:x="0.2004in" svg:y="0.0394in" svg:viewBox="0 0 187 186" svg:d="M94 83c-26-26-52-52-77-77-5-5-6-6-9-6-4 0-8 3-8 8 0 2 1 3 6 7 25 27 51 52 77 79-26 25-52 50-77 77-5 4-6 5-6 7 0 5 4 8 8 8 3 0 4-1 9-5 25-27 51-52 77-78 26 27 53 53 80 81 2 0 3 2 5 2 5 0 8-3 8-8 0-1 0-2-1-4 0-1-62-62-81-80 23-25 47-48 70-72 2-2 8-7 10-9 1-1 2-3 2-5 0-5-3-8-8-8-3 0-4 1-8 6-26 25-52 51-77 77z"><text:p/></draw:path><draw:path draw:style-name="gr749" draw:text-style-name="P38" svg:width="0.1028in" svg:height="0.1063in" svg:x="0.3343in" svg:y="0.0098in" svg:viewBox="0 0 262 271" svg:d="M33 35c0 63 0 126 0 187 0 20-3 28-22 28-4 0-11 0-11 7 0 6 6 6 13 6 20 0 40 0 60 0 6 0 13 0 13-6 0-7-7-7-12-7-21 0-24-9-24-29 0-58 0-118 0-176 56 74 111 148 167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750" draw:text-style-name="P38" svg:width="0.0055in" svg:height="0.1512in" svg:x="0.4575in" svg:y="0in" svg:viewBox="0 0 15 385" svg:d="M15 14c0-6 0-14-7-14-8 0-8 8-8 14 0 119 0 238 0 357 0 7 0 14 8 14 7 0 7-7 7-14 0-119 0-238 0-357z"><text:p/></draw:path><draw:path draw:style-name="gr751" draw:text-style-name="P38" svg:width="0.1008in" svg:height="0.0354in" svg:x="0.5323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52" draw:text-style-name="P38" svg:width="0.0055in" svg:height="0.1512in" svg:x="0.7028in" svg:y="0in" svg:viewBox="0 0 15 385" svg:d="M15 14c0-6 0-14-7-14-8 0-8 8-8 14 0 119 0 238 0 357 0 7 0 14 8 14 7 0 7-7 7-14 0-119 0-238 0-357z"><text:p/></draw:path><draw:path draw:style-name="gr753" draw:text-style-name="P38" svg:width="0.1028in" svg:height="0.1063in" svg:x="0.7307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754" draw:text-style-name="P38" svg:width="0.0055in" svg:height="0.1512in" svg:x="0.8551in" svg:y="0in" svg:viewBox="0 0 15 385" svg:d="M15 14c0-6 0-14-7-14-8 0-8 8-8 14 0 119 0 238 0 357 0 7 0 14 8 14 7 0 7-7 7-14 0-119 0-238 0-357z"><text:p/></draw:path></draw:g></text:span><text:span text:style-name="T8">. </text:span><text:span text:style-name="T10">לפי קש"ב, נמצא שתי פונקציות חח"ע מכל קבוצה לשנייה. </text:span></text:p>
      <text:list xml:id="list398007889" text:style-name="L1">
        <text:list-item>
          <text:p text:style-name="P18"><text:span text:style-name="T10"><draw:g text:anchor-type="as-char" svg:y="-0.1134in" draw:z-index="5" draw:style-name="gr1"><svg:title>TexMaths</svg:title><svg:desc>11§inline§|\N| \le |\N \times \N|§svg§600§FALSE§</svg:desc><draw:path draw:style-name="gr735" draw:text-style-name="P37" svg:width="0.8535in" svg:height="0.1358in" svg:x="-0.0004in" svg:y="0.0071in" svg:viewBox="0 0 2169 346" svg:d="M1085 346c-362 0-723 0-1085 0 0-116 0-230 0-346 723 0 1446 0 2169 0 0 116 0 230 0 346-361 0-723 0-1084 0z"><text:p/></draw:path><draw:path draw:style-name="gr736" draw:text-style-name="P38" svg:width="0.0055in" svg:height="0.1512in" svg:x="0.0102in" svg:y="0in" svg:viewBox="0 0 15 385" svg:d="M15 14c0-6 0-14-7-14-8 0-8 8-8 14 0 119 0 238 0 357 0 7 0 14 8 14 7 0 7-7 7-14 0-119 0-238 0-357z"><text:p/></draw:path><draw:path draw:style-name="gr737" draw:text-style-name="P38" svg:width="0.1024in" svg:height="0.1063in" svg:x="0.0382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738" draw:text-style-name="P38" svg:width="0.0055in" svg:height="0.1512in" svg:x="0.1622in" svg:y="0in" svg:viewBox="0 0 15 385" svg:d="M15 14c0-6 0-14-7-14-8 0-8 8-8 14 0 119 0 238 0 357 0 7 0 14 8 14 7 0 7-7 7-14 0-119 0-238 0-357z"><text:p/></draw:path><draw:path draw:style-name="gr739" draw:text-style-name="P38" svg:width="0.0929in" svg:height="0.1165in" svg:x="0.2413in" svg:y="0.0169in" svg:viewBox="0 0 237 297" svg:d="M229 17c4-3 8-5 8-9 0-5-4-8-9-8-1 0-5 2-7 2-71 34-142 67-213 101-7 4-8 6-8 9 0 4 2 6 8 9 71 33 142 66 213 99 6 2 6 2 7 2 4 0 9-3 9-7s-3-6-9-8c-67-32-136-64-203-95 69-32 136-64 204-95zM222 297c7 0 15 0 15-7 0-8-9-8-15-8-69 0-138 0-208 0-6 0-14 0-14 8 0 7 7 7 13 7 70 0 140 0 209 0z"><text:p/></draw:path><draw:path draw:style-name="gr740" draw:text-style-name="P38" svg:width="0.0055in" svg:height="0.1512in" svg:x="0.4075in" svg:y="0in" svg:viewBox="0 0 15 385" svg:d="M15 14c0-6 0-14-7-14-8 0-8 8-8 14 0 119 0 238 0 357 0 7 0 14 8 14 7 0 7-7 7-14 0-119 0-238 0-357z"><text:p/></draw:path><draw:path draw:style-name="gr741" draw:text-style-name="P38" svg:width="0.1028in" svg:height="0.1063in" svg:x="0.435in" svg:y="0.0098in" svg:viewBox="0 0 262 271" svg:d="M33 35c0 63 0 126 0 187 0 20-2 28-22 28-4 0-11 0-11 7 0 6 7 6 13 6 20 0 40 0 60 0 7 0 13 0 13-6 0-7-7-7-12-7-21 0-24-9-24-29 0-58 0-118 0-176 56 74 111 148 167 220 3 5 5 6 7 6 7 0 7-7 7-13 0-72 0-145 0-217 0-21 3-27 22-28 2 0 9 0 9-6 0-7-7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742" draw:text-style-name="P38" svg:width="0.0728in" svg:height="0.0728in" svg:x="0.5976in" svg:y="0.0394in" svg:viewBox="0 0 186 186" svg:d="M94 83c-27-26-52-52-79-77-4-5-5-6-7-6-5 0-8 3-8 8 0 2 0 3 4 7 26 27 52 52 77 79-25 25-51 50-77 77-4 4-4 5-4 7 0 5 3 8 8 8 2 0 3-1 7-5 26-27 52-52 77-78 27 27 54 53 81 81 1 0 3 2 5 2 5 0 8-3 8-8 0-1 0-2-1-4 0-1-62-62-82-80 25-25 48-48 72-72 1-2 8-7 9-9 1-1 2-3 2-5 0-5-3-8-8-8-3 0-4 1-9 6-25 25-50 51-75 77z"><text:p/></draw:path><draw:path draw:style-name="gr743" draw:text-style-name="P38" svg:width="0.1028in" svg:height="0.1063in" svg:x="0.7307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744" draw:text-style-name="P38" svg:width="0.0055in" svg:height="0.1512in" svg:x="0.8551in" svg:y="0in" svg:viewBox="0 0 15 385" svg:d="M15 14c0-6 0-14-7-14-8 0-8 8-8 14 0 119 0 238 0 357 0 7 0 14 8 14 7 0 7-7 7-14 0-119 0-238 0-357z"><text:p/></draw:path></draw:g></text:span><text:span text:style-name="T4">: נגדיר </text:span><text:span text:style-name="T10"><draw:g text:anchor-type="as-char" svg:y="-0.1075in" draw:z-index="6" draw:style-name="gr1"><svg:title>TexMaths</svg:title><svg:desc>11§inline§f \colon \N \to \N \times \N§svg§600§FALSE§</svg:desc><draw:path draw:style-name="gr727" draw:text-style-name="P37" svg:width="0.9343in" svg:height="0.122in" svg:x="0in" svg:y="0.0075in" svg:viewBox="0 0 2374 311" svg:d="M0 0c791 0 1583 0 2374 0 0 103 0 208 0 311-791 0-1583 0-2374 0 0-103 0-208 0-311z"><text:p/></draw:path><draw:path draw:style-name="gr728" draw:text-style-name="P38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1-71 22-73 8-41 15-82 23-122z"><text:p/></draw:path><draw:path draw:style-name="gr729" draw:text-style-name="P38" svg:width="0.0157in" svg:height="0.065in" svg:x="0.113in" svg:y="0.0417in" svg:viewBox="0 0 41 166" svg:d="M41 21c0-12-8-21-20-21-11 0-21 10-21 21 0 12 10 20 21 20 12 0 20-9 20-20zM41 146c0-12-8-21-20-21-11 0-21 10-21 21 0 12 10 20 21 20 12 0 20-9 20-20z"><text:p/></draw:path><draw:path draw:style-name="gr730" draw:text-style-name="P38" svg:width="0.1028in" svg:height="0.1067in" svg:x="0.1969in" svg:y="0.0028in" svg:viewBox="0 0 262 272" svg:d="M34 35c0 63 0 126 0 188 0 20-3 28-23 28-4 0-11 0-11 6 0 7 7 7 13 7 20 0 41 0 61 0 6 0 12 0 12-7 0-6-6-6-11-6-22 0-24-9-24-29 0-59 0-118 0-177 55 74 111 147 166 221 3 4 5 6 9 6 6 0 6-7 6-14 0-72 0-145 0-217 0-21 4-27 21-28 2 0 9 0 9-6 0-7-6-7-13-7-19 0-38 0-56 0-7 0-14 0-14 7 0 6 8 6 11 6 22 1 26 9 26 29 0 40 0 80 0 121-39-53-78-105-117-158-4-5-5-5-14-5-22 0-45 0-67 0-7 0-14 0-14 7 0 6 7 6 9 6 10 1 18 8 21 12 0 4 0 5 0 10zM218 244c-56-74-111-147-167-221-5-5-5-5-9-10 15 0 31 0 46 0 43 58 87 118 130 176 0 19 0 36 0 55z"><text:p/></draw:path><draw:path draw:style-name="gr731" draw:text-style-name="P38" svg:width="0.1346in" svg:height="0.0787in" svg:x="0.3535in" svg:y="0.0291in" svg:viewBox="0 0 343 201" svg:d="M302 109c-22 15-32 32-36 36-17 27-21 51-21 52 0 4 6 4 8 4 7 0 8-1 9-7 9-38 32-71 76-88 4-2 5-2 5-5 0-2-2-4-3-4-16-7-64-27-78-92-1-4-2-5-9-5-2 0-8 0-8 4 0 1 5 26 20 51 8 12 19 25 37 37-96 0-192 0-288 0-7 0-14 1-14 9 0 9 7 8 14 8 96 0 192 0 288 0z"><text:p/></draw:path><draw:path draw:style-name="gr732" draw:text-style-name="P38" svg:width="0.1028in" svg:height="0.1067in" svg:x="0.5433in" svg:y="0.0028in" svg:viewBox="0 0 262 272" svg:d="M34 35c0 63 0 126 0 188 0 20-3 28-23 28-4 0-11 0-11 6 0 7 7 7 13 7 20 0 41 0 61 0 6 0 12 0 12-7 0-6-6-6-11-6-22 0-24-9-24-29 0-59 0-118 0-177 55 74 111 147 166 221 3 4 5 6 9 6 6 0 6-7 6-14 0-72 0-145 0-217 0-21 4-27 21-28 2 0 9 0 9-6 0-7-6-7-13-7-19 0-38 0-56 0-7 0-14 0-14 7 0 6 8 6 11 6 22 1 26 9 26 29 0 40 0 80 0 121-39-53-78-105-117-158-4-5-5-5-14-5-22 0-45 0-67 0-7 0-14 0-14 7 0 6 7 6 9 6 10 1 18 8 22 12-1 4-1 5-1 10zM218 244c-56-74-111-147-167-221-5-5-5-5-9-10 15 0 31 0 46 0 43 58 87 118 130 176 0 19 0 36 0 55z"><text:p/></draw:path><draw:path draw:style-name="gr733" draw:text-style-name="P38" svg:width="0.0728in" svg:height="0.0728in" svg:x="0.7059in" svg:y="0.0327in" svg:viewBox="0 0 186 186" svg:d="M94 82c-26-25-52-51-77-77-6-4-6-5-9-5-5 0-8 3-8 8 0 2 1 3 4 7 27 27 52 52 79 78-27 26-52 52-79 77-3 5-4 6-4 8 0 5 3 8 8 8 3 0 3-1 9-6 25-25 50-51 75-77 27 27 54 54 81 81 1 0 3 2 5 2 6 0 8-3 8-8 0-1 0-2-1-4 0-1-62-62-80-81 23-24 47-47 70-71 2-2 8-7 10-9 0-1 1-3 1-5 0-5-2-8-8-8-2 0-4 1-9 5-25 26-50 52-75 77z"><text:p/></draw:path><draw:path draw:style-name="gr734" draw:text-style-name="P38" svg:width="0.1028in" svg:height="0.1067in" svg:x="0.8394in" svg:y="0.0028in" svg:viewBox="0 0 262 272" svg:d="M34 35c0 63 0 126 0 188 0 20-3 28-23 28-4 0-11 0-11 6 0 7 7 7 13 7 20 0 41 0 61 0 6 0 12 0 12-7 0-6-6-6-11-6-22 0-24-9-24-29 0-59 0-118 0-177 55 74 111 147 166 221 3 4 5 6 9 6 6 0 6-7 6-14 0-72 0-145 0-217 0-21 4-27 21-28 2 0 9 0 9-6 0-7-6-7-13-7-19 0-38 0-56 0-7 0-14 0-14 7 0 6 8 6 11 6 22 1 26 9 26 29 0 40 0 80 0 121-39-53-78-105-117-158-4-5-5-5-14-5-22 0-45 0-67 0-7 0-14 0-14 7 0 6 7 6 9 6 10 1 18 8 21 12 0 4 0 5 0 10zM218 244c-56-74-111-147-167-221-5-5-5-5-9-10 15 0 31 0 46 0 43 58 87 118 130 176 0 19 0 36 0 55z"><text:p/></draw:path></draw:g></text:span><text:span text:style-name="T10"><text:s/>ע"י </text:span><text:span text:style-name="T10"><draw:g text:anchor-type="as-char" svg:y="-0.1134in" draw:z-index="7" draw:style-name="gr1"><svg:title>TexMaths</svg:title><svg:desc>11§inline§\forall n \in \N. f(n) = \la n, n \ra§svg§600§FALSE§</svg:desc><draw:path draw:style-name="gr711" draw:text-style-name="P37" svg:width="1.3528in" svg:height="0.1358in" svg:x="0.0075in" svg:y="0.0071in" svg:viewBox="0 0 3437 346" svg:d="M1719 346c-573 0-1146 0-1719 0 0-116 0-230 0-346 1146 0 2291 0 3437 0 0 116 0 230 0 346-573 0-1146 0-1718 0z"><text:p/></draw:path><draw:path draw:style-name="gr712" draw:text-style-name="P38" svg:width="0.0846in" svg:height="0.1079in" svg:x="-0.0004in" svg:y="0.0083in" svg:viewBox="0 0 216 275" svg:d="M213 14c3-4 3-4 3-6 0-5-4-8-8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713" draw:text-style-name="P38" svg:width="0.0819in" svg:height="0.0685in" svg:x="0.089in" svg:y="0.0465in" svg:viewBox="0 0 209 175" svg:d="M22 148c-1 6-3 15-3 17 0 7 5 10 11 10 5 0 12-3 14-11 1-1 5-19 8-29 3-12 5-23 8-34 3-9 5-17 7-26 1-7 4-18 4-19 7-12 27-47 64-47 17 0 21 14 21 26 0 24-20 74-25 91-3 8-5 13-5 17 0 19 14 32 32 32 37 0 51-56 51-59 0-4-3-4-4-4-5 0-5 1-6 7-8 26-21 47-40 47-6 0-9-3-9-12 0-10 3-19 7-27 7-21 23-63 23-85 0-27-16-42-44-42-35 0-54 25-60 34-2-22-19-34-36-34-19 0-25 15-29 22-6 13-11 36-11 37 0 5 3 5 4 5 4 0 5-1 7-9 7-27 14-46 27-46 8 0 13 4 13 17 0 8-2 13-6 32-8 30-15 60-23 90z"><text:p/></draw:path><draw:path draw:style-name="gr714" draw:text-style-name="P38" svg:width="0.076in" svg:height="0.087in" svg:x="0.2303in" svg:y="0.0315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715" draw:text-style-name="P38" svg:width="0.1024in" svg:height="0.1063in" svg:x="0.3657in" svg:y="0.0098in" svg:viewBox="0 0 261 271" svg:d="M33 35c0 63 0 126 0 187 0 20-3 28-23 28-5 0-10 0-10 7 0 6 5 6 12 6 20 0 41 0 61 0 6 0 13 0 13-6 0-7-7-7-12-7-21 0-25-9-25-29 0-58 0-118 0-176 57 74 112 148 168 220 3 5 5 6 7 6 7 0 7-7 7-13 0-72 0-145 0-217 0-21 3-27 21-28 2 0 9 0 9-6 0-7-6-7-12-7-19 0-39 0-58 0-6 0-12 0-12 7 0 6 7 6 11 6 21 1 24 9 24 29 0 39 0 80 0 121-38-53-78-105-116-157-3-6-5-6-14-6-22 0-46 0-68 0-6 0-12 0-12 7 0 6 6 6 8 6 11 1 18 8 22 12-1 4-1 5-1 10zM218 243c-56-72-112-146-169-220-4-5-4-5-8-10 15 0 30 0 46 0 44 59 87 117 131 176 0 18 0 37 0 54z"><text:p/></draw:path><draw:path draw:style-name="gr716" draw:text-style-name="P38" svg:width="0.0157in" svg:height="0.0157in" svg:x="0.4846in" svg:y="0.0972in" svg:viewBox="0 0 41 41" svg:d="M41 21c0-12-10-21-21-21-12 0-20 9-20 21 0 11 8 20 20 20 11 0 21-9 21-20z"><text:p/></draw:path><draw:path draw:style-name="gr717" draw:text-style-name="P38" svg:width="0.0752in" svg:height="0.1374in" svg:x="0.522in" svg:y="0.0067in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7 0 26 0-10 50-19 100-29 151-7 37-13 72-33 72-2 0-12 0-19-6 18-1 21-16 21-21 0-9-6-13-14-13-10 0-21 8-21 23 0 17 16 26 33 26 21 0 36-23 43-37 13-25 22-71 22-74 8-40 15-80 23-121z"><text:p/></draw:path><draw:path draw:style-name="gr718" draw:text-style-name="P38" svg:width="0.0346in" svg:height="0.1512in" svg:x="0.6197in" svg:y="0in" svg:viewBox="0 0 89 385" svg:d="M89 381c0-1 0-1-7-8-48-49-60-122-60-180 0-67 14-135 63-182 4-5 4-5 4-7 0-3-1-4-3-4-5 0-39 26-62 76-20 42-24 85-24 117 0 29 4 76 25 120 23 47 56 72 61 72 2 0 3-1 3-4z"><text:p/></draw:path><draw:path draw:style-name="gr719" draw:text-style-name="P38" svg:width="0.0819in" svg:height="0.0685in" svg:x="0.6681in" svg:y="0.0465in" svg:viewBox="0 0 209 175" svg:d="M22 148c-1 6-3 15-3 17 0 7 5 10 11 10 5 0 12-3 14-11 1-1 5-19 8-29 3-12 5-23 8-34 3-9 5-17 7-26 1-7 4-18 4-19 7-12 27-47 64-47 18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720" draw:text-style-name="P38" svg:width="0.035in" svg:height="0.1512in" svg:x="0.763in" svg:y="0in" svg:viewBox="0 0 90 385" svg:d="M90 193c0-30-4-76-25-120-23-48-57-73-61-73-2 0-4 2-4 4s0 2 8 9c38 38 60 99 60 180 0 65-14 133-63 181-5 6-5 6-5 7 0 2 2 4 4 4 4 0 39-26 62-76 20-41 24-84 24-116z"><text:p/></draw:path><draw:path draw:style-name="gr721" draw:text-style-name="P38" svg:width="0.1008in" svg:height="0.0354in" svg:x="0.8646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22" draw:text-style-name="P38" svg:width="0.0339in" svg:height="0.1512in" svg:x="1.0335in" svg:y="0in" svg:viewBox="0 0 87 385" svg:d="M85 15c2-4 2-5 2-7 0-5-5-8-8-8-4 0-6 2-10 9-22 59-45 118-67 177-1 2-2 4-2 7 0 2 0 2 2 6 22 59 45 118 67 176 2 5 5 10 10 10 3 0 8-3 8-7 0-1 0-3-2-7-23-59-45-119-69-178 24-60 46-119 69-178z"><text:p/></draw:path><draw:path draw:style-name="gr723" draw:text-style-name="P38" svg:width="0.0823in" svg:height="0.0685in" svg:x="1.0799in" svg:y="0.0465in" svg:viewBox="0 0 210 175" svg:d="M23 148c-1 6-3 15-3 17 0 7 5 10 11 10 4 0 12-3 14-11 0-1 6-19 8-29 3-12 5-23 9-34 2-9 4-17 5-26 2-7 6-18 6-19 5-12 26-47 62-47 18 0 21 14 21 26 0 24-19 74-25 91-3 8-3 13-3 17 0 19 13 32 31 32 37 0 51-56 51-59 0-4-3-4-4-4-5 0-5 1-7 7-8 26-20 47-40 47-6 0-8-3-8-12 0-10 3-19 6-27 8-21 24-63 24-85 0-27-16-42-45-42-34 0-52 25-59 34-2-22-19-34-36-34-18 0-26 15-29 22-7 13-12 36-12 37 0 5 4 5 5 5 4 0 4-1 7-9 7-27 14-46 28-46 7 0 12 4 12 17 0 8-1 13-7 32-8 30-14 60-22 90z"><text:p/></draw:path><draw:path draw:style-name="gr724" draw:text-style-name="P38" svg:width="0.0173in" svg:height="0.0453in" svg:x="1.1799in" svg:y="0.0972in" svg:viewBox="0 0 45 116" svg:d="M45 41c0-26-9-41-24-41-13 0-21 10-21 21 0 10 8 20 21 20 4 0 10-1 13-5 1-1 1-1 2-1 0 2 1 0 1 6 0 28-14 51-26 64-4 4-4 5-4 6 0 2 2 5 3 5 4 0 35-30 35-75z"><text:p/></draw:path><draw:path draw:style-name="gr725" draw:text-style-name="P38" svg:width="0.0823in" svg:height="0.0685in" svg:x="1.239in" svg:y="0.0465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4-1 7-9 7-27 14-46 28-46 7 0 12 4 12 17 0 8-1 13-6 32-8 30-15 60-23 90z"><text:p/></draw:path><draw:path draw:style-name="gr726" draw:text-style-name="P38" svg:width="0.0339in" svg:height="0.1512in" svg:x="1.3343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10">. </text:span><text:span text:style-name="T10"><draw:g text:anchor-type="as-char" svg:y="-0.1075in" draw:z-index="8" draw:style-name="gr1"><svg:title>TexMaths</svg:title><svg:desc>11§inline§f§svg§600§FALSE§</svg:desc><draw:path draw:style-name="gr709" draw:text-style-name="P37" svg:width="0.0673in" svg:height="0.1217in" svg:x="-0.0004in" svg:y="0.0075in" svg:viewBox="0 0 172 310" svg:d="M0 0c57 0 115 0 172 0 0 103 0 207 0 310-57 0-115 0-172 0 0-103 0-207 0-310z"><text:p/></draw:path><draw:path draw:style-name="gr710" draw:text-style-name="P38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10"><text:s/>חח"ע (בהרצאה לא נוכיח, </text:span><text:span text:style-name="T11">זה די פשוט). </text:span></text:p>
        </text:list-item>
        <text:list-item>
          <text:p text:style-name="P19"><text:span text:style-name="T5"><draw:g text:anchor-type="as-char" svg:y="-0.1134in" draw:z-index="9" draw:style-name="gr1"><svg:title>TexMaths</svg:title><svg:desc>11§inline§|\N \times \N| \le |\N|§svg§600§FALSE§</svg:desc><draw:path draw:style-name="gr699" draw:text-style-name="P37" svg:width="0.8535in" svg:height="0.1358in" svg:x="-0.0004in" svg:y="0.0071in" svg:viewBox="0 0 2169 346" svg:d="M1085 346c-362 0-723 0-1085 0 0-116 0-230 0-346 723 0 1446 0 2169 0 0 116 0 230 0 346-361 0-723 0-1084 0z"><text:p/></draw:path><draw:path draw:style-name="gr700" draw:text-style-name="P38" svg:width="0.0055in" svg:height="0.1512in" svg:x="0.0102in" svg:y="0in" svg:viewBox="0 0 15 385" svg:d="M15 14c0-6 0-14-7-14-8 0-8 8-8 14 0 119 0 238 0 357 0 7 0 14 8 14 7 0 7-7 7-14 0-119 0-238 0-357z"><text:p/></draw:path><draw:path draw:style-name="gr701" draw:text-style-name="P38" svg:width="0.1024in" svg:height="0.1063in" svg:x="0.0382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702" draw:text-style-name="P38" svg:width="0.0732in" svg:height="0.0728in" svg:x="0.2004in" svg:y="0.0394in" svg:viewBox="0 0 187 186" svg:d="M94 83c-26-26-52-52-77-77-5-5-6-6-9-6-4 0-8 3-8 8 0 2 1 3 6 7 25 27 51 52 77 79-26 25-52 50-77 77-5 4-6 5-6 7 0 5 4 8 8 8 3 0 4-1 9-5 25-27 51-52 77-78 26 27 53 53 80 81 2 0 3 2 5 2 5 0 8-3 8-8 0-1 0-2-1-4 0-1-62-62-81-80 23-25 47-48 70-72 2-2 8-7 10-9 1-1 2-3 2-5 0-5-3-8-8-8-3 0-4 1-8 6-26 25-52 51-77 77z"><text:p/></draw:path><draw:path draw:style-name="gr703" draw:text-style-name="P38" svg:width="0.1028in" svg:height="0.1063in" svg:x="0.3343in" svg:y="0.0098in" svg:viewBox="0 0 262 271" svg:d="M33 35c0 63 0 126 0 187 0 20-3 28-22 28-4 0-11 0-11 7 0 6 6 6 13 6 20 0 40 0 60 0 6 0 13 0 13-6 0-7-7-7-12-7-21 0-24-9-24-29 0-58 0-118 0-176 56 74 111 148 167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704" draw:text-style-name="P38" svg:width="0.0055in" svg:height="0.1512in" svg:x="0.4575in" svg:y="0in" svg:viewBox="0 0 15 385" svg:d="M15 14c0-6 0-14-7-14-8 0-8 8-8 14 0 119 0 238 0 357 0 7 0 14 8 14 7 0 7-7 7-14 0-119 0-238 0-357z"><text:p/></draw:path><draw:path draw:style-name="gr705" draw:text-style-name="P38" svg:width="0.0929in" svg:height="0.1165in" svg:x="0.5366in" svg:y="0.0169in" svg:viewBox="0 0 237 297" svg:d="M229 17c4-3 8-5 8-9 0-5-4-8-8-8-2 0-6 2-8 2-71 34-142 67-213 101-7 4-8 6-8 9 0 4 2 6 8 9 71 33 142 66 213 99 6 2 7 2 8 2 3 0 8-3 8-7s-3-6-9-8c-67-32-136-64-203-95 69-32 136-64 204-95zM222 297c7 0 15 0 15-7 0-8-9-8-15-8-69 0-138 0-208 0-6 0-14 0-14 8 0 7 7 7 13 7 70 0 140 0 209 0z"><text:p/></draw:path><draw:path draw:style-name="gr706" draw:text-style-name="P38" svg:width="0.0055in" svg:height="0.1512in" svg:x="0.7028in" svg:y="0in" svg:viewBox="0 0 15 385" svg:d="M15 14c0-6 0-14-7-14-8 0-8 8-8 14 0 119 0 238 0 357 0 7 0 14 8 14 7 0 7-7 7-14 0-119 0-238 0-357z"><text:p/></draw:path><draw:path draw:style-name="gr707" draw:text-style-name="P38" svg:width="0.1028in" svg:height="0.1063in" svg:x="0.7307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708" draw:text-style-name="P38" svg:width="0.0055in" svg:height="0.1512in" svg:x="0.8551in" svg:y="0in" svg:viewBox="0 0 15 385" svg:d="M15 14c0-6 0-14-7-14-8 0-8 8-8 14 0 119 0 238 0 357 0 7 0 14 8 14 7 0 7-7 7-14 0-119 0-238 0-357z"><text:p/></draw:path></draw:g></text:span><text:span text:style-name="T5">: נגדיר </text:span><text:span text:style-name="T11"><draw:g text:anchor-type="as-char" svg:y="-0.1047in" draw:z-index="10" draw:style-name="gr1"><svg:title>TexMaths</svg:title><svg:desc>11§inline§g \colon \N \times \N \to \N§svg§600§FALSE§</svg:desc><draw:path draw:style-name="gr691" draw:text-style-name="P37" svg:width="0.9205in" svg:height="0.1185in" svg:x="0.0051in" svg:y="0.0075in" svg:viewBox="0 0 2339 302" svg:d="M1170 302c-390 0-780 0-1170 0 0-101 0-201 0-302 780 0 1559 0 2339 0 0 101 0 201 0 302-389 0-780 0-1169 0z"><text:p/></draw:path><draw:path draw:style-name="gr692" draw:text-style-name="P38" svg:width="0.0697in" svg:height="0.0972in" svg:x="-0.0004in" svg:y="0.0366in" svg:viewBox="0 0 178 248" svg:d="M177 25c0-2 1-4 1-6 0-7-4-11-11-11-4 0-14 3-16 16-7-14-20-24-37-24-44 0-91 54-91 110 0 37 23 60 52 60 22 0 40-18 44-22h1c-9 34-9 33-13 49-1 4-15 42-55 42-8 0-21 0-32-3 12-5 16-14 16-21 0-6-4-13-15-13-8 0-21 6-21 22s14 24 52 24c48 0 76-30 82-54 14-56 29-113 43-169zM126 121c-2 9-11 19-19 27-8 7-20 13-31 13-20 0-25-20-25-35 0-19 11-63 20-83 11-19 28-34 44-34 26 0 31 30 31 33 0 2-1 4-1 5-6 24-12 48-19 74z"><text:p/></draw:path><draw:path draw:style-name="gr693" draw:text-style-name="P38" svg:width="0.0157in" svg:height="0.065in" svg:x="0.1059in" svg:y="0.0378in" svg:viewBox="0 0 41 166" svg:d="M41 21c0-11-10-21-21-21s-20 10-20 21 9 20 20 20 21-9 21-20zM41 145c0-11-10-20-21-20s-20 8-20 20c0 11 9 21 20 21s21-9 21-21z"><text:p/></draw:path><draw:path draw:style-name="gr694" draw:text-style-name="P38" svg:width="0.1028in" svg:height="0.1059in" svg:x="0.1894in" svg:y="-0.0004in" svg:viewBox="0 0 262 270" svg:d="M33 35c0 63 0 125 0 187 0 19-2 26-22 27-4 0-11 0-11 7 0 6 5 6 13 6 20 0 40 0 60 0 7 0 13 0 13-6 0-7-7-7-12-7-21-1-25-9-25-29 0-58 0-117 0-175 57 72 112 146 168 218 3 6 5 7 7 7 7 0 7-7 7-13 0-72 0-144 0-216 0-21 3-27 22-28 2 0 9 0 9-6 0-7-7-7-13-7-19 0-38 0-57 0-7 0-13 0-13 7 0 6 7 6 11 6 22 1 24 9 24 29 0 39 0 80 0 120-38-52-78-104-116-157-3-5-5-5-13-5-22 0-45 0-67 0-8 0-14 0-14 7 0 6 6 6 8 6 11 1 19 8 22 12-1 4-1 5-1 10zM218 242c-56-72-112-145-169-219-3-4-3-5-7-10 15 0 31 0 46 0 43 58 87 116 130 175 0 18 0 37 0 54z"><text:p/></draw:path><draw:path draw:style-name="gr695" draw:text-style-name="P38" svg:width="0.0732in" svg:height="0.0724in" svg:x="0.3512in" svg:y="0.0287in" svg:viewBox="0 0 187 185" svg:d="M93 82c-25-25-51-51-77-77-4-4-5-5-8-5-4 0-8 3-8 8 0 3 1 3 5 7 26 26 52 51 77 77-25 25-51 52-77 78-4 4-5 4-5 8s4 7 8 7c3 0 4-1 8-5 26-26 52-52 77-77 27 26 54 53 81 80 1 0 3 2 5 2 5 0 8-3 8-7 0-1 0-3-1-5 0-1-62-61-82-81 25-24 48-47 72-70 1-2 8-7 9-9 1-1 2-2 2-5 0-5-3-8-8-8-3 0-4 2-9 5-25 26-51 52-77 77z"><text:p/></draw:path><draw:path draw:style-name="gr696" draw:text-style-name="P38" svg:width="0.1028in" svg:height="0.1059in" svg:x="0.4846in" svg:y="-0.0004in" svg:viewBox="0 0 262 270" svg:d="M33 35c0 63 0 125 0 187 0 19-2 26-22 27-4 0-11 0-11 7 0 6 5 6 13 6 20 0 40 0 60 0 7 0 13 0 13-6 0-7-7-7-12-7-21-1-25-9-25-29 0-58 0-117 0-175 57 72 112 146 168 218 3 6 5 7 7 7 7 0 7-7 7-13 0-72 0-144 0-216 0-21 3-27 22-28 2 0 9 0 9-6 0-7-7-7-13-7-19 0-38 0-57 0-7 0-13 0-13 7 0 6 7 6 11 6 22 1 26 9 26 29 0 39 0 80 0 120-40-52-79-104-118-157-3-5-5-5-13-5-22 0-45 0-67 0-8 0-14 0-14 7 0 6 6 6 8 6 11 1 19 8 22 12-1 4-1 5-1 10zM218 242c-56-72-112-145-169-219-3-4-3-5-7-10 15 0 31 0 46 0 43 58 87 116 130 175 0 18 0 37 0 54z"><text:p/></draw:path><draw:path draw:style-name="gr697" draw:text-style-name="P38" svg:width="0.1346in" svg:height="0.0783in" svg:x="0.6413in" svg:y="0.026in" svg:viewBox="0 0 343 200" svg:d="M300 109c-21 15-32 31-34 36-17 26-21 49-21 50 0 5 5 5 8 5 7 0 7-2 9-8 9-36 32-69 75-87 5-1 6-3 6-5 0-3-2-2-3-4-18-6-64-26-79-91-1-4-1-5-8-5-3 0-8 0-8 4 0 1 4 26 20 52 8 11 19 24 35 36-95 0-191 0-287 0-6 0-13-1-13 8 0 7 7 9 13 9 96 0 192 0 287 0z"><text:p/></draw:path><draw:path draw:style-name="gr698" draw:text-style-name="P38" svg:width="0.1028in" svg:height="0.1059in" svg:x="0.8311in" svg:y="-0.0004in" svg:viewBox="0 0 262 270" svg:d="M34 35c0 63 0 125 0 187 0 19-3 26-23 27-4 0-11 0-11 7 0 6 7 6 13 6 20 0 40 0 60 0 7 0 13 0 13-6 0-7-7-7-12-7-21-1-25-9-25-29 0-58 0-117 0-175 57 72 112 146 168 218 3 6 5 7 7 7 7 0 7-7 7-13 0-72 0-144 0-216 0-21 4-27 22-28 2 0 9 0 9-6 0-7-6-7-13-7-19 0-38 0-57 0-6 0-13 0-13 7 0 6 7 6 11 6 22 1 26 9 26 29 0 39 0 80 0 120-39-52-79-104-117-157-4-5-6-5-14-5-22 0-45 0-67 0-8 0-14 0-14 7 0 6 6 6 9 6 10 1 18 8 21 12 0 4 0 5 0 10zM218 242c-56-72-112-145-169-219-3-4-3-5-7-10 15 0 31 0 46 0 43 58 87 116 130 175 0 18 0 37 0 54z"><text:p/></draw:path></draw:g></text:span><text:span text:style-name="T11"><text:s/>ע"י </text:span><text:span text:style-name="T11"><draw:g text:anchor-type="as-char" svg:y="-0.1134in" draw:z-index="11" draw:style-name="gr1"><svg:title>TexMaths</svg:title><svg:desc>11§inline§g = \lambda \la n, m \ra \in \N \times \N. 2^n3^m§svg§600§FALSE§</svg:desc><draw:path draw:style-name="gr673" draw:text-style-name="P37" svg:width="1.7362in" svg:height="0.1354in" svg:x="0.0051in" svg:y="0.0075in" svg:viewBox="0 0 4411 345" svg:d="M0 0c1471 0 2940 0 4411 0 0 115 0 230 0 345-1471 0-2940 0-4411 0 0-115 0-230 0-345z"><text:p/></draw:path><draw:path draw:style-name="gr674" draw:text-style-name="P38" svg:width="0.0697in" svg:height="0.0972in" svg:x="-0.0004in" svg:y="0.0465in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675" draw:text-style-name="P38" svg:width="0.1004in" svg:height="0.035in" svg:x="0.1264in" svg:y="0.0579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676" draw:text-style-name="P38" svg:width="0.0748in" svg:height="0.1063in" svg:x="0.2862in" svg:y="0.0087in" svg:viewBox="0 0 191 271" svg:d="M118 154c16 40 34 99 40 108 7 8 10 8 21 8 2 0 6 0 8 0 4 0 4-2 4-4 0-1 0-2-1-3-4-4-6-10-10-17-26-73-51-147-78-220-9-22-29-26-47-26-2 0-7 0-7 3 0 4 3 5 4 5 12 2 15 4 25 31 12 34 25 69 37 104-35 35-71 69-106 105-6 4-8 6-8 12s5 11 12 11 10-5 13-8c31-36 62-73 93-109z"><text:p/></draw:path><draw:path draw:style-name="gr677" draw:text-style-name="P38" svg:width="0.0339in" svg:height="0.1508in" svg:x="0.3839in" svg:y="0in" svg:viewBox="0 0 87 384" svg:d="M85 14c2-4 2-4 2-6 0-5-3-8-8-8-3 0-6 2-9 9-23 58-45 118-68 177-1 2-2 4-2 7 0 0 0 1 2 5 23 60 45 119 68 177 1 4 4 9 9 9s8-3 8-7c0-2 0-3-2-7-23-60-45-119-69-177 24-60 46-119 69-179z"><text:p/></draw:path><draw:path draw:style-name="gr678" draw:text-style-name="P38" svg:width="0.0819in" svg:height="0.0681in" svg:x="0.4311in" svg:y="0.0465in" svg:viewBox="0 0 209 174" svg:d="M22 148c-1 5-3 14-3 16 0 7 5 10 11 10 5 0 12-2 14-10 1-1 5-20 8-29 3-12 5-24 8-35 3-9 5-16 7-25 1-7 4-18 4-20 7-12 27-47 64-47 17 0 21 14 21 27 0 24-20 73-25 91-3 8-5 13-5 17 0 18 15 31 32 31 37 0 51-56 51-59 0-4-3-4-4-4-5 0-5 1-6 7-8 26-21 48-40 48-6 0-9-4-9-13 0-10 3-19 7-27 7-20 23-63 23-85 0-26-16-41-44-41-35 0-54 24-60 33-2-21-18-33-35-33-19 0-26 14-30 22-6 13-11 35-11 37 0 4 3 4 4 4 4 0 5 0 7-9 7-28 14-46 27-46 8 0 13 5 13 18 0 8-2 13-6 32-8 30-15 60-23 90z"><text:p/></draw:path><draw:path draw:style-name="gr679" draw:text-style-name="P38" svg:width="0.0173in" svg:height="0.0453in" svg:x="0.5311in" svg:y="0.0972in" svg:viewBox="0 0 45 116" svg:d="M45 41c0-26-10-41-25-41-12 0-20 10-20 21 0 10 8 21 20 21 4 0 10-2 13-6 2-1 1-1 2-1s1 0 1 6c0 28-13 51-26 65-5 3-5 4-5 5 0 4 3 5 5 5 4 0 35-30 35-75z"><text:p/></draw:path><draw:path draw:style-name="gr680" draw:text-style-name="P38" svg:width="0.1244in" svg:height="0.0681in" svg:x="0.5898in" svg:y="0.0465in" svg:viewBox="0 0 317 174" svg:d="M22 148c-1 5-3 14-3 16 0 7 5 10 11 10 5 0 12-2 14-10 1-1 5-20 8-29 3-12 5-24 8-35 3-9 5-16 7-25 1-7 4-18 4-20 7-12 27-47 64-47 18 0 21 14 21 27 0 10-3 21-6 32-4 14-7 30-10 45-3 9-6 19-8 29-2 8-6 21-6 23 0 7 6 10 11 10 13 0 15-9 18-22 6-21 20-77 23-93 1-4 22-51 64-51 16 0 21 13 21 27 0 22-17 66-24 86-4 10-5 14-5 22 0 18 13 31 31 31 37 0 52-56 52-59 0-4-5-4-6-4-3 0-3 1-5 7-6 21-18 48-40 48-6 0-9-4-9-13 0-10 4-19 7-27 8-20 24-63 24-85 0-24-16-41-45-41s-48 17-63 37c-1-5-2-18-12-27-10-8-22-10-32-10-35 0-54 24-60 33-2-22-19-33-35-33-19 0-26 14-29 22-8 13-12 36-12 37 0 4 3 4 4 4 4 0 5 0 7-9 7-28 14-46 29-46 5 0 11 3 11 18 0 8-2 13-6 32-8 30-15 60-23 90z"><text:p/></draw:path><draw:path draw:style-name="gr681" draw:text-style-name="P38" svg:width="0.0339in" svg:height="0.1508in" svg:x="0.7272in" svg:y="0in" svg:viewBox="0 0 87 384" svg:d="M85 198c2-4 2-5 2-5 0-1 0-3-2-7-22-59-45-119-67-177-4-7-7-9-10-9-5 0-8 3-8 8 0 1 0 2 2 6 23 60 45 119 68 179-23 58-45 117-68 177-2 4-2 4-2 7 0 4 4 7 8 7 5 0 6-4 8-7 24-60 46-119 69-179z"><text:p/></draw:path><draw:path draw:style-name="gr682" draw:text-style-name="P38" svg:width="0.0752in" svg:height="0.087in" svg:x="0.8335in" svg:y="0.0315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683" draw:text-style-name="P38" svg:width="0.1028in" svg:height="0.1059in" svg:x="0.9677in" svg:y="0.0102in" svg:viewBox="0 0 262 270" svg:d="M34 34c0 63 0 126 0 187 0 21-3 28-23 28-4 0-11 1-11 6 0 8 7 8 13 8 20 0 40 0 60 0 7 0 13 0 13-8 0-5-7-6-12-6-21 0-25-8-25-29 0-58 0-117 0-175 57 73 112 147 168 219 3 5 5 6 8 6 7 0 7-6 7-12 0-72 0-145 0-217 0-22 3-28 21-28 2 0 9 0 9-6 0-7-6-7-13-7-19 0-38 0-57 0-6 0-13 0-13 7 0 6 7 6 11 6 22 0 26 8 26 29 0 39 0 79 0 120-39-53-79-105-117-156-4-6-6-6-14-6-22 0-45 0-67 0-8 0-14 0-14 7 0 5 6 6 9 6 10 1 18 8 21 12 0 4 0 4 0 9zM218 243c-56-73-112-147-169-221-3-4-3-5-7-9 15 0 31 0 46 0 43 59 87 117 130 175 0 18 0 37 0 55z"><text:p/></draw:path><draw:path draw:style-name="gr684" draw:text-style-name="P38" svg:width="0.0728in" svg:height="0.0724in" svg:x="1.1299in" svg:y="0.0398in" svg:viewBox="0 0 186 185" svg:d="M93 81c-25-25-51-50-77-75-5-6-5-6-8-6-5 0-8 3-8 8 0 2 0 3 4 7 27 26 52 51 78 77-26 26-51 51-78 78-4 4-4 5-4 7 0 5 3 8 8 8 3 0 3 0 8-6 26-25 51-50 76-76 27 27 54 53 81 80 1 1 3 2 5 2 6 0 8-3 8-8 0-2 0-2-1-4-27-28-62-61-81-81 24-24 48-47 71-70 2-2 8-8 10-10 0-1 1-2 1-4 0-5-2-8-8-8-2 0-4 1-9 6-25 25-50 50-76 75z"><text:p/></draw:path><draw:path draw:style-name="gr685" draw:text-style-name="P38" svg:width="0.1028in" svg:height="0.1059in" svg:x="1.2634in" svg:y="0.0102in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2 6 21 0 25 8 25 29 0 39 0 79 0 120-39-53-79-105-117-156-4-6-6-6-14-6-22 0-45 0-67 0-7 0-13 0-13 7 0 5 6 6 8 6 10 1 18 8 22 12-1 4-1 4-1 9zM218 243c-56-73-111-147-167-221-5-4-5-5-9-9 15 0 31 0 46 0 43 59 87 117 130 175 0 18 0 37 0 55z"><text:p/></draw:path><draw:path draw:style-name="gr686" draw:text-style-name="P38" svg:width="0.0157in" svg:height="0.0161in" svg:x="1.3827in" svg:y="0.0972in" svg:viewBox="0 0 41 42" svg:d="M41 21c0-11-10-21-21-21s-20 10-20 21 9 21 20 21 21-10 21-21z"><text:p/></draw:path><draw:path draw:style-name="gr687" draw:text-style-name="P38" svg:width="0.0606in" svg:height="0.1008in" svg:x="1.4193in" svg:y="0.0126in" svg:viewBox="0 0 155 257" svg:d="M31 227c13-13 27-27 40-40 61-53 84-74 84-112 0-44-35-75-82-75-43 0-73 36-73 70 0 21 20 21 21 21 6 0 20-4 20-19 0-10-7-20-20-20-3 0-5 0-6 0 9-26 30-40 53-40 35 0 52 32 52 63s-20 62-41 86c-25 27-49 54-75 81-4 4-4 5-4 15 48 0 96 0 144 0 3-22 8-45 11-67-3 0-7 0-10 0-2 10-4 28-9 34-2 3-27 3-36 3-23 0-46 0-69 0z"><text:p/></draw:path><draw:path draw:style-name="gr688" draw:text-style-name="P38" svg:width="0.0646in" svg:height="0.0476in" svg:x="1.4929in" svg:y="0.0118in" svg:viewBox="0 0 165 122" svg:d="M21 102c-1 4-3 10-3 11 0 6 5 9 9 9 5 0 9-3 10-5 1-4 4-11 6-18 1-4 4-18 5-24s4-11 5-18c3-11 3-13 11-24 7-11 21-25 40-25 17 0 17 14 17 18 0 17-12 47-17 59-2 6-3 10-3 14 0 14 12 23 25 23 28 0 39-37 39-42 0-3-2-2-3-3-5 0-5 2-6 4-6 22-17 34-28 34-6 0-7-4-7-9 0-7 1-10 5-22 4-9 15-38 15-53 0-25-21-31-35-31-22 0-38 14-46 25-2-18-17-25-29-25-11 0-18 9-21 15-6 10-10 26-10 27 0 3 3 2 4 3 5 0 5-1 7-8 3-16 9-29 20-29 6 0 9 6 9 13 0 5-3 15-5 23-2 7-4 18-5 24-4 11-6 22-9 34z"><text:p/></draw:path><draw:path draw:style-name="gr689" draw:text-style-name="P38" svg:width="0.063in" svg:height="0.1035in" svg:x="1.5772in" svg:y="0.0126in" svg:viewBox="0 0 161 264" svg:d="M96 121c32-10 54-37 54-67 0-32-35-54-72-54-38 0-68 23-68 53 0 13 9 20 20 20 12 0 19-8 19-20 0-19-18-19-24-19 12-19 38-24 52-24 15 0 37 9 37 43 0 5-1 27-11 44-12 19-25 20-34 20-3 1-13 1-15 1-3 1-6 1-6 5 0 5 3 5 9 5s11 0 17 0c32 0 46 25 46 64 0 50-27 61-43 61-18 0-46-6-59-28 13 2 25-7 25-21s-10-21-22-21c-9 0-21 5-21 21 0 35 35 60 78 60 47 0 83-35 83-72 0-32-26-62-65-71z"><text:p/></draw:path><draw:path draw:style-name="gr690" draw:text-style-name="P38" svg:width="0.0976in" svg:height="0.0476in" svg:x="1.6516in" svg:y="0.0118in" svg:viewBox="0 0 249 122" svg:d="M104 98c-1 5-3 14-3 15 0 6 5 9 9 9 5 0 10-3 11-5 1-4 3-11 4-18 3-4 5-18 7-24 1-6 3-11 4-18 4-12 4-12 9-21 8-13 22-28 43-28 15 0 15 13 15 18 0 17-11 47-15 59-3 6-4 10-4 14 0 14 12 23 26 23 26 0 39-37 39-42 0-3-4-3-5-3-3 0-4 2-5 4-6 22-18 34-29 34-5 0-7-4-7-9 0-7 2-10 7-22 3-9 14-38 14-53 0-5 0-16-10-23-4-4-13-8-25-8-24 0-39 17-48 28-2-24-21-28-35-28-22 0-38 14-46 25-2-18-17-25-29-25-11 0-18 9-21 15-6 10-10 26-10 27 0 3 3 2 4 3 5 0 5-1 7-8 3-16 9-29 20-29 6 0 9 6 9 13 0 5-3 15-5 23-2 7-4 18-5 24-4 11-6 22-9 34-1 4-3 10-3 11 0 6 5 9 9 9 5 0 9-3 10-5 1-4 4-11 6-18 1-4 3-18 5-24 1-6 4-11 5-18 3-11 3-13 11-24 7-11 21-25 40-25 17 0 17 14 17 18 0 8-1 11-4 26-5 15-8 31-13 46z"><text:p/></draw:path></draw:g></text:span><text:span text:style-name="T11">. נוכיח שזו פונקציה חח"ע. יהיו </text:span><text:span text:style-name="T11"><draw:g text:anchor-type="as-char" svg:y="-0.1134in" draw:z-index="12" draw:style-name="gr1"><svg:title>TexMaths</svg:title><svg:desc>11§inline§\la n_1, m_2 \ra, \la n_2, m_2 \ra \in \N \times \N§svg§600§FALSE§</svg:desc><draw:path draw:style-name="gr653" draw:text-style-name="P37" svg:width="1.735in" svg:height="0.1358in" svg:x="-0.0004in" svg:y="0.0071in" svg:viewBox="0 0 4408 346" svg:d="M2204 346c-734 0-1469 0-2204 0 0-116 0-230 0-346 1470 0 2938 0 4408 0 0 116 0 230 0 346-735 0-1470 0-2204 0z"><text:p/></draw:path><draw:path draw:style-name="gr654" draw:text-style-name="P38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655" draw:text-style-name="P38" svg:width="0.0819in" svg:height="0.0685in" svg:x="0.0555in" svg:y="0.0465in" svg:viewBox="0 0 209 175" svg:d="M23 148c-1 6-3 15-3 17 0 7 5 10 11 10 4 0 11-3 14-11 0-1 4-19 7-29 3-12 5-23 8-34 3-9 5-17 7-26 2-7 4-18 6-19 5-12 26-47 62-47 18 0 21 14 21 26 0 24-19 74-25 91-3 8-3 13-3 17 0 19 13 32 30 32 37 0 51-56 51-59 0-4-3-4-4-4-4 0-4 1-6 7-8 26-21 47-40 47-6 0-8-3-8-12 0-10 3-19 6-27 8-21 23-63 23-85 0-27-16-42-44-42-35 0-54 25-60 34-1-22-18-34-35-34-18 0-26 15-29 22-7 13-12 36-12 37 0 5 3 4 4 5 5 0 5-1 7-9 7-27 14-46 29-46 7 0 12 4 12 17 0 8-1 13-7 32-8 30-14 60-22 90z"><text:p/></draw:path><draw:path draw:style-name="gr656" draw:text-style-name="P38" svg:width="0.0382in" svg:height="0.0701in" svg:x="0.1543in" svg:y="0.0661in" svg:viewBox="0 0 98 179" svg:d="M60 8c0-8 0-8-7-8-18 17-42 17-53 17 0 3 0 6 0 9 5 0 24 0 38-7 0 46 0 92 0 138 0 9 0 13-26 13-3 0-8 0-11 0 0 3 0 6 0 9 6-1 39-1 48-1s43 0 49 1c0-3 0-6 0-9-3 0-7 0-10 0-28 0-28-4-28-13 0-50 0-100 0-149z"><text:p/></draw:path><draw:path draw:style-name="gr657" draw:text-style-name="P38" svg:width="0.0173in" svg:height="0.0453in" svg:x="0.224in" svg:y="0.0972in" svg:viewBox="0 0 45 116" svg:d="M45 41c0-26-10-41-25-41-12 0-20 10-20 21 0 10 8 20 20 20 4 0 10-1 14-5 1-1 1-1 1-1 1 0 1 0 1 6 0 28-13 51-26 64-5 4-5 5-5 6 0 2 3 5 5 5 4 0 35-30 35-75z"><text:p/></draw:path><draw:path draw:style-name="gr658" draw:text-style-name="P38" svg:width="0.124in" svg:height="0.0685in" svg:x="0.2831in" svg:y="0.0465in" svg:viewBox="0 0 316 175" svg:d="M22 148c-1 6-3 15-3 17 0 7 5 10 11 10 5 0 12-3 14-11 1-1 5-19 8-29 3-12 5-23 8-34 3-9 5-17 7-26 1-7 4-18 4-19 7-12 27-47 64-47 18 0 21 14 21 26 0 10-3 21-6 33-4 15-7 29-10 44-3 10-6 20-8 30-2 8-6 21-6 23 0 7 6 10 11 10 13 0 15-10 18-22 6-22 20-78 23-92 1-6 22-52 64-52 16 0 21 13 21 26 0 22-17 66-24 87-4 9-5 13-5 21 0 19 13 32 31 32 36 0 51-56 51-59 0-4-4-4-5-4-3 0-3 1-5 7-6 20-19 47-40 47-6 0-9-3-9-12 0-10 4-19 7-27 8-20 23-63 23-85 0-25-15-42-44-42s-48 18-63 37c-1-4-2-17-12-27-10-8-22-10-32-10-35 0-54 25-60 34-2-22-19-34-35-34-19 0-26 15-29 22-8 13-12 36-12 37 0 5 3 5 4 5 4 0 5-1 7-9 7-27 14-46 29-46 5 0 11 3 11 17 0 8-2 13-6 32-8 30-15 60-23 90z"><text:p/></draw:path><draw:path draw:style-name="gr659" draw:text-style-name="P38" svg:width="0.0465in" svg:height="0.0701in" svg:x="0.4189in" svg:y="0.0661in" svg:viewBox="0 0 119 179" svg:d="M119 130c-4 0-6 0-9 0-1 5-3 22-8 24-1 2-22 2-26 2-17 0-33 0-50 0 29-25 38-33 54-45 20-16 39-33 39-58 0-33-29-53-63-53s-56 23-56 48c0 14 11 15 14 15 6 0 15-5 15-15 0-4-3-14-17-14 9-19 26-24 40-24 27 0 40 21 40 43 0 23-16 42-25 52-22 21-43 41-65 63-2 3-2 4-2 11 37 0 74 0 111 0 2-16 6-33 8-49z"><text:p/></draw:path><draw:path draw:style-name="gr660" draw:text-style-name="P38" svg:width="0.0335in" svg:height="0.1512in" svg:x="0.4886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661" draw:text-style-name="P38" svg:width="0.0173in" svg:height="0.0453in" svg:x="0.5528in" svg:y="0.0972in" svg:viewBox="0 0 45 116" svg:d="M45 41c0-26-10-41-25-41-12 0-20 10-20 21 0 10 8 20 20 20 4 0 10-1 13-5 1-1 1-1 2-1s1 0 1 6c0 28-13 51-26 64-5 4-5 5-5 6 0 2 3 5 5 5 4 0 35-30 35-75z"><text:p/></draw:path><draw:path draw:style-name="gr662" draw:text-style-name="P38" svg:width="0.0335in" svg:height="0.1512in" svg:x="0.6236in" svg:y="0in" svg:viewBox="0 0 86 385" svg:d="M85 15c1-4 1-5 1-7 0-5-4-8-8-8-3 0-5 2-9 9-22 59-45 118-67 177-1 2-2 4-2 7 0 2 0 2 2 6 22 59 45 118 67 176 2 5 5 10 9 10s8-3 8-7c0-1 0-3-1-7-23-59-45-119-69-178 24-60 46-119 69-178z"><text:p/></draw:path><draw:path draw:style-name="gr663" draw:text-style-name="P38" svg:width="0.0823in" svg:height="0.0685in" svg:x="0.6705in" svg:y="0.0465in" svg:viewBox="0 0 210 175" svg:d="M23 148c-1 6-3 15-3 17 0 7 5 10 11 10 4 0 12-3 14-11 0-1 6-19 8-29 2-12 5-23 7-34 4-9 6-17 7-26 2-7 6-18 6-19 5-12 26-47 62-47 18 0 21 14 21 26 0 24-19 74-25 91-3 8-3 13-3 17 0 19 13 32 31 32 37 0 51-56 51-59 0-4-3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664" draw:text-style-name="P38" svg:width="0.0469in" svg:height="0.0701in" svg:x="0.7642in" svg:y="0.0661in" svg:viewBox="0 0 120 179" svg:d="M120 130c-3 0-6 0-9 0-1 5-3 22-8 24-2 2-22 2-26 2-17 0-33 0-50 0 29-25 38-33 54-45 20-16 39-33 39-58 0-33-29-53-63-53s-57 23-57 48c0 14 12 15 15 15 6 0 15-5 15-15 0-4-3-14-17-14 9-19 27-24 40-24 27 0 40 21 40 43 0 23-16 42-25 52-22 21-43 41-65 63-3 3-3 4-3 11 37 0 75 0 112 0 2-16 6-33 8-49z"><text:p/></draw:path><draw:path draw:style-name="gr665" draw:text-style-name="P38" svg:width="0.0173in" svg:height="0.0453in" svg:x="0.839in" svg:y="0.0972in" svg:viewBox="0 0 45 116" svg:d="M45 41c0-26-10-41-25-41-12 0-20 10-20 21 0 10 8 20 20 20 5 0 10-1 14-5 1-1 1-1 1-1 1 0 1 0 1 6 0 28-13 51-26 64-5 4-5 5-5 6 0 2 3 5 5 5 4 0 35-30 35-75z"><text:p/></draw:path><draw:path draw:style-name="gr666" draw:text-style-name="P38" svg:width="0.1244in" svg:height="0.0685in" svg:x="0.8972in" svg:y="0.0465in" svg:viewBox="0 0 317 175" svg:d="M23 148c-1 6-3 15-3 17 0 7 4 10 11 10 4 0 11-3 14-11 0-1 4-19 7-29 3-12 5-23 8-34 3-9 5-17 7-26 1-7 4-18 6-19 5-12 26-47 62-47 18 0 21 14 21 26 0 10-3 21-5 33-4 15-8 29-11 44-3 10-6 20-8 30-2 8-6 21-6 23 0 7 6 10 11 10 13 0 15-10 18-22 6-22 20-78 23-92 1-6 22-52 64-52 16 0 21 13 21 26 0 22-17 66-24 87-4 9-5 13-5 21 0 19 13 32 32 32 36 0 51-56 51-59 0-4-4-4-6-4-3 0-3 1-5 7-6 20-18 47-40 47-6 0-9-3-9-12 0-10 4-19 7-27 8-20 24-63 24-85 0-25-16-42-45-42-30 0-48 18-63 37 0-4-1-17-12-27-10-8-22-10-32-10-35 0-54 25-60 34-2-22-18-34-35-34-18 0-26 15-29 22-7 13-12 36-12 37 0 5 3 5 4 5 5 0 5-1 7-9 7-27 14-46 29-46 5 0 12 3 12 17 0 8-1 13-7 32-8 30-14 60-22 90z"><text:p/></draw:path><draw:path draw:style-name="gr667" draw:text-style-name="P38" svg:width="0.0465in" svg:height="0.0701in" svg:x="1.0335in" svg:y="0.0661in" svg:viewBox="0 0 119 179" svg:d="M119 130c-4 0-6 0-9 0-1 5-3 22-7 24-2 2-23 2-27 2-17 0-33 0-50 0 29-25 39-33 54-45 20-16 39-33 39-58 0-33-29-53-63-53s-56 23-56 48c0 14 11 15 14 15 7 0 15-5 15-15 0-4-3-14-17-14 9-19 28-24 40-24 27 0 41 21 41 43 0 23-17 42-26 52-22 21-43 41-65 63-2 3-2 4-2 11 37 0 74 0 111 0 2-16 6-33 8-49z"><text:p/></draw:path><draw:path draw:style-name="gr668" draw:text-style-name="P38" svg:width="0.0339in" svg:height="0.1512in" svg:x="1.1031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669" draw:text-style-name="P38" svg:width="0.076in" svg:height="0.087in" svg:x="1.2087in" svg:y="0.0315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670" draw:text-style-name="P38" svg:width="0.1028in" svg:height="0.1063in" svg:x="1.3437in" svg:y="0.0098in" svg:viewBox="0 0 262 271" svg:d="M33 35c0 63 0 126 0 187 0 20-3 28-22 28-4 0-11 0-11 7 0 6 5 6 13 6 20 0 40 0 60 0 6 0 13 0 13-6 0-7-7-7-12-7-21 0-25-9-25-29 0-58 0-118 0-176 57 74 112 148 168 220 3 5 5 6 7 6 7 0 7-7 7-13 0-72 0-145 0-217 0-21 3-27 22-28 2 0 9 0 9-6 0-7-7-7-13-7-19 0-38 0-57 0-7 0-13 0-13 7 0 6 7 6 11 6 22 1 24 9 24 29 0 39 0 80 0 121-38-53-78-105-116-157-3-6-5-6-13-6-22 0-45 0-67 0-8 0-14 0-14 7 0 6 6 6 8 6 11 1 18 8 22 12-1 4-1 5-1 10zM218 243c-56-72-112-146-169-220-3-5-3-5-7-10 15 0 29 0 45 0 44 59 87 117 131 176 0 18 0 37 0 54z"><text:p/></draw:path><draw:path draw:style-name="gr671" draw:text-style-name="P38" svg:width="0.0732in" svg:height="0.0728in" svg:x="1.5059in" svg:y="0.0394in" svg:viewBox="0 0 187 186" svg:d="M93 83c-25-26-51-52-77-77-4-5-5-6-8-6-4 0-8 3-8 8 0 2 1 3 5 7 26 26 52 52 77 77-25 26-51 52-77 79-4 4-5 5-5 7 0 5 4 8 8 8 3 0 4-1 8-5 26-27 52-52 77-78 27 27 54 53 81 81 1 0 3 2 5 2 5 0 8-3 8-8 0-1 0-2-1-4 0-1-62-62-82-82 25-23 48-47 72-70 1-2 8-7 9-9 1-1 2-3 2-5 0-5-3-8-8-8-3 0-4 1-9 6-25 25-51 51-77 77z"><text:p/></draw:path><draw:path draw:style-name="gr672" draw:text-style-name="P38" svg:width="0.1028in" svg:height="0.1063in" svg:x="1.6398in" svg:y="0.0098in" svg:viewBox="0 0 262 271" svg:d="M33 35c0 63 0 126 0 187 0 20-2 28-22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8 0-14 0-14 7 0 6 6 6 9 6 10 1 18 8 21 12-1 4-1 5-1 10zM218 243c-56-72-112-146-169-220-3-5-3-5-7-10 15 0 31 0 46 0 43 59 87 117 130 176 0 18 0 37 0 54z"><text:p/></draw:path></draw:g></text:span><text:span text:style-name="T11"><text:s/>שונים, נוכיח </text:span><text:span text:style-name="T11"><draw:g text:anchor-type="as-char" svg:y="-0.1102in" draw:z-index="13" draw:style-name="gr1"><svg:title>TexMaths</svg:title><svg:desc>11§inline§2^{n_1} 3^{m_1} \neq 2^{n_1}3^{m_2}§svg§600§FALSE§</svg:desc><draw:path draw:style-name="gr638" draw:text-style-name="P37" svg:width="1.1035in" svg:height="0.1256in" svg:x="-0.0004in" svg:y="0.0075in" svg:viewBox="0 0 2804 320" svg:d="M0 0c934 0 1870 0 2804 0 0 107 0 213 0 320-934 0-1870 0-2804 0 0-107 0-213 0-320z"><text:p/></draw:path><draw:path draw:style-name="gr639" draw:text-style-name="P38" svg:width="0.0602in" svg:height="0.1004in" svg:x="-0.0004in" svg:y="0.0075in" svg:viewBox="0 0 154 256" svg:d="M30 226c13-13 27-26 40-40 61-51 84-72 84-111 0-44-35-75-82-75-43 0-72 35-72 69 0 23 19 23 20 23 6 0 20-6 20-21 0-10-7-20-20-20-3 0-5 0-6 0 9-26 30-40 53-40 35 0 52 32 52 64 0 31-20 61-41 85-25 26-49 54-75 81-3 5-3 6-3 15 47 0 96 0 143 0 3-22 8-44 11-67-3 0-7 0-10 0-2 12-4 28-9 34-2 3-27 3-36 3-23 0-46 0-69 0z"><text:p/></draw:path><draw:path draw:style-name="gr640" draw:text-style-name="P38" svg:width="0.065in" svg:height="0.0472in" svg:x="0.0728in" svg:y="0.0071in" svg:viewBox="0 0 166 121" svg:d="M21 101c-1 5-2 7-3 11 0 7 5 9 10 9 4 0 8-3 9-5 2-2 4-11 6-17 1-5 4-17 5-24 3-7 4-12 5-19 3-11 3-13 12-24 7-11 20-25 40-25 16 0 16 14 16 19 0 16-12 47-16 58-3 8-4 10-4 14 0 14 12 23 26 23 27 0 39-37 39-41 0-3-3-2-4-3-5 0-5 1-6 5-6 21-17 32-28 32-6 0-7-4-7-9 0-7 1-10 6-22 3-9 14-38 14-52 0-27-21-31-35-31-22 0-38 13-45 24-3-18-18-24-29-24-12 0-19 8-22 14-6 10-10 26-10 27 0 3 3 2 4 3 5 0 5 0 7-8 4-16 9-29 20-29 6 0 9 6 9 13 0 5-3 15-5 23s-4 19-5 24c-4 11-6 22-9 34z"><text:p/></draw:path><draw:path draw:style-name="gr641" draw:text-style-name="P38" svg:width="0.0307in" svg:height="0.0504in" svg:x="0.1543in" svg:y="0.0185in" svg:viewBox="0 0 79 129" svg:d="M48 6c0-6 0-6-6-6-13 12-35 12-39 12-1 0-2 0-3 0 0 3 0 6 0 9 1 0 2 0 3 0 5 0 17 0 28-6 0 32 0 64 0 97 0 6 0 8-20 8-3 0-7 0-10 0 0 2 0 6 0 9 10-1 28-1 39-1s28 0 39 1c0-3 0-7 0-9-3 0-6 0-10 0-21 0-21-2-21-8 0-36 0-71 0-106z"><text:p/></draw:path><draw:path draw:style-name="gr642" draw:text-style-name="P38" svg:width="0.063in" svg:height="0.1039in" svg:x="0.2165in" svg:y="0.0075in" svg:viewBox="0 0 161 265" svg:d="M96 121c32-11 54-37 54-68 0-32-34-53-71-53-39 0-69 23-69 52 0 13 9 21 20 21 12 0 20-9 20-20 0-20-18-20-25-20 12-19 38-24 52-24 17 0 37 9 37 44 0 4-1 26-11 44-12 18-24 20-34 20-3 0-12 1-15 1s-6 1-6 4c0 5 3 5 9 5s12 0 18 0c31 0 45 26 45 63 0 53-26 64-43 64-16 0-46-7-59-30 13 2 25-7 25-21 0-13-10-22-21-22-10 0-22 5-22 23 0 35 36 61 78 61 47 0 83-36 83-75 0-31-25-61-65-69z"><text:p/></draw:path><draw:path draw:style-name="gr643" draw:text-style-name="P38" svg:width="0.0976in" svg:height="0.0472in" svg:x="0.2913in" svg:y="0.0071in" svg:viewBox="0 0 249 121" svg:d="M106 97c-3 6-5 14-5 15 0 7 6 9 9 9 6 0 10-3 11-5s3-11 4-17c3-5 5-17 7-24 1-7 3-12 4-19 4-11 4-12 9-21 9-13 22-28 43-28 16 0 17 13 17 19 0 16-12 47-17 58-3 8-4 10-4 14 0 14 12 23 26 23 27 0 39-37 39-41 0-3-4-3-5-3-3 0-3 1-4 5-7 21-19 32-30 32-5 0-6-4-6-9 0-7 2-10 6-22 3-9 14-38 14-52 0-5 0-17-9-24-5-4-13-7-26-7-24 0-39 15-47 26-2-22-22-26-35-26-23 0-39 13-46 24-3-18-18-24-29-24-12 0-19 8-22 14-6 10-10 26-10 27 0 3 4 3 6 3 3 0 3 0 5-8 4-16 9-29 20-29 6 0 9 6 9 13 0 5-3 15-5 23s-4 19-5 24c-4 11-6 22-9 34-1 5-2 7-3 11 0 7 5 9 10 9 4 0 7-3 9-5 3-2 5-11 6-17 1-5 4-17 5-24 3-7 4-12 5-19 3-11 4-13 12-24s20-25 41-25c15 0 15 14 15 19 0 7-1 10-4 26-4 14-8 30-11 45z"><text:p/></draw:path><draw:path draw:style-name="gr644" draw:text-style-name="P38" svg:width="0.0307in" svg:height="0.0504in" svg:x="0.4051in" svg:y="0.0185in" svg:viewBox="0 0 79 129" svg:d="M50 6c0-6 0-6-7-6-14 12-35 12-40 12-1 0-2 0-3 0 0 3 0 6 0 9 1 0 2 0 3 0 5 0 18 0 29-6 0 32 0 64 0 97 0 6 0 8-21 8-3 0-5 0-9 0 0 2 0 6 0 9 10-1 28-1 39-1s28 0 38 1c0-3 0-7 0-9-3 0-5 0-9 0-20 0-20-2-20-8 0-36 0-71 0-106z"><text:p/></draw:path><draw:path draw:style-name="gr645" draw:text-style-name="P38" svg:width="0.076in" svg:height="0.1409in" svg:x="0.5248in" svg:y="0in" svg:viewBox="0 0 194 359" svg:d="M190 15c4-5 4-6 4-7 0-2-3-8-8-8-6 0-7 2-9 8-58 112-115 224-174 336-3 6-3 7-3 8 0 3 3 7 8 7s6-2 9-7c58-113 115-224 173-337z"><text:p/></draw:path><draw:path draw:style-name="gr646" draw:text-style-name="P38" svg:width="0.1008in" svg:height="0.0358in" svg:x="0.5122in" svg:y="0.0528in" svg:viewBox="0 0 257 92" svg:d="M244 15c6 0 13 0 13-7 0-8-7-8-13-8-77 0-154 0-231 0-5 0-13 0-13 8 0 7 8 7 13 7 77 0 154 0 231 0zM244 92c6 0 13 0 13-8s-7-8-13-8c-77 0-154 0-231 0-5 0-13 0-13 8s8 8 13 8c77 0 154 0 231 0z"><text:p/></draw:path><draw:path draw:style-name="gr647" draw:text-style-name="P38" svg:width="0.0602in" svg:height="0.1004in" svg:x="0.6717in" svg:y="0.0075in" svg:viewBox="0 0 154 256" svg:d="M30 226c13-13 27-26 40-40 61-51 84-72 84-111 0-44-34-75-81-75-44 0-73 35-73 69 0 23 20 23 21 23 7 0 20-6 20-21 0-10-7-20-21-20-3 0-3 0-5 0 9-26 30-40 52-40 35 0 52 32 52 64 0 31-19 61-41 85-24 26-49 54-74 81-4 5-4 6-4 15 47 0 96 0 143 0 3-22 8-44 11-67-3 0-7 0-10 0-1 12-4 28-8 34-3 3-28 3-37 3-23 0-46 0-69 0z"><text:p/></draw:path><draw:path draw:style-name="gr648" draw:text-style-name="P38" svg:width="0.0646in" svg:height="0.0472in" svg:x="0.7453in" svg:y="0.0071in" svg:viewBox="0 0 165 121" svg:d="M20 101c-1 5-1 7-2 11 0 7 4 9 8 9 5 0 9-3 11-5 3-2 4-11 5-17 1-5 4-17 5-24 3-7 4-12 6-19 2-11 3-13 11-24s20-25 41-25c15 0 15 14 15 19 0 16-11 47-15 58-4 8-5 10-5 14 0 14 12 23 25 23 28 0 40-37 40-41 0-3-3-3-4-3-4 0-5 1-6 5-5 21-17 32-28 32-6 0-7-4-7-9 0-7 1-10 7-22 3-9 14-38 14-52 0-27-21-31-35-31-23 0-38 13-47 24-1-18-17-24-28-24-12 0-18 8-22 14-6 10-9 26-9 27 0 3 3 3 4 3 4 0 4 0 6-8 4-16 10-29 20-29 7 0 9 6 9 13 0 5-4 15-5 23-2 8-4 19-5 24-4 11-6 22-9 34z"><text:p/></draw:path><draw:path draw:style-name="gr649" draw:text-style-name="P38" svg:width="0.0307in" svg:height="0.0504in" svg:x="0.8264in" svg:y="0.0185in" svg:viewBox="0 0 79 129" svg:d="M50 6c0-6-2-6-8-6-13 12-35 12-39 12-1 0-2 0-3 0 0 3 0 6 0 9 1 0 2 0 3 0 5 0 17 0 29-6 0 32 0 64 0 97 0 6 0 8-21 8-3 0-7 0-10 0 0 2 0 6 0 9 11-1 28-1 40-1 11 0 27 0 38 1 0-3 0-7 0-9-3 0-6 0-10 0-19 0-19-2-19-8 0-36 0-71 0-106z"><text:p/></draw:path><draw:path draw:style-name="gr650" draw:text-style-name="P38" svg:width="0.063in" svg:height="0.1039in" svg:x="0.8886in" svg:y="0.0075in" svg:viewBox="0 0 161 265" svg:d="M96 121c32-11 55-37 55-68 0-32-34-53-72-53-39 0-68 23-68 52 0 13 8 21 20 21s20-9 20-20c0-20-19-20-25-20 13-19 38-24 52-24 16 0 36 9 36 44 0 4 0 26-11 44s-24 20-34 20c-3 0-12 1-15 1-2 0-6 1-6 4 0 5 4 5 10 5s11 0 17 0c32 0 46 26 46 63 0 53-26 64-44 64-16 0-45-7-59-30 14 2 26-7 26-21 0-13-11-22-22-22-10 0-22 5-22 23 0 35 36 61 78 61 47 0 83-36 83-75 0-31-25-61-65-69z"><text:p/></draw:path><draw:path draw:style-name="gr651" draw:text-style-name="P38" svg:width="0.0976in" svg:height="0.0472in" svg:x="0.9638in" svg:y="0.0071in" svg:viewBox="0 0 249 121" svg:d="M105 97c-2 6-5 14-5 15 0 7 6 9 10 9s8-3 10-5c1-2 4-11 5-17 2-5 5-17 6-24 2-7 3-12 4-19 4-11 4-12 9-21 9-13 22-28 43-28 15 0 17 13 17 19 0 16-13 47-17 58-2 8-3 10-3 14 0 14 12 23 25 23 28 0 40-37 40-41 0-3-4-2-5-3-4 0-4 1-5 5-7 21-18 32-29 32-5 0-6-4-6-9 0-7 1-10 5-22 3-9 14-38 14-52 0-5 0-17-10-24-4-4-12-7-25-7-24 0-38 15-47 26-2-22-22-26-35-26-23 0-38 13-47 24-1-18-17-24-28-24-12 0-18 8-21 14-7 10-10 26-10 27 0 3 3 3 4 3 4 0 5 0 6-8 4-16 10-29 20-29 7 0 9 6 9 13 0 5-4 15-5 23-2 8-4 19-5 24-4 11-6 22-9 34-1 5-1 7-2 11 0 7 4 9 8 9 6 0 9-3 11-5 3-2 4-11 5-17 1-5 4-17 6-24s3-12 5-19c2-11 3-13 11-24s20-25 41-25c15 0 15 14 15 19 0 7 0 10-4 26-4 14-8 30-11 45z"><text:p/></draw:path><draw:path draw:style-name="gr652" draw:text-style-name="P38" svg:width="0.0374in" svg:height="0.0504in" svg:x="1.0736in" svg:y="0.0185in" svg:viewBox="0 0 96 129" svg:d="M96 92c-2 0-6 0-8 0-1 3-3 15-5 17-3 1-19 1-21 1-14 0-26 0-39 0 13-9 28-20 39-27 17-12 34-23 34-44 0-25-23-39-51-39-26 0-45 15-45 34 0 10 8 12 11 12 4 0 11-3 11-12 0-6-5-10-11-11 6-9 17-14 30-14 18 0 34 11 34 30 0 16-11 28-27 41-15 14-30 27-46 40-2 1-2 1-2 4 0 1 0 3 0 5 30 0 59 0 89 0 2-13 5-25 7-37z"><text:p/></draw:path></draw:g></text:span><text:span text:style-name="T11">. מאחר שהזוגות הסדורים שונים, מתקיים </text:span><text:span text:style-name="T11"><draw:g text:anchor-type="as-char" svg:y="-0.1102in" draw:z-index="14" draw:style-name="gr1"><svg:title>TexMaths</svg:title><svg:desc>11§inline§n_1 \neq n_2 \lor m_1 \neq m_2§svg§600§FALSE§</svg:desc><draw:path draw:style-name="gr624" draw:text-style-name="P37" svg:width="1.2669in" svg:height="0.1256in" svg:x="0.0031in" svg:y="0.0075in" svg:viewBox="0 0 3219 320" svg:d="M1610 320c-537 0-1073 0-1610 0 0-107 0-213 0-320 1073 0 2146 0 3219 0 0 107 0 213 0 320-537 0-1073 0-1609 0z"><text:p/></draw:path><draw:path draw:style-name="gr625" draw:text-style-name="P38" svg:width="0.0823in" svg:height="0.0685in" svg:x="-0.0004in" svg:y="0.0417in" svg:viewBox="0 0 210 175" svg:d="M23 148c-1 6-3 15-3 17 0 7 5 10 11 10 4 0 12-3 14-11 1-1 6-18 8-28 3-12 5-23 9-35 2-8 4-17 6-26 1-7 5-18 5-19 5-12 26-47 62-47 18 0 21 14 21 26 0 25-19 74-24 91-4 9-4 13-4 17 0 19 13 32 31 32 37 0 51-56 51-59 0-5-3-5-4-5-5 0-5 3-7 8-8 27-20 48-38 48-7 0-10-4-10-13s3-18 6-27c8-21 24-63 24-85 0-27-16-42-45-42-34 0-52 25-59 34-2-22-19-34-36-34-18 0-26 15-29 22-7 13-12 36-12 38 0 4 4 4 5 4 4 0 4-1 7-9 7-27 14-46 28-46 7 0 12 4 12 17 0 8-1 13-6 32-8 30-15 60-23 90z"><text:p/></draw:path><draw:path draw:style-name="gr626" draw:text-style-name="P38" svg:width="0.0382in" svg:height="0.0705in" svg:x="0.0984in" svg:y="0.0606in" svg:viewBox="0 0 98 180" svg:d="M62 8c0-8-2-8-9-8-18 17-42 17-53 17 0 3 0 6 0 9 7 0 24 0 40-7 0 46 0 92 0 139 0 9 0 12-28 12-3 0-7 0-10 0 0 3 0 7 0 10 5-1 38-1 47-1s43 0 49 1c0-3 0-7 0-10-3 0-7 0-10 0-26 0-26-3-26-12 0-51 0-101 0-150z"><text:p/></draw:path><draw:path draw:style-name="gr627" draw:text-style-name="P38" svg:width="0.076in" svg:height="0.1413in" svg:x="0.2185in" svg:y="-0.0004in" svg:viewBox="0 0 194 360" svg:d="M190 15c4-5 4-6 4-7 0-2-4-8-8-8-6 0-7 2-9 8-58 112-115 224-174 336-3 6-3 7-3 8 0 3 3 8 8 8 4 0 6-3 8-8 59-113 116-224 174-337z"><text:p/></draw:path><draw:path draw:style-name="gr628" draw:text-style-name="P38" svg:width="0.1008in" svg:height="0.0358in" svg:x="0.2059in" svg:y="0.0524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629" draw:text-style-name="P38" svg:width="0.0819in" svg:height="0.0685in" svg:x="0.3626in" svg:y="0.0417in" svg:viewBox="0 0 209 175" svg:d="M22 148c-1 6-3 15-3 17 0 7 5 10 11 10 4 0 12-3 14-11 1-1 5-18 8-28 3-12 5-23 8-35 3-8 5-17 7-26 1-7 4-18 4-19 6-12 27-47 63-47 18 0 21 14 21 26 0 25-19 74-24 91-5 9-5 13-5 17 0 19 14 32 32 32 37 0 51-56 51-59 0-5-3-5-4-5-5 0-5 3-7 8-8 27-20 48-39 48-6 0-9-4-9-13s3-18 7-27c7-21 23-63 23-85 0-27-16-42-44-42-35 0-54 25-60 34-2-22-19-34-36-34-19 0-25 15-29 22-7 13-11 36-11 38 0 4 3 4 4 4 4 0 5-1 7-9 7-27 14-46 27-46 8 0 13 4 13 17 0 8-2 13-6 32-8 30-15 60-23 90z"><text:p/></draw:path><draw:path draw:style-name="gr630" draw:text-style-name="P38" svg:width="0.0465in" svg:height="0.0705in" svg:x="0.4559in" svg:y="0.0606in" svg:viewBox="0 0 119 180" svg:d="M119 130c-4 0-6 0-9 0-1 6-3 22-7 24-2 3-23 3-27 3-17 0-33 0-50 0 29-26 39-33 54-46 20-16 39-33 39-58 0-33-29-53-63-53s-56 23-56 49c0 13 11 14 14 14 7 0 15-5 15-14 0-5-3-15-17-15 9-19 28-24 40-24 27 0 41 21 41 43 0 23-17 42-26 52-22 21-43 42-65 64-2 2-2 3-2 11 37 0 74 0 111 0 2-17 6-33 8-50z"><text:p/></draw:path><draw:path draw:style-name="gr631" draw:text-style-name="P38" svg:width="0.0846in" svg:height="0.0933in" svg:x="0.5594in" svg:y="0.0181in" svg:viewBox="0 0 216 238" svg:d="M212 15c2-5 4-6 4-7 0-5-4-8-8-8-5 0-7 2-9 8-31 68-60 137-91 204-31-67-61-136-92-204-2-8-5-8-8-8-5 0-8 3-8 8 1 2 0 1 2 5 32 72 65 145 97 216 3 7 5 9 9 9 5 0 6-3 9-9 31-70 63-142 95-214z"><text:p/></draw:path><draw:path draw:style-name="gr632" draw:text-style-name="P38" svg:width="0.124in" svg:height="0.0685in" svg:x="0.6906in" svg:y="0.0417in" svg:viewBox="0 0 316 175" svg:d="M22 148c-1 6-3 15-3 17 0 7 5 10 11 10 4 0 12-3 14-11 1-1 5-18 8-28 3-12 5-23 8-35 3-8 5-17 7-26 1-7 4-18 4-19 6-12 27-47 63-47 18 0 21 14 21 26 0 10-2 21-5 33-4 15-8 29-11 45-3 9-6 19-8 29-1 8-5 21-5 23 0 7 6 10 11 10 13 0 15-10 18-22 6-22 20-78 23-92 1-6 22-52 64-52 16 0 21 13 21 26 0 22-17 66-24 87-4 9-6 14-6 21 0 19 14 32 32 32 36 0 51-56 51-59 0-5-4-5-5-5-3 0-3 3-5 8-6 20-19 48-40 48-6 0-9-4-9-13s4-18 7-27c8-20 23-63 23-85 0-25-15-42-44-42s-48 18-63 38c-1-5-2-18-13-28-9-8-22-10-31-10-35 0-54 25-60 34-2-22-19-34-36-34-18 0-25 15-29 22-7 13-11 36-11 38 0 4 3 4 4 4 4 0 5-1 7-9 7-27 14-46 27-46 7 0 13 3 13 17 0 8-2 13-6 32-8 30-15 60-23 90z"><text:p/></draw:path><draw:path draw:style-name="gr633" draw:text-style-name="P38" svg:width="0.0382in" svg:height="0.0705in" svg:x="0.8315in" svg:y="0.0606in" svg:viewBox="0 0 98 180" svg:d="M60 8c0-8 0-8-7-8-18 17-42 17-53 17 0 3 0 6 0 9 7 0 24 0 38-7 0 46 0 92 0 139 0 9 0 12-26 12-3 0-8 0-11 0 0 3 0 7 0 10 6-1 39-1 48-1s43 0 49 1c0-3 0-7 0-10-3 0-7 0-10 0-28 0-28-3-28-12 0-51 0-101 0-150z"><text:p/></draw:path><draw:path draw:style-name="gr634" draw:text-style-name="P38" svg:width="0.0752in" svg:height="0.1413in" svg:x="0.9512in" svg:y="-0.0004in" svg:viewBox="0 0 192 360" svg:d="M189 15c3-5 3-6 3-7 0-2-2-8-7-8s-6 2-8 8c-58 112-115 224-174 336-3 6-3 7-3 8 0 3 2 8 8 8 4 0 5-3 8-8 58-113 116-224 173-337z"><text:p/></draw:path><draw:path draw:style-name="gr635" draw:text-style-name="P38" svg:width="0.1004in" svg:height="0.0358in" svg:x="0.939in" svg:y="0.0524in" svg:viewBox="0 0 256 92" svg:d="M244 17c6 0 12 0 12-8 0-9-6-9-12-9-77 0-155 0-232 0-5 0-12 0-12 9 0 8 7 8 13 8 77 0 154 0 231 0zM244 92c6 0 12-2 12-9 0-9-6-8-12-8-77 0-154 0-231 0-6 0-13-1-13 8 0 7 7 9 12 9 77 0 155 0 232 0z"><text:p/></draw:path><draw:path draw:style-name="gr636" draw:text-style-name="P38" svg:width="0.1244in" svg:height="0.0685in" svg:x="1.0953in" svg:y="0.0417in" svg:viewBox="0 0 317 175" svg:d="M23 148c-1 6-3 15-3 17 0 7 5 10 11 10 4 0 12-3 14-11 0-1 6-18 8-28 2-12 5-23 7-35 3-8 6-17 7-26 2-7 6-18 6-19 5-12 26-47 62-47 18 0 21 14 21 26 0 10-2 21-5 33-4 15-8 29-11 45-3 9-6 19-8 29-1 8-6 21-6 23 0 7 6 10 13 10 12 0 14-10 16-22 6-22 20-78 24-92 1-6 21-52 64-52 17 0 21 13 21 26 0 22-17 66-24 87-4 9-6 14-6 21 0 19 13 32 32 32 36 0 51-56 51-59 0-5-4-5-5-5-4 0-4 3-5 8-7 20-19 48-40 48-6 0-10-4-10-13s4-18 8-27c7-20 23-63 23-85 0-25-15-42-44-42-30 0-49 18-64 38 0-5-1-18-12-28-10-8-22-10-32-10-34 0-54 25-60 34-1-22-18-34-35-34-18 0-26 15-29 22-7 13-12 36-12 38 0 4 3 3 4 4 5 0 5-1 7-9 7-27 14-46 29-46 6 0 12 3 12 17 0 8-1 13-7 32-8 30-14 60-22 90z"><text:p/></draw:path><draw:path draw:style-name="gr637" draw:text-style-name="P38" svg:width="0.0469in" svg:height="0.0705in" svg:x="1.2311in" svg:y="0.0606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/text:span><text:span text:style-name="T11">. נפצל למקרים: </text:span></text:p>
          <text:list>
            <text:list-item>
              <text:p text:style-name="P22"><text:span text:style-name="T8">אם </text:span><text:span text:style-name="T8"><draw:g text:anchor-type="as-char" svg:y="-0.1102in" draw:z-index="15" draw:style-name="gr1"><svg:title>TexMaths</svg:title><svg:desc>11§inline§n_1 \neq n_2§svg§600§FALSE§</svg:desc><draw:path draw:style-name="gr617" draw:text-style-name="P37" svg:width="0.4913in" svg:height="0.1256in" svg:x="0.0031in" svg:y="0.0075in" svg:viewBox="0 0 1249 320" svg:d="M625 320c-209 0-417 0-625 0 0-107 0-213 0-320 416 0 833 0 1249 0 0 107 0 213 0 320-208 0-416 0-624 0z"><text:p/></draw:path><draw:path draw:style-name="gr618" draw:text-style-name="P38" svg:width="0.0823in" svg:height="0.0685in" svg:x="-0.0004in" svg:y="0.0417in" svg:viewBox="0 0 210 175" svg:d="M23 148c-1 6-3 15-3 17 0 7 5 10 11 10 4 0 12-3 14-11 0-1 6-18 8-28 3-12 5-23 9-35 2-8 4-17 6-26 1-7 5-18 5-19 5-12 26-47 62-47 18 0 21 14 21 26 0 25-18 74-25 91-3 9-3 13-3 17 0 19 13 32 32 32 36 0 50-56 50-59 0-5-3-5-4-5-5 0-5 3-7 8-8 27-20 48-39 48-7 0-9-4-9-13s3-18 6-27c8-21 25-63 25-85 0-27-17-42-46-42-34 0-52 25-59 34-2-22-19-34-36-34-18 0-26 15-29 22-6 13-12 36-12 38 0 4 4 4 6 4 3 0 3-1 6-9 7-27 14-46 28-46 7 0 12 4 12 17 0 8-1 13-7 32-8 30-14 60-22 90z"><text:p/></draw:path><draw:path draw:style-name="gr619" draw:text-style-name="P38" svg:width="0.0382in" svg:height="0.0705in" svg:x="0.0984in" svg:y="0.0606in" svg:viewBox="0 0 98 180" svg:d="M61 8c0-8 0-8-8-8-18 17-42 17-53 17 0 3 0 6 0 9 7 0 24 0 39-7 0 46 0 92 0 139 0 9 0 12-27 12-3 0-6 0-10 0 0 3 0 7 0 10 5-1 38-1 48-1 8 0 42 0 48 1 0-3 0-7 0-10-3 0-7 0-10 0-27 0-27-3-27-12 0-51 0-101 0-150z"><text:p/></draw:path><draw:path draw:style-name="gr620" draw:text-style-name="P38" svg:width="0.0756in" svg:height="0.1413in" svg:x="0.2185in" svg:y="-0.0004in" svg:viewBox="0 0 193 360" svg:d="M189 15c4-5 4-6 4-7 0-2-3-8-8-8s-6 2-9 8c-57 112-115 224-173 336-3 6-3 7-3 8 0 3 2 8 8 8 4 0 5-3 9-8 57-113 115-224 172-337z"><text:p/></draw:path><draw:path draw:style-name="gr621" draw:text-style-name="P38" svg:width="0.1004in" svg:height="0.0358in" svg:x="0.2059in" svg:y="0.0524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622" draw:text-style-name="P38" svg:width="0.0819in" svg:height="0.0685in" svg:x="0.3618in" svg:y="0.0417in" svg:viewBox="0 0 209 175" svg:d="M23 148c-1 6-3 15-3 17 0 7 4 10 11 10 4 0 11-3 14-11 0-1 5-18 7-28 3-12 5-23 9-35 2-8 4-17 6-26 2-7 5-18 6-19 5-12 26-47 62-47 18 0 21 14 21 26 0 25-18 74-25 91-3 9-3 13-3 17 0 19 13 32 30 32 37 0 51-56 51-59 0-5-3-5-4-5-4 0-4 3-6 8-8 27-21 48-39 48-7 0-9-4-9-13s3-18 6-27c8-21 23-63 23-85 0-27-16-42-44-42-35 0-53 25-60 34-2-22-18-34-35-34-18 0-26 15-29 22-6 13-12 36-12 38 0 4 3 3 4 4 5 0 5-1 7-9 7-27 14-46 29-46 7 0 12 4 12 17 0 8-1 13-7 32-8 30-14 60-22 90z"><text:p/></draw:path><draw:path draw:style-name="gr623" draw:text-style-name="P38" svg:width="0.0469in" svg:height="0.0705in" svg:x="0.4555in" svg:y="0.0606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8">, אז בה"כ </text:span><text:span text:style-name="T8"><draw:g text:anchor-type="as-char" svg:y="-0.0811in" draw:z-index="16" draw:style-name="gr1"><svg:title>TexMaths</svg:title><svg:desc>11§inline§n_1 &gt; n_2§svg§600§FALSE§</svg:desc><draw:path draw:style-name="gr611" draw:text-style-name="P37" svg:width="0.4913in" svg:height="0.0886in" svg:x="0.0031in" svg:y="0.0075in" svg:viewBox="0 0 1249 226" svg:d="M625 226c-209 0-417 0-625 0 0-75 0-151 0-226 416 0 833 0 1249 0 0 75 0 151 0 226-208 0-416 0-624 0z"><text:p/></draw:path><draw:path draw:style-name="gr612" draw:text-style-name="P38" svg:width="0.0823in" svg:height="0.0677in" svg:x="-0.0004in" svg:y="0.0146in" svg:viewBox="0 0 210 173" svg:d="M23 148c-1 4-3 13-3 15 0 7 5 10 11 10 4 0 12-3 14-11 2-9 6-18 8-27 3-13 5-24 9-35 2-8 4-17 6-26 1-7 5-18 5-19 5-12 26-47 62-47 18 0 21 14 21 27 0 23-18 73-25 90-3 8-3 14-3 17 0 18 13 31 32 31 36 0 50-55 50-58 0-4-3-4-4-4-5 0-5 1-7 7-8 26-20 46-39 46-7 0-9-3-9-12s3-17 6-26c8-21 25-63 25-85 0-26-17-41-46-41-34 0-52 24-59 33-2-22-19-33-36-33-18 0-26 14-29 21-6 13-12 36-12 37 0 5 4 5 6 5 3 0 3 0 6-9 7-28 14-46 28-46 7 0 12 5 12 17 0 9-1 14-7 33-8 30-14 60-22 90z"><text:p/></draw:path><draw:path draw:style-name="gr613" draw:text-style-name="P38" svg:width="0.0382in" svg:height="0.0701in" svg:x="0.0984in" svg:y="0.0339in" svg:viewBox="0 0 98 179" svg:d="M61 8c0-8 0-8-8-8-18 17-42 18-53 18 0 3 0 6 0 10 7 0 24 0 39-8 0 45 0 91 0 137 0 8 0 12-27 12-3 0-6 0-10 0 0 3 0 6 0 10 5 0 38-1 48-1 8 0 42 1 48 1 0-4 0-7 0-10-3 0-7 0-10 0-27 0-27-4-27-12 0-50 0-100 0-149z"><text:p/></draw:path><draw:path draw:style-name="gr614" draw:text-style-name="P38" svg:width="0.0929in" svg:height="0.0874in" svg:x="0.2098in" svg:y="-0.0004in" svg:viewBox="0 0 237 223" svg:d="M229 120c4-1 8-3 8-7 0-5-4-7-8-9-72-35-142-68-214-101-5-3-6-3-7-3-5 0-8 3-8 8 0 3 2 5 8 9 67 32 135 64 202 96-67 31-135 62-202 94-6 3-8 5-8 8 0 4 3 8 8 8 1 0 2 0 7-2 72-33 142-68 214-101z"><text:p/></draw:path><draw:path draw:style-name="gr615" draw:text-style-name="P38" svg:width="0.0819in" svg:height="0.0677in" svg:x="0.3618in" svg:y="0.0146in" svg:viewBox="0 0 209 173" svg:d="M23 148c-1 4-3 13-3 15 0 7 4 10 11 10 4 0 11-3 14-11 2-9 5-18 7-27 3-13 5-24 9-35 2-8 4-17 6-26 2-7 5-18 6-19 5-12 26-47 62-47 18 0 21 14 21 27 0 23-18 73-25 90-3 8-3 14-3 17 0 18 13 31 30 31 37 0 51-55 51-58 0-4-3-4-4-4-4 0-4 1-6 7-8 26-21 46-39 46-7 0-9-3-9-12s3-17 6-26c8-21 23-63 23-85 0-26-16-41-44-41-35 0-53 24-60 33-2-22-18-33-35-33-18 0-26 14-29 21-6 13-12 36-12 37 0 5 3 3 4 5 5 0 5 0 7-9 7-28 14-46 29-46 7 0 12 5 12 17 0 9-1 14-7 33-8 30-14 60-22 90z"><text:p/></draw:path><draw:path draw:style-name="gr616" draw:text-style-name="P38" svg:width="0.0469in" svg:height="0.0701in" svg:x="0.4555in" svg:y="0.0339in" svg:viewBox="0 0 120 179" svg:d="M120 130c-3 0-7 0-10 0 0 7-3 21-7 24-2 2-23 2-26 2-16 0-34 0-51 0 29-25 39-32 55-45 20-16 39-33 39-58 0-33-29-53-64-53-33 0-56 23-56 49 0 13 12 15 14 15 7 0 15-6 15-14 0-6-3-15-16-15 8-20 27-25 40-25 26 0 41 21 41 43 0 23-17 42-26 52-22 21-43 42-65 63-3 2-3 3-3 11 37 0 74 0 111 0 3-17 6-32 9-49z"><text:p/></draw:path></draw:g></text:span><text:span text:style-name="T8">, ולכן </text:span><text:span text:style-name="T8"><draw:g text:anchor-type="as-char" svg:y="-0.1043in" draw:z-index="17" draw:style-name="gr1"><svg:title>TexMaths</svg:title><svg:desc>11§inline§n_1 - n_2 \in \N_+§svg§600§FALSE§</svg:desc><draw:path draw:style-name="gr602" draw:text-style-name="P37" svg:width="0.8701in" svg:height="0.1228in" svg:x="0.0035in" svg:y="0.0075in" svg:viewBox="0 0 2211 313" svg:d="M0 0c737 0 1475 0 2211 0 0 104 0 209 0 313-736 0-1474 0-2211 0 0-104 0-209 0-313z"><text:p/></draw:path><draw:path draw:style-name="gr603" draw:text-style-name="P38" svg:width="0.0823in" svg:height="0.0681in" svg:x="0in" svg:y="0.0366in" svg:viewBox="0 0 210 174" svg:d="M23 147c-1 6-3 15-3 17 0 6 5 10 11 10 4 0 11-3 14-10 0-1 4-19 8-29 2-12 5-23 7-35 3-8 6-16 7-25 2-7 6-18 6-20 5-11 26-46 62-46 18 0 21 14 21 26 0 24-19 74-25 90-3 9-3 13-3 18 0 17 13 31 31 31 37 0 51-56 51-59 0-4-4-4-5-4-4 0-4 1-6 7-8 26-21 48-40 48-6 0-8-4-8-13 0-10 3-19 6-28 8-20 24-62 24-84 0-26-17-41-45-41-34 0-54 24-60 33-1-21-18-33-35-33-18 0-26 15-29 22-7 13-12 35-12 37 0 4 3 3 4 4 5 0 5 0 7-9 7-28 14-45 29-45 7 0 12 4 12 17 0 8-1 12-7 32-8 30-14 60-22 89z"><text:p/></draw:path><draw:path draw:style-name="gr604" draw:text-style-name="P38" svg:width="0.0382in" svg:height="0.0697in" svg:x="0.0988in" svg:y="0.0563in" svg:viewBox="0 0 98 178" svg:d="M60 7c0-7 0-7-7-7-18 16-42 16-53 16 0 4 0 7 0 10 7 0 24 0 38-7 0 46 0 91 0 137 0 9 0 12-26 12-3 0-8 0-11 0 0 3 0 7 0 10 6 0 39-1 48-1s43 1 49 1c0-3 0-7 0-10-3 0-7 0-10 0-28 0-28-3-28-12 0-49 0-100 0-149z"><text:p/></draw:path><draw:path draw:style-name="gr605" draw:text-style-name="P38" svg:width="0.0921in" svg:height="0.0055in" svg:x="0.2016in" svg:y="0.063in" svg:viewBox="0 0 235 15" svg:d="M222 15c7 0 13 0 13-7 0-8-6-8-13-8-69 0-140 0-209 0-6 0-13 0-13 8 0 7 7 7 13 7 69 0 140 0 209 0z"><text:p/></draw:path><draw:path draw:style-name="gr606" draw:text-style-name="P38" svg:width="0.0819in" svg:height="0.0681in" svg:x="0.3453in" svg:y="0.0366in" svg:viewBox="0 0 209 174" svg:d="M23 147c-2 6-4 15-4 17 0 6 5 10 12 10 4 0 11-3 14-10 0-1 4-19 7-29 3-12 5-23 8-35 3-8 5-16 7-25 1-7 4-18 4-20 7-11 27-46 64-46 18 0 21 14 21 26 0 24-20 74-25 90-3 9-5 13-5 18 0 17 15 31 32 31 37 0 51-56 51-59 0-4-3-4-4-4-5 0-5 1-6 7-8 26-21 48-40 48-6 0-9-4-9-13 0-10 4-19 7-28 7-20 23-62 23-84 0-26-16-41-44-41-35 0-54 24-60 33-2-21-18-33-35-33-18 0-26 15-30 22-6 13-11 35-11 37 0 4 3 4 4 4 5 0 5 0 7-9 7-28 14-45 29-45 7 0 11 4 11 17 0 8-2 12-6 32-8 30-14 60-22 89z"><text:p/></draw:path><draw:path draw:style-name="gr607" draw:text-style-name="P38" svg:width="0.0469in" svg:height="0.0697in" svg:x="0.439in" svg:y="0.0563in" svg:viewBox="0 0 120 178" svg:d="M120 130c-3 0-7 0-10 0-1 5-3 21-7 24-2 1-23 1-27 1-17 0-33 0-50 0 29-24 39-32 54-45 21-15 40-32 40-58 0-32-30-52-64-52-33 0-56 23-56 47 0 15 11 16 14 16 7 0 15-5 15-15 0-4-3-14-17-14 9-19 28-25 40-25 27 0 41 21 41 43 0 24-17 41-25 51-22 22-44 43-66 65-2 2-2 2-2 10 37 0 74 0 111 0 3-16 6-32 9-48z"><text:p/></draw:path><draw:path draw:style-name="gr608" draw:text-style-name="P38" svg:width="0.0752in" svg:height="0.0874in" svg:x="0.5555in" svg:y="0.0217in" svg:viewBox="0 0 192 223" svg:d="M179 119c7 0 13 0 13-8s-6-8-13-8c-55 0-109 0-164 0 5-51 50-88 104-88 20 0 40 0 60 0 7 0 13 0 13-7 0-8-6-8-13-8-21 0-40 0-61 0-66 0-118 49-118 111s52 112 118 112c21 0 40 0 61 0 7 0 13 0 13-8 0-7-6-7-13-7-20 0-40 0-60 0-54 0-99-38-104-89 55 0 109 0 164 0z"><text:p/></draw:path><draw:path draw:style-name="gr609" draw:text-style-name="P38" svg:width="0.1028in" svg:height="0.1059in" svg:x="0.6902in" svg:y="0in" svg:viewBox="0 0 262 270" svg:d="M34 34c0 63 0 125 0 188 0 21-3 27-23 27-4 0-11 2-11 7 0 8 7 8 13 8 20 0 40 0 60 0 7 0 13 0 13-8 0-5-7-7-12-7-21 0-25-7-25-28 0-58 0-118 0-176 57 74 112 146 168 220 3 4 5 5 7 5 7 0 7-5 7-12 0-72 0-145 0-217 0-22 4-27 22-28 2 0 9 0 9-6 0-7-7-7-13-7-19 0-38 0-57 0-6 0-13 0-13 7 0 6 7 6 11 6 22 1 26 9 26 29 0 40 0 80 0 121-39-53-79-105-117-158-4-5-6-5-14-5-22 0-45 0-67 0-8 0-14 0-14 7 0 6 6 6 9 6 10 1 18 8 21 12 0 4 0 5 0 9zM218 244c-56-74-112-147-169-221-3-5-3-5-7-10 15 0 31 0 46 0 43 58 87 117 130 175 0 19 0 37 0 56z"><text:p/></draw:path><draw:path draw:style-name="gr610" draw:text-style-name="P38" svg:width="0.078in" svg:height="0.0776in" svg:x="0.8035in" svg:y="0.0606in" svg:viewBox="0 0 199 198" svg:d="M107 105c27 0 55 0 82 0 3 0 10 0 10-6 0-7-7-7-10-7-27 0-55 0-82 0 0-27 0-55 0-82 0-5 0-10-7-10s-7 5-7 10c0 27 0 55 0 82-27 0-56 0-83 0-3 0-10 0-10 7 0 6 7 6 10 6 27 0 56 0 83 0 0 28 0 55 0 83 0 3 0 10 7 10s7-7 7-10c0-28 0-55 0-83z"><text:p/></draw:path></draw:g></text:span><text:span text:style-name="T8">. נניח בשלילה </text:span><text:span text:style-name="T8"><draw:g text:anchor-type="as-char" svg:y="-0.1047in" draw:z-index="18" draw:style-name="gr1"><svg:title>TexMaths</svg:title><svg:desc>11§inline§2^{n_1}3^{m_1} = 2^{n_2}3^{m_2}§svg§600§FALSE§</svg:desc><draw:path draw:style-name="gr588" draw:text-style-name="P37" svg:width="1.1035in" svg:height="0.089in" svg:x="-0.0004in" svg:y="0.0075in" svg:viewBox="0 0 2804 227" svg:d="M0 0c934 0 1870 0 2804 0 0 76 0 151 0 227-934 0-1870 0-2804 0 0-76 0-151 0-227z"><text:p/></draw:path><draw:path draw:style-name="gr589" draw:text-style-name="P38" svg:width="0.0602in" svg:height="0.1004in" svg:x="-0.0004in" svg:y="0.0012in" svg:viewBox="0 0 154 256" svg:d="M30 226c13-13 27-27 40-40 61-52 84-72 84-111 0-44-35-75-82-75-43 0-72 35-72 69 0 22 19 22 20 22 6 0 20-4 20-20 0-10-7-20-20-20-3 0-5 0-6 1 9-26 30-40 53-40 35 0 52 31 52 63 0 31-20 61-41 84-25 27-49 55-75 82-3 5-3 6-3 15 47 0 96 0 143 0 3-22 8-44 11-68-3 0-7 0-10 0-2 13-4 29-9 36-2 2-27 2-36 2-23 0-46 0-69 0z"><text:p/></draw:path><draw:path draw:style-name="gr590" draw:text-style-name="P38" svg:width="0.065in" svg:height="0.0476in" svg:x="0.0728in" svg:y="0in" svg:viewBox="0 0 166 122" svg:d="M21 103c-1 3-3 9-3 11 0 5 5 8 10 8 4 0 8-4 9-6 2-2 4-11 6-17 1-5 4-17 5-24 3-6 4-12 5-18 3-12 3-14 12-25 7-10 20-24 40-24 16 0 16 13 16 18 0 17-12 47-16 58-3 7-4 10-4 15 0 15 12 23 26 23 27 0 39-37 39-42 0-3-3-2-4-3-5 0-5 1-6 5-6 22-17 33-28 33-6 0-7-5-7-10 0-6 1-10 6-22 3-8 14-37 14-52 0-27-21-31-35-31-22 0-38 14-45 24-3-18-18-24-29-24-12 0-19 9-22 14-6 10-10 26-10 28 0 3 3 2 4 3 5 0 5-1 7-9 4-15 9-28 20-28 6 0 9 5 9 13 0 5-3 14-5 22-2 7-4 19-5 24-4 11-6 23-9 36z"><text:p/></draw:path><draw:path draw:style-name="gr591" draw:text-style-name="P38" svg:width="0.0307in" svg:height="0.05in" svg:x="0.1543in" svg:y="0.0114in" svg:viewBox="0 0 79 128" svg:d="M48 6c0-6 0-6-6-6-13 12-35 12-39 12-1 0-2 0-3 0 0 2 0 6 0 8 1 0 2 0 3 0 5 0 17 0 28-5 0 32 0 64 0 96 0 7 0 8-20 8-3 0-7 0-10 0 0 2 0 6 0 9 10-1 28-1 39-1s28 0 39 1c0-3 0-7 0-9-3 0-6 0-10 0-21 0-21-1-21-8 0-35 0-70 0-105z"><text:p/></draw:path><draw:path draw:style-name="gr592" draw:text-style-name="P38" svg:width="0.063in" svg:height="0.1039in" svg:x="0.2165in" svg:y="0.0012in" svg:viewBox="0 0 161 265" svg:d="M96 121c32-10 54-37 54-68s-34-53-71-53c-39 0-69 23-69 53 0 12 9 20 20 20 12 0 20-9 20-20 0-20-18-20-25-20 12-19 38-23 52-23 17 0 37 8 37 43 0 4-1 26-11 44-12 19-24 20-34 20-3 0-12 1-15 1-3 1-6 1-6 4 0 5 3 5 9 5s12 0 18 0c31 0 45 25 45 63 0 52-26 64-43 64-16 0-46-7-59-29 13 1 25-7 25-22 0-13-10-21-21-21-10 0-22 5-22 22 0 35 36 61 78 61 47 0 83-36 83-75 0-31-25-61-65-69z"><text:p/></draw:path><draw:path draw:style-name="gr593" draw:text-style-name="P38" svg:width="0.0976in" svg:height="0.0476in" svg:x="0.2913in" svg:y="0in" svg:viewBox="0 0 249 122" svg:d="M106 97c-3 6-5 15-5 17 0 5 6 8 9 8 6 0 10-4 11-6s3-11 4-17c3-5 5-17 7-24 1-6 3-12 4-18 4-12 4-13 9-21 9-13 22-28 43-28 16 0 17 12 17 18 0 17-12 47-17 58-3 7-4 10-4 15 0 15 12 23 26 23 27 0 39-37 39-42 0-3-4-3-5-3-3 0-3 1-4 5-7 22-19 33-30 33-5 0-6-5-6-10 0-6 2-10 6-22 3-8 14-37 14-52 0-5 0-16-9-23-5-5-13-8-26-8-24 0-39 15-47 28-2-24-22-28-35-28-23 0-39 14-46 24-3-18-18-24-29-24-12 0-19 9-22 14-6 10-10 26-10 28 0 3 4 3 6 3 3 0 3-1 5-9 4-15 9-28 20-28 6 0 9 5 9 13 0 5-3 14-5 22-2 7-4 19-5 24-4 11-6 23-9 36-1 3-3 9-3 11 0 5 5 8 10 8 4 0 7-4 9-6 3-2 5-11 6-17 1-5 4-17 5-24 3-6 4-12 5-18 3-12 4-14 12-25 8-10 20-24 41-24 15 0 15 13 15 18 0 7-1 10-4 26-4 14-8 30-11 45z"><text:p/></draw:path><draw:path draw:style-name="gr594" draw:text-style-name="P38" svg:width="0.0307in" svg:height="0.05in" svg:x="0.4051in" svg:y="0.0114in" svg:viewBox="0 0 79 128" svg:d="M50 6c0-6 0-6-7-6-14 12-35 12-40 12-1 0-2 0-3 0 0 2 0 6 0 8 1 0 2 0 3 0 5 0 18 0 29-5 0 32 0 64 0 96 0 7 0 8-21 8-3 0-5 0-9 0 0 2 0 6 0 9 10-1 28-1 39-1s28 0 38 1c0-3 0-7 0-9-3 0-5 0-9 0-20 0-20-1-20-8 0-35 0-70 0-105z"><text:p/></draw:path><draw:path draw:style-name="gr595" draw:text-style-name="P38" svg:width="0.1008in" svg:height="0.035in" svg:x="0.5122in" svg:y="0.046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596" draw:text-style-name="P38" svg:width="0.0602in" svg:height="0.1004in" svg:x="0.6717in" svg:y="0.0012in" svg:viewBox="0 0 154 256" svg:d="M30 226c13-13 27-27 40-40 61-52 84-72 84-111 0-44-34-75-81-75-44 0-73 35-73 69 0 22 20 22 21 22 7 0 20-4 20-20 0-10-7-20-21-20-3 0-3 0-5 1 9-26 30-40 52-40 35 0 52 31 52 63 0 31-19 61-41 84-24 27-49 55-74 82-4 5-4 6-4 15 47 0 96 0 143 0 3-22 8-44 11-68-3 0-7 0-10 0-1 13-4 29-8 36-3 2-28 2-37 2-23 0-46 0-69 0z"><text:p/></draw:path><draw:path draw:style-name="gr597" draw:text-style-name="P38" svg:width="0.0646in" svg:height="0.0476in" svg:x="0.7453in" svg:y="0in" svg:viewBox="0 0 165 122" svg:d="M20 103c-1 3-2 9-2 11 0 5 4 8 8 8 5 0 9-4 11-6 3-2 4-11 5-17 1-5 4-17 5-24 3-6 4-12 6-18 2-12 3-14 11-25 8-10 20-24 41-24 15 0 15 13 15 18 0 17-11 47-15 58-4 7-5 10-5 15 0 15 12 23 25 23 28 0 40-37 40-42 0-3-3-3-4-3-4 0-5 1-6 5-5 22-17 33-28 33-6 0-7-5-7-10 0-6 1-10 7-22 3-8 14-37 14-52 0-27-21-31-35-31-23 0-38 14-47 24-1-18-17-24-28-24-12 0-18 9-22 14-6 10-9 26-9 28 0 3 3 3 4 3 4 0 4-1 6-9 4-15 10-28 20-28 7 0 9 5 9 13 0 5-4 14-5 22-2 7-4 19-5 24-4 11-6 23-9 36z"><text:p/></draw:path><draw:path draw:style-name="gr598" draw:text-style-name="P38" svg:width="0.0374in" svg:height="0.05in" svg:x="0.8224in" svg:y="0.0114in" svg:viewBox="0 0 96 128" svg:d="M96 90c-2 0-6 0-8 0-1 5-2 17-5 18s-18 1-21 1c-12 0-26 0-38 0 12-9 27-20 39-27 16-13 33-24 33-45 0-24-23-37-51-37-26 0-45 14-45 33 0 10 8 12 11 12 6 0 11-3 11-11s-4-11-11-12c6-9 17-14 30-14 18 0 34 11 34 31 0 15-11 27-25 40-16 14-32 27-48 40-2 2-2 2-2 3s0 4 0 6c30 0 59 0 89 0 2-13 5-25 7-38z"><text:p/></draw:path><draw:path draw:style-name="gr599" draw:text-style-name="P38" svg:width="0.063in" svg:height="0.1039in" svg:x="0.8886in" svg:y="0.0012in" svg:viewBox="0 0 161 265" svg:d="M96 121c32-10 55-37 55-68s-34-53-72-53c-39 0-68 23-68 53 0 12 8 20 20 20s20-9 20-20c0-20-19-20-25-20 13-19 38-23 52-23 16 0 36 8 36 43 0 4 0 26-11 44-11 19-24 20-34 20-3 0-12 1-15 1-2 1-6 1-6 4 0 5 4 5 10 5s11 0 17 0c32 0 46 25 46 63 0 52-26 64-44 64-16 0-45-7-59-29 14 1 26-7 26-22 0-13-11-21-22-21-10 0-22 5-22 22 0 35 36 61 78 61 47 0 83-36 83-75 0-31-25-61-65-69z"><text:p/></draw:path><draw:path draw:style-name="gr600" draw:text-style-name="P38" svg:width="0.0976in" svg:height="0.0476in" svg:x="0.9638in" svg:y="0in" svg:viewBox="0 0 249 122" svg:d="M105 97c-2 6-5 15-5 17 0 5 6 8 10 8s8-4 10-6c1-2 4-11 5-17 2-5 5-17 6-24 2-6 3-12 4-18 4-12 4-13 9-21 9-13 22-28 43-28 15 0 17 12 17 18 0 17-13 47-17 58-2 7-3 10-3 15 0 15 12 23 25 23 28 0 40-37 40-42 0-3-4-2-5-3-4 0-4 1-5 5-7 22-18 33-29 33-5 0-6-5-6-10 0-6 1-10 5-22 3-8 14-37 14-52 0-5 0-16-10-23-4-5-12-8-25-8-24 0-38 15-47 28-2-24-22-28-35-28-23 0-38 14-47 24-1-18-17-24-28-24-12 0-18 9-21 14-7 10-10 26-10 28 0 3 3 3 4 3 4 0 5-1 6-9 4-15 10-28 20-28 7 0 9 5 9 13 0 5-4 14-5 22-2 7-4 19-5 24-4 11-6 23-9 36-1 3-2 9-2 11 0 5 4 8 8 8 6 0 9-4 11-6 3-2 4-11 5-17 1-5 4-17 6-24 2-6 3-12 5-18 2-12 3-14 11-25 8-10 20-24 41-24 15 0 15 13 15 18 0 7 0 10-4 26-4 14-8 30-11 45z"><text:p/></draw:path><draw:path draw:style-name="gr601" draw:text-style-name="P38" svg:width="0.0374in" svg:height="0.05in" svg:x="1.0736in" svg:y="0.0114in" svg:viewBox="0 0 96 128" svg:d="M96 90c-2 0-6 0-8 0-1 5-3 17-5 18-3 1-19 1-21 1-14 0-26 0-39 0 13-9 28-20 39-27 17-13 34-24 34-45 0-24-23-37-51-37-26 0-45 14-45 33 0 10 8 12 11 12 4 0 11-3 11-11s-5-11-11-12c6-9 17-14 30-14 18 0 34 11 34 31 0 15-11 27-27 40-15 14-30 27-46 40-2 2-2 2-2 3s0 4 0 6c30 0 59 0 89 0 2-13 5-25 7-38z"><text:p/></draw:path></draw:g></text:span><text:span text:style-name="T8">. נחלק ב־</text:span><text:span text:style-name="T8"><draw:g text:anchor-type="as-char" svg:y="-0.102in" draw:z-index="19" draw:style-name="gr1"><svg:title>TexMaths</svg:title><svg:desc>11§inline§2^{n_2}§svg§600§FALSE§</svg:desc><draw:path draw:style-name="gr584" draw:text-style-name="P37" svg:width="0.1791in" svg:height="0.0858in" svg:x="-0.0004in" svg:y="0.0079in" svg:viewBox="0 0 456 219" svg:d="M0 0c152 0 304 0 456 0 0 73 0 146 0 219-152 0-304 0-456 0 0-73 0-146 0-219z"><text:p/></draw:path><draw:path draw:style-name="gr585" draw:text-style-name="P38" svg:width="0.0598in" svg:height="0.1004in" svg:x="-0.0004in" svg:y="0.0012in" svg:viewBox="0 0 153 256" svg:d="M30 227c13-14 27-27 40-40 60-53 83-73 83-112 0-44-34-75-82-75-44 0-71 35-71 70 0 22 19 22 20 22 6 0 20-5 20-21 0-10-7-20-20-20-4 0-5 0-6 0 9-24 30-39 53-39 34 0 52 31 52 63 0 31-20 60-41 84-25 28-49 55-75 83-3 4-3 6-3 14 47 0 94 0 143 0 3-22 6-44 10-67-4 0-7 0-9 0-2 12-6 29-9 34-2 4-28 4-36 4-23 0-46 0-69 0z"><text:p/></draw:path><draw:path draw:style-name="gr586" draw:text-style-name="P38" svg:width="0.0646in" svg:height="0.0476in" svg:x="0.0728in" svg:y="0in" svg:viewBox="0 0 165 122" svg:d="M20 103c-1 3-2 10-2 11 0 5 4 8 8 8 6 0 10-4 11-6s4-11 5-17c1-5 4-17 6-24 1-6 4-12 5-19 2-11 3-13 11-24 7-10 19-24 40-24 16 0 16 13 16 19 0 16-11 46-16 57-3 8-4 10-4 14 0 15 12 24 26 24 27 0 39-37 39-41s-4-4-5-4c-3 0-4 1-5 5-6 22-18 33-29 33-5 0-6-4-6-10 0-7 1-10 6-22 4-8 15-37 15-52 0-27-21-31-36-31-22 0-37 13-46 24-1-18-17-24-28-24s-18 9-21 14c-7 10-10 26-10 27 0 4 3 4 4 4 5 0 5-1 6-9 4-15 10-28 20-28 7 0 8 5 8 13 0 6-2 14-3 22-2 7-5 19-6 24-4 11-6 24-9 36z"><text:p/></draw:path><draw:path draw:style-name="gr587" draw:text-style-name="P38" svg:width="0.0374in" svg:height="0.0504in" svg:x="0.1492in" svg:y="0.011in" svg:viewBox="0 0 96 129" svg:d="M96 92c-4 0-6 0-8 0-1 4-3 15-6 17-2 2-18 2-21 2-13 0-25 0-38 0 13-9 28-20 38-28 18-12 35-23 35-44 0-25-24-39-51-39-26 0-45 15-45 34 0 10 8 12 11 12 5 0 11-3 11-11 0-7-4-11-11-12 5-9 16-14 30-14 18 0 34 11 34 30 0 16-11 28-26 42-15 13-31 26-47 39-2 3-2 3-2 4s0 3 0 5c30 0 59 0 89 0 2-13 4-25 7-37z"><text:p/></draw:path></draw:g></text:span><text:span text:style-name="T8"> ונקבל </text:span><text:span text:style-name="T8"><draw:g text:anchor-type="as-char" svg:y="-0.1047in" draw:z-index="20" draw:style-name="gr1"><svg:title>TexMaths</svg:title><svg:desc>11§inline§2^{n_1 - n_2}3^{m_1} = 3^{m_2}§svg§600§FALSE§</svg:desc><draw:path draw:style-name="gr570" draw:text-style-name="P37" svg:width="1.1146in" svg:height="0.089in" svg:x="-0.0004in" svg:y="0.0075in" svg:viewBox="0 0 2832 227" svg:d="M0 0c944 0 1888 0 2832 0 0 76 0 151 0 227-944 0-1888 0-2832 0 0-76 0-151 0-227z"><text:p/></draw:path><draw:path draw:style-name="gr571" draw:text-style-name="P38" svg:width="0.0602in" svg:height="0.1004in" svg:x="-0.0004in" svg:y="0.0012in" svg:viewBox="0 0 154 256" svg:d="M30 226c13-13 27-27 40-40 61-52 84-72 84-111 0-44-35-75-82-75-43 0-72 35-72 69 0 22 19 22 20 22 6 0 20-4 20-20 0-10-7-20-20-20-3 0-5 0-6 1 9-26 30-40 53-40 35 0 52 31 52 63 0 31-20 61-41 84-25 27-49 55-75 82-3 5-3 6-3 15 47 0 96 0 143 0 3-22 8-44 11-68-3 0-7 0-10 0-2 13-4 29-9 36-2 2-27 2-36 2-23 0-46 0-69 0z"><text:p/></draw:path><draw:path draw:style-name="gr572" draw:text-style-name="P38" svg:width="0.0646in" svg:height="0.0476in" svg:x="0.0728in" svg:y="0in" svg:viewBox="0 0 165 122" svg:d="M21 103c-1 3-3 9-3 11 0 5 5 8 10 8 4 0 8-4 9-6 2-2 4-11 6-17 1-5 4-17 5-24 2-6 4-12 5-18 3-12 3-14 12-25 7-10 20-24 40-24 16 0 16 13 16 18 0 17-12 47-16 58-3 7-4 10-4 15 0 15 12 23 26 23 27 0 38-37 38-42 0-3-2-2-3-3-5 0-5 1-6 5-6 22-17 33-28 33-6 0-7-5-7-10 0-6 1-10 6-22 3-8 14-37 14-52 0-27-21-31-35-31-22 0-38 14-45 24-3-18-18-24-29-24-12 0-19 9-22 14-6 10-10 26-10 28 0 3 3 2 4 3 5 0 5-1 7-9 4-15 9-28 20-28 6 0 9 5 9 13 0 5-3 14-5 22-2 7-4 19-5 24-4 11-6 23-9 36z"><text:p/></draw:path><draw:path draw:style-name="gr573" draw:text-style-name="P38" svg:width="0.0311in" svg:height="0.05in" svg:x="0.1539in" svg:y="0.0114in" svg:viewBox="0 0 80 128" svg:d="M50 6c0-6 0-6-7-6-14 12-35 12-40 12-1 0-2 0-3 0 0 2 0 6 0 8 1 0 2 0 3 0 5 0 18 0 29-5 0 32 0 64 0 96 0 7 0 8-21 8-3 0-5 0-9 0 0 2 0 6 0 9 10-1 28-1 39-1s28 0 39 1c0-3 0-7 0-9-3 0-6 0-10 0-20 0-20-1-20-8 0-35 0-70 0-105z"><text:p/></draw:path><draw:path draw:style-name="gr574" draw:text-style-name="P38" svg:width="0.0717in" svg:height="0.0047in" svg:x="0.2142in" svg:y="0.0177in" svg:viewBox="0 0 183 13" svg:d="M172 13c4 0 11 0 11-6 0-7-6-7-11-7-54 0-107 0-161 0-4 0-11 0-11 7 0 6 7 6 11 6 54 0 107 0 161 0z"><text:p/></draw:path><draw:path draw:style-name="gr575" draw:text-style-name="P38" svg:width="0.0646in" svg:height="0.0476in" svg:x="0.3028in" svg:y="0in" svg:viewBox="0 0 165 122" svg:d="M20 103c-1 3-2 9-2 11 0 5 4 8 8 8 5 0 9-4 11-6 3-2 4-11 5-17 1-5 4-17 5-24 3-6 4-12 6-18 2-12 3-14 11-25 8-10 20-24 41-24 15 0 15 13 15 18 0 17-11 47-15 58-4 7-5 10-5 15 0 15 12 23 25 23 28 0 40-37 40-42 0-3-3-3-4-3-4 0-5 1-6 5-5 22-17 33-28 33-6 0-7-5-7-10 0-6 1-10 7-22 3-8 14-37 14-52 0-27-21-31-35-31-23 0-38 14-47 24-2-18-17-24-28-24-12 0-18 9-22 14-6 10-9 26-9 28 0 3 3 3 4 3 4 0 4-1 6-9 4-15 10-28 20-28 7 0 9 5 9 13 0 5-4 14-5 22-2 7-4 19-5 24-4 11-6 23-9 36z"><text:p/></draw:path><draw:path draw:style-name="gr576" draw:text-style-name="P38" svg:width="0.0374in" svg:height="0.05in" svg:x="0.3799in" svg:y="0.0114in" svg:viewBox="0 0 96 128" svg:d="M96 90c-2 0-6 0-8 0-1 5-2 17-5 18s-18 1-21 1c-12 0-26 0-38 0 12-9 27-20 39-27 16-13 33-24 33-45 0-24-23-37-51-37-26 0-45 14-45 33 0 10 8 12 11 12 6 0 11-3 11-11s-4-11-11-12c6-9 17-14 30-14 18 0 34 11 34 31 0 15-11 27-25 40-16 14-32 27-48 40-2 2-2 2-2 3s0 4 0 6c30 0 59 0 89 0 2-13 5-25 7-38z"><text:p/></draw:path><draw:path draw:style-name="gr577" draw:text-style-name="P38" svg:width="0.063in" svg:height="0.1039in" svg:x="0.4461in" svg:y="0.0012in" svg:viewBox="0 0 161 265" svg:d="M96 121c32-10 55-37 55-68s-34-53-72-53c-39 0-68 23-68 53 0 12 8 20 20 20 11 0 20-9 20-20 0-20-19-20-25-20 13-19 38-23 51-23 17 0 37 8 37 43 0 4-1 26-11 44-11 19-24 20-34 20-3 0-12 1-15 1-2 1-6 1-6 4 0 5 4 5 10 5s11 0 17 0c32 0 46 25 46 63 0 52-26 64-44 64-16 0-45-7-59-29 14 1 26-7 26-22 0-13-11-21-22-21-10 0-22 5-22 22 0 35 36 61 78 61 47 0 83-36 83-75 0-31-25-61-65-69z"><text:p/></draw:path><draw:path draw:style-name="gr578" draw:text-style-name="P38" svg:width="0.0972in" svg:height="0.0476in" svg:x="0.5213in" svg:y="0in" svg:viewBox="0 0 248 122" svg:d="M105 97c-2 6-5 15-5 17 0 5 6 8 10 8s8-4 10-6c1-2 4-11 5-17 2-5 5-17 6-24 2-6 3-12 4-18 4-12 4-13 9-21 9-13 22-28 43-28 15 0 17 12 17 18 0 17-13 47-17 58-2 7-3 10-3 15 0 15 11 23 25 23 28 0 39-37 39-42 0-3-4-3-5-3-3 0-3 1-4 5-7 22-18 33-29 33-5 0-6-5-6-10 0-6 1-10 5-22 3-8 14-37 14-52 0-5 0-16-10-23-4-5-12-8-25-8-24 0-38 15-47 28-2-24-22-28-35-28-23 0-38 14-47 24-1-18-17-24-28-24-12 0-18 9-21 14-7 10-10 26-10 28 0 3 3 3 4 3 4 0 5-1 6-9 4-15 10-28 20-28 7 0 9 5 9 13 0 5-4 14-5 22-2 7-4 19-5 24-4 11-6 23-9 36-1 3-2 9-2 11 0 5 4 8 8 8 5 0 9-4 11-6 3-2 4-11 5-17 1-5 4-17 5-24 3-6 4-12 6-18 2-12 3-14 11-25 8-10 20-24 41-24 15 0 15 13 15 18 0 7 0 10-4 26-4 14-8 30-11 45z"><text:p/></draw:path><draw:path draw:style-name="gr579" draw:text-style-name="P38" svg:width="0.0307in" svg:height="0.05in" svg:x="0.6346in" svg:y="0.0114in" svg:viewBox="0 0 79 128" svg:d="M48 6c0-6 0-6-6-6-13 12-35 12-39 12-1 0-2 0-3 0 0 2 0 6 0 8 1 0 2 0 3 0 5 0 17 0 28-5 0 32 0 64 0 96 0 7 0 8-20 8-3 0-7 0-10 0 0 2 0 6 0 9 10-1 28-1 39-1s28 0 39 1c0-3 0-7 0-9-3 0-6 0-10 0-21 0-21-1-21-8 0-35 0-70 0-105z"><text:p/></draw:path><draw:path draw:style-name="gr580" draw:text-style-name="P38" svg:width="0.1008in" svg:height="0.035in" svg:x="0.7409in" svg:y="0.046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581" draw:text-style-name="P38" svg:width="0.063in" svg:height="0.1039in" svg:x="0.8996in" svg:y="0.0012in" svg:viewBox="0 0 161 265" svg:d="M96 121c32-10 55-37 55-68s-34-53-72-53c-39 0-68 23-68 53 0 12 9 20 20 20 12 0 20-9 20-20 0-20-19-20-25-20 13-19 38-23 52-23 16 0 36 8 36 43 0 4 0 26-11 44-11 19-24 20-34 20-3 0-12 1-15 1-2 1-6 1-6 4 0 5 4 5 10 5s11 0 17 0c32 0 46 25 46 63 0 52-26 64-44 64-16 0-45-7-59-29 14 1 26-7 26-22 0-13-11-21-22-21-9 0-22 5-22 22 0 35 36 61 78 61 47 0 83-36 83-75 0-31-25-61-65-69z"><text:p/></draw:path><draw:path draw:style-name="gr582" draw:text-style-name="P38" svg:width="0.0976in" svg:height="0.0476in" svg:x="0.9744in" svg:y="0in" svg:viewBox="0 0 249 122" svg:d="M105 97c-2 6-4 15-4 17 0 5 5 8 9 8s8-4 10-6c1-2 4-11 5-17 2-5 5-17 6-24 2-6 3-12 4-18 4-12 4-13 9-21 9-13 22-28 43-28 15 0 17 12 17 18 0 17-13 47-17 58-2 7-3 10-3 15 0 15 12 23 25 23 28 0 40-37 40-42 0-3-4-2-5-3-4 0-4 1-5 5-7 22-18 33-29 33-5 0-6-5-6-10 0-6 1-10 5-22 3-8 14-37 14-52 0-5 0-16-10-23-4-5-12-8-25-8-24 0-38 15-47 28-2-24-22-28-35-28-22 0-38 14-47 24-1-18-17-24-28-24-12 0-18 9-21 14-7 10-10 26-10 28 0 3 3 3 4 3 4 0 5-1 6-9 4-15 10-28 20-28 7 0 9 5 9 13 0 5-3 14-4 22-2 7-5 19-6 24-4 11-6 23-9 36-1 3-2 9-2 11 0 5 4 8 8 8 6 0 9-4 11-6 3-2 4-11 5-17 1-5 4-17 6-24 2-6 4-12 5-18 2-12 3-14 11-25 8-10 21-24 41-24 15 0 15 13 15 18 0 7 0 10-4 26-4 14-8 30-11 45z"><text:p/></draw:path><draw:path draw:style-name="gr583" draw:text-style-name="P38" svg:width="0.0374in" svg:height="0.05in" svg:x="1.0846in" svg:y="0.0114in" svg:viewBox="0 0 96 128" svg:d="M96 90c-2 0-6 0-8 0-1 5-3 17-5 18-3 1-19 1-21 1-14 0-26 0-39 0 13-9 28-20 39-27 17-13 34-24 34-45 0-24-23-37-51-37-26 0-45 14-45 33 0 10 8 12 11 12 4 0 11-3 11-11s-4-11-11-12c6-9 17-14 30-14 18 0 34 11 34 31 0 15-11 27-27 40-15 14-30 27-46 40-2 2-2 2-2 3s0 4 0 6c30 0 59 0 89 0 2-13 5-25 7-38z"><text:p/></draw:path></draw:g></text:span><text:span text:style-name="T8">. ידוע שאגף ימין מתחלק ב־</text:span><text:span text:style-name="T8"><draw:g text:anchor-type="as-char" svg:y="-0.1008in" draw:z-index="21" draw:style-name="gr1"><svg:title>TexMaths</svg:title><svg:desc>11§inline§2§svg§600§FALSE§</svg:desc><draw:path draw:style-name="gr568" draw:text-style-name="P37" svg:width="0.0516in" svg:height="0.0843in" svg:x="0in" svg:y="0.0075in" svg:viewBox="0 0 132 215" svg:d="M0 0c44 0 88 0 132 0 0 71 0 144 0 215-44 0-88 0-132 0 0-71 0-144 0-215z"><text:p/></draw:path><draw:path draw:style-name="gr569" draw:text-style-name="P38" svg:width="0.0598in" svg:height="0.1in" svg:x="-0.0004in" svg:y="0in" svg:viewBox="0 0 153 255" svg:d="M30 225c13-13 26-26 41-39 59-53 82-73 82-111 0-44-34-75-80-75-44 0-73 35-73 69 0 22 20 22 21 22 7 0 20-4 20-21 0-10-7-19-20-19-3 0-4 0-6 1 9-26 30-40 52-40 34 0 51 31 51 63 0 30-19 59-40 83-25 28-49 55-74 83-4 4-4 5-4 14 47 0 95 0 142 0 4-22 8-44 11-67-3 0-6 0-10 0-1 12-4 28-7 34-4 3-29 3-38 3-22 0-45 0-68 0z"><text:p/></draw:path></draw:g></text:span><text:span text:style-name="T8"> ומהשוויון אגף שמאל מתחלק ב־</text:span><text:span text:style-name="T8"><draw:g text:anchor-type="as-char" svg:y="-0.1008in" draw:z-index="22" draw:style-name="gr1"><svg:title>TexMaths</svg:title><svg:desc>11§inline§2§svg§600§FALSE§</svg:desc><draw:path draw:style-name="gr566" draw:text-style-name="P37" svg:width="0.0516in" svg:height="0.0843in" svg:x="0in" svg:y="0.0075in" svg:viewBox="0 0 132 215" svg:d="M0 0c44 0 88 0 132 0 0 71 0 144 0 215-44 0-88 0-132 0 0-71 0-144 0-215z"><text:p/></draw:path><draw:path draw:style-name="gr567" draw:text-style-name="P38" svg:width="0.0598in" svg:height="0.1in" svg:x="-0.0004in" svg:y="0in" svg:viewBox="0 0 153 255" svg:d="M30 225c13-13 26-26 41-39 59-53 82-73 82-111 0-44-34-75-80-75-44 0-73 35-73 69 0 22 20 22 21 22 7 0 20-4 20-21 0-10-7-19-20-19-3 0-4 0-6 1 9-26 30-40 52-40 34 0 51 31 51 63 0 30-19 59-40 83-25 28-49 55-74 83-4 4-4 5-4 14 47 0 95 0 142 0 4-22 8-44 11-67-3 0-6 0-10 0-1 12-4 28-7 34-4 3-29 3-38 3-22 0-45 0-68 0z"><text:p/></draw:path></draw:g></text:span><text:span text:style-name="T8">, בסתירה לכך שאגף ימין אינו מתחלק ב־</text:span><text:span text:style-name="T8"><draw:g text:anchor-type="as-char" svg:y="-0.1008in" draw:z-index="23" draw:style-name="gr1"><svg:title>TexMaths</svg:title><svg:desc>11§inline§2§svg§600§FALSE§</svg:desc><draw:path draw:style-name="gr564" draw:text-style-name="P37" svg:width="0.0516in" svg:height="0.0843in" svg:x="0in" svg:y="0.0075in" svg:viewBox="0 0 132 215" svg:d="M0 0c44 0 88 0 132 0 0 71 0 144 0 215-44 0-88 0-132 0 0-71 0-144 0-215z"><text:p/></draw:path><draw:path draw:style-name="gr565" draw:text-style-name="P38" svg:width="0.0598in" svg:height="0.1in" svg:x="-0.0004in" svg:y="0in" svg:viewBox="0 0 153 255" svg:d="M30 225c13-13 26-26 41-39 59-53 82-73 82-111 0-44-34-75-80-75-44 0-73 35-73 69 0 22 20 22 21 22 7 0 20-4 20-21 0-10-7-19-20-19-3 0-4 0-6 1 9-26 30-40 52-40 34 0 51 31 51 63 0 30-19 59-40 83-25 28-49 55-74 83-4 4-4 5-4 14 47 0 95 0 142 0 4-22 8-44 11-67-3 0-6 0-10 0-1 12-4 28-7 34-4 3-29 3-38 3-22 0-45 0-68 0z"><text:p/></draw:path></draw:g></text:span><text:span text:style-name="T8"> </text:span><text:span text:style-name="T12">וסיימנו. </text:span></text:p>
            </text:list-item>
            <text:list-item>
              <text:p text:style-name="P23"><text:span text:style-name="T8">אם </text:span><text:span text:style-name="T8"><draw:g text:anchor-type="as-char" svg:y="-0.1102in" draw:z-index="24" draw:style-name="gr1"><svg:title>TexMaths</svg:title><svg:desc>11§inline§m_1 \neq m_2§svg§600§FALSE§</svg:desc><draw:path draw:style-name="gr557" draw:text-style-name="P37" svg:width="0.5756in" svg:height="0.1256in" svg:x="0.0031in" svg:y="0.0075in" svg:viewBox="0 0 1463 320" svg:d="M732 320c-245 0-488 0-732 0 0-107 0-213 0-320 487 0 976 0 1463 0 0 107 0 213 0 320-244 0-488 0-731 0z"><text:p/></draw:path><draw:path draw:style-name="gr558" draw:text-style-name="P38" svg:width="0.1244in" svg:height="0.0685in" svg:x="-0.0004in" svg:y="0.0417in" svg:viewBox="0 0 317 175" svg:d="M23 148c-1 6-3 15-3 17 0 7 5 10 11 10 4 0 12-3 14-11 0-1 6-18 8-28 3-12 5-23 9-35 2-8 4-17 6-26 1-7 5-18 5-19 5-12 26-47 62-47 18 0 21 14 21 26 0 10-2 21-5 33-4 15-8 29-11 45-2 9-6 19-8 29-1 8-4 21-4 23 0 7 5 10 11 10 12 0 14-10 17-22 5-22 19-78 23-92 1-6 21-52 64-52 17 0 21 13 21 26 0 22-16 67-24 87-3 9-6 14-6 21 0 19 15 32 32 32 37 0 51-56 51-59 0-5-3-5-5-5-4 0-4 3-5 8-7 20-19 48-40 48-6 0-10-4-10-13s4-18 8-27c7-20 23-63 23-85 0-25-15-42-44-42s-49 18-64 38c0-5-1-18-12-28-10-8-22-10-32-10-34 0-52 25-59 34-2-22-19-34-36-34-18 0-26 15-29 22-6 13-12 36-12 38 0 4 4 4 6 4 3 0 3-1 6-9 7-27 14-46 28-46 6 0 12 3 12 17 0 8-1 13-7 32-8 30-14 60-22 90z"><text:p/></draw:path><draw:path draw:style-name="gr559" draw:text-style-name="P38" svg:width="0.0386in" svg:height="0.0705in" svg:x="0.1406in" svg:y="0.0606in" svg:viewBox="0 0 99 180" svg:d="M62 8c0-8-1-8-8-8-18 17-43 17-54 17 0 3 0 6 0 9 7 0 24 0 40-7 0 46 0 92 0 139 0 9 0 12-28 12-3 0-6 0-10 0 0 3 0 7 0 10 5-1 39-1 49-1 7 0 41 0 48 1 0-3 0-7 0-10-3 0-8 0-11 0-26 0-26-3-26-12 0-51 0-101 0-150z"><text:p/></draw:path><draw:path draw:style-name="gr560" draw:text-style-name="P38" svg:width="0.076in" svg:height="0.1413in" svg:x="0.2606in" svg:y="-0.0004in" svg:viewBox="0 0 194 360" svg:d="M190 15c4-5 4-6 4-7 0-2-3-8-8-8-6 0-7 2-9 8-58 112-115 224-174 336-3 6-3 7-3 8 0 3 3 8 8 8s6-3 9-8c58-113 115-224 173-337z"><text:p/></draw:path><draw:path draw:style-name="gr561" draw:text-style-name="P38" svg:width="0.1008in" svg:height="0.0358in" svg:x="0.248in" svg:y="0.0524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562" draw:text-style-name="P38" svg:width="0.1244in" svg:height="0.0685in" svg:x="0.4039in" svg:y="0.0417in" svg:viewBox="0 0 317 175" svg:d="M23 148c-1 6-3 15-3 17 0 7 5 10 11 10 4 0 12-3 14-11 1-1 6-18 8-28 3-12 5-23 9-35 2-8 4-17 6-26 1-7 5-18 5-19 5-12 26-47 62-47 18 0 21 14 21 26 0 10-2 21-5 33-4 15-8 29-11 45-2 9-6 19-8 29-1 8-4 21-4 23 0 7 5 10 11 10 12 0 14-10 17-22 6-22 20-78 23-92 1-6 21-52 64-52 17 0 21 13 21 26 0 22-16 67-24 87-3 9-6 14-6 21 0 19 15 32 32 32 37 0 51-56 51-59 0-5-3-5-5-5-4 0-4 3-5 8-7 20-19 48-40 48-6 0-10-4-10-13s5-18 8-27c7-20 23-63 23-85 0-25-15-42-44-42s-49 18-64 38c0-5-1-18-12-28-10-8-22-10-32-10-34 0-52 25-59 34-2-22-19-34-36-34-18 0-24 15-29 22-6 13-12 36-12 38 0 4 4 4 6 4 3 0 4-1 6-9 7-27 14-46 28-46 6 0 12 3 12 17 0 8-1 13-6 32-7 30-15 60-23 90z"><text:p/></draw:path><draw:path draw:style-name="gr563" draw:text-style-name="P38" svg:width="0.0469in" svg:height="0.0705in" svg:x="0.5398in" svg:y="0.0606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12">: דומה. </text:span></text:p>
            </text:list-item>
          </text:list>
          <text:p text:style-name="P24"><text:span text:style-name="T8">סה"כ </text:span><text:span text:style-name="T8"><draw:g text:anchor-type="as-char" svg:y="-0.0681in" draw:z-index="25" draw:style-name="gr1"><svg:title>TexMaths</svg:title><svg:desc>11§inline§g§svg§600§FALSE§</svg:desc><draw:path draw:style-name="gr555" draw:text-style-name="P37" svg:width="0.0555in" svg:height="0.0819in" svg:x="0.0051in" svg:y="0.0071in" svg:viewBox="0 0 142 209" svg:d="M71 209c-24 0-47 0-71 0 0-69 0-140 0-209 47 0 95 0 142 0 0 69 0 140 0 209-23 0-47 0-71 0z"><text:p/></draw:path><draw:path draw:style-name="gr556" draw:text-style-name="P38" svg:width="0.0689in" svg:height="0.0976in" svg:x="-0.0004in" svg:y="-0.0004in" svg:viewBox="0 0 176 249" svg:d="M175 25c0-2 1-4 1-6 0-7-4-11-11-11-4 0-14 3-17 16-6-14-19-24-35-24-43 0-90 54-90 110 0 37 23 60 51 60 23 0 39-18 44-22-8 34-8 34-12 50-1 4-15 42-55 42-7 0-20 0-31-3 12-5 16-14 16-21 0-6-4-13-15-13-8 0-21 6-21 22s14 24 52 24c48 0 74-31 80-54 14-56 29-113 43-170zM124 121c-2 10-11 19-18 27-8 6-20 13-31 13-19 0-26-20-26-34 0-19 13-64 23-84 11-19 27-34 41-34 26 0 31 31 31 33s-1 4-1 5c-5 25-12 49-19 74z"><text:p/></draw:path></draw:g></text:span><text:span text:style-name="T8"><text:s/>חח"ע וסיימנו. </text:span></text:p>
        </text:list-item>
      </text:list>
      <text:p text:style-name="P25"><text:span text:style-name="T8">זיווג ישיר בין </text:span><text:span text:style-name="T8"><draw:g text:anchor-type="as-char" svg:y="-0.1043in" draw:z-index="26" draw:style-name="gr1"><svg:title>TexMaths</svg:title><svg:desc>11§inline§\N, \N \times \N
§svg§600§FALSE§</svg:desc><draw:path draw:style-name="gr549" draw:text-style-name="P37" svg:width="0.5634in" svg:height="0.1173in" svg:x="0.0035in" svg:y="0.0075in" svg:viewBox="0 0 1432 299" svg:d="M0 0c477 0 954 0 1432 0 0 99 0 200 0 299-478 0-955 0-1432 0 0-99 0-200 0-299z"><text:p/></draw:path><draw:path draw:style-name="gr550" draw:text-style-name="P38" svg:width="0.1028in" svg:height="0.1063in" svg:x="-0.0004in" svg:y="0in" svg:viewBox="0 0 262 271" svg:d="M33 35c0 63 0 126 0 188 0 20-2 27-22 27-4 0-11 0-11 7s5 7 13 7c20 0 40 0 60 0 6 0 13 0 13-7s-7-7-12-7c-21 0-25-8-25-28 0-59 0-118 0-177 57 74 112 147 168 221 3 4 5 5 7 5 7 0 7-6 7-13 0-73 0-144 0-217 0-21 3-27 21-28 3 0 10 0 10-6 0-7-7-7-13-7-19 0-38 0-57 0-7 0-13 0-13 7 0 6 7 6 11 6 22 1 24 9 24 29 0 40 0 80 0 121-38-53-78-106-116-157-3-6-5-6-13-6-22 0-45 0-67 0-8 0-14 0-14 7 0 6 6 6 8 6 11 1 19 8 22 12-1 4-1 5-1 10zM218 244c-56-74-112-147-169-221-3-5-3-5-7-10 15 0 29 0 45 0 44 59 87 117 131 176 0 18 0 37 0 55z"><text:p/></draw:path><draw:path draw:style-name="gr551" draw:text-style-name="P38" svg:width="0.0173in" svg:height="0.0453in" svg:x="0.1189in" svg:y="0.0874in" svg:viewBox="0 0 45 116" svg:d="M45 41c0-26-10-41-25-41-12 0-20 10-20 21 0 10 8 20 20 20 5 0 10-1 14-5 1-1 1-1 1-1 1 0 1 0 1 6 0 29-13 52-26 65-5 3-5 4-5 5 0 4 3 5 5 5 4 0 35-30 35-75z"><text:p/></draw:path><draw:path draw:style-name="gr552" draw:text-style-name="P38" svg:width="0.1028in" svg:height="0.1063in" svg:x="0.1768in" svg:y="0in" svg:viewBox="0 0 262 271" svg:d="M34 35c0 63 0 126 0 188 0 20-3 27-23 27-4 0-11 0-11 7s7 7 13 7c20 0 41 0 61 0 6 0 12 0 12-7s-6-7-11-7c-21 0-24-8-24-28 0-59 0-118 0-177 55 74 111 147 166 221 4 4 5 5 8 5 7 0 7-6 7-13 0-73 0-144 0-217 0-21 3-27 21-28 2 0 9 0 9-6 0-7-6-7-12-7-19 0-39 0-58 0-6 0-13 0-13 7 0 6 8 6 12 6 21 1 25 9 25 29 0 40 0 80 0 121-39-53-79-106-117-157-4-6-6-6-14-6-22 0-45 0-67 0-7 0-13 0-13 7 0 6 6 6 8 6 11 1 18 8 22 12-1 4-1 5-1 10zM219 244c-56-74-112-147-168-221-5-5-5-5-9-10 15 0 31 0 46 0 44 59 87 117 131 176 0 18 0 37 0 55z"><text:p/></draw:path><draw:path draw:style-name="gr553" draw:text-style-name="P38" svg:width="0.0732in" svg:height="0.0724in" svg:x="0.3386in" svg:y="0.0295in" svg:viewBox="0 0 187 185" svg:d="M93 83c-25-27-51-52-77-77-5-5-5-6-8-6-5 0-8 3-8 8 0 3 1 3 5 7 26 27 52 52 77 79-25 25-51 51-77 76-4 4-5 5-5 8 0 4 3 7 8 7 3 0 3-1 8-5 26-26 52-51 77-76 27 26 53 53 80 79 1 0 3 2 6 2 5 0 8-3 8-7 0-1 0-3-1-5-1 0-63-60-82-79 24-24 48-48 71-72 2-2 8-7 10-9 0-1 2-2 2-5 0-5-3-8-8-8-3 0-5 1-10 6-25 25-50 50-76 77z"><text:p/></draw:path><draw:path draw:style-name="gr554" draw:text-style-name="P38" svg:width="0.1028in" svg:height="0.1063in" svg:x="0.472in" svg:y="0in" svg:viewBox="0 0 262 271" svg:d="M34 35c0 63 0 126 0 188 0 20-3 27-23 27-4 0-11 0-11 7s7 7 13 7c20 0 41 0 61 0 6 0 12 0 12-7s-6-7-11-7c-22 0-24-8-24-28 0-59 0-118 0-177 55 74 111 147 166 221 3 4 5 5 8 5 7 0 7-6 7-13 0-73 0-144 0-217 0-21 3-27 21-28 2 0 9 0 9-6 0-7-6-7-13-7-19 0-38 0-57 0-6 0-13 0-13 7 0 6 8 6 11 6 22 1 26 9 26 29 0 40 0 80 0 121-39-53-79-106-117-157-4-6-6-6-14-6-22 0-45 0-67 0-7 0-14 0-14 7 0 6 7 6 9 6 10 1 18 8 22 12-1 4-1 5-1 10zM218 244c-56-74-111-147-167-221-5-5-5-5-9-10 15 0 31 0 46 0 43 59 87 117 130 176 0 18 0 37 0 55z"><text:p/></draw:path></draw:g></text:span><text:span text:style-name="T8"><text:s/>(סתם לעיון): </text:span><text:span text:style-name="T8"><draw:g text:anchor-type="as-char" svg:y="-0.1134in" draw:z-index="27" draw:style-name="gr1"><svg:title>TexMaths</svg:title><svg:desc>11§inline§f \colon \N \times \N \to \N, f = \lambda \la n, m \ra \in \N \times \N. 2^n(2m + 1) - 1§svg§600§FALSE§</svg:desc><draw:path draw:style-name="gr517" draw:text-style-name="P37" svg:width="3.4311in" svg:height="0.1358in" svg:x="0.0303in" svg:y="0.0071in" svg:viewBox="0 0 8716 346" svg:d="M4359 346c-1453 0-2906 0-4359 0 0-116 0-230 0-346 2905 0 5811 0 8716 0 0 116 0 230 0 346-1452 0-2905 0-4357 0z"><text:p/></draw:path><draw:path draw:style-name="gr518" draw:text-style-name="P38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519" draw:text-style-name="P38" svg:width="0.0161in" svg:height="0.065in" svg:x="0.1126in" svg:y="0.0484in" svg:viewBox="0 0 42 166" svg:d="M42 21c0-12-10-21-21-21s-21 9-21 21c0 11 10 20 21 20s21-9 21-20zM42 146c0-12-10-20-21-20s-21 8-21 20c0 11 10 20 21 20s21-9 21-20z"><text:p/></draw:path><draw:path draw:style-name="gr520" draw:text-style-name="P38" svg:width="0.1028in" svg:height="0.1063in" svg:x="0.1969in" svg:y="0.0098in" svg:viewBox="0 0 262 271" svg:d="M33 35c0 63 0 126 0 187 0 20-3 28-22 28-4 0-11 0-11 7 0 6 5 6 13 6 20 0 40 0 60 0 6 0 13 0 13-6 0-7-7-7-12-7-21 0-25-9-25-29 0-58 0-118 0-176 57 74 112 148 168 220 3 5 5 6 7 6 7 0 7-7 7-13 0-72 0-145 0-217 0-21 3-27 22-28 2 0 9 0 9-6 0-7-7-7-13-7-19 0-38 0-57 0-7 0-13 0-13 7 0 6 7 6 11 6 22 1 24 9 24 29 0 39 0 80 0 121-38-53-78-105-116-157-3-6-5-6-13-6-23 0-45 0-69 0-6 0-12 0-12 7 0 6 6 6 8 6 11 1 18 8 22 12-1 4-1 5-1 10zM218 243c-56-72-112-146-169-220-3-5-3-5-7-10 15 0 29 0 45 0 44 59 87 117 131 176 0 18 0 37 0 54z"><text:p/></draw:path><draw:path draw:style-name="gr521" draw:text-style-name="P38" svg:width="0.0732in" svg:height="0.0728in" svg:x="0.3587in" svg:y="0.0394in" svg:viewBox="0 0 187 186" svg:d="M93 83c-25-26-51-52-77-77-4-5-5-6-8-6-4 0-8 3-8 8 0 2 1 3 5 7 26 27 52 52 77 79-25 25-51 50-77 77-4 4-5 5-5 7 0 5 4 8 8 8 3 0 4-1 8-5 26-27 52-52 77-78 27 27 54 53 81 81 1 0 3 2 5 2 5 0 8-3 8-8 0-1 0-2-1-4 0-1-62-62-82-80 25-25 48-48 72-72 1-2 8-7 9-9 1-1 2-3 2-5 0-5-3-8-8-8-3 0-4 1-9 6-25 25-51 51-77 77z"><text:p/></draw:path><draw:path draw:style-name="gr522" draw:text-style-name="P38" svg:width="0.1028in" svg:height="0.1063in" svg:x="0.4925in" svg:y="0.0098in" svg:viewBox="0 0 262 271" svg:d="M34 35c0 63 0 126 0 187 0 20-3 28-23 28-4 0-11 0-11 7 0 6 7 6 13 6 20 0 40 0 60 0 7 0 13 0 13-6 0-7-7-7-12-7-21 0-25-9-25-29 0-58 0-118 0-176 57 74 112 148 168 220 3 5 5 6 8 6 6 0 6-7 6-13 0-72 0-145 0-217 0-21 4-27 22-28 2 0 9 0 9-6 0-7-6-7-13-7-19 0-38 0-57 0-6 0-13 0-13 7 0 6 7 6 11 6 22 1 26 9 26 29 0 39 0 80 0 121-39-53-79-105-117-157-4-6-6-6-14-6-22 0-45 0-67 0-8 0-14 0-14 7 0 6 6 6 9 6 10 1 18 8 21 12 0 4 0 5 0 10zM218 243c-56-72-112-146-169-220-3-5-3-5-7-10 15 0 31 0 46 0 43 59 87 117 130 176 0 18 0 37 0 54z"><text:p/></draw:path><draw:path draw:style-name="gr523" draw:text-style-name="P38" svg:width="0.1346in" svg:height="0.0787in" svg:x="0.6492in" svg:y="0.0362in" svg:viewBox="0 0 343 201" svg:d="M301 109c-22 15-32 32-35 36-17 27-21 51-21 52 0 4 6 4 8 4 7 0 8-1 9-7 9-38 32-71 76-88 4-1 5-3 5-5 0-3-2-4-3-4-17-7-64-27-78-91-1-5-2-6-9-6-2 0-8 0-8 4 0 2 5 26 20 51 8 12 20 25 36 37-95 0-191 0-287 0-7 0-14 0-14 9 0 8 7 8 14 8 96 0 192 0 287 0z"><text:p/></draw:path><draw:path draw:style-name="gr524" draw:text-style-name="P38" svg:width="0.1028in" svg:height="0.1063in" svg:x="0.839in" svg:y="0.0098in" svg:viewBox="0 0 262 271" svg:d="M34 35c0 63 0 126 0 187 0 20-3 28-23 28-4 0-11 0-11 7 0 6 7 6 13 6 20 0 41 0 61 0 6 0 12 0 12-6 0-7-6-7-11-7-21 0-24-9-24-29 0-58 0-118 0-176 56 74 111 148 167 220 3 5 4 6 7 6 7 0 7-7 7-13 0-72 0-145 0-217 0-21 3-27 21-28 2 0 9 0 9-6 0-7-6-7-12-7-19 0-39 0-58 0-6 0-13 0-13 7 0 6 8 6 12 6 21 1 25 9 25 29 0 39 0 80 0 121-39-53-79-105-117-157-3-6-6-6-14-6-22 0-45 0-67 0-7 0-13 0-13 7 0 6 6 6 8 6 11 1 18 8 22 12-1 4-1 5-1 10zM219 243c-56-72-112-146-168-220-5-5-5-5-9-10 15 0 31 0 46 0 44 59 87 117 131 176 0 18 0 37 0 54z"><text:p/></draw:path><draw:path draw:style-name="gr525" draw:text-style-name="P38" svg:width="0.0173in" svg:height="0.0453in" svg:x="0.9587in" svg:y="0.0972in" svg:viewBox="0 0 45 116" svg:d="M45 41c0-26-10-41-25-41-12 0-20 10-20 21 0 10 8 20 20 20 5 0 10-1 14-5 1-1 1-1 1-1 1 0 1 0 1 6 0 28-13 51-26 64-5 4-5 5-5 6 0 2 3 5 5 5 4 0 35-30 35-75z"><text:p/></draw:path><draw:path draw:style-name="gr526" draw:text-style-name="P38" svg:width="0.076in" svg:height="0.1374in" svg:x="1.0209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527" draw:text-style-name="P38" svg:width="0.1004in" svg:height="0.0354in" svg:x="1.1547in" svg:y="0.0575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528" draw:text-style-name="P38" svg:width="0.0748in" svg:height="0.1067in" svg:x="1.315in" svg:y="0.0083in" svg:viewBox="0 0 191 272" svg:d="M118 155c15 41 34 98 39 107 7 9 11 9 21 9 3 0 6 0 9 0s4-1 4-3-1-3-2-5c-4-4-6-10-9-17-26-73-52-146-79-218-8-24-28-28-47-28-2 0-7 0-7 4 0 3 2 3 4 4 13 2 15 4 25 31 12 35 25 70 37 105-35 35-71 70-106 105-5 4-7 6-7 12 0 7 4 11 11 11 5 0 10-4 13-9 31-36 63-71 94-108z"><text:p/></draw:path><draw:path draw:style-name="gr529" draw:text-style-name="P38" svg:width="0.0335in" svg:height="0.1512in" svg:x="1.4122in" svg:y="0in" svg:viewBox="0 0 86 385" svg:d="M84 15c2-4 2-5 2-7 0-5-4-8-8-8-3 0-7 2-9 9-23 59-45 118-68 177 0 2-1 4-1 8 0 1 0 1 1 5 23 59 45 118 68 176 1 5 4 10 9 10 4 0 8-3 8-7 0-1 0-3-2-7-24-59-46-119-69-177 23-60 45-119 69-179z"><text:p/></draw:path><draw:path draw:style-name="gr530" draw:text-style-name="P38" svg:width="0.0819in" svg:height="0.0685in" svg:x="1.4591in" svg:y="0.0465in" svg:viewBox="0 0 209 175" svg:d="M23 148c-1 6-4 15-4 17 0 7 5 10 12 10 4 0 11-3 14-11 0-1 4-19 7-29 3-12 5-23 8-34 3-9 5-17 7-26 1-7 4-18 6-19 5-12 26-47 62-47 18 0 21 14 21 26 0 24-19 74-25 91-3 8-3 13-3 17 0 19 13 32 30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531" draw:text-style-name="P38" svg:width="0.0173in" svg:height="0.0453in" svg:x="1.5591in" svg:y="0.0972in" svg:viewBox="0 0 45 116" svg:d="M45 41c0-26-10-41-25-41-12 0-20 10-20 21 0 10 8 20 20 20 5 0 10-1 14-5 1-1 1-1 2-1 0 2 0 0 0 6 0 28-13 51-26 64-5 4-5 5-5 6 0 2 3 5 5 5 4 0 35-30 35-75z"><text:p/></draw:path><draw:path draw:style-name="gr532" draw:text-style-name="P38" svg:width="0.1244in" svg:height="0.0685in" svg:x="1.6181in" svg:y="0.0465in" svg:viewBox="0 0 317 175" svg:d="M23 148c-1 6-3 15-3 17 0 7 4 10 11 10 4 0 11-3 14-11 0-1 4-19 7-29 3-12 5-23 8-34 3-9 5-17 7-26 2-7 4-18 6-19 5-12 26-47 62-47 18 0 21 14 21 26 0 10-2 21-5 33-4 15-8 29-11 44-3 10-6 20-8 30-2 8-6 21-6 23 0 7 6 10 11 10 13 0 15-10 18-22 6-22 20-78 23-92 1-6 22-52 64-52 16 0 21 13 21 26 0 22-16 66-23 87-5 9-6 13-6 21 0 19 13 32 32 32 36 0 51-56 51-59 0-4-4-4-5-4-4 0-4 1-6 7-6 20-18 47-40 47-5 0-9-3-9-12 0-10 4-19 7-27 8-20 24-63 24-85 0-25-16-42-45-42-30 0-48 18-63 37 0-4-1-17-12-27-10-8-22-10-32-10-35 0-54 25-60 34-2-22-18-34-35-34-18 0-26 15-29 22-7 13-12 36-12 37 0 5 3 4 4 5 5 0 5-1 7-9 7-27 14-46 29-46 5 0 12 3 12 17 0 8-1 13-7 32-8 30-14 60-22 90z"><text:p/></draw:path><draw:path draw:style-name="gr533" draw:text-style-name="P38" svg:width="0.0335in" svg:height="0.1512in" svg:x="1.7555in" svg:y="0in" svg:viewBox="0 0 86 385" svg:d="M84 199c2-4 2-4 2-5 0-2 0-2-2-7-22-59-46-119-68-178-2-7-4-9-8-9-5 0-8 3-8 8 0 1 0 2 1 6 23 60 46 119 69 180-23 58-46 118-69 176-1 4-1 5-1 8 0 4 3 7 8 7 4 0 6-4 7-7 23-60 45-119 69-179z"><text:p/></draw:path><draw:path draw:style-name="gr534" draw:text-style-name="P38" svg:width="0.076in" svg:height="0.087in" svg:x="1.861in" svg:y="0.0315in" svg:viewBox="0 0 194 222" svg:d="M179 120c7 0 15 0 15-8 0-9-8-9-15-9-55 0-109 0-164 0 5-50 50-88 104-88 20 0 40 0 60 0 7 0 15 0 15-7 0-8-8-8-15-8-20 0-40 0-60 0-66 0-119 50-119 112s53 110 119 110c20 0 40 0 60 0 7 0 15 0 15-7s-8-7-15-7c-20 0-40 0-60 0-54 0-99-37-104-88 55 0 109 0 164 0z"><text:p/></draw:path><draw:path draw:style-name="gr535" draw:text-style-name="P38" svg:width="0.1028in" svg:height="0.1063in" svg:x="1.9957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9 243c-56-72-112-146-168-220-5-5-5-5-9-10 15 0 31 0 46 0 44 59 87 117 131 176 0 18 0 37 0 54z"><text:p/></draw:path><draw:path draw:style-name="gr536" draw:text-style-name="P38" svg:width="0.0732in" svg:height="0.0728in" svg:x="2.1583in" svg:y="0.0394in" svg:viewBox="0 0 187 186" svg:d="M93 83c-25-26-51-52-77-77-4-5-5-6-8-6-4 0-8 3-8 8 0 2 1 3 5 7 26 27 52 52 77 79-25 25-51 50-77 77-4 4-5 5-5 7 0 5 4 8 8 8 3 0 4-1 8-5 26-27 52-52 77-78 27 27 54 53 81 81 2 0 3 2 5 2 5 0 8-3 8-8 0-1 0-2-1-4-1-1-62-62-82-80 24-25 48-48 71-72 2-2 8-7 10-9 0-1 2-3 2-5 0-5-3-8-8-8-3 0-4 1-9 6-25 25-51 51-77 77z"><text:p/></draw:path><draw:path draw:style-name="gr537" draw:text-style-name="P38" svg:width="0.1028in" svg:height="0.1063in" svg:x="2.2917in" svg:y="0.0098in" svg:viewBox="0 0 262 271" svg:d="M33 35c0 63 0 126 0 187 0 20-3 28-23 28-3 0-10 0-10 7 0 6 5 6 13 6 20 0 40 0 60 0 6 0 13 0 13-6 0-7-7-7-12-7-21 0-25-9-25-29 0-58 0-118 0-176 57 74 112 148 168 220 3 5 5 6 7 6 7 0 7-7 7-13 0-72 0-145 0-217 0-21 3-27 21-28 3 0 10 0 10-6 0-7-7-7-13-7-19 0-38 0-57 0-7 0-13 0-13 7 0 6 7 6 11 6 22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538" draw:text-style-name="P38" svg:width="0.0157in" svg:height="0.0157in" svg:x="2.411in" svg:y="0.0972in" svg:viewBox="0 0 41 41" svg:d="M41 21c0-12-10-21-21-21-12 0-20 9-20 21 0 11 8 20 20 20 11 0 21-9 21-20z"><text:p/></draw:path><draw:path draw:style-name="gr539" draw:text-style-name="P38" svg:width="0.0602in" svg:height="0.1in" svg:x="2.4476in" svg:y="0.013in" svg:viewBox="0 0 154 255" svg:d="M30 226c13-14 27-26 40-39 61-53 84-74 84-112 0-44-35-75-81-75-44 0-73 35-73 69 0 22 19 22 20 22 6 0 21-4 21-21 0-9-8-19-21-19-4 0-4 0-5 0 9-26 30-39 52-39 35 0 52 31 52 63 0 31-20 60-41 85-24 27-49 54-74 81-4 5-4 6-4 14 47 0 96 0 143 0 3-22 8-44 11-66-3 0-7 0-10 0-2 12-4 28-8 33-3 4-28 4-37 4-23 0-46 0-69 0z"><text:p/></draw:path><draw:path draw:style-name="gr540" draw:text-style-name="P38" svg:width="0.0646in" svg:height="0.0472in" svg:x="2.5213in" svg:y="0.0118in" svg:viewBox="0 0 165 121" svg:d="M20 101c-1 5-2 11-2 12 0 6 4 8 8 8 5 0 8-3 10-5 2-3 5-11 6-17 1-5 4-18 5-24 2-7 4-12 5-19 3-11 4-13 12-24 7-11 20-24 40-24 16 0 16 13 16 18 0 16-11 47-16 58-3 7-4 10-4 14 0 14 12 23 25 23 28 0 40-36 40-41 0-3-3-3-4-3-5 0-5 1-6 4-5 21-18 34-29 34-5 0-6-5-6-10 0-7 1-10 6-22 4-9 15-38 15-52 0-27-21-31-35-31-24 0-38 13-47 24-2-18-17-24-28-24-12 0-18 8-22 14-6 10-9 26-9 27 0 3 3 3 4 3 4 0 4 0 6-8 4-15 9-28 20-28 6 0 8 5 8 13 0 4-3 14-4 22-2 8-4 19-5 24-4 11-6 22-9 34z"><text:p/></draw:path><draw:path draw:style-name="gr541" draw:text-style-name="P38" svg:width="0.035in" svg:height="0.1512in" svg:x="2.6142in" svg:y="0in" svg:viewBox="0 0 90 385" svg:d="M90 381c0-1 0-1-6-8-49-49-62-122-62-179 0-68 15-136 63-183 5-5 5-5 5-7 0-3-2-4-4-4-4 0-39 26-62 76-20 42-24 85-24 118 0 28 4 75 25 119 23 47 57 72 61 72 2 0 4-1 4-4z"><text:p/></draw:path><draw:path draw:style-name="gr542" draw:text-style-name="P38" svg:width="0.0606in" svg:height="0.1in" svg:x="2.6657in" svg:y="0.013in" svg:viewBox="0 0 155 255" svg:d="M31 226c13-14 27-26 40-39 61-53 84-74 84-112 0-44-35-75-82-75-44 0-73 35-73 69 0 22 20 22 21 22 6 0 20-4 20-21 0-9-7-19-20-19-3 0-5 0-6 0 9-26 30-39 53-39 35 0 52 31 52 63 0 31-20 60-41 85-25 27-49 54-75 81-4 5-4 6-4 14 48 0 96 0 144 0 3-22 8-44 11-66-3 0-7 0-10 0-2 12-4 28-9 33-2 4-27 4-36 4-23 0-46 0-69 0z"><text:p/></draw:path><draw:path draw:style-name="gr543" draw:text-style-name="P38" svg:width="0.1244in" svg:height="0.0685in" svg:x="2.739in" svg:y="0.0465in" svg:viewBox="0 0 317 175" svg:d="M23 148c-2 6-4 15-4 17 0 7 5 10 12 10 4 0 11-3 14-11 0-1 4-19 7-29 3-12 5-23 8-34 3-9 5-17 7-26 1-7 4-18 6-19 5-12 25-47 62-47 18 0 21 14 21 26 0 10-3 21-6 33-4 15-7 29-10 44-3 10-6 20-8 30-2 8-6 21-6 23 0 7 6 10 11 10 13 0 15-10 18-22 6-22 20-78 23-92 1-6 22-52 64-52 16 0 21 13 21 26 0 22-17 66-24 87-4 9-5 13-5 21 0 19 13 32 32 32 36 0 51-56 51-59 0-4-5-4-6-4-3 0-3 1-5 7-6 20-18 47-40 47-6 0-9-3-9-12 0-10 4-19 7-27 8-20 24-63 24-85 0-25-16-42-45-42-30 0-48 18-63 37 0-4-1-17-12-27-10-8-22-10-32-10-35 0-54 25-60 34-2-22-18-34-35-34-18 0-26 15-29 22-8 13-12 36-12 37 0 5 3 5 4 5 5 0 5-1 7-9 7-27 14-46 29-46 5 0 12 3 12 17 0 8-3 13-7 32-8 30-14 60-22 90z"><text:p/></draw:path><draw:path draw:style-name="gr544" draw:text-style-name="P38" svg:width="0.1008in" svg:height="0.1in" svg:x="2.9102in" svg:y="0.0256in" svg:viewBox="0 0 257 255" svg:d="M136 137c37 0 72 0 108 0 6 0 13 0 13-8 0-9-7-9-13-9-36 0-71 0-108 0 0-36 0-72 0-108 0-5 0-12-7-12-8 0-8 7-8 12 0 36 0 72 0 108-36 0-72 0-108 0-5 0-13 0-13 9 0 8 8 8 13 8 36 0 72 0 108 0 0 35 0 71 0 106 0 6 0 12 8 12 7 0 7-6 7-12 0-35 0-71 0-106z"><text:p/></draw:path><draw:path draw:style-name="gr545" draw:text-style-name="P38" svg:width="0.05in" svg:height="0.1in" svg:x="3.0673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546" draw:text-style-name="P38" svg:width="0.035in" svg:height="0.1512in" svg:x="3.1386in" svg:y="0in" svg:viewBox="0 0 90 385" svg:d="M90 194c0-31-4-77-25-121-23-48-57-73-61-73-2 0-4 2-4 4s0 2 8 9c38 38 60 99 60 181 0 64-14 132-63 180-5 6-5 6-5 7 0 2 2 4 4 4 4 0 39-26 62-76 20-41 24-84 24-115z"><text:p/></draw:path><draw:path draw:style-name="gr547" draw:text-style-name="P38" svg:width="0.0925in" svg:height="0.0063in" svg:x="3.2354in" svg:y="0.0724in" svg:viewBox="0 0 236 17" svg:d="M223 17c7 0 13 0 13-8 0-9-6-9-13-9-69 0-139 0-209 0-6 0-14 0-14 9 0 8 8 8 14 8 70 0 140 0 209 0z"><text:p/></draw:path><draw:path draw:style-name="gr548" draw:text-style-name="P38" svg:width="0.05in" svg:height="0.1in" svg:x="3.389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8"><text:s/>(ה־</text:span><text:span text:style-name="T8"><draw:g text:anchor-type="as-char" svg:y="-0.0898in" draw:z-index="28" draw:style-name="gr1"><svg:title>TexMaths</svg:title><svg:desc>11§inline§-1§svg§600§FALSE§</svg:desc><draw:path draw:style-name="gr514" draw:text-style-name="P37" svg:width="0.165in" svg:height="0.0843in" svg:x="-0.0004in" svg:y="0.0075in" svg:viewBox="0 0 420 215" svg:d="M0 0c140 0 280 0 420 0 0 71 0 144 0 215-140 0-280 0-420 0 0-71 0-144 0-215z"><text:p/></draw:path><draw:path draw:style-name="gr515" draw:text-style-name="P38" svg:width="0.0921in" svg:height="0.0055in" svg:x="0.0043in" svg:y="0.0598in" svg:viewBox="0 0 235 15" svg:d="M222 15c6 0 13 0 13-7 0-8-7-8-13-8-71 0-140 0-209 0-6 0-13 0-13 8 0 7 7 7 13 7 69 0 138 0 209 0z"><text:p/></draw:path><draw:path draw:style-name="gr516" draw:text-style-name="P38" svg:width="0.0496in" svg:height="0.1in" svg:x="0.1228in" svg:y="0in" svg:viewBox="0 0 127 255" svg:d="M79 10c0-9 0-10-9-10-24 24-58 24-70 24 0 5 0 8 0 12 8 0 31 0 50-10 0 66 0 132 0 198 0 14-1 19-35 19-4 0-8 0-13 0 0 4 0 7 0 12 14-1 47-1 63-1 15 0 49 0 62 1 0-5 0-8 0-12-4 0-9 0-12 0-35 0-36-5-36-19 0-71 0-143 0-214z"><text:p/></draw:path></draw:g></text:span><text:span text:style-name="T8"> בסוף אחראי להוסיף את </text:span><text:span text:style-name="T8"><draw:g text:anchor-type="as-char" svg:y="-0.1043in" draw:z-index="29" draw:style-name="gr1"><svg:title>TexMaths</svg:title><svg:desc>11§inline§0§svg§600§FALSE§</svg:desc><draw:path draw:style-name="gr512" draw:text-style-name="P37" svg:width="0.0539in" svg:height="0.0882in" svg:x="0.0016in" svg:y="0.0075in" svg:viewBox="0 0 138 225" svg:d="M0 0c46 0 92 0 138 0 0 75 0 150 0 225-46 0-92 0-138 0 0-75 0-150 0-225z"><text:p/></draw:path><draw:path draw:style-name="gr513" draw:text-style-name="P38" svg:width="0.0634in" svg:height="0.1039in" svg:x="-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</text:span><text:span text:style-name="T8"><text:s/>לתמונה). </text:span><text:span text:style-name="T14">לא נספק הוכחה. </text:span></text:p>
      <text:p text:style-name="P10"><text:span text:style-name="T30">מ</text:span><text:span text:style-name="T7">סקנה מקש"ב: </text:span></text:p>
      <text:list xml:id="list282041959" text:style-name="L4">
        <text:list-item>
          <text:p text:style-name="P20"><draw:g text:anchor-type="as-char" svg:y="-0.1134in" draw:z-index="40" draw:style-name="gr1"><svg:title>TexMaths</svg:title><svg:desc>11§inline§|A| &lt; |B| \land |B \le |C| \implies |A| &lt; |C|§svg§600§FALSE§</svg:desc><draw:path draw:style-name="gr392" draw:text-style-name="P37" svg:width="2.3358in" svg:height="0.1358in" svg:x="-0.0004in" svg:y="0.0071in" svg:viewBox="0 0 5934 346" svg:d="M2968 346c-990 0-1978 0-2968 0 0-116 0-230 0-346 1978 0 3956 0 5934 0 0 116 0 230 0 346-989 0-1977 0-2966 0z"><text:p/></draw:path><draw:path draw:style-name="gr393" draw:text-style-name="P38" svg:width="0.0055in" svg:height="0.1512in" svg:x="0.0102in" svg:y="0in" svg:viewBox="0 0 15 385" svg:d="M15 14c0-6 0-14-7-14-8 0-8 8-8 14 0 119 0 238 0 357 0 7 0 14 8 14 7 0 7-7 7-14 0-119 0-238 0-357z"><text:p/></draw:path><draw:path draw:style-name="gr394" draw:text-style-name="P38" svg:width="0.1039in" svg:height="0.1079in" svg:x="0.0394in" svg:y="0.0047in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395" draw:text-style-name="P38" svg:width="0.0055in" svg:height="0.1512in" svg:x="0.1665in" svg:y="0in" svg:viewBox="0 0 15 385" svg:d="M15 14c0-6 0-14-7-14-8 0-8 8-8 14 0 119 0 238 0 357 0 7 0 14 8 14 7 0 7-7 7-14 0-119 0-238 0-357z"><text:p/></draw:path><draw:path draw:style-name="gr396" draw:text-style-name="P38" svg:width="0.0921in" svg:height="0.087in" svg:x="0.2457in" svg:y="0.0315in" svg:viewBox="0 0 235 222" svg:d="M229 17c4-4 6-5 6-9 0-5-3-8-7-8-1 0-1 0-7 2-71 34-143 67-214 101-4 3-7 3-7 8s3 7 7 9c71 33 143 67 214 100 6 2 6 2 7 2 4 0 7-3 7-7 0-5-2-6-6-8-68-32-136-64-204-96 68-32 136-63 204-94z"><text:p/></draw:path><draw:path draw:style-name="gr397" draw:text-style-name="P38" svg:width="0.0055in" svg:height="0.1512in" svg:x="0.4114in" svg:y="0in" svg:viewBox="0 0 15 385" svg:d="M15 14c0-6 0-14-7-14-8 0-8 8-8 14 0 119 0 238 0 357 0 7 0 14 8 14 7 0 7-7 7-14 0-119 0-238 0-357z"><text:p/></draw:path><draw:path draw:style-name="gr398" draw:text-style-name="P38" svg:width="0.1083in" svg:height="0.1028in" svg:x="0.4421in" svg:y="0.0098in" svg:viewBox="0 0 276 262" svg:d="M45 232c-3 15-4 18-35 18-7 0-10 0-10 8 0 4 3 4 10 4 46 0 92 0 138 0 61 0 107-45 107-83 0-27-23-49-60-53 40-8 81-37 81-73 0-29-25-53-73-53-42 0-86 0-129 0-7 0-11 0-11 8 0 4 3 4 11 4 1 0 7 0 14 0 8 1 11 1 11 7 0 1-1 2-2 7-18 69-34 138-52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399" draw:text-style-name="P38" svg:width="0.0055in" svg:height="0.1512in" svg:x="0.5768in" svg:y="0in" svg:viewBox="0 0 15 385" svg:d="M15 14c0-6 0-14-7-14-8 0-8 8-8 14 0 119 0 238 0 357 0 7 0 14 8 14 7 0 7-7 7-14 0-119 0-238 0-357z"><text:p/></draw:path><draw:path draw:style-name="gr400" draw:text-style-name="P38" svg:width="0.0846in" svg:height="0.0937in" svg:x="0.6429in" svg:y="0.0224in" svg:viewBox="0 0 216 239" svg:d="M117 9c-4-7-6-9-9-9-6 0-7 3-9 9-32 71-64 143-96 215-2 4-3 5-3 7 0 5 3 8 8 8 3 0 6-1 8-8 31-67 61-135 92-203 31 68 60 136 91 203 3 8 7 8 9 8 4 0 8-3 8-8 0-1 0-2-3-6-32-72-65-145-96-216z"><text:p/></draw:path><draw:path draw:style-name="gr401" draw:text-style-name="P38" svg:width="0.0055in" svg:height="0.1512in" svg:x="0.7882in" svg:y="0in" svg:viewBox="0 0 15 385" svg:d="M15 14c0-6 0-14-7-14-8 0-8 8-8 14 0 119 0 238 0 357 0 7 0 14 8 14 7 0 7-7 7-14 0-119 0-238 0-357z"><text:p/></draw:path><draw:path draw:style-name="gr402" draw:text-style-name="P38" svg:width="0.1083in" svg:height="0.1028in" svg:x="0.8189in" svg:y="0.0098in" svg:viewBox="0 0 276 262" svg:d="M45 232c-3 15-4 18-35 18-7 0-10 0-10 8 0 4 3 4 10 4 46 0 92 0 138 0 61 0 107-45 107-83 0-27-23-49-60-53 40-8 81-37 81-73 0-29-26-53-73-53-42 0-86 0-129 0-7 0-11 0-11 8 0 4 3 4 11 4 1 0 7 0 14 0 8 1 11 1 11 7 0 1-1 2-2 7-18 69-34 138-52 206zM103 122c8-32 17-64 25-96 3-13 4-14 20-14 17 0 33 0 50 0 34 0 43 22 43 40 0 34-34 70-80 70-19 0-39 0-58 0zM86 250c-5 0-6 0-8 0-4 0-5-1-5-4 0-2 0-2 2-9 9-36 17-71 26-106 24 0 50 0 74 0 36 0 44 28 44 45 0 36-34 74-80 74-18 0-36 0-53 0z"><text:p/></draw:path><draw:path draw:style-name="gr403" draw:text-style-name="P38" svg:width="0.0925in" svg:height="0.1165in" svg:x="0.9902in" svg:y="0.0169in" svg:viewBox="0 0 236 297" svg:d="M229 17c4-3 7-5 7-9 0-5-3-8-7-8-2 0-6 2-8 2-71 34-142 67-213 101-7 4-8 6-8 9 0 4 2 6 8 9 71 33 142 66 213 99 6 2 7 2 8 2 3 0 7-3 7-7s-2-6-8-8c-67-32-136-64-203-95 68-32 136-64 204-95zM222 297c7 0 14 0 14-7 0-8-8-8-14-8-69 0-138 0-208 0-6 0-14 0-14 8 0 7 7 7 13 7 69 0 140 0 209 0z"><text:p/></draw:path><draw:path draw:style-name="gr404" draw:text-style-name="P38" svg:width="0.0059in" svg:height="0.1512in" svg:x="1.1555in" svg:y="0in" svg:viewBox="0 0 16 385" svg:d="M16 14c0-6 0-14-8-14s-8 8-8 14c0 119 0 238 0 357 0 7 0 14 8 14s8-7 8-14c0-119 0-238 0-357z"><text:p/></draw:path><draw:path draw:style-name="gr405" draw:text-style-name="P38" svg:width="0.1075in" svg:height="0.1098in" svg:x="1.1878in" svg:y="0.0067in" svg:viewBox="0 0 274 280" svg:d="M274 3c0-1 0-3-5-3-1 0-1 0-5 4-9 10-18 20-26 30-5-5-22-34-65-34-86 0-173 85-173 175 0 63 45 105 104 105 35 0 63-16 84-33 36-32 43-66 43-68 0-4-4-4-6-4s-3 1-4 4c-3 11-12 38-40 60-26 22-50 29-70 29-35 0-76-20-76-80 0-22 8-85 46-130 25-27 61-46 95-46 40 0 63 30 63 75 0 15-1 14-1 19 0 3 3 4 5 4 4 0 4-1 7-8 7-33 16-66 24-99z"><text:p/></draw:path><draw:path draw:style-name="gr406" draw:text-style-name="P38" svg:width="0.0055in" svg:height="0.1512in" svg:x="1.3177in" svg:y="0in" svg:viewBox="0 0 15 385" svg:d="M15 14c0-6 0-14-7-14-8 0-8 8-8 14 0 119 0 238 0 357 0 7 0 14 8 14 7 0 7-7 7-14 0-119 0-238 0-357z"><text:p/></draw:path><draw:path draw:style-name="gr407" draw:text-style-name="P38" svg:width="0.1008in" svg:height="0.0354in" svg:x="1.435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08" draw:text-style-name="P38" svg:width="0.1346in" svg:height="0.0827in" svg:x="1.5276in" svg:y="0.0339in" svg:viewBox="0 0 343 211" svg:d="M260 77c16 13 36 23 48 29-13 6-32 16-48 29-82 0-164 0-246 0-6 0-14 0-14 9 0 8 8 8 14 8 76 0 152 0 228 0-18 18-39 52-39 56 0 3 6 3 8 3 3 0 6 0 8-3 8-13 19-34 44-56 26-24 52-34 72-40 7-2 7-3 8-3 0-1 0-2 0-3s0-1 0-3h-1c-1-1-1-1-9-3-51-15-90-50-112-92-4-8-4-8-10-8-2 0-8 0-8 4 0 5 20 39 39 57-76 0-152 0-228 0-6 0-14-2-14 7 0 8 8 9 14 9 82 0 164 0 246 0z"><text:p/></draw:path><draw:path draw:style-name="gr409" draw:text-style-name="P38" svg:width="0.0055in" svg:height="0.1512in" svg:x="1.7744in" svg:y="0in" svg:viewBox="0 0 15 385" svg:d="M15 14c0-6 0-14-7-14-8 0-8 8-8 14 0 119 0 238 0 357 0 7 0 14 8 14 7 0 7-7 7-14 0-119 0-238 0-357z"><text:p/></draw:path><draw:path draw:style-name="gr410" draw:text-style-name="P38" svg:width="0.1039in" svg:height="0.1079in" svg:x="1.8039in" svg:y="0.0047in" svg:viewBox="0 0 265 275" svg:d="M55 231c-15 26-31 31-47 32-5 1-8 1-8 8 0 2 1 4 4 4 11 0 23-1 33-1 14 0 27 1 40 1 2 0 7 0 7-7 0-4-4-5-6-5-9 0-19-3-19-13 0-4 3-9 6-14 10-17 20-32 30-49 31 0 64 0 96 0 1 9 7 60 7 64 0 11-21 12-29 12-5 0-8 0-8 8 0 4 4 4 5 4 15 0 32-1 48-1 9 0 35 1 43 1 3 0 8 0 8-7 0-5-4-5-9-5-24 0-24-2-25-13-8-79-17-160-24-240 0-8 0-10-7-10-6 0-8 3-10 7-45 74-90 149-135 224zM101 175c25-43 52-85 77-127 5 42 8 84 12 127-29 0-59 0-89 0z"><text:p/></draw:path><draw:path draw:style-name="gr411" draw:text-style-name="P38" svg:width="0.0055in" svg:height="0.1512in" svg:x="1.9307in" svg:y="0in" svg:viewBox="0 0 15 385" svg:d="M15 14c0-6 0-14-7-14-8 0-8 8-8 14 0 119 0 238 0 357 0 7 0 14 8 14 7 0 7-7 7-14 0-119 0-238 0-357z"><text:p/></draw:path><draw:path draw:style-name="gr412" draw:text-style-name="P38" svg:width="0.0925in" svg:height="0.087in" svg:x="2.0094in" svg:y="0.0315in" svg:viewBox="0 0 236 222" svg:d="M229 17c4-4 7-5 7-9 0-5-3-8-7-8-1 0-2 0-7 2-71 34-143 67-214 101-5 3-8 3-8 8s3 7 8 9c71 33 143 67 214 100 5 2 6 2 7 2 4 0 7-3 7-7 0-5-3-6-7-8-67-32-136-64-203-96 67-32 136-63 203-94z"><text:p/></draw:path><draw:path draw:style-name="gr413" draw:text-style-name="P38" svg:width="0.0055in" svg:height="0.1512in" svg:x="2.1756in" svg:y="0in" svg:viewBox="0 0 15 385" svg:d="M15 14c0-6 0-14-7-14-8 0-8 8-8 14 0 119 0 238 0 357 0 7 0 14 8 14 7 0 7-7 7-14 0-119 0-238 0-357z"><text:p/></draw:path><draw:path draw:style-name="gr414" draw:text-style-name="P38" svg:width="0.1079in" svg:height="0.1098in" svg:x="2.2075in" svg:y="0.0067in" svg:viewBox="0 0 275 280" svg:d="M275 3c0-1-1-3-4-3-2 0-3 0-6 4-9 10-19 20-27 30-4-5-21-34-64-34-87 0-174 85-174 175 0 63 46 105 104 105 35 0 64-16 84-33 36-32 43-66 43-68 0-4-3-3-4-4-3 0-5 1-6 4-3 11-12 38-38 60-28 22-52 29-72 29-35 0-76-20-76-80 0-22 9-85 47-130 24-27 60-46 94-46 40 0 63 30 63 75 0 15-1 14-1 19 0 3 4 4 5 4 6 0 6-1 8-8 7-33 16-66 24-99z"><text:p/></draw:path><draw:path draw:style-name="gr415" draw:text-style-name="P38" svg:width="0.0055in" svg:height="0.1512in" svg:x="2.3378in" svg:y="0in" svg:viewBox="0 0 15 385" svg:d="M15 14c0-6 0-14-7-14-8 0-8 8-8 14 0 119 0 238 0 357 0 7 0 14 8 14 7 0 7-7 7-14 0-119 0-238 0-357z"><text:p/></draw:path></draw:g></text:p>
        </text:list-item>
        <text:list-item>
          <text:p text:style-name="P20"><draw:g text:anchor-type="as-char" svg:y="-0.1134in" draw:z-index="41" draw:style-name="gr1"><svg:title>TexMaths</svg:title><svg:desc>11§inline§|A| \le |B| \land |B| &lt; |C| \implies |A| &lt; |C|§svg§600§FALSE§</svg:desc><draw:path draw:style-name="gr367" draw:text-style-name="P37" svg:width="2.3783in" svg:height="0.1354in" svg:x="-0.0004in" svg:y="0.0075in" svg:viewBox="0 0 6042 345" svg:d="M0 0c2014 0 4028 0 6042 0 0 115 0 230 0 345-2014 0-4028 0-6042 0 0-115 0-230 0-345z"><text:p/></draw:path><draw:path draw:style-name="gr368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369" draw:text-style-name="P38" svg:width="0.1039in" svg:height="0.1079in" svg:x="0.0394in" svg:y="0.0051in" svg:viewBox="0 0 265 275" svg:d="M56 230c-16 27-31 32-48 33-5 0-8 0-8 8 0 2 2 4 4 4 11 0 23-2 34-2 13 0 27 2 39 2 2 0 8 0 8-7 0-5-5-5-7-5-9-1-19-4-19-14 0-5 3-9 6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draw:path draw:style-name="gr370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371" draw:text-style-name="P38" svg:width="0.0921in" svg:height="0.1161in" svg:x="0.2457in" svg:y="0.0173in" svg:viewBox="0 0 235 296" svg:d="M229 17c3-3 6-5 6-9 0-5-3-8-7-8-3 0-6 1-7 2-71 33-142 66-213 100-7 4-8 7-8 9 0 5 2 7 8 9 71 33 142 66 213 99 4 3 6 3 7 3 4 0 7-4 7-7 0-5-1-7-7-9-67-31-136-63-203-95 68-32 136-63 204-94zM222 296c7 0 13 0 13-8 0-7-7-7-13-7-69 0-140 0-209 0-5 0-13 0-13 7 0 8 7 8 13 8 69 0 140 0 209 0z"><text:p/></draw:path><draw:path draw:style-name="gr372" draw:text-style-name="P38" svg:width="0.0055in" svg:height="0.1508in" svg:x="0.4114in" svg:y="0in" svg:viewBox="0 0 15 384" svg:d="M15 14c0-7 0-14-7-14-8 0-8 7-8 14 0 119 0 237 0 356 0 8 0 14 8 14 7 0 7-6 7-14 0-119 0-237 0-356z"><text:p/></draw:path><draw:path draw:style-name="gr373" draw:text-style-name="P38" svg:width="0.1083in" svg:height="0.1031in" svg:x="0.4421in" svg:y="0.0102in" svg:viewBox="0 0 276 263" svg:d="M45 232c-3 16-4 19-35 19-7 0-10 0-10 8 0 4 3 4 10 4 46 0 92 0 138 0 61 0 107-46 107-82 0-28-23-51-60-54 40-8 81-37 81-73 0-29-26-54-73-54-42 0-86 0-129 0-8 0-11 0-11 8 0 4 3 4 11 4 4 0 7 0 14 1s11 1 11 7c0 1-1 2-2 6-18 69-34 138-52 206zM103 122c8-32 17-63 25-94 3-15 4-16 20-16 17 0 33 0 50 0 34 0 43 23 43 40 0 34-34 70-82 70-18 0-37 0-56 0zM86 251c-6 0-6 0-8-1-4 0-5 0-5-3 0-1 0-3 2-9 9-35 17-72 26-107 24 0 49 0 73 0 37 0 45 29 45 45 0 38-34 75-80 75-18 0-36 0-53 0z"><text:p/></draw:path><draw:path draw:style-name="gr374" draw:text-style-name="P38" svg:width="0.0055in" svg:height="0.1508in" svg:x="0.5768in" svg:y="0in" svg:viewBox="0 0 15 384" svg:d="M15 14c0-7 0-14-7-14-8 0-8 7-8 14 0 119 0 237 0 356 0 8 0 14 8 14 7 0 7-6 7-14 0-119 0-237 0-356z"><text:p/></draw:path><draw:path draw:style-name="gr375" draw:text-style-name="P38" svg:width="0.0839in" svg:height="0.0933in" svg:x="0.6433in" svg:y="0.0228in" svg:viewBox="0 0 214 238" svg:d="M117 9c-4-7-6-9-9-9-6 0-7 3-9 9-32 71-64 143-96 213-3 6-3 6-3 8 0 5 3 8 8 8 3 0 5-1 8-8 31-67 61-135 92-204 29 69 60 137 90 204 3 8 8 8 9 8 4 0 7-3 7-8-1-1 0-1-2-5-32-72-64-145-95-216z"><text:p/></draw:path><draw:path draw:style-name="gr376" draw:text-style-name="P38" svg:width="0.0055in" svg:height="0.1508in" svg:x="0.7882in" svg:y="0in" svg:viewBox="0 0 15 384" svg:d="M15 14c0-7 0-14-7-14-8 0-8 7-8 14 0 119 0 237 0 356 0 8 0 14 8 14 7 0 7-6 7-14 0-119 0-237 0-356z"><text:p/></draw:path><draw:path draw:style-name="gr377" draw:text-style-name="P38" svg:width="0.1083in" svg:height="0.1031in" svg:x="0.8185in" svg:y="0.0102in" svg:viewBox="0 0 276 263" svg:d="M46 232c-4 16-4 19-35 19-7 0-11 0-11 8 0 4 4 4 11 4 46 0 91 0 137 0 62 0 107-46 107-82 0-28-22-51-59-54 39-8 80-37 80-73 0-29-25-54-71-54-43 0-87 0-130 0-8 0-11 0-11 8 0 4 3 4 11 4 4 0 7 0 14 1s10 1 10 7c0 1 0 2-1 6-18 69-34 138-52 206zM104 122c8-32 17-63 25-94 3-15 4-16 21-16 16 0 33 0 49 0 34 0 42 23 42 40 0 34-33 70-80 70-19 0-38 0-57 0zM87 251c-6 0-6 0-9-1-3 0-4 0-4-3 0-1 0-3 2-9 9-35 17-72 26-107 24 0 49 0 73 0 37 0 45 29 45 45 0 38-35 75-80 75-18 0-36 0-53 0z"><text:p/></draw:path><draw:path draw:style-name="gr378" draw:text-style-name="P38" svg:width="0.0055in" svg:height="0.1508in" svg:x="0.9535in" svg:y="0in" svg:viewBox="0 0 15 384" svg:d="M15 14c0-7 0-14-7-14-8 0-8 7-8 14 0 119 0 237 0 356 0 8 0 14 8 14 7 0 7-6 7-14 0-119 0-237 0-356z"><text:p/></draw:path><draw:path draw:style-name="gr379" draw:text-style-name="P38" svg:width="0.0925in" svg:height="0.087in" svg:x="1.0323in" svg:y="0.0315in" svg:viewBox="0 0 236 222" svg:d="M229 17c4-3 7-6 7-9 0-5-3-8-7-8-1 0-2 0-7 3-71 33-143 66-214 100-5 3-8 5-8 9 0 5 3 7 8 9 71 33 143 66 214 99 5 2 6 2 7 2 4 0 7-3 7-7s-3-6-7-8c-67-31-136-63-203-95 67-32 136-64 203-95z"><text:p/></draw:path><draw:path draw:style-name="gr380" draw:text-style-name="P38" svg:width="0.0055in" svg:height="0.1508in" svg:x="1.1984in" svg:y="0in" svg:viewBox="0 0 15 384" svg:d="M15 14c0-7 0-14-7-14-8 0-8 7-8 14 0 119 0 237 0 356 0 8 0 14 8 14 7 0 7-6 7-14 0-119 0-237 0-356z"><text:p/></draw:path><draw:path draw:style-name="gr381" draw:text-style-name="P38" svg:width="0.1079in" svg:height="0.1094in" svg:x="1.2299in" svg:y="0.0071in" svg:viewBox="0 0 275 279" svg:d="M275 3c0-1-1-3-4-3-2 0-3 0-7 4-9 10-18 20-26 30-4-5-21-34-64-34-87 0-174 85-174 174 0 63 46 105 104 105 35 0 64-16 84-33 36-32 43-65 43-68s-3-2-4-3c-3 0-5 1-6 3-3 12-12 38-38 61-28 21-52 27-72 27-35 0-76-19-76-78 0-22 8-85 47-130 24-27 60-46 94-46 40 0 63 30 63 74 0 15-1 15-1 20 0 3 4 3 5 3 6 0 6 0 7-8 8-33 16-65 25-98z"><text:p/></draw:path><draw:path draw:style-name="gr382" draw:text-style-name="P38" svg:width="0.0055in" svg:height="0.1508in" svg:x="1.3602in" svg:y="0in" svg:viewBox="0 0 15 384" svg:d="M15 14c0-7 0-14-7-14-8 0-8 7-8 14 0 119 0 237 0 356 0 8 0 14 8 14 7 0 7-6 7-14 0-119 0-237 0-356z"><text:p/></draw:path><draw:path draw:style-name="gr383" draw:text-style-name="P38" svg:width="0.1008in" svg:height="0.035in" svg:x="1.4772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4" draw:text-style-name="P38" svg:width="0.1346in" svg:height="0.0823in" svg:x="1.5701in" svg:y="0.0339in" svg:viewBox="0 0 343 210" svg:d="M258 76c17 14 37 24 50 30-14 6-33 16-50 29-81 0-163 0-245 0-6 0-13 0-13 8s7 8 13 8c76 0 153 0 229 0-19 17-39 50-39 55 0 4 5 4 7 4 3 0 6 0 8-3 7-14 18-33 44-56s53-34 72-40c7-2 7-2 8-3 1 0 1-1 1-2s0-1-1-3c0-1-1-1-1-1-2-1-1-1-8-3-53-15-91-49-113-91-4-8-4-8-10-8-2 0-7 0-7 4 0 5 19 39 39 57-76 0-153 0-229 0-6 0-13 0-13 7 0 8 7 8 13 8 82 0 164 0 245 0z"><text:p/></draw:path><draw:path draw:style-name="gr385" draw:text-style-name="P38" svg:width="0.0055in" svg:height="0.1508in" svg:x="1.8165in" svg:y="0in" svg:viewBox="0 0 15 384" svg:d="M15 14c0-7 0-14-7-14-8 0-8 7-8 14 0 119 0 237 0 356 0 8 0 14 8 14 7 0 7-6 7-14 0-119 0-237 0-356z"><text:p/></draw:path><draw:path draw:style-name="gr386" draw:text-style-name="P38" svg:width="0.1039in" svg:height="0.1079in" svg:x="1.8461in" svg:y="0.0051in" svg:viewBox="0 0 265 275" svg:d="M55 230c-15 27-30 32-47 33-5 0-8 0-8 8 0 2 2 4 4 4 11 0 23-2 34-2 13 0 27 2 39 2 2 0 7 0 7-7 0-5-4-5-6-5-9-1-19-4-19-14 0-5 3-9 6-14 10-16 20-32 30-48 31 0 64 0 96 0 1 7 7 60 7 63 0 12-20 13-29 13-4 0-8 0-8 8 0 4 4 4 5 4 15 0 32-2 48-2 10 0 35 2 44 2 3 0 7 0 7-9 0-3-4-3-9-3-24 0-24-3-25-14-8-79-15-160-23-240-1-8-1-9-8-9-6 0-8 2-10 7-45 74-90 149-135 223zM102 175c26-43 51-86 76-128 5 42 8 85 12 128-29 0-58 0-88 0z"><text:p/></draw:path><draw:path draw:style-name="gr387" draw:text-style-name="P38" svg:width="0.0055in" svg:height="0.1508in" svg:x="1.9728in" svg:y="0in" svg:viewBox="0 0 15 384" svg:d="M15 14c0-7 0-14-7-14-8 0-8 7-8 14 0 119 0 237 0 356 0 8 0 14 8 14 7 0 7-6 7-14 0-119 0-237 0-356z"><text:p/></draw:path><draw:path draw:style-name="gr388" draw:text-style-name="P38" svg:width="0.0921in" svg:height="0.087in" svg:x="2.0524in" svg:y="0.0315in" svg:viewBox="0 0 235 222" svg:d="M229 17c4-3 6-6 6-9 0-5-3-8-7-8-1 0-3 0-7 3-71 33-143 66-214 100-5 3-7 5-7 9 0 5 2 7 7 9 71 33 143 66 214 99 4 2 6 2 7 2 4 0 7-3 7-7s-2-6-6-8c-68-31-136-63-204-95 68-32 136-64 204-95z"><text:p/></draw:path><draw:path draw:style-name="gr389" draw:text-style-name="P38" svg:width="0.0055in" svg:height="0.1508in" svg:x="2.2181in" svg:y="0in" svg:viewBox="0 0 15 384" svg:d="M15 14c0-7 0-14-7-14-8 0-8 7-8 14 0 119 0 237 0 356 0 8 0 14 8 14 7 0 7-6 7-14 0-119 0-237 0-356z"><text:p/></draw:path><draw:path draw:style-name="gr390" draw:text-style-name="P38" svg:width="0.1079in" svg:height="0.1094in" svg:x="2.2496in" svg:y="0.0071in" svg:viewBox="0 0 275 279" svg:d="M275 3c0-1-1-3-4-3-2 0-2 0-6 4-9 10-19 20-27 30-4-5-21-34-64-34-87 0-174 85-174 174 0 63 46 105 106 105 33 0 62-16 83-33 35-32 42-65 42-68s-3-3-4-3c-3 0-5 1-6 3-3 12-12 38-38 61-27 21-51 27-72 27-34 0-76-19-76-78 0-22 9-85 47-130 24-27 60-46 95-46 39 0 62 30 62 74 0 15-1 15-1 20 0 3 4 3 5 3 6 0 6 0 8-8 7-33 16-65 24-98z"><text:p/></draw:path><draw:path draw:style-name="gr391" draw:text-style-name="P38" svg:width="0.0055in" svg:height="0.1508in" svg:x="2.3799in" svg:y="0in" svg:viewBox="0 0 15 384" svg:d="M15 14c0-7 0-14-7-14-8 0-8 7-8 14 0 119 0 237 0 356 0 8 0 14 8 14 7 0 7-6 7-14 0-119 0-237 0-356z"><text:p/></draw:path></draw:g></text:p>
        </text:list-item>
      </text:list>
      <text:p text:style-name="P26"><text:soft-page-break/>נוכיח את הטענה הראשונה. יהיו <text:span text:style-name="T7"><draw:g text:anchor-type="as-char" svg:y="-0.1071in" draw:z-index="30" draw:style-name="gr1"><svg:title>TexMaths</svg:title><svg:desc>11§inline§A, B, C§svg§600§FALSE§</svg:desc><draw:path draw:style-name="gr506" draw:text-style-name="P37" svg:width="0.4717in" svg:height="0.1217in" svg:x="0.002in" svg:y="0.0071in" svg:viewBox="0 0 1199 310" svg:d="M599 310c-200 0-399 0-599 0 0-103 0-207 0-310 399 0 800 0 1199 0 0 103 0 207 0 310-200 0-401 0-600 0z"><text:p/></draw:path><draw:path draw:style-name="gr507" draw:text-style-name="P38" svg:width="0.1035in" svg:height="0.1079in" svg:x="-0.0004in" svg:y="0in" svg:viewBox="0 0 264 275" svg:d="M55 231c-15 25-31 31-47 32-5 1-8 1-8 8 0 2 1 4 4 4 11 0 22-1 33-1 14 0 27 1 39 1 3 0 8 0 8-8 0-3-4-4-7-4-9 0-18-3-18-13 0-5 3-9 6-15 10-16 20-33 30-48 31 0 64 0 96 0 0 8 6 59 6 64 0 11-20 12-28 12-5 0-8 0-8 8 0 4 4 4 5 4 15 0 32-1 47-1 10 0 34 1 44 1 3 0 7 0 7-8 0-4-3-4-9-4-23 0-23-2-24-13-9-79-17-160-24-240-1-8-1-10-8-10-5 0-8 3-10 7-45 74-89 149-134 224zM101 175c25-43 51-85 76-127 4 42 9 84 13 127-29 0-59 0-89 0z"><text:p/></draw:path><draw:path draw:style-name="gr508" draw:text-style-name="P38" svg:width="0.0173in" svg:height="0.0453in" svg:x="0.1213in" svg:y="0.0921in" svg:viewBox="0 0 45 116" svg:d="M45 41c0-26-10-41-25-41-12 0-20 10-20 21 0 10 8 20 20 20 5 0 10-1 14-5 1-1 1-1 2-1 0 2 0 0 0 6 0 28-13 51-26 64-5 4-5 5-5 6 0 2 3 5 5 5 4 0 35-30 35-75z"><text:p/></draw:path><draw:path draw:style-name="gr509" draw:text-style-name="P38" svg:width="0.1083in" svg:height="0.1028in" svg:x="0.1819in" svg:y="0.0047in" svg:viewBox="0 0 276 262" svg:d="M46 232c-4 14-4 18-35 18-7 0-11 0-11 7 0 5 4 5 11 5 46 0 91 0 137 0 62 0 107-45 107-83 0-27-22-49-59-54 39-7 80-36 80-72 0-29-25-53-71-53-43 0-87 0-130 0-8 0-11 0-11 8 0 4 3 4 11 4 4 0 7 0 14 0 7 1 10 1 10 7 0 1 0 2-1 7-18 69-34 138-52 206zM104 122c8-32 17-64 25-96 3-13 4-14 21-14 16 0 33 0 49 0 34 0 42 22 42 40 0 34-33 70-80 70-19 0-38 0-57 0zM87 250c-6 0-6 0-9 0s-4-1-4-5c0-1 0-1 2-9 9-35 17-70 26-105 24 0 49 0 73 0 37 0 45 28 45 45 0 36-35 74-80 74-18 0-36 0-53 0z"><text:p/></draw:path><draw:path draw:style-name="gr510" draw:text-style-name="P38" svg:width="0.0173in" svg:height="0.0453in" svg:x="0.3114in" svg:y="0.0921in" svg:viewBox="0 0 45 116" svg:d="M45 41c0-26-10-41-24-41-13 0-21 10-21 21 0 10 8 20 21 20 4 0 9-1 13-5 1-1 1-1 2-1 0 2 0 0 0 6 0 28-13 51-26 64-3 4-3 5-3 6 0 2 1 5 3 5 4 0 35-30 35-75z"><text:p/></draw:path><draw:path draw:style-name="gr511" draw:text-style-name="P38" svg:width="0.1079in" svg:height="0.1094in" svg:x="0.3732in" svg:y="0.0016in" svg:viewBox="0 0 275 279" svg:d="M275 4c0-1-1-4-4-4-2 0-2 0-6 4-10 10-19 20-27 30-4-5-21-34-64-34-87 0-174 86-174 175 0 63 46 104 106 104 33 0 62-15 82-33 36-31 43-66 43-67 0-3-3-3-4-3-3 0-5 0-6 3-3 11-12 38-38 60-27 22-52 28-72 28-34 0-76-19-76-79 0-22 9-85 47-130 24-27 60-46 95-46 39 0 62 30 62 75 0 15-1 14-1 19 0 3 4 4 5 4 6 0 6-1 8-8 7-33 15-65 24-98z"><text:p/></draw:path></draw:g></text:span><text:span text:style-name="T7"><text:s/>קבוצות ונניח </text:span><text:span text:style-name="T7"><draw:g text:anchor-type="as-char" svg:y="-0.1134in" draw:z-index="31" draw:style-name="gr1"><svg:title>TexMaths</svg:title><svg:desc>11§inline§|A| &lt; |B| \land |B| \le |C|§svg§600§FALSE§</svg:desc><draw:path draw:style-name="gr490" draw:text-style-name="P37" svg:width="1.3587in" svg:height="0.1358in" svg:x="-0.0004in" svg:y="0.0071in" svg:viewBox="0 0 3452 346" svg:d="M1727 346c-576 0-1152 0-1727 0 0-116 0-230 0-346 1151 0 2301 0 3452 0 0 116 0 230 0 346-575 0-1151 0-1725 0z"><text:p/></draw:path><draw:path draw:style-name="gr491" draw:text-style-name="P38" svg:width="0.0055in" svg:height="0.1512in" svg:x="0.0102in" svg:y="0in" svg:viewBox="0 0 15 385" svg:d="M15 14c0-6 0-14-7-14-8 0-8 8-8 14 0 119 0 238 0 357 0 7 0 14 8 14 7 0 7-7 7-14 0-119 0-238 0-357z"><text:p/></draw:path><draw:path draw:style-name="gr492" draw:text-style-name="P38" svg:width="0.1039in" svg:height="0.1079in" svg:x="0.0394in" svg:y="0.0047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493" draw:text-style-name="P38" svg:width="0.0055in" svg:height="0.1512in" svg:x="0.1665in" svg:y="0in" svg:viewBox="0 0 15 385" svg:d="M15 14c0-6 0-14-7-14-8 0-8 8-8 14 0 119 0 238 0 357 0 7 0 14 8 14 7 0 7-7 7-14 0-119 0-238 0-357z"><text:p/></draw:path><draw:path draw:style-name="gr494" draw:text-style-name="P38" svg:width="0.0921in" svg:height="0.087in" svg:x="0.2457in" svg:y="0.0315in" svg:viewBox="0 0 235 222" svg:d="M229 17c4-4 6-5 6-9 0-5-3-8-7-8-1 0-1 0-7 2-71 34-143 67-214 101-4 3-7 4-7 9s3 6 7 8c71 33 143 67 214 100 6 2 6 2 7 2 4 0 7-3 7-7 0-5-2-6-6-8-68-32-135-64-204-95 69-32 136-64 204-95z"><text:p/></draw:path><draw:path draw:style-name="gr495" draw:text-style-name="P38" svg:width="0.0055in" svg:height="0.1512in" svg:x="0.4114in" svg:y="0in" svg:viewBox="0 0 15 385" svg:d="M15 14c0-6 0-14-7-14-8 0-8 8-8 14 0 119 0 238 0 357 0 7 0 14 8 14 7 0 7-7 7-14 0-119 0-238 0-357z"><text:p/></draw:path><draw:path draw:style-name="gr496" draw:text-style-name="P38" svg:width="0.1083in" svg:height="0.1028in" svg:x="0.4421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7 250c-6 0-7 0-9 0-4 0-5-1-5-4 0-2 0-2 2-9 9-36 17-71 26-106 24 0 50 0 74 0 36 0 44 28 44 45 0 36-34 74-80 74-18 0-34 0-52 0z"><text:p/></draw:path><draw:path draw:style-name="gr497" draw:text-style-name="P38" svg:width="0.0055in" svg:height="0.1512in" svg:x="0.5772in" svg:y="0in" svg:viewBox="0 0 15 385" svg:d="M15 14c0-6 0-14-7-14-8 0-8 8-8 14 0 119 0 238 0 357 0 7 0 14 8 14 7 0 7-7 7-14 0-119 0-238 0-357z"><text:p/></draw:path><draw:path draw:style-name="gr498" draw:text-style-name="P38" svg:width="0.0846in" svg:height="0.0937in" svg:x="0.6433in" svg:y="0.0224in" svg:viewBox="0 0 216 239" svg:d="M117 9c-4-7-6-9-9-9-6 0-7 3-9 9-32 71-64 143-96 215-2 4-3 5-3 7 0 5 3 8 8 8 3 0 5-1 9-8 30-67 60-135 91-203 30 68 60 136 90 203 4 8 8 8 10 8 3 0 8-3 8-8 0-1 0-2-4-6-32-72-63-145-95-216z"><text:p/></draw:path><draw:path draw:style-name="gr499" draw:text-style-name="P38" svg:width="0.0055in" svg:height="0.1512in" svg:x="0.7878in" svg:y="0in" svg:viewBox="0 0 15 385" svg:d="M15 14c0-6 0-14-7-14-8 0-8 8-8 14 0 119 0 238 0 357 0 7 0 14 8 14 7 0 7-7 7-14 0-119 0-238 0-357z"><text:p/></draw:path><draw:path draw:style-name="gr500" draw:text-style-name="P38" svg:width="0.1079in" svg:height="0.1028in" svg:x="0.8185in" svg:y="0.0098in" svg:viewBox="0 0 275 262" svg:d="M45 232c-3 15-4 18-35 18-7 0-10 0-10 8 0 4 3 4 10 4 46 0 91 0 137 0 62 0 107-45 107-83 0-27-22-49-59-53 40-8 80-37 80-73 0-29-25-53-71-53-43 0-87 0-130 0-8 0-11 0-11 8 0 4 3 4 11 4 4 0 7 0 14 0 7 1 11 1 11 7 0 1-1 2-2 7-18 69-34 138-52 206zM103 122c8-32 17-64 25-96 3-13 4-14 21-14 16 0 33 0 49 0 34 0 42 22 42 40 0 34-33 70-80 70-19 0-38 0-57 0zM86 250c-6 0-6 0-8 0-4 0-5-1-5-4 0-2 0-2 2-9 9-36 17-71 26-106 24 0 49 0 73 0 37 0 45 28 45 45 0 36-34 74-80 74-18 0-36 0-53 0z"><text:p/></draw:path><draw:path draw:style-name="gr501" draw:text-style-name="P38" svg:width="0.0055in" svg:height="0.1512in" svg:x="0.9531in" svg:y="0in" svg:viewBox="0 0 15 385" svg:d="M15 14c0-6 0-14-7-14-8 0-8 8-8 14 0 119 0 238 0 357 0 7 0 14 8 14 7 0 7-7 7-14 0-119 0-238 0-357z"><text:p/></draw:path><draw:path draw:style-name="gr502" draw:text-style-name="P38" svg:width="0.0929in" svg:height="0.1165in" svg:x="1.0323in" svg:y="0.0169in" svg:viewBox="0 0 237 297" svg:d="M229 17c4-3 8-5 8-9 0-5-4-8-8-8-2 0-6 2-7 2-71 34-143 67-214 101-7 4-8 6-8 9 0 4 2 6 8 9 71 33 143 66 214 99 5 2 6 2 7 2 4 0 8-3 8-7s-2-6-8-8c-67-32-135-64-203-95 68-32 136-64 203-95zM223 297c7 0 14 0 14-7 0-8-8-8-15-8-69 0-138 0-208 0-5 0-14 0-14 8 0 7 8 7 14 7 70 0 140 0 209 0z"><text:p/></draw:path><draw:path draw:style-name="gr503" draw:text-style-name="P38" svg:width="0.0055in" svg:height="0.1512in" svg:x="1.1984in" svg:y="0in" svg:viewBox="0 0 15 385" svg:d="M15 14c0-6 0-14-7-14-8 0-8 8-8 14 0 119 0 238 0 357 0 7 0 14 8 14 7 0 7-7 7-14 0-119 0-238 0-357z"><text:p/></draw:path><draw:path draw:style-name="gr504" draw:text-style-name="P38" svg:width="0.1079in" svg:height="0.1098in" svg:x="1.2299in" svg:y="0.0067in" svg:viewBox="0 0 275 280" svg:d="M275 3c0-1-1-3-4-3-1 0-3 0-6 4-9 10-19 20-27 30-4-5-21-34-64-34-87 0-174 85-174 175 0 63 46 105 105 105 34 0 63-16 83-33 36-32 43-66 43-68 0-3-3-2-4-3-3 0-5 0-6 3-3 11-12 38-38 60-28 22-52 29-72 29-35 0-76-20-76-80 0-22 9-85 48-130 23-27 59-46 93-46 40 0 63 30 63 75 0 15-1 14-1 19 0 3 4 4 5 4 6 0 6-1 8-8 8-33 16-66 24-99z"><text:p/></draw:path><draw:path draw:style-name="gr505" draw:text-style-name="P38" svg:width="0.0055in" svg:height="0.1512in" svg:x="1.3606in" svg:y="0in" svg:viewBox="0 0 15 385" svg:d="M15 14c0-6 0-14-7-14-8 0-8 8-8 14 0 119 0 238 0 357 0 7 0 14 8 14 7 0 7-7 7-14 0-119 0-238 0-357z"><text:p/></draw:path></draw:g></text:span><text:span text:style-name="T7">. מטענה שראינו בשיעורים קודמים, </text:span><text:span text:style-name="T7"><draw:g text:anchor-type="as-char" svg:y="-0.1134in" draw:z-index="32" draw:style-name="gr1"><svg:title>TexMaths</svg:title><svg:desc>11§inline§|A| \le |C|§svg§600§FALSE§</svg:desc><draw:path draw:style-name="gr482" draw:text-style-name="P37" svg:width="0.5709in" svg:height="0.1354in" svg:x="-0.0004in" svg:y="0.0075in" svg:viewBox="0 0 1451 345" svg:d="M0 0c484 0 967 0 1451 0 0 115 0 230 0 345-484 0-967 0-1451 0 0-115 0-230 0-345z"><text:p/></draw:path><draw:path draw:style-name="gr483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484" draw:text-style-name="P38" svg:width="0.1039in" svg:height="0.1079in" svg:x="0.0394in" svg:y="0.0051in" svg:viewBox="0 0 265 275" svg:d="M55 230c-15 27-30 32-47 33-5 0-8 0-8 8 0 2 2 4 4 4 11 0 24-2 35-2 12 0 25 2 38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2 175c26-43 51-86 76-128 5 42 8 85 12 128-29 0-58 0-88 0z"><text:p/></draw:path><draw:path draw:style-name="gr485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486" draw:text-style-name="P38" svg:width="0.0929in" svg:height="0.1161in" svg:x="0.2453in" svg:y="0.0173in" svg:viewBox="0 0 237 296" svg:d="M229 17c4-3 8-5 8-9 0-5-4-8-8-8-2 0-6 1-8 2-71 33-142 66-213 100-7 4-8 7-8 9 0 5 2 7 8 9 71 33 142 66 213 99 6 3 7 3 8 3 3 0 8-4 8-7 0-5-3-7-9-9-67-31-134-63-202-95 68-32 136-63 203-94zM222 296c7 0 15 0 15-8 0-7-9-7-15-7-69 0-138 0-208 0-6 0-14 0-14 7 0 8 7 8 13 8 70 0 140 0 209 0z"><text:p/></draw:path><draw:path draw:style-name="gr487" draw:text-style-name="P38" svg:width="0.0055in" svg:height="0.1508in" svg:x="0.4106in" svg:y="0in" svg:viewBox="0 0 15 384" svg:d="M15 14c0-7 0-14-7-14-8 0-8 7-8 14 0 119 0 237 0 356 0 8 0 14 8 14 7 0 7-6 7-14 0-119 0-237 0-356z"><text:p/></draw:path><draw:path draw:style-name="gr488" draw:text-style-name="P38" svg:width="0.1075in" svg:height="0.1094in" svg:x="0.4429in" svg:y="0.0071in" svg:viewBox="0 0 274 279" svg:d="M274 3c0-1-1-3-4-3-2 0-2 0-6 4-10 10-19 20-27 30-4-5-21-34-64-34-86 0-173 85-173 174 0 63 45 105 105 105 33 0 62-16 83-33 35-32 42-65 42-68s-3-3-4-3c-3 0-5 1-5 3-4 12-13 38-39 61-27 21-51 27-72 27-34 0-75-19-75-78 0-22 8-85 46-130 25-27 61-46 95-46 40 0 62 30 62 74 0 15-1 15-1 20 0 3 4 3 6 3 5 0 5 0 7-8 7-33 15-65 24-98z"><text:p/></draw:path><draw:path draw:style-name="gr489" draw:text-style-name="P38" svg:width="0.0055in" svg:height="0.1508in" svg:x="0.5728in" svg:y="0in" svg:viewBox="0 0 15 384" svg:d="M15 14c0-7 0-14-7-14-8 0-8 7-8 14 0 119 0 237 0 356 0 8 0 14 8 14 7 0 7-6 7-14 0-119 0-237 0-356z"><text:p/></draw:path></draw:g></text:span><text:span text:style-name="T7">. נותר להוכיח ש־</text:span><text:span text:style-name="T7"><draw:g text:anchor-type="as-char" svg:y="-0.1134in" draw:z-index="33" draw:style-name="gr1"><svg:title>TexMaths</svg:title><svg:desc>11§inline§|A| \neq |C|§svg§600§FALSE§</svg:desc><draw:path draw:style-name="gr473" draw:text-style-name="P37" svg:width="0.5709in" svg:height="0.1354in" svg:x="-0.0004in" svg:y="0.0075in" svg:viewBox="0 0 1451 345" svg:d="M0 0c484 0 967 0 1451 0 0 115 0 230 0 345-484 0-967 0-1451 0 0-115 0-230 0-345z"><text:p/></draw:path><draw:path draw:style-name="gr474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475" draw:text-style-name="P38" svg:width="0.1039in" svg:height="0.1079in" svg:x="0.0394in" svg:y="0.0051in" svg:viewBox="0 0 265 275" svg:d="M55 230c-15 27-30 32-47 33-5 0-8 0-8 8 0 2 2 4 4 4 11 0 24-2 35-2 12 0 25 2 38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2 175c26-43 51-86 76-128 5 42 8 85 12 128-29 0-58 0-88 0z"><text:p/></draw:path><draw:path draw:style-name="gr476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477" draw:text-style-name="P38" svg:width="0.0756in" svg:height="0.1406in" svg:x="0.2539in" svg:y="0.0051in" svg:viewBox="0 0 193 358" svg:d="M189 15c4-5 4-6 4-7 0-4-3-8-8-8s-6 2-9 8c-57 111-115 223-173 334-3 6-3 7-3 8 0 3 2 8 8 8 4 0 5-2 7-8 59-111 116-223 174-335z"><text:p/></draw:path><draw:path draw:style-name="gr478" draw:text-style-name="P38" svg:width="0.1004in" svg:height="0.035in" svg:x="0.2413in" svg:y="0.0579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479" draw:text-style-name="P38" svg:width="0.0055in" svg:height="0.1508in" svg:x="0.4106in" svg:y="0in" svg:viewBox="0 0 15 384" svg:d="M15 14c0-7 0-14-7-14-8 0-8 7-8 14 0 119 0 237 0 356 0 8 0 14 8 14 7 0 7-6 7-14 0-119 0-237 0-356z"><text:p/></draw:path><draw:path draw:style-name="gr480" draw:text-style-name="P38" svg:width="0.1075in" svg:height="0.1094in" svg:x="0.4429in" svg:y="0.0071in" svg:viewBox="0 0 274 279" svg:d="M274 3c0-1-1-3-4-3-2 0-2 0-6 4-10 10-19 20-27 30-4-5-21-34-64-34-86 0-173 85-173 174 0 63 45 105 105 105 33 0 62-16 83-33 35-32 42-65 42-68s-3-3-4-3c-3 0-5 1-5 3-4 12-13 38-39 61-27 21-51 27-72 27-34 0-75-19-75-78 0-22 8-85 46-130 25-27 61-46 95-46 40 0 62 30 62 74 0 15-1 15-1 20 0 3 4 3 6 3 5 0 5 0 7-8 7-33 15-65 24-98z"><text:p/></draw:path><draw:path draw:style-name="gr481" draw:text-style-name="P38" svg:width="0.0055in" svg:height="0.1508in" svg:x="0.5728in" svg:y="0in" svg:viewBox="0 0 15 384" svg:d="M15 14c0-7 0-14-7-14-8 0-8 7-8 14 0 119 0 237 0 356 0 8 0 14 8 14 7 0 7-6 7-14 0-119 0-237 0-356z"><text:p/></draw:path></draw:g></text:span><text:span text:style-name="T7">. </text:span><text:span text:style-name="T31">נניח בשלילה </text:span><text:span text:style-name="T31"><draw:g text:anchor-type="as-char" svg:y="-0.1134in" draw:z-index="34" draw:style-name="gr1"><svg:title>TexMaths</svg:title><svg:desc>11§inline§|A| = |C|§svg§600§FALSE§</svg:desc><draw:path draw:style-name="gr465" draw:text-style-name="P37" svg:width="0.5709in" svg:height="0.1354in" svg:x="-0.0004in" svg:y="0.0075in" svg:viewBox="0 0 1451 345" svg:d="M0 0c484 0 967 0 1451 0 0 115 0 230 0 345-484 0-967 0-1451 0 0-115 0-230 0-345z"><text:p/></draw:path><draw:path draw:style-name="gr466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467" draw:text-style-name="P38" svg:width="0.1039in" svg:height="0.1079in" svg:x="0.0394in" svg:y="0.0051in" svg:viewBox="0 0 265 275" svg:d="M55 230c-15 27-30 32-47 33-5 0-8 0-8 8 0 2 2 4 4 4 11 0 24-2 35-2 12 0 25 2 38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2 175c26-43 51-86 76-128 5 42 8 85 12 128-29 0-58 0-88 0z"><text:p/></draw:path><draw:path draw:style-name="gr468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469" draw:text-style-name="P38" svg:width="0.1004in" svg:height="0.035in" svg:x="0.2413in" svg:y="0.0579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470" draw:text-style-name="P38" svg:width="0.0055in" svg:height="0.1508in" svg:x="0.4106in" svg:y="0in" svg:viewBox="0 0 15 384" svg:d="M15 14c0-7 0-14-7-14-8 0-8 7-8 14 0 119 0 237 0 356 0 8 0 14 8 14 7 0 7-6 7-14 0-119 0-237 0-356z"><text:p/></draw:path><draw:path draw:style-name="gr471" draw:text-style-name="P38" svg:width="0.1075in" svg:height="0.1094in" svg:x="0.4429in" svg:y="0.0071in" svg:viewBox="0 0 274 279" svg:d="M274 3c0-1-1-3-4-3-2 0-2 0-6 4-10 10-19 20-27 30-4-5-21-34-64-34-86 0-173 85-173 174 0 63 45 105 105 105 33 0 62-16 83-33 35-32 42-65 42-68s-3-3-4-3c-3 0-5 1-5 3-4 12-13 38-39 61-27 21-51 27-72 27-34 0-75-19-75-78 0-22 8-85 46-130 25-27 61-46 95-46 40 0 62 30 62 74 0 15-1 15-1 20 0 3 4 3 6 3 5 0 5 0 7-8 7-33 15-65 24-98z"><text:p/></draw:path><draw:path draw:style-name="gr472" draw:text-style-name="P38" svg:width="0.0055in" svg:height="0.1508in" svg:x="0.5728in" svg:y="0in" svg:viewBox="0 0 15 384" svg:d="M15 14c0-7 0-14-7-14-8 0-8 7-8 14 0 119 0 237 0 356 0 8 0 14 8 14 7 0 7-6 7-14 0-119 0-237 0-356z"><text:p/></draw:path></draw:g></text:span><text:span text:style-name="T31">. מכך ש־</text:span><text:span text:style-name="T31"><draw:g text:anchor-type="as-char" svg:y="-0.1134in" draw:z-index="35" draw:style-name="gr1"><svg:title>TexMaths</svg:title><svg:desc>11§inline§|A| = |C| \land |B| \le |C|§svg§600§FALSE§</svg:desc><draw:path draw:style-name="gr449" draw:text-style-name="P37" svg:width="1.3551in" svg:height="0.1354in" svg:x="-0.0004in" svg:y="0.0075in" svg:viewBox="0 0 3443 345" svg:d="M0 0c1148 0 2295 0 3443 0 0 115 0 230 0 345-1148 0-2295 0-3443 0 0-115 0-230 0-345z"><text:p/></draw:path><draw:path draw:style-name="gr450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451" draw:text-style-name="P38" svg:width="0.1039in" svg:height="0.1079in" svg:x="0.0394in" svg:y="0.0051in" svg:viewBox="0 0 265 275" svg:d="M55 230c-15 27-30 32-47 33-5 0-8 0-8 8 0 2 2 4 4 4 11 0 24-2 35-2 12 0 26 2 38 2 2 0 7 0 7-7 0-5-4-5-6-5-9-1-19-4-19-14 0-5 3-9 6-14 10-16 20-32 30-48 32 0 65 0 96 0 2 7 7 60 7 63 0 12-21 13-29 13-4 0-8 0-8 8 0 4 4 4 5 4 16 0 32-2 49-2 9 0 34 2 44 2 2 0 6 0 6-9 0-3-4-3-9-3-24 0-24-3-25-14-8-79-15-160-23-240-1-8-1-9-8-9-6 0-7 2-10 7-45 74-90 149-135 223zM102 175c26-43 51-86 76-128 5 42 8 85 12 128-29 0-58 0-88 0z"><text:p/></draw:path><draw:path draw:style-name="gr452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453" draw:text-style-name="P38" svg:width="0.1004in" svg:height="0.035in" svg:x="0.2413in" svg:y="0.0579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454" draw:text-style-name="P38" svg:width="0.0055in" svg:height="0.1508in" svg:x="0.4118in" svg:y="0in" svg:viewBox="0 0 15 384" svg:d="M15 14c0-7 0-14-7-14-8 0-8 7-8 14 0 119 0 237 0 356 0 8 0 14 8 14 7 0 7-6 7-14 0-119 0-237 0-356z"><text:p/></draw:path><draw:path draw:style-name="gr455" draw:text-style-name="P38" svg:width="0.1079in" svg:height="0.1094in" svg:x="0.4433in" svg:y="0.0071in" svg:viewBox="0 0 275 279" svg:d="M275 3c0-1-1-3-4-3-1 0-3 0-7 4-9 10-18 20-26 30-4-5-21-34-64-34-87 0-174 85-174 174 0 63 46 105 105 105 34 0 63-16 83-33 36-32 43-65 43-68s-3-2-4-3c-3 0-5 1-6 3-3 12-12 38-38 61-28 21-52 27-72 27-35 0-76-19-76-78 0-22 9-85 48-130 23-27 59-46 93-46 40 0 63 30 63 74 0 15-1 15-1 20 0 3 4 3 5 3 6 0 6 0 7-8 9-33 16-65 25-98z"><text:p/></draw:path><draw:path draw:style-name="gr456" draw:text-style-name="P38" svg:width="0.0055in" svg:height="0.1508in" svg:x="0.5736in" svg:y="0in" svg:viewBox="0 0 15 384" svg:d="M15 14c0-7 0-14-7-14-8 0-8 7-8 14 0 119 0 237 0 356 0 8 0 14 8 14 7 0 7-6 7-14 0-119 0-237 0-356z"><text:p/></draw:path><draw:path draw:style-name="gr457" draw:text-style-name="P38" svg:width="0.0843in" svg:height="0.0933in" svg:x="0.6398in" svg:y="0.0228in" svg:viewBox="0 0 215 238" svg:d="M117 9c-4-7-6-9-10-9-5 0-6 3-8 9-32 71-65 143-97 213-2 6-2 6-2 8 0 5 3 8 8 8 2 0 5-1 9-8 29-67 60-135 90-204 31 69 60 137 91 204 3 8 8 8 9 8 4 0 8-3 8-8-2-1 0-1-3-5-32-72-63-145-95-216z"><text:p/></draw:path><draw:path draw:style-name="gr458" draw:text-style-name="P38" svg:width="0.0055in" svg:height="0.1508in" svg:x="0.7846in" svg:y="0in" svg:viewBox="0 0 15 384" svg:d="M15 14c0-7 0-14-7-14-8 0-8 7-8 14 0 119 0 237 0 356 0 8 0 14 8 14 7 0 7-6 7-14 0-119 0-237 0-356z"><text:p/></draw:path><draw:path draw:style-name="gr459" draw:text-style-name="P38" svg:width="0.1083in" svg:height="0.1031in" svg:x="0.815in" svg:y="0.0102in" svg:viewBox="0 0 276 263" svg:d="M46 232c-4 16-5 19-35 19-7 0-11 0-11 8 0 4 3 4 11 4 46 0 91 0 138 0 60 0 106-46 106-82 0-28-22-51-60-54 40-8 81-37 81-73 0-29-25-54-71-54-43 0-87 0-130 0-8 0-12 0-12 8 0 4 3 4 11 4 1 0 9 0 15 1 7 1 10 1 10 7 0 1 0 2-1 6-18 69-34 138-52 206zM105 122c7-32 15-63 23-94 3-15 4-16 21-16 16 0 34 0 50 0 34 0 42 23 42 40 0 34-33 70-80 70-19 0-38 0-56 0zM87 251c-6 0-7 0-9-1-3 0-5 0-5-3 0-1 0-3 2-9 9-35 17-72 26-107 24 0 50 0 74 0 37 0 44 29 44 45 0 38-34 75-79 75-18 0-35 0-53 0z"><text:p/></draw:path><draw:path draw:style-name="gr460" draw:text-style-name="P38" svg:width="0.0055in" svg:height="0.1508in" svg:x="0.9496in" svg:y="0in" svg:viewBox="0 0 15 384" svg:d="M15 14c0-7 0-14-7-14-8 0-8 7-8 14 0 119 0 237 0 356 0 8 0 14 8 14 7 0 7-6 7-14 0-119 0-237 0-356z"><text:p/></draw:path><draw:path draw:style-name="gr461" draw:text-style-name="P38" svg:width="0.0921in" svg:height="0.1161in" svg:x="1.0291in" svg:y="0.0173in" svg:viewBox="0 0 235 296" svg:d="M229 17c4-3 6-5 6-9 0-5-2-8-7-8-1 0-6 1-7 2-71 33-142 66-213 100-7 4-8 7-8 9 0 5 2 7 8 9 71 33 142 66 213 99 6 3 6 3 7 3 4 0 7-4 7-7 0-5-1-7-7-9-67-31-136-63-203-95 69-32 136-63 204-94zM222 296c7 0 13 0 13-8 0-7-7-7-13-7-69 0-139 0-209 0-5 0-13 0-13 7 0 8 7 8 13 8 70 0 140 0 209 0z"><text:p/></draw:path><draw:path draw:style-name="gr462" draw:text-style-name="P38" svg:width="0.0055in" svg:height="0.1508in" svg:x="1.1949in" svg:y="0in" svg:viewBox="0 0 15 384" svg:d="M15 14c0-7 0-14-7-14-8 0-8 7-8 14 0 119 0 237 0 356 0 8 0 14 8 14 7 0 7-6 7-14 0-119 0-237 0-356z"><text:p/></draw:path><draw:path draw:style-name="gr463" draw:text-style-name="P38" svg:width="0.1075in" svg:height="0.1094in" svg:x="1.2268in" svg:y="0.0071in" svg:viewBox="0 0 274 279" svg:d="M274 3c0-1-1-3-4-3-2 0-2 0-6 4-9 10-19 20-27 30-4-5-21-34-64-34-86 0-173 85-173 174 0 63 45 105 105 105 33 0 62-16 83-33 35-32 42-65 42-68s-3-3-4-3c-3 0-5 1-6 3-3 12-12 38-38 61-27 21-51 27-72 27-34 0-76-19-76-78 0-22 9-85 47-130 24-27 60-46 95-46 40 0 62 30 62 74 0 15-1 15-1 20 0 3 4 3 5 3 6 0 6 0 8-8 7-33 16-65 24-98z"><text:p/></draw:path><draw:path draw:style-name="gr464" draw:text-style-name="P38" svg:width="0.0055in" svg:height="0.1508in" svg:x="1.3571in" svg:y="0in" svg:viewBox="0 0 15 384" svg:d="M15 14c0-7 0-14-7-14-8 0-8 7-8 14 0 119 0 237 0 356 0 8 0 14 8 14 7 0 7-6 7-14 0-119 0-237 0-356z"><text:p/></draw:path></draw:g></text:span><text:span text:style-name="T31"> נובע ש־</text:span><draw:g text:anchor-type="as-char" svg:y="-0.1134in" draw:z-index="36" draw:style-name="gr1"><svg:title>TexMaths</svg:title><svg:desc>11§inline§|B| \le |A|§svg§600§FALSE§</svg:desc><draw:path draw:style-name="gr441" draw:text-style-name="P37" svg:width="0.574in" svg:height="0.1354in" svg:x="-0.0004in" svg:y="0.0075in" svg:viewBox="0 0 1459 345" svg:d="M0 0c486 0 973 0 1459 0 0 115 0 230 0 345-486 0-973 0-1459 0 0-115 0-230 0-345z"><text:p/></draw:path><draw:path draw:style-name="gr442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443" draw:text-style-name="P38" svg:width="0.1083in" svg:height="0.1031in" svg:x="0.0406in" svg:y="0.0102in" svg:viewBox="0 0 276 263" svg:d="M46 232c-4 16-4 19-35 19-7 0-11 0-11 8 0 4 3 4 11 4 46 0 91 0 137 0 62 0 107-46 107-82 0-28-22-51-59-54 39-8 80-37 80-73 0-29-25-54-71-54-43 0-87 0-130 0-8 0-11 0-11 8 0 4 3 4 10 4 1 0 8 0 15 1s10 1 10 7c0 1 0 2-1 6-18 69-34 138-52 206zM104 122c8-32 17-63 25-94 3-15 3-16 19-16 17 0 35 0 51 0 34 0 42 23 42 40 0 34-33 70-80 70-19 0-38 0-57 0zM87 251c-6 0-7 0-9-1-3 0-4 0-4-3 0-1 0-3 1-9 9-35 18-72 27-107 24 0 49 0 73 0 37 0 44 29 44 45 0 38-34 75-79 75-18 0-36 0-53 0z"><text:p/></draw:path><draw:path draw:style-name="gr444" draw:text-style-name="P38" svg:width="0.0055in" svg:height="0.1508in" svg:x="0.1752in" svg:y="0in" svg:viewBox="0 0 15 384" svg:d="M15 14c0-7 0-14-7-14-8 0-8 7-8 14 0 119 0 237 0 356 0 8 0 14 8 14 7 0 7-6 7-14 0-119 0-237 0-356z"><text:p/></draw:path><draw:path draw:style-name="gr445" draw:text-style-name="P38" svg:width="0.0921in" svg:height="0.1161in" svg:x="0.2543in" svg:y="0.0173in" svg:viewBox="0 0 235 296" svg:d="M229 17c3-3 6-5 6-9 0-5-3-8-7-8-1 0-6 1-7 2-71 33-142 66-213 100-7 4-8 7-8 9 0 5 2 7 8 9 71 33 142 66 213 99 6 3 6 3 7 3 4 0 7-4 7-7 0-5-1-7-7-9-67-31-136-63-203-95 68-32 136-63 204-94zM222 296c7 0 13 0 13-8 0-7-7-7-13-7-69 0-140 0-209 0-5 0-13 0-13 7 0 8 7 8 13 8 69 0 140 0 209 0z"><text:p/></draw:path><draw:path draw:style-name="gr446" draw:text-style-name="P38" svg:width="0.0055in" svg:height="0.1508in" svg:x="0.4197in" svg:y="0in" svg:viewBox="0 0 15 384" svg:d="M15 14c0-7 0-14-7-14-8 0-8 7-8 14 0 119 0 237 0 356 0 8 0 14 8 14 7 0 7-6 7-14 0-119 0-237 0-356z"><text:p/></draw:path><draw:path draw:style-name="gr447" draw:text-style-name="P38" svg:width="0.1039in" svg:height="0.1079in" svg:x="0.4492in" svg:y="0.0051in" svg:viewBox="0 0 265 275" svg:d="M56 230c-15 27-31 32-48 33-5 0-8 0-8 8 0 2 2 4 5 4 10 0 22-2 33-2 13 0 27 2 39 2 2 0 8 0 8-7 0-5-5-5-7-5-9-1-18-4-18-14 0-5 3-9 5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draw:path draw:style-name="gr448" draw:text-style-name="P38" svg:width="0.0055in" svg:height="0.1508in" svg:x="0.576in" svg:y="0in" svg:viewBox="0 0 15 384" svg:d="M15 14c0-7 0-14-7-14-8 0-8 7-8 14 0 119 0 237 0 356 0 8 0 14 8 14 7 0 7-6 7-14 0-119 0-237 0-356z"><text:p/></draw:path></draw:g>. <text:span text:style-name="T35">יחד עם כך ש־</text:span><text:span text:style-name="T31"><draw:g text:anchor-type="as-char" svg:y="-0.1134in" draw:z-index="37" draw:style-name="gr1"><svg:title>TexMaths</svg:title><svg:desc>11§inline§|A| &lt; |B|§svg§600§FALSE§</svg:desc><draw:path draw:style-name="gr433" draw:text-style-name="P37" svg:width="0.574in" svg:height="0.1354in" svg:x="-0.0004in" svg:y="0.0075in" svg:viewBox="0 0 1459 345" svg:d="M0 0c486 0 973 0 1459 0 0 115 0 230 0 345-486 0-973 0-1459 0 0-115 0-230 0-345z"><text:p/></draw:path><draw:path draw:style-name="gr434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435" draw:text-style-name="P38" svg:width="0.1039in" svg:height="0.1079in" svg:x="0.0394in" svg:y="0.0051in" svg:viewBox="0 0 265 275" svg:d="M55 230c-15 27-30 32-47 33-5 0-8 0-8 8 0 2 2 4 4 4 11 0 23-2 34-2 13 0 26 2 39 2 2 0 7 0 7-7 0-5-4-5-6-5-9-1-19-4-19-14 0-5 3-9 6-14 10-16 20-32 30-48 31 0 64 0 96 0 1 7 7 60 7 63 0 12-21 13-29 13-5 0-8 0-8 8 0 4 4 4 5 4 15 0 32-2 48-2 10 0 35 2 43 2 4 0 8 0 8-9 0-3-4-3-9-3-24 0-24-3-25-14-8-79-17-160-24-240 0-8 0-9-7-9-6 0-8 2-10 7-45 74-90 149-135 223zM102 175c26-43 51-86 76-128 5 42 8 85 12 128-29 0-58 0-88 0z"><text:p/></draw:path><draw:path draw:style-name="gr436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437" draw:text-style-name="P38" svg:width="0.0925in" svg:height="0.087in" svg:x="0.2453in" svg:y="0.0315in" svg:viewBox="0 0 236 222" svg:d="M229 17c4-3 7-6 7-9 0-5-3-8-7-8-1 0-2 0-8 3-71 33-142 66-213 100-5 3-8 5-8 9 0 5 3 7 8 9 71 33 142 66 213 99 6 2 7 2 8 2 4 0 7-3 7-7s-3-6-7-8c-67-31-136-63-203-95 67-32 136-64 203-95z"><text:p/></draw:path><draw:path draw:style-name="gr438" draw:text-style-name="P38" svg:width="0.0055in" svg:height="0.1508in" svg:x="0.4106in" svg:y="0in" svg:viewBox="0 0 15 384" svg:d="M15 14c0-7 0-14-7-14-8 0-8 7-8 14 0 119 0 237 0 356 0 8 0 14 8 14 7 0 7-6 7-14 0-119 0-237 0-356z"><text:p/></draw:path><draw:path draw:style-name="gr439" draw:text-style-name="P38" svg:width="0.1083in" svg:height="0.1031in" svg:x="0.4413in" svg:y="0.0102in" svg:viewBox="0 0 276 263" svg:d="M45 232c-3 16-4 19-35 19-7 0-10 0-10 8 0 4 3 4 10 4 46 0 92 0 138 0 61 0 107-46 107-82 0-28-23-51-60-54 40-8 81-37 81-73 0-29-26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440" draw:text-style-name="P38" svg:width="0.0055in" svg:height="0.1508in" svg:x="0.576in" svg:y="0in" svg:viewBox="0 0 15 384" svg:d="M15 14c0-7 0-14-7-14-8 0-8 7-8 14 0 119 0 237 0 356 0 8 0 14 8 14 7 0 7-6 7-14 0-119 0-237 0-356z"><text:p/></draw:path></draw:g></text:span><text:span text:style-name="T31"> נקבל מקש"ב </text:span><text:span text:style-name="T31"><draw:g text:anchor-type="as-char" svg:y="-0.1134in" draw:z-index="38" draw:style-name="gr1"><svg:title>TexMaths</svg:title><svg:desc>11§inline§|A| = |B|§svg§600§FALSE§</svg:desc><draw:path draw:style-name="gr425" draw:text-style-name="P37" svg:width="0.574in" svg:height="0.1354in" svg:x="-0.0004in" svg:y="0.0075in" svg:viewBox="0 0 1459 345" svg:d="M0 0c486 0 973 0 1459 0 0 115 0 230 0 345-486 0-973 0-1459 0 0-115 0-230 0-345z"><text:p/></draw:path><draw:path draw:style-name="gr426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427" draw:text-style-name="P38" svg:width="0.1039in" svg:height="0.1079in" svg:x="0.0394in" svg:y="0.0051in" svg:viewBox="0 0 265 275" svg:d="M55 230c-15 27-30 32-47 33-5 0-8 0-8 8 0 2 2 4 4 4 11 0 23-2 34-2 13 0 26 2 39 2 2 0 7 0 7-7 0-5-4-5-6-5-9-1-19-4-19-14 0-5 3-9 6-14 10-16 20-32 30-48 31 0 64 0 96 0 1 7 7 60 7 63 0 12-21 13-29 13-5 0-8 0-8 8 0 4 4 4 5 4 15 0 32-2 48-2 10 0 35 2 43 2 4 0 8 0 8-9 0-3-4-3-9-3-24 0-24-3-25-14-8-79-17-160-24-240 0-8 0-9-7-9-6 0-8 2-10 7-45 74-90 149-135 223zM102 175c26-43 51-86 76-128 5 42 8 85 12 128-29 0-58 0-88 0z"><text:p/></draw:path><draw:path draw:style-name="gr428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429" draw:text-style-name="P38" svg:width="0.1004in" svg:height="0.035in" svg:x="0.2413in" svg:y="0.057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30" draw:text-style-name="P38" svg:width="0.0055in" svg:height="0.1508in" svg:x="0.4106in" svg:y="0in" svg:viewBox="0 0 15 384" svg:d="M15 14c0-7 0-14-7-14-8 0-8 7-8 14 0 119 0 237 0 356 0 8 0 14 8 14 7 0 7-6 7-14 0-119 0-237 0-356z"><text:p/></draw:path><draw:path draw:style-name="gr431" draw:text-style-name="P38" svg:width="0.1083in" svg:height="0.1031in" svg:x="0.4413in" svg:y="0.0102in" svg:viewBox="0 0 276 263" svg:d="M45 232c-3 16-4 19-35 19-7 0-10 0-10 8 0 4 3 4 10 4 46 0 92 0 138 0 61 0 107-46 107-82 0-28-23-51-60-54 40-8 81-37 81-73 0-29-26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432" draw:text-style-name="P38" svg:width="0.0055in" svg:height="0.1508in" svg:x="0.576in" svg:y="0in" svg:viewBox="0 0 15 384" svg:d="M15 14c0-7 0-14-7-14-8 0-8 7-8 14 0 119 0 237 0 356 0 8 0 14 8 14 7 0 7-6 7-14 0-119 0-237 0-356z"><text:p/></draw:path></draw:g></text:span><text:span text:style-name="T31">, וזו סתירה לכך ש־</text:span><text:span text:style-name="T31"><draw:g text:anchor-type="as-char" svg:y="-0.1134in" draw:z-index="39" draw:style-name="gr1"><svg:title>TexMaths</svg:title><svg:desc>11§inline§|A| \neq |B|§svg§600§FALSE§</svg:desc><draw:path draw:style-name="gr416" draw:text-style-name="P37" svg:width="0.574in" svg:height="0.1354in" svg:x="-0.0004in" svg:y="0.0075in" svg:viewBox="0 0 1459 345" svg:d="M0 0c486 0 973 0 1459 0 0 115 0 230 0 345-486 0-973 0-1459 0 0-115 0-230 0-345z"><text:p/></draw:path><draw:path draw:style-name="gr417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418" draw:text-style-name="P38" svg:width="0.1039in" svg:height="0.1079in" svg:x="0.0394in" svg:y="0.0051in" svg:viewBox="0 0 265 275" svg:d="M55 230c-15 27-30 32-47 33-5 0-8 0-8 8 0 2 2 4 4 4 11 0 23-2 34-2 13 0 26 2 39 2 2 0 7 0 7-7 0-5-4-5-6-5-9-1-19-4-19-14 0-5 3-9 6-14 10-16 20-32 30-48 31 0 64 0 96 0 1 7 7 60 7 63 0 12-21 13-29 13-5 0-8 0-8 8 0 4 4 4 5 4 15 0 32-2 48-2 10 0 35 2 43 2 4 0 8 0 8-9 0-3-4-3-9-3-24 0-24-3-25-14-8-79-17-160-24-240 0-8 0-9-7-9-6 0-8 2-10 7-45 74-90 149-135 223zM102 175c26-43 51-86 76-128 5 42 8 85 12 128-29 0-58 0-88 0z"><text:p/></draw:path><draw:path draw:style-name="gr419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420" draw:text-style-name="P38" svg:width="0.0752in" svg:height="0.1406in" svg:x="0.2539in" svg:y="0.0051in" svg:viewBox="0 0 192 358" svg:d="M189 15c3-5 3-6 3-7 0-4-2-8-7-8s-6 2-9 8c-57 111-116 223-173 334-3 6-3 7-3 8 0 3 2 8 8 8 4 0 5-2 8-8 58-111 116-223 173-335z"><text:p/></draw:path><draw:path draw:style-name="gr421" draw:text-style-name="P38" svg:width="0.1004in" svg:height="0.035in" svg:x="0.2413in" svg:y="0.057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22" draw:text-style-name="P38" svg:width="0.0055in" svg:height="0.1508in" svg:x="0.4106in" svg:y="0in" svg:viewBox="0 0 15 384" svg:d="M15 14c0-7 0-14-7-14-8 0-8 7-8 14 0 119 0 237 0 356 0 8 0 14 8 14 7 0 7-6 7-14 0-119 0-237 0-356z"><text:p/></draw:path><draw:path draw:style-name="gr423" draw:text-style-name="P38" svg:width="0.1083in" svg:height="0.1031in" svg:x="0.4413in" svg:y="0.0102in" svg:viewBox="0 0 276 263" svg:d="M45 232c-3 16-4 19-35 19-7 0-10 0-10 8 0 4 3 4 10 4 46 0 92 0 138 0 61 0 107-46 107-82 0-28-23-51-60-54 40-8 81-37 81-73 0-29-26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424" draw:text-style-name="P38" svg:width="0.0055in" svg:height="0.1508in" svg:x="0.576in" svg:y="0in" svg:viewBox="0 0 15 384" svg:d="M15 14c0-7 0-14-7-14-8 0-8 7-8 14 0 119 0 237 0 356 0 8 0 14 8 14 7 0 7-6 7-14 0-119 0-237 0-356z"><text:p/></draw:path></draw:g></text:span><text:span text:style-name="T31"> </text:span><text:span text:style-name="T31"><draw:g text:anchor-type="as-char" svg:y="-0.1043in" draw:z-index="42" draw:style-name="gr1"><svg:title>TexMaths</svg:title><svg:desc>11§inline§\blacksquare§svg§600§FALSE§</svg:desc><draw:path draw:style-name="gr365" draw:text-style-name="P37" svg:width="0.0929in" svg:height="0.0882in" svg:x="-0.0004in" svg:y="0.0071in" svg:viewBox="0 0 237 225" svg:d="M120 225c-41 0-80 0-120 0 0-75 0-150 0-225 79 0 158 0 237 0 0 75 0 150 0 225-39 0-79 0-117 0z"><text:p/></draw:path><draw:path draw:style-name="gr366" draw:text-style-name="P38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p text:style-name="P21"><text:span text:style-name="T32">טענה: נניח </text:span><text:span text:style-name="T32"><draw:g text:anchor-type="as-char" svg:y="-0.1138in" draw:z-index="43" draw:style-name="gr1"><svg:title>TexMaths</svg:title><svg:desc>11§inline§|A| \le |A'|§svg§600§FALSE§</svg:desc><draw:path draw:style-name="gr356" draw:text-style-name="P37" svg:width="0.6079in" svg:height="0.1362in" svg:x="-0.0004in" svg:y="0.0075in" svg:viewBox="0 0 1545 347" svg:d="M774 347c-259 0-516 0-774 0 0-116 0-231 0-347 515 0 1030 0 1545 0 0 116 0 231 0 347-257 0-514 0-771 0z"><text:p/></draw:path><draw:path draw:style-name="gr357" draw:text-style-name="P38" svg:width="0.0055in" svg:height="0.1508in" svg:x="0.0102in" svg:y="0.0008in" svg:viewBox="0 0 15 384" svg:d="M15 13c0-6 0-13-7-13-8 0-8 7-8 13 0 119 0 238 0 357 0 7 0 14 8 14 7 0 7-7 7-14 0-119 0-238 0-357z"><text:p/></draw:path><draw:path draw:style-name="gr358" draw:text-style-name="P38" svg:width="0.1039in" svg:height="0.1075in" svg:x="0.0394in" svg:y="0.0055in" svg:viewBox="0 0 265 274" svg:d="M56 230c-15 25-31 31-48 32-5 1-8 1-8 8 0 3 2 4 5 4 10 0 22-1 33-1 13 0 27 1 39 1 2 0 8 0 8-7 0-4-4-5-7-5-9 0-18-3-18-13 0-5 3-9 5-15 10-16 20-32 30-48 31 0 64 0 96 0 1 9 7 59 7 64 0 11-20 12-28 12-5 0-10 0-10 8 0 4 5 4 6 4 16 0 33-1 48-1 10 0 34 1 44 1 2 0 7 0 7-8 0-4-3-4-9-4-24 0-24-2-25-13-8-80-16-160-23-240-1-8-1-9-8-9s-8 2-10 7c-45 74-89 149-134 223zM102 175c25-43 51-86 76-128 4 42 8 85 12 128-30 0-58 0-88 0z"><text:p/></draw:path><draw:path draw:style-name="gr359" draw:text-style-name="P38" svg:width="0.0055in" svg:height="0.1508in" svg:x="0.1661in" svg:y="0.0008in" svg:viewBox="0 0 15 384" svg:d="M15 13c0-6 0-13-7-13-8 0-8 7-8 13 0 119 0 238 0 357 0 7 0 14 8 14 7 0 7-7 7-14 0-119 0-238 0-357z"><text:p/></draw:path><draw:path draw:style-name="gr360" draw:text-style-name="P38" svg:width="0.0921in" svg:height="0.1161in" svg:x="0.2453in" svg:y="0.0177in" svg:viewBox="0 0 235 296" svg:d="M229 15c3-1 6-3 6-7 0-5-3-8-7-8-3 0-6 1-7 2-72 33-142 67-213 100-7 4-8 6-8 9s2 7 8 9c71 33 141 66 213 99 4 2 5 2 7 2 4 0 7-3 7-8 0-3-1-5-7-7-68-32-136-64-203-95 68-32 135-64 204-96zM222 296c7 0 13 0 13-8 0-7-7-7-13-7-69 0-140 0-209 0-5 0-13 0-13 7 0 8 7 8 13 8 69 0 140 0 209 0z"><text:p/></draw:path><draw:path draw:style-name="gr361" draw:text-style-name="P38" svg:width="0.0055in" svg:height="0.1508in" svg:x="0.4106in" svg:y="0.0008in" svg:viewBox="0 0 15 384" svg:d="M15 13c0-6 0-13-7-13-8 0-8 7-8 13 0 119 0 238 0 357 0 7 0 14 8 14 7 0 7-7 7-14 0-119 0-238 0-357z"><text:p/></draw:path><draw:path draw:style-name="gr362" draw:text-style-name="P38" svg:width="0.1039in" svg:height="0.1075in" svg:x="0.4402in" svg:y="0.0055in" svg:viewBox="0 0 265 274" svg:d="M56 230c-15 25-31 31-47 32-6 1-9 1-9 8 0 3 2 4 5 4 10 0 22-1 33-1 14 0 27 1 39 1 2 0 8 0 8-7 0-4-4-5-7-5-9 0-18-3-18-13 0-5 3-9 6-15 10-16 19-32 29-48 31 0 64 0 96 0 1 9 7 59 7 64 0 11-20 12-28 12-5 0-10 0-10 8 0 4 4 3 6 4 16 0 33-1 48-1 10 0 34 1 44 1 2 0 7 0 7-8 0-4-3-4-9-4-24 0-24-2-25-13-8-80-16-160-23-240-1-8-1-9-8-9-5 0-8 2-10 7-45 74-89 149-134 223zM102 175c25-43 51-86 76-128 4 42 8 85 12 128-30 0-58 0-88 0z"><text:p/></draw:path><draw:path draw:style-name="gr363" draw:text-style-name="P38" svg:width="0.0264in" svg:height="0.0547in" svg:x="0.5539in" svg:y="-0.0004in" svg:viewBox="0 0 68 140" svg:d="M66 24c2-5 2-7 2-9 0-8-8-15-16-15-10 0-14 9-15 13-12 39-24 77-36 117 0 1-1 2-1 4 0 4 9 6 11 6 1 0 2 0 3-5 18-37 34-73 52-111z"><text:p/></draw:path><draw:path draw:style-name="gr364" draw:text-style-name="P38" svg:width="0.0055in" svg:height="0.1508in" svg:x="0.6098in" svg:y="0.0008in" svg:viewBox="0 0 15 384" svg:d="M15 13c0-6 0-13-7-13-8 0-8 7-8 13 0 119 0 238 0 357 0 7 0 14 8 14 7 0 7-7 7-14 0-119 0-238 0-357z"><text:p/></draw:path></draw:g></text:span><text:span text:style-name="T32"><text:s/>ו־</text:span><text:span text:style-name="T32"><draw:g text:anchor-type="as-char" svg:y="-0.1035in" draw:z-index="44" draw:style-name="gr1"><svg:title>TexMaths</svg:title><svg:desc>11§inline§B§svg§600§FALSE§</svg:desc><draw:path draw:style-name="gr354" draw:text-style-name="P37" svg:width="0.0988in" svg:height="0.0878in" svg:x="0.0012in" svg:y="0.0075in" svg:viewBox="0 0 252 224" svg:d="M0 0c83 0 168 0 252 0 0 75 0 149 0 224-84 0-169 0-252 0 0-75 0-149 0-224z"><text:p/></draw:path><draw:path draw:style-name="gr355" draw:text-style-name="P38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32"> קבוצה כלשהי [5 טענות שכתבתי על דף ההגדרות והמשפטים שלי, תכתבו לי אם אתם צריכים אותן]</text:span></text:p>
      <text:h text:style-name="P6" text:outline-level="4">עוצמות סופיות</text:h>
      <text:p text:style-name="P11">סימון: <text:span text:style-name="T2">יהי </text:span><text:span text:style-name="T8"><draw:g text:anchor-type="as-char" svg:y="-0.1035in" draw:z-index="45" draw:style-name="gr1"><svg:title>TexMaths</svg:title><svg:desc>11§inline§n \in \N§svg§600§FALSE§</svg:desc><draw:path draw:style-name="gr350" draw:text-style-name="P37" svg:width="0.3681in" svg:height="0.0933in" svg:x="0.0031in" svg:y="0.0071in" svg:viewBox="0 0 936 238" svg:d="M468 238c-156 0-312 0-468 0 0-79 0-159 0-238 312 0 624 0 936 0 0 79 0 159 0 238-157 0-313 0-468 0z"><text:p/></draw:path><draw:path draw:style-name="gr351" draw:text-style-name="P38" svg:width="0.0823in" svg:height="0.0677in" svg:x="-0.0004in" svg:y="0.0366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52" draw:text-style-name="P38" svg:width="0.0756in" svg:height="0.087in" svg:x="0.1417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53" draw:text-style-name="P38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8">, נסמן </text:span><text:span text:style-name="T8"><draw:g text:anchor-type="as-char" svg:y="-0.1134in" draw:z-index="46" draw:style-name="gr1"><svg:title>TexMaths</svg:title><svg:desc>11§inline§\N_n = \{m \in \N \mid m &lt; n\}§svg§600§FALSE§</svg:desc><draw:path draw:style-name="gr337" draw:text-style-name="P37" svg:width="1.5043in" svg:height="0.1354in" svg:x="0.0035in" svg:y="0.0075in" svg:viewBox="0 0 3822 345" svg:d="M0 0c1274 0 2548 0 3822 0 0 115 0 230 0 345-1274 0-2548 0-3822 0 0-115 0-230 0-345z"><text:p/></draw:path><draw:path draw:style-name="gr338" draw:text-style-name="P38" svg:width="0.1028in" svg:height="0.1059in" svg:x="-0.0004in" svg:y="0.0102in" svg:viewBox="0 0 262 270" svg:d="M33 34c0 63 0 126 0 187 0 21-2 28-22 28-4 0-11 1-11 6 0 8 5 8 13 8 20 0 40 0 60 0 7 0 13 0 13-8 0-5-7-6-12-6-21 0-25-8-25-29 0-58 0-117 0-175 57 73 112 147 168 219 3 5 5 6 7 6 7 0 7-6 7-12 0-72 0-145 0-217 0-22 3-28 22-28 2 0 9 0 9-6 0-7-7-7-13-7-19 0-38 0-57 0-7 0-13 0-13 7 0 6 7 6 11 6 22 0 26 8 26 29 0 39 0 79 0 120-40-53-79-105-118-156-3-6-5-6-13-6-22 0-45 0-67 0-8 0-14 0-14 7 0 5 6 6 8 6 11 1 19 8 22 12-1 4-1 4-1 9zM218 243c-56-73-112-147-169-221-3-4-3-5-7-9 15 0 31 0 46 0 43 59 87 117 130 175 0 18 0 37 0 55z"><text:p/></draw:path><draw:path draw:style-name="gr339" draw:text-style-name="P38" svg:width="0.065in" svg:height="0.0472in" svg:x="0.1106in" svg:y="0.0894in" svg:viewBox="0 0 166 121" svg:d="M21 102c-1 4-3 10-3 11 0 6 5 8 9 8 5 0 8-3 10-5 3-3 4-11 6-17 1-5 4-18 5-24 3-7 4-12 5-19 3-11 4-13 12-24 8-10 20-24 41-24 15 0 15 13 15 18 0 17-12 47-15 58-4 7-5 10-5 14 0 14 12 23 25 23 28 0 40-36 40-41 0-3-3-2-4-3-5 0-5 1-6 4-6 22-17 34-28 34-6 0-7-5-7-10 0-7 1-10 5-22 4-8 16-37 16-52 0-27-21-31-35-31-23 0-39 13-47 24-2-18-17-24-28-24-12 0-19 9-22 14-6 10-10 26-10 27 0 4 4 4 5 4 4 0 4-1 6-9 4-15 9-28 20-28 6 0 9 5 9 13 0 4-3 14-5 22-2 7-4 19-5 24-4 11-6 23-9 35z"><text:p/></draw:path><draw:path draw:style-name="gr340" draw:text-style-name="P38" svg:width="0.1008in" svg:height="0.035in" svg:x="0.239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41" draw:text-style-name="P38" svg:width="0.0535in" svg:height="0.1508in" svg:x="0.4024in" svg:y="0in" svg:viewBox="0 0 137 384" svg:d="M81 52c0-16 10-41 52-43 2-1 4-2 4-5 0-4-3-4-7-4-39 0-74 20-74 48 0 29 0 59 0 89 0 14 0 26-16 39-14 11-28 12-37 12-2 0-3 2-3 5 0 2 2 2 7 3 25 1 44 15 47 34 2 5 2 6 2 19 0 25 0 50 0 76 0 16 0 28 18 44 15 11 40 15 56 15 4 0 7 0 7-4 0-3-2-3-6-5-24-1-43-13-49-33-1-3-1-4-1-18 0-27 0-53 0-81 0-17-3-23-15-36-8-8-20-12-30-14 31-9 45-27 45-49 0-31 0-61 0-92z"><text:p/></draw:path><draw:path draw:style-name="gr342" draw:text-style-name="P38" svg:width="0.1244in" svg:height="0.0681in" svg:x="0.4717in" svg:y="0.0465in" svg:viewBox="0 0 317 174" svg:d="M23 148c-1 5-3 14-3 16 0 7 5 10 11 10 4 0 12-2 14-10 1-1 6-20 8-29 3-12 5-24 9-35 2-9 4-16 6-25 1-7 5-18 5-20 5-12 26-47 62-47 18 0 21 14 21 27 0 10-2 21-5 32-4 14-8 30-11 45-3 9-6 19-8 29-1 8-4 21-4 23 0 7 5 10 11 10 12 0 14-9 17-22 6-21 20-77 23-93 1-4 22-51 64-51 17 0 21 13 21 27 0 22-17 66-24 86-4 10-6 14-6 22 0 18 15 31 32 31 36 0 51-56 51-59 0-4-4-4-5-4-3 0-3 1-5 7-6 21-19 48-40 48-6 0-9-4-9-13 0-10 4-19 7-27 8-20 23-63 23-85 0-24-15-41-44-41-28 0-48 17-63 37-1-5-2-18-13-27-9-8-22-10-31-10-35 0-53 24-60 33-2-22-19-33-36-33-18 0-25 14-29 22-7 13-12 36-12 37 0 4 4 4 5 4 4 0 5 0 7-9 7-28 14-46 28-46 6 0 12 3 12 18 0 8-1 13-6 32-8 30-15 60-23 90z"><text:p/></draw:path><draw:path draw:style-name="gr343" draw:text-style-name="P38" svg:width="0.0752in" svg:height="0.087in" svg:x="0.6559in" svg:y="0.0315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44" draw:text-style-name="P38" svg:width="0.1028in" svg:height="0.1059in" svg:x="0.7902in" svg:y="0.0102in" svg:viewBox="0 0 262 270" svg:d="M34 34c0 63 0 126 0 187 0 21-3 28-23 28-4 0-11 1-11 6 0 8 7 8 13 8 20 0 41 0 61 0 6 0 12 0 12-8 0-5-6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draw:path draw:style-name="gr345" draw:text-style-name="P38" svg:width="0.0055in" svg:height="0.1508in" svg:x="0.9571in" svg:y="0in" svg:viewBox="0 0 15 384" svg:d="M15 14c0-7 0-14-7-14-8 0-8 7-8 14 0 119 0 237 0 356 0 8 0 14 8 14 7 0 7-6 7-14 0-119 0-237 0-356z"><text:p/></draw:path><draw:path draw:style-name="gr346" draw:text-style-name="P38" svg:width="0.1244in" svg:height="0.0681in" svg:x="1.0276in" svg:y="0.0465in" svg:viewBox="0 0 317 174" svg:d="M23 148c-1 5-3 14-3 16 0 7 5 10 11 10 4 0 11-2 14-10 0-1 4-20 8-29 2-12 5-24 7-35 3-9 6-16 7-25 2-7 6-18 6-20 5-12 26-47 62-47 18 0 21 14 21 27 0 10-2 21-5 32-4 14-8 30-11 45-3 9-6 19-8 29-1 8-6 21-6 23 0 7 6 10 13 10 11 0 14-9 16-22 6-21 20-77 23-93 2-4 22-51 64-51 18 0 21 13 21 27 0 22-16 66-23 86-4 10-6 14-6 22 0 18 13 31 32 31 36 0 51-56 51-59 0-4-4-4-5-4-4 0-4 1-6 7-6 21-18 48-39 48-6 0-10-4-10-13 0-10 4-19 8-27 7-20 23-63 23-85 0-24-15-41-44-41-30 0-49 17-64 37 0-5-1-18-12-27-10-8-22-10-32-10-34 0-54 24-60 33-1-22-18-33-35-33-18 0-26 14-29 22-7 13-12 36-12 37 0 4 3 3 4 4 5 0 5 0 7-9 7-28 14-46 29-46 6 0 12 3 12 18 0 8-1 13-7 32-8 30-14 60-22 90z"><text:p/></draw:path><draw:path draw:style-name="gr347" draw:text-style-name="P38" svg:width="0.0925in" svg:height="0.087in" svg:x="1.2114in" svg:y="0.0315in" svg:viewBox="0 0 236 222" svg:d="M229 17c5-3 7-6 7-9 0-5-3-8-7-8-1 0-2 0-7 3-71 33-143 66-214 100-5 3-8 5-8 9 0 5 3 7 8 9 71 33 143 66 214 99 5 2 6 2 7 2 4 0 7-3 7-7s-2-6-7-8c-67-31-136-63-203-95 67-32 136-64 203-95z"><text:p/></draw:path><draw:path draw:style-name="gr348" draw:text-style-name="P38" svg:width="0.0823in" svg:height="0.0681in" svg:x="1.3638in" svg:y="0.0465in" svg:viewBox="0 0 210 174" svg:d="M23 148c-1 5-3 14-3 16 0 7 5 10 11 10 4 0 12-2 14-10 0-1 6-20 8-29 2-12 5-24 7-35 3-9 6-16 7-25 2-7 6-18 6-20 5-12 26-47 62-47 18 0 21 14 21 27 0 24-19 73-25 91-3 8-3 13-3 17 0 18 13 31 31 31 37 0 51-56 51-59 0-4-3-4-5-4-4 0-4 1-6 7-8 26-20 48-40 48-6 0-8-4-8-13 0-10 3-19 6-27 8-20 24-63 24-85 0-26-16-41-45-41-34 0-54 24-60 33-1-21-18-33-35-33-18 0-26 14-29 22-7 13-12 35-12 37 0 4 3 3 4 4 5 0 5 0 7-9 7-28 14-46 29-46 7 0 12 5 12 18 0 8-1 13-7 32-8 30-14 60-22 90z"><text:p/></draw:path><draw:path draw:style-name="gr349" draw:text-style-name="P38" svg:width="0.0535in" svg:height="0.1508in" svg:x="1.4618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8"><text:s/>(כלומר, לכל </text:span><text:span text:style-name="T8"><draw:g text:anchor-type="as-char" svg:y="-0.1035in" draw:z-index="47" draw:style-name="gr1"><svg:title>TexMaths</svg:title><svg:desc>11§inline§n \in \N_+§svg§600§FALSE§</svg:desc><draw:path draw:style-name="gr332" draw:text-style-name="P37" svg:width="0.4571in" svg:height="0.1224in" svg:x="0.0031in" svg:y="0.0075in" svg:viewBox="0 0 1162 312" svg:d="M0 0c388 0 774 0 1162 0 0 104 0 208 0 312-388 0-774 0-1162 0 0-104 0-208 0-312z"><text:p/></draw:path><draw:path draw:style-name="gr333" draw:text-style-name="P38" svg:width="0.0823in" svg:height="0.0681in" svg:x="-0.0004in" svg:y="0.0366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34" draw:text-style-name="P38" svg:width="0.0756in" svg:height="0.087in" svg:x="0.1417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35" draw:text-style-name="P38" svg:width="0.1028in" svg:height="0.1055in" svg:x="0.2764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36" draw:text-style-name="P38" svg:width="0.078in" svg:height="0.0772in" svg:x="0.3898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8"><text:s/>אז </text:span><text:span text:style-name="T8"><draw:g text:anchor-type="as-char" svg:y="-0.1134in" draw:z-index="48" draw:style-name="gr1"><svg:title>TexMaths</svg:title><svg:desc>11§inline§\N_n = \{0, \dots, n - 1\}§svg§600§FALSE§</svg:desc><draw:path draw:style-name="gr317" draw:text-style-name="P37" svg:width="1.2878in" svg:height="0.1358in" svg:x="0.0035in" svg:y="0.0071in" svg:viewBox="0 0 3272 346" svg:d="M1637 346c-546 0-1091 0-1637 0 0-116 0-230 0-346 1091 0 2181 0 3272 0 0 116 0 230 0 346-545 0-1091 0-1635 0z"><text:p/></draw:path><draw:path draw:style-name="gr318" draw:text-style-name="P38" svg:width="0.1028in" svg:height="0.1063in" svg:x="-0.0004in" svg:y="0.0098in" svg:viewBox="0 0 262 271" svg:d="M34 35c0 63 0 126 0 187 0 20-3 28-23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8 0-14 0-14 7 0 6 6 6 9 6 10 1 18 8 21 12 0 4 0 5 0 10zM218 243c-56-72-112-146-169-220-3-5-3-5-7-10 15 0 31 0 46 0 43 59 87 117 130 176 0 18 0 37 0 54z"><text:p/></draw:path><draw:path draw:style-name="gr319" draw:text-style-name="P38" svg:width="0.0646in" svg:height="0.0472in" svg:x="0.111in" svg:y="0.0898in" svg:viewBox="0 0 165 121" svg:d="M20 101c-1 4-1 7-2 11 0 7 4 9 8 9 5 0 8-3 10-5 2-3 5-11 6-17 1-5 4-18 5-25 2-6 4-11 5-18 3-11 4-13 12-24 7-11 20-25 40-25 16 0 16 14 16 19 0 16-11 47-16 58-3 7-4 10-4 14 0 14 12 23 25 23 28 0 40-37 40-41s-3-4-4-4c-5 0-5 2-6 5-5 21-18 32-29 32-5 0-6-3-6-8 0-7 1-10 6-22 4-9 15-38 15-53 0-26-21-30-35-30-24 0-38 13-47 24-2-18-17-24-28-24-12 0-18 8-22 14-6 10-9 26-9 27 0 3 3 3 4 3 4 0 4 0 6-8 4-16 9-29 20-29 6 0 8 6 8 13 0 5-3 15-4 23-2 7-4 18-5 24-4 11-6 22-9 34z"><text:p/></draw:path><draw:path draw:style-name="gr320" draw:text-style-name="P38" svg:width="0.1008in" svg:height="0.0354in" svg:x="0.239in" svg:y="0.0575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21" draw:text-style-name="P38" svg:width="0.0535in" svg:height="0.1512in" svg:x="0.4024in" svg:y="0in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20-12-30-15 31-9 45-27 45-49 0-31 0-61 0-92z"><text:p/></draw:path><draw:path draw:style-name="gr322" draw:text-style-name="P38" svg:width="0.0638in" svg:height="0.1035in" svg:x="0.4732in" svg:y="0.013in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323" draw:text-style-name="P38" svg:width="0.0173in" svg:height="0.0453in" svg:x="0.5567in" svg:y="0.0972in" svg:viewBox="0 0 45 116" svg:d="M45 41c0-26-9-41-24-41-13 0-21 10-21 21 0 10 8 20 21 20 4 0 10-1 13-5 1-1 1-1 2-1 0 2 1 0 1 6 0 28-14 51-26 64-4 4-4 5-4 6 0 2 2 5 3 5 4 0 35-30 35-75z"><text:p/></draw:path><draw:path draw:style-name="gr324" draw:text-style-name="P38" svg:width="0.0161in" svg:height="0.0157in" svg:x="0.624in" svg:y="0.0972in" svg:viewBox="0 0 42 41" svg:d="M42 21c0-12-10-21-21-21s-21 9-21 21c0 11 10 20 21 20s21-9 21-20z"><text:p/></draw:path><draw:path draw:style-name="gr325" draw:text-style-name="P38" svg:width="0.0157in" svg:height="0.0157in" svg:x="0.6917in" svg:y="0.0972in" svg:viewBox="0 0 41 41" svg:d="M41 21c0-12-10-21-21-21s-20 9-20 21c0 11 9 20 20 20s21-9 21-20z"><text:p/></draw:path><draw:path draw:style-name="gr326" draw:text-style-name="P38" svg:width="0.0157in" svg:height="0.0157in" svg:x="0.7591in" svg:y="0.0972in" svg:viewBox="0 0 41 41" svg:d="M41 21c0-12-10-21-21-21s-20 9-20 21c0 11 9 20 20 20s21-9 21-20z"><text:p/></draw:path><draw:path draw:style-name="gr327" draw:text-style-name="P38" svg:width="0.0173in" svg:height="0.0453in" svg:x="0.8268in" svg:y="0.0972in" svg:viewBox="0 0 45 116" svg:d="M45 41c0-26-10-41-25-41-12 0-20 10-20 21 0 10 8 20 20 20 5 0 10-1 14-5 1-1 1-1 2-1 0 2 0 0 0 6 0 28-13 51-26 64-5 4-5 5-5 6 0 2 3 5 5 5 4 0 35-30 35-75z"><text:p/></draw:path><draw:path draw:style-name="gr328" draw:text-style-name="P38" svg:width="0.0819in" svg:height="0.0685in" svg:x="0.8858in" svg:y="0.0465in" svg:viewBox="0 0 209 175" svg:d="M23 148c-1 6-3 15-3 17 0 7 4 10 11 10 4 0 11-3 14-11 0-1 4-19 7-29 3-12 5-23 8-34 3-9 5-17 7-26 2-7 4-18 6-19 5-12 26-47 62-47 18 0 21 14 21 26 0 24-19 74-25 91-3 8-3 13-3 17 0 19 13 32 30 32 37 0 51-56 51-59 0-4-3-4-4-4-4 0-4 1-6 7-8 26-21 47-40 47-6 0-8-3-8-12 0-10 3-19 6-27 8-21 23-63 23-85 0-27-16-42-44-42-35 0-54 25-60 34-2-22-18-34-35-34-18 0-26 15-29 22-7 13-12 36-12 37 0 5 3 5 4 5 5 0 5-1 7-9 7-27 14-46 29-46 7 0 12 4 12 17 0 8-1 13-7 32-8 30-14 60-22 90z"><text:p/></draw:path><draw:path draw:style-name="gr329" draw:text-style-name="P38" svg:width="0.0925in" svg:height="0.0063in" svg:x="1.0189in" svg:y="0.0724in" svg:viewBox="0 0 236 17" svg:d="M222 17c7 0 14-2 14-9 0-8-7-8-14-8-69 0-140 0-209 0-6 0-13 0-13 8 0 7 7 9 13 9 69 0 140 0 209 0z"><text:p/></draw:path><draw:path draw:style-name="gr330" draw:text-style-name="P38" svg:width="0.05in" svg:height="0.1in" svg:x="1.172in" svg:y="0.013in" svg:viewBox="0 0 128 255" svg:d="M79 10c0-10 0-10-9-10-23 24-57 24-70 24 0 5 0 8 0 12 8 0 31 0 51-10 0 66 0 133 0 199 0 14-2 18-36 18-4 0-8 0-13 0 0 5 0 9 0 12 14-1 47-1 63-1 15 0 49 0 63 1 0-3 0-7 0-12-5 0-8 0-13 0-35 0-36-4-36-18 0-72 0-144 0-215z"><text:p/></draw:path><draw:path draw:style-name="gr331" draw:text-style-name="P38" svg:width="0.0535in" svg:height="0.1512in" svg:x="1.2457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8"><text:s/>ועבור </text:span><text:span text:style-name="T8"><draw:g text:anchor-type="as-char" svg:y="-0.1043in" draw:z-index="49" draw:style-name="gr1"><svg:title>TexMaths</svg:title><svg:desc>11§inline§n = 0§svg§600§FALSE§</svg:desc><draw:path draw:style-name="gr313" draw:text-style-name="P37" svg:width="0.3472in" svg:height="0.0882in" svg:x="0.0031in" svg:y="0.0075in" svg:viewBox="0 0 883 225" svg:d="M0 0c295 0 589 0 883 0 0 75 0 150 0 225-294 0-588 0-883 0 0-75 0-150 0-225z"><text:p/></draw:path><draw:path draw:style-name="gr314" draw:text-style-name="P38" svg:width="0.0819in" svg:height="0.0681in" svg:x="-0.0004in" svg:y="0.0335in" svg:viewBox="0 0 209 174" svg:d="M23 148c-1 5-3 14-3 16 0 7 5 10 11 10 4 0 11-3 14-11 2-9 5-19 8-28 2-11 5-22 8-34 2-8 4-17 6-26 2-7 5-18 6-19 5-12 26-47 62-47 18 0 21 14 21 27 0 24-18 73-25 90-3 7-3 13-3 16 0 19 13 32 30 32 37 0 51-55 51-58s-3-4-4-4c-4 0-4 2-6 7-8 25-21 46-39 46-7 0-9-3-9-12 0-10 3-18 6-26 8-21 23-63 23-85 0-27-16-42-44-42-35 0-53 25-60 34-1-22-18-34-35-34-18 0-26 15-29 22-6 13-12 36-12 38 0 4 3 2 4 4 5 0 5 0 7-9 7-27 14-46 29-46 7 0 12 5 12 17 0 9-1 13-7 34-8 29-14 59-22 88z"><text:p/></draw:path><draw:path draw:style-name="gr315" draw:text-style-name="P38" svg:width="0.1004in" svg:height="0.035in" svg:x="0.1374in" svg:y="0.0453in" svg:viewBox="0 0 256 90" svg:d="M243 15c6 0 13 0 13-7 0-8-7-8-12-8-78 0-155 0-232 0-5 0-12 0-12 8 0 7 7 7 13 7 77 0 153 0 230 0zM244 90c5 0 12 0 12-7 0-8-7-8-13-8-77 0-153 0-230 0-6 0-13 0-13 8 0 7 7 7 12 7 77 0 154 0 232 0z"><text:p/></draw:path><draw:path draw:style-name="gr316" draw:text-style-name="P38" svg:width="0.0638in" svg:height="0.1039in" svg:x="0.2945in" svg:y="0in" svg:viewBox="0 0 163 265" svg:d="M163 133c0-30-2-61-16-90-17-36-49-43-66-43-23 0-50 10-67 46-12 27-14 57-14 87 0 28 2 63 18 93 16 31 45 39 63 39 21 0 51-8 68-46 12-26 14-56 14-86zM81 256c-15 0-37-9-45-46-4-24-4-59-4-81 0-24 0-51 3-71 8-46 37-49 46-49 14 0 39 6 45 45 5 21 5 51 5 75 0 28 0 54-5 79-5 37-27 48-45 48z"><text:p/></draw:path></draw:g></text:span><text:span text:style-name="T8"><text:s/>מתקיים </text:span><text:span text:style-name="T8"><draw:g text:anchor-type="as-char" svg:y="-0.1189in" draw:z-index="50" draw:style-name="gr1"><svg:title>TexMaths</svg:title><svg:desc>11§inline§\N_0 = \emptyset§svg§600§FALSE§</svg:desc><draw:path draw:style-name="gr308" draw:text-style-name="P37" svg:width="0.4335in" svg:height="0.126in" svg:x="0.0035in" svg:y="0.0071in" svg:viewBox="0 0 1102 321" svg:d="M552 321c-184 0-368 0-552 0 0-107 0-214 0-321 368 0 735 0 1102 0 0 107 0 214 0 321-183 0-367 0-550 0z"><text:p/></draw:path><draw:path draw:style-name="gr309" draw:text-style-name="P38" svg:width="0.1028in" svg:height="0.1059in" svg:x="-0.0004in" svg:y="0.0134in" svg:viewBox="0 0 262 270" svg:d="M34 34c0 63 0 126 0 188 0 20-3 27-23 27-4 0-11 1-11 7s7 6 13 6c20 0 40 0 60 0 7 0 13 0 13-6s-7-7-12-7c-21 0-24-9-24-29 0-58 0-116 0-175 56 73 111 147 167 220 3 4 5 5 8 5 6 0 6-7 6-12 0-72 0-144 0-217 0-22 4-28 22-28 3 0 9 0 9-6 0-7-6-7-13-7-19 0-38 0-56 0-8 0-13 0-13 7 0 6 6 6 11 6 22 0 24 8 24 29 0 40 0 79 0 120-39-53-78-105-117-156-3-6-4-6-13-6-22 0-45 0-67 0-8 0-14 0-14 7 0 5 6 6 9 6 10 1 18 8 21 12 0 4 0 4 0 9zM218 244c-56-74-112-148-168-222-4-4-4-5-8-9 15 0 31 0 46 0 43 59 87 117 130 175 0 18 0 37 0 56z"><text:p/></draw:path><draw:path draw:style-name="gr310" draw:text-style-name="P38" svg:width="0.0492in" svg:height="0.0724in" svg:x="0.111in" svg:y="0.0693in" svg:viewBox="0 0 126 185" svg:d="M126 94c0-30-4-52-16-71-9-12-25-23-47-23-63 0-63 74-63 94 0 18 0 91 63 91s63-73 63-91zM63 177c-12 0-29-7-34-29-4-16-4-38-4-58 0-19 0-40 5-55 5-22 22-27 33-27 15 0 30 9 34 24s4 34 4 58c0 20 0 40-3 57-5 25-24 30-35 30z"><text:p/></draw:path><draw:path draw:style-name="gr311" draw:text-style-name="P38" svg:width="0.1012in" svg:height="0.035in" svg:x="0.2244in" svg:y="0.061in" svg:viewBox="0 0 258 90" svg:d="M245 15c5 0 13 0 13-7 0-8-8-8-13-8-78 0-155 0-232 0-5 0-13 0-13 8 0 7 8 7 13 7 77 0 154 0 232 0zM245 90c5 0 13 0 13-7 0-8-8-8-13-8-78 0-155 0-232 0-5 0-13 0-13 8 0 7 8 7 13 7 77 0 154 0 232 0z"><text:p/></draw:path><draw:path draw:style-name="gr312" draw:text-style-name="P38" svg:width="0.061in" svg:height="0.1283in" svg:x="0.3839in" svg:y="0in" svg:viewBox="0 0 156 327" svg:d="M131 8c0-5-2-8-8-8-5 0-6 4-8 12-5 16-2 2-6 18-4-2-16-8-31-8-22 0-47 11-61 41-16 32-17 66-17 102 0 25 0 93 33 123-9 29-9 31-9 32 0 4 4 7 8 7 5 0 7-4 10-12 4-15 0-2 4-17 10 4 21 7 32 7 43 0 60-36 67-55 10-26 11-57 11-85s0-92-34-124c4-11 6-22 9-33zM39 270c-14-26-14-74-14-110 0-31 0-57 6-82 8-36 30-48 47-48 8 0 18 3 28 11-22 76-45 153-67 229zM118 56c12 23 12 67 12 104 0 28 0 56-4 81-7 41-28 55-48 55-10 0-19-2-27-11 22-76 45-153 67-229z"><text:p/></draw:path></draw:g></text:span><text:span text:style-name="T8">)</text:span></text:p>
      <text:p text:style-name="P11"><text:span text:style-name="T7">הגדרה: </text:span><text:span text:style-name="T8">קבוצה </text:span><text:span text:style-name="T8"><draw:g text:anchor-type="as-char" svg:y="-0.1083in" draw:z-index="51" draw:style-name="gr1"><svg:title>TexMaths</svg:title><svg:desc>11§inline§A§svg§600§FALSE§</svg:desc><draw:path draw:style-name="gr306" draw:text-style-name="P37" svg:width="0.0929in" svg:height="0.0921in" svg:x="0.0024in" svg:y="0.0079in" svg:viewBox="0 0 237 235" svg:d="M0 0c79 0 158 0 237 0 0 78 0 157 0 235-79 0-158 0-237 0 0-78 0-157 0-235z"><text:p/></draw:path><draw:path draw:style-name="gr307" draw:text-style-name="P38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8"><text:s/>נקראת סופית אם קיים </text:span><text:span text:style-name="T8"><draw:g text:anchor-type="as-char" svg:y="-0.1035in" draw:z-index="52" draw:style-name="gr1"><svg:title>TexMaths</svg:title><svg:desc>11§inline§n \in \N§svg§600§FALSE§</svg:desc><draw:path draw:style-name="gr302" draw:text-style-name="P37" svg:width="0.3681in" svg:height="0.0933in" svg:x="0.0031in" svg:y="0.0071in" svg:viewBox="0 0 936 238" svg:d="M468 238c-156 0-312 0-468 0 0-79 0-159 0-238 312 0 624 0 936 0 0 79 0 159 0 238-157 0-313 0-468 0z"><text:p/></draw:path><draw:path draw:style-name="gr303" draw:text-style-name="P38" svg:width="0.0823in" svg:height="0.0677in" svg:x="-0.0004in" svg:y="0.0366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6-42-34 0-52 25-59 34-2-22-19-34-36-34-18 0-26 15-29 22-6 13-12 36-12 37 0 5 4 5 6 5 3 0 3-1 6-9 7-28 14-46 28-46 7 0 12 4 12 17 0 8-1 12-7 32-8 30-14 59-22 89z"><text:p/></draw:path><draw:path draw:style-name="gr304" draw:text-style-name="P38" svg:width="0.0756in" svg:height="0.087in" svg:x="0.1417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05" draw:text-style-name="P38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8"><text:s/>כך ש־</text:span><text:span text:style-name="T8"><draw:g text:anchor-type="as-char" svg:y="-0.1134in" draw:z-index="53" draw:style-name="gr1"><svg:title>TexMaths</svg:title><svg:desc>11§inline§|A| = |\N_n|§svg§600§FALSE§</svg:desc><draw:path draw:style-name="gr293" draw:text-style-name="P37" svg:width="0.6445in" svg:height="0.1354in" svg:x="-0.0004in" svg:y="0.0075in" svg:viewBox="0 0 1638 345" svg:d="M0 0c546 0 1092 0 1638 0 0 115 0 230 0 345-546 0-1092 0-1638 0 0-115 0-230 0-345z"><text:p/></draw:path><draw:path draw:style-name="gr294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295" draw:text-style-name="P38" svg:width="0.1039in" svg:height="0.1079in" svg:x="0.0394in" svg:y="0.0051in" svg:viewBox="0 0 265 275" svg:d="M55 230c-15 27-30 32-47 33-5 0-8 0-8 8 0 2 2 4 4 4 11 0 24-2 35-2 12 0 25 2 38 2 2 0 7 0 7-7 0-5-4-5-6-5-9-1-19-4-19-14 0-5 3-9 6-14 10-16 20-32 30-48 32 0 65 0 97 0 1 7 6 60 6 63 0 12-21 13-28 13-6 0-9 0-9 8 0 4 4 4 5 4 16 0 32-2 49-2 10 0 34 2 43 2 3 0 7 0 7-9 0-3-4-3-9-3-24 0-24-3-25-14-8-79-16-160-24-240 0-8 0-9-7-9-6 0-7 2-10 7-45 74-90 149-135 223zM102 175c26-43 51-86 76-128 5 42 8 85 12 128-29 0-58 0-88 0z"><text:p/></draw:path><draw:path draw:style-name="gr296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297" draw:text-style-name="P38" svg:width="0.1004in" svg:height="0.035in" svg:x="0.2413in" svg:y="0.057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98" draw:text-style-name="P38" svg:width="0.0055in" svg:height="0.1508in" svg:x="0.4114in" svg:y="0in" svg:viewBox="0 0 15 384" svg:d="M15 14c0-7 0-14-7-14-8 0-8 7-8 14 0 119 0 237 0 356 0 8 0 14 8 14 7 0 7-6 7-14 0-119 0-237 0-356z"><text:p/></draw:path><draw:path draw:style-name="gr299" draw:text-style-name="P38" svg:width="0.1028in" svg:height="0.1059in" svg:x="0.439in" svg:y="0.0102in" svg:viewBox="0 0 262 270" svg:d="M34 34c0 63 0 126 0 187 0 21-3 28-23 28-4 0-11 1-11 6 0 8 7 8 13 8 20 0 40 0 60 0 7 0 13 0 13-8 0-5-7-6-11-6-22 0-25-8-25-29 0-58 0-117 0-175 56 73 111 147 167 219 3 5 5 6 9 6 5 0 5-6 5-12 0-72 0-145 0-217 0-22 5-28 22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00" draw:text-style-name="P38" svg:width="0.0646in" svg:height="0.0472in" svg:x="0.5504in" svg:y="0.0894in" svg:viewBox="0 0 165 121" svg:d="M20 102c-1 4-2 10-2 11 0 6 4 8 8 8 5 0 8-3 10-5 1-3 5-11 6-17 1-5 4-18 5-24 3-7 4-12 5-19 3-11 4-13 12-24 8-10 20-24 41-24 15 0 15 13 15 18 0 17-11 47-15 58-4 7-5 10-5 14 0 14 12 23 25 23 28 0 40-36 40-41 0-3-3-3-4-3-5 0-5 1-6 4-6 22-17 34-28 34-6 0-7-5-7-10 0-7 1-10 7-22 3-8 14-37 14-52 0-27-21-31-35-31-23 0-39 13-47 24-2-18-17-24-28-24-12 0-18 9-22 14-6 10-9 26-9 27 0 4 3 4 4 4 4 0 4-1 6-9 4-15 9-28 20-28 6 0 9 5 9 13 0 4-4 14-5 22-2 7-4 19-5 24-4 11-6 23-9 35z"><text:p/></draw:path><draw:path draw:style-name="gr301" draw:text-style-name="P38" svg:width="0.0055in" svg:height="0.1508in" svg:x="0.6465in" svg:y="0in" svg:viewBox="0 0 15 384" svg:d="M15 14c0-7 0-14-7-14-8 0-8 7-8 14 0 119 0 237 0 356 0 8 0 14 8 14 7 0 7-6 7-14 0-119 0-237 0-356z"><text:p/></draw:path></draw:g></text:span><text:span text:style-name="T8"> [הערה: בעבור קבוצה ריקה, היחס הריק יהיה הזיווג]. </text:span></text:p>
      <text:p text:style-name="P11"><text:span text:style-name="T7">הגדרה: </text:span><text:span text:style-name="T8">קבוצה </text:span><text:span text:style-name="T8"><draw:g text:anchor-type="as-char" svg:y="-0.1083in" draw:z-index="54" draw:style-name="gr1"><svg:title>TexMaths</svg:title><svg:desc>11§inline§A§svg§600§FALSE§</svg:desc><draw:path draw:style-name="gr291" draw:text-style-name="P37" svg:width="0.0929in" svg:height="0.0921in" svg:x="0.0024in" svg:y="0.0079in" svg:viewBox="0 0 237 235" svg:d="M0 0c79 0 158 0 237 0 0 78 0 157 0 235-79 0-158 0-237 0 0-78 0-157 0-235z"><text:p/></draw:path><draw:path draw:style-name="gr292" draw:text-style-name="P38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8"><text:s/>נקראת אין־סופית, אם הי אלא סופית (</text:span><text:span text:style-name="T8"><draw:g text:anchor-type="as-char" svg:y="-0.1134in" draw:z-index="55" draw:style-name="gr1"><svg:title>TexMaths</svg:title><svg:desc>11§inline§\forall n \in \N. |A| \neq |\N_n|§svg§600§FALSE§</svg:desc><draw:path draw:style-name="gr276" draw:text-style-name="P37" svg:width="1.1587in" svg:height="0.1358in" svg:x="0.0075in" svg:y="0.0071in" svg:viewBox="0 0 2944 346" svg:d="M1473 346c-492 0-982 0-1473 0 0-116 0-230 0-346 981 0 1963 0 2944 0 0 116 0 230 0 346-491 0-981 0-1471 0z"><text:p/></draw:path><draw:path draw:style-name="gr277" draw:text-style-name="P38" svg:width="0.0846in" svg:height="0.1079in" svg:x="-0.0004in" svg:y="0.0083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278" draw:text-style-name="P38" svg:width="0.0819in" svg:height="0.0685in" svg:x="0.089in" svg:y="0.0465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8-34-35-34-19 0-26 15-30 22-5 13-11 36-11 37 0 5 3 5 4 5 4 0 5-1 7-9 7-27 14-46 28-46 7 0 12 4 12 17 0 8-1 13-6 32-8 30-15 60-23 90z"><text:p/></draw:path><draw:path draw:style-name="gr279" draw:text-style-name="P38" svg:width="0.076in" svg:height="0.087in" svg:x="0.2307in" svg:y="0.0315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280" draw:text-style-name="P38" svg:width="0.1024in" svg:height="0.1063in" svg:x="0.3657in" svg:y="0.0098in" svg:viewBox="0 0 261 271" svg:d="M33 35c0 63 0 126 0 187 0 20-3 28-23 28-3 0-10 0-10 7 0 6 6 6 12 6 20 0 41 0 61 0 6 0 13 0 13-6 0-7-7-7-12-7-21 0-24-9-24-29 0-58 0-118 0-176 56 74 111 148 167 220 3 5 5 6 7 6 7 0 7-7 7-13 0-72 0-145 0-217 0-21 3-27 21-28 2 0 9 0 9-6 0-7-6-7-12-7-19 0-38 0-56 0-8 0-14 0-14 7 0 6 7 6 11 6 21 1 25 9 25 29 0 39 0 80 0 121-39-53-79-105-117-157-3-6-4-6-14-6-22 0-45 0-67 0-7 0-13 0-13 7 0 6 6 6 8 6 11 1 18 8 22 12-1 4-1 5-1 10zM218 243c-56-72-112-146-168-220-5-5-5-5-9-10 15 0 31 0 46 0 44 59 87 117 131 176 0 18 0 37 0 54z"><text:p/></draw:path><draw:path draw:style-name="gr281" draw:text-style-name="P38" svg:width="0.0157in" svg:height="0.0157in" svg:x="0.4846in" svg:y="0.0972in" svg:viewBox="0 0 41 41" svg:d="M41 21c0-12-10-21-21-21-12 0-20 9-20 21 0 11 8 20 20 20 11 0 21-9 21-20z"><text:p/></draw:path><draw:path draw:style-name="gr282" draw:text-style-name="P38" svg:width="0.0055in" svg:height="0.1512in" svg:x="0.5319in" svg:y="0in" svg:viewBox="0 0 15 385" svg:d="M15 14c0-6 0-14-7-14-8 0-8 8-8 14 0 119 0 238 0 357 0 7 0 14 8 14 7 0 7-7 7-14 0-119 0-238 0-357z"><text:p/></draw:path><draw:path draw:style-name="gr283" draw:text-style-name="P38" svg:width="0.1039in" svg:height="0.1079in" svg:x="0.5614in" svg:y="0.0047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284" draw:text-style-name="P38" svg:width="0.0055in" svg:height="0.1512in" svg:x="0.6878in" svg:y="0in" svg:viewBox="0 0 15 385" svg:d="M15 14c0-6 0-14-7-14-8 0-8 8-8 14 0 119 0 238 0 357 0 7 0 14 8 14 7 0 7-7 7-14 0-119 0-238 0-357z"><text:p/></draw:path><draw:path draw:style-name="gr285" draw:text-style-name="P38" svg:width="0.076in" svg:height="0.1409in" svg:x="0.7756in" svg:y="0.0047in" svg:viewBox="0 0 194 359" svg:d="M190 15c4-5 4-6 4-7 0-2-4-8-8-8-6 0-7 2-9 8-58 112-115 223-174 336-3 5-3 6-3 7 0 4 3 8 8 8s6-2 9-8c58-112 115-223 173-336z"><text:p/></draw:path><draw:path draw:style-name="gr286" draw:text-style-name="P38" svg:width="0.1008in" svg:height="0.0354in" svg:x="0.763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287" draw:text-style-name="P38" svg:width="0.0055in" svg:height="0.1512in" svg:x="0.9331in" svg:y="0in" svg:viewBox="0 0 15 385" svg:d="M15 14c0-6 0-14-7-14-8 0-8 8-8 14 0 119 0 238 0 357 0 7 0 14 8 14 7 0 7-7 7-14 0-119 0-238 0-357z"><text:p/></draw:path><draw:path draw:style-name="gr288" draw:text-style-name="P38" svg:width="0.1028in" svg:height="0.1063in" svg:x="0.9614in" svg:y="0.0098in" svg:viewBox="0 0 262 271" svg:d="M33 35c0 63 0 126 0 187 0 20-3 28-22 28-4 0-11 0-11 7 0 6 6 6 13 6 20 0 40 0 60 0 6 0 13 0 13-6 0-7-7-7-12-7-21 0-24-9-24-29 0-58 0-118 0-176 56 74 111 148 167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289" draw:text-style-name="P38" svg:width="0.0646in" svg:height="0.0472in" svg:x="1.072in" svg:y="0.0898in" svg:viewBox="0 0 165 121" svg:d="M21 101c-1 4-2 7-3 11 0 7 5 9 10 9 4 0 8-3 9-5 2-3 4-11 6-17 1-5 4-18 5-25 2-6 4-11 5-18 3-11 3-13 12-24 7-11 20-25 40-25 16 0 16 14 16 19 0 16-12 47-16 58-3 7-4 10-4 14 0 14 12 23 26 23 27 0 38-37 38-41s-2-3-3-4c-5 0-5 2-6 5-6 21-17 32-28 32-6 0-7-3-7-8 0-7 1-10 6-22 3-9 14-38 14-53 0-26-21-30-35-30-22 0-38 13-45 24-3-18-18-24-30-24-11 0-18 8-21 14-6 10-10 26-10 27 0 3 3 2 4 3 5 0 5 0 7-8 3-16 9-29 20-29 6 0 9 6 9 13 0 5-3 15-5 23-2 7-4 18-5 24-4 11-6 22-9 34z"><text:p/></draw:path><draw:path draw:style-name="gr290" draw:text-style-name="P38" svg:width="0.0055in" svg:height="0.1512in" svg:x="1.1681in" svg:y="0in" svg:viewBox="0 0 15 385" svg:d="M15 14c0-6 0-14-7-14-8 0-8 8-8 14 0 119 0 238 0 357 0 7 0 14 8 14 7 0 7-7 7-14 0-119 0-238 0-357z"><text:p/></draw:path></draw:g></text:span><text:span text:style-name="T8">)</text:span></text:p>
      <text:p text:style-name="P12"><text:span text:style-name="T8">נסמן ב־</text:span><text:span text:style-name="T8"><draw:g text:anchor-type="as-char" svg:y="-0.0835in" draw:z-index="56" draw:style-name="gr1"><svg:title>TexMaths</svg:title><svg:desc>11§inline§&lt;_\N§svg§600§FALSE§</svg:desc><draw:path draw:style-name="gr273" draw:text-style-name="P37" svg:width="0.1768in" svg:height="0.0906in" svg:x="-0.0004in" svg:y="0.0071in" svg:viewBox="0 0 450 231" svg:d="M225 231c-76 0-150 0-225 0 0-77 0-154 0-231 149 0 300 0 450 0 0 77 0 154 0 231-75 0-150 0-225 0z"><text:p/></draw:path><draw:path draw:style-name="gr274" draw:text-style-name="P38" svg:width="0.0925in" svg:height="0.0874in" svg:x="0.0043in" svg:y="-0.0004in" svg:viewBox="0 0 236 223" svg:d="M229 17c4-3 7-5 7-9 0-5-3-8-7-8-1 0-3 0-7 3-71 33-143 66-214 100-5 3-8 5-8 9 0 5 3 7 8 9 71 33 143 66 214 99 4 3 6 3 7 3 4 0 7-3 7-7s-3-7-7-9c-69-32-136-63-203-95 67-32 134-64 203-95z"><text:p/></draw:path><draw:path draw:style-name="gr275" draw:text-style-name="P38" svg:width="0.072in" svg:height="0.074in" svg:x="0.1122in" svg:y="0.0319in" svg:viewBox="0 0 184 189" svg:d="M35 15c-2-2-2-3-5-5 11 0 21 0 32 0 29 41 60 81 91 122 0 13 0 25 0 39-40-52-78-104-118-156zM35 32c39 51 77 102 117 153 2 3 4 4 5 4 6 0 6-4 6-8 0-51 0-102 0-152 0-16 2-19 14-19 2 0 7-1 7-6 0-4-5-4-9-4-13 0-27 0-40 0-5 0-10 0-10 4 0 6 6 6 9 6 14 0 17 5 17 20 0 27 0 56 0 84-28-37-55-73-82-111-2-3-3-3-10-3-15 0-32 0-47 0-4 0-9 0-9 4 0 5 5 6 7 6 6 0 12 4 14 8 0 2 0 3 0 6 0 44 0 88 0 131 0 15-2 19-16 20-3 0-8 0-8 4 0 5 4 5 10 5 14 0 27 0 42 0 4 0 8 0 8-5 0-4-4-4-7-4-16-1-18-7-18-21 0-41 0-81 0-122z"><text:p/></draw:path></draw:g></text:span><text:span text:style-name="T8"> כיחס הסדר הרגיל על הטבעיים. כמה טענות: </text:span></text:p>
      <text:list xml:id="list259689310" text:style-name="L9">
        <text:list-item>
          <text:p text:style-name="P27"><text:span text:style-name="T7">יהיו </text:span><text:span text:style-name="T7"><draw:g text:anchor-type="as-char" svg:y="-0.1043in" draw:z-index="57" draw:style-name="gr1"><svg:title>TexMaths</svg:title><svg:desc>11§inline§n, m \in \N§svg§600§FALSE§</svg:desc><draw:path draw:style-name="gr267" draw:text-style-name="P37" svg:width="0.5689in" svg:height="0.1173in" svg:x="0.0031in" svg:y="0.0075in" svg:viewBox="0 0 1446 299" svg:d="M0 0c482 0 964 0 1446 0 0 99 0 200 0 299-482 0-964 0-1446 0 0-99 0-200 0-299z"><text:p/></draw:path><draw:path draw:style-name="gr268" draw:text-style-name="P38" svg:width="0.0823in" svg:height="0.0681in" svg:x="-0.0004in" svg:y="0.0366in" svg:viewBox="0 0 210 174" svg:d="M23 149c-1 5-3 14-3 17 0 5 5 8 11 8 4 0 11-3 14-10 2-10 5-18 8-28 2-12 5-23 8-34 2-9 5-18 6-27 2-7 6-18 6-19 5-12 26-47 62-47 18 0 21 14 21 27 0 24-18 73-25 90-3 9-3 14-3 17 0 19 13 31 32 31 36 0 50-55 50-58s-4-3-5-3c-4 0-4 1-6 6-8 27-21 48-39 48-7 0-9-4-9-13s3-18 6-27c8-21 25-63 25-85 0-27-18-42-46-42-34 0-53 25-60 34-1-22-18-34-35-34-18 0-26 15-29 22-6 13-12 36-12 38 0 4 3 2 4 4 5 0 5-1 7-9 7-27 14-46 29-46 7 0 12 5 12 17 0 8-1 13-7 34-8 29-14 59-22 89z"><text:p/></draw:path><draw:path draw:style-name="gr269" draw:text-style-name="P38" svg:width="0.0173in" svg:height="0.0453in" svg:x="0.0996in" svg:y="0.0874in" svg:viewBox="0 0 45 116" svg:d="M45 41c0-26-10-41-24-41-13 0-21 10-21 21 0 10 8 20 21 20 4 0 9-1 13-5 1-1 1-1 2-1 0 3 0 0 0 6 0 29-13 52-26 65-3 3-3 4-3 5 0 4 1 5 3 5 4 0 35-30 35-75z"><text:p/></draw:path><draw:path draw:style-name="gr270" draw:text-style-name="P38" svg:width="0.1244in" svg:height="0.0681in" svg:x="0.1587in" svg:y="0.0366in" svg:viewBox="0 0 317 174" svg:d="M23 149c-1 5-3 14-3 17 0 5 5 8 11 8 4 0 11-3 14-10 2-10 5-18 7-28 3-12 5-23 9-34 2-9 4-18 6-27 2-7 5-18 6-19 5-12 26-47 62-47 18 0 21 14 21 27 0 9-3 20-5 32-4 15-8 29-11 45-2 9-6 19-8 29-2 8-5 21-5 24 0 5 5 8 11 8 12 0 14-8 17-21 6-21 20-78 23-92 1-6 22-52 64-52 17 0 21 13 21 27 0 22-17 67-24 86-4 10-5 14-5 21 0 19 14 31 32 31 37 0 51-55 51-58s-3-3-6-3-3 1-5 6c-6 21-18 48-40 48-6 0-9-4-9-13s4-18 7-27c8-20 24-63 24-85 0-25-16-42-45-42-30 0-48 18-63 38 0-5-1-18-12-28-10-8-22-10-32-10-35 0-53 25-60 34-2-22-18-34-35-34-18 0-26 15-29 22-6 14-12 36-12 38 0 4 3 2 4 4 5 0 5-1 7-9 7-27 14-46 29-46 6 0 12 3 12 17 0 8-1 13-7 34-8 29-14 59-22 89z"><text:p/></draw:path><draw:path draw:style-name="gr271" draw:text-style-name="P38" svg:width="0.076in" svg:height="0.0874in" svg:x="0.3421in" svg:y="0.022in" svg:viewBox="0 0 194 223" svg:d="M179 120c7 0 15 0 15-7 0-8-8-8-15-8-55 0-109 0-164 0 6-52 50-90 104-90 20 0 41 0 60 0 7 0 15 0 15-7 0-8-8-8-15-8-19 0-40 0-60 0-66 0-119 50-119 113 0 61 53 110 119 110 20 0 41 0 60 0 7 0 15 0 15-8s-8-8-15-8c-19 0-40 0-60 0-54 0-98-36-104-87 55 0 109 0 164 0z"><text:p/></draw:path><draw:path draw:style-name="gr272" draw:text-style-name="P38" svg:width="0.1028in" svg:height="0.1063in" svg:x="0.4772in" svg:y="0in" svg:viewBox="0 0 262 271" svg:d="M34 35c0 63 0 126 0 188 0 20-3 27-23 27-4 0-11 0-11 7s7 7 13 7c20 0 41 0 61 0 6 0 12 0 12-7s-6-7-11-7c-22 0-24-8-24-28 0-59 0-118 0-177 55 74 111 147 166 221 3 4 5 5 9 5 6 0 6-6 6-13 0-73 0-144 0-217 0-21 3-27 21-28 2 0 9 0 9-6 0-7-6-7-13-7-19 0-38 0-56 0-7 0-14 0-14 7 0 6 8 6 11 6 22 1 26 9 26 29 0 40 0 80 0 121-39-53-78-106-117-157-4-6-5-6-14-6-22 0-45 0-67 0-7 0-14 0-14 7 0 6 7 6 9 6 10 1 18 8 21 12 0 4 0 5 0 10zM218 244c-56-74-111-147-167-221-5-5-5-5-9-10 15 0 31 0 46 0 43 59 87 117 130 176 0 18 0 37 0 55z"><text:p/></draw:path></draw:g></text:span><text:span text:style-name="T7">, נניח </text:span><text:span text:style-name="T7"><draw:g text:anchor-type="as-char" svg:y="-0.0835in" draw:z-index="58" draw:style-name="gr1"><svg:title>TexMaths</svg:title><svg:desc>11§inline§n &lt;_\N m§svg§600§FALSE§</svg:desc><draw:path draw:style-name="gr262" draw:text-style-name="P37" svg:width="0.4913in" svg:height="0.0906in" svg:x="0.0031in" svg:y="0.0071in" svg:viewBox="0 0 1249 231" svg:d="M625 231c-209 0-417 0-625 0 0-77 0-154 0-231 416 0 833 0 1249 0 0 77 0 154 0 231-208 0-416 0-624 0z"><text:p/></draw:path><draw:path draw:style-name="gr263" draw:text-style-name="P38" svg:width="0.0823in" svg:height="0.0677in" svg:x="-0.0004in" svg:y="0.015in" svg:viewBox="0 0 210 173" svg:d="M23 147c-1 5-3 14-3 16 0 7 5 10 11 10 4 0 12-2 14-10 0-1 6-19 8-28 3-12 5-24 9-35 2-9 4-16 5-25 2-7 6-19 6-20 5-12 26-47 62-47 18 0 21 14 21 27 0 24-18 73-25 90-3 9-3 14-3 18 0 17 13 30 32 30 36 0 50-55 50-59 0-3-3-3-5-3-4 0-4 1-6 7-8 26-20 47-39 47-7 0-9-4-9-13s3-18 6-27c8-19 25-62 25-84 0-26-17-41-46-41-34 0-52 24-59 33-2-22-19-33-36-33-18 0-26 14-29 22-6 12-12 35-12 37 0 4 4 4 6 4 3 0 3 0 6-9 7-28 14-46 28-46 7 0 12 5 12 17 0 9-1 14-7 33-8 30-14 60-22 89z"><text:p/></draw:path><draw:path draw:style-name="gr264" draw:text-style-name="P38" svg:width="0.0921in" svg:height="0.0874in" svg:x="0.1417in" svg:y="-0.0004in" svg:viewBox="0 0 235 223" svg:d="M228 17c5-3 7-5 7-9 0-5-3-8-7-8-1 0-2 0-7 3-71 33-143 66-214 100-5 3-7 5-7 9 0 5 2 7 7 9 71 33 143 66 214 99 5 3 6 3 7 3 4 0 7-3 7-7s-2-7-7-9c-67-32-136-63-203-95 67-32 136-64 203-95z"><text:p/></draw:path><draw:path draw:style-name="gr265" draw:text-style-name="P38" svg:width="0.0717in" svg:height="0.074in" svg:x="0.2496in" svg:y="0.0319in" svg:viewBox="0 0 183 189" svg:d="M34 15c-2-2-2-3-5-5 11 0 21 0 32 0 30 41 60 81 91 122 0 13 0 25 0 39-40-52-78-104-118-156zM34 32c40 51 78 102 118 153 2 3 3 4 5 4 5 0 5-4 5-8 0-51 0-102 0-152 0-16 2-19 14-19 2 0 7-1 7-6 0-4-5-4-9-4-13 0-27 0-40 0-4 0-9 0-9 4 0 6 5 6 8 6 16 0 18 5 18 20 0 27 0 56 0 84-28-37-55-73-83-111-2-3-3-3-10-3-15 0-30 0-46 0-5 0-9 0-9 4 0 5 4 6 6 6 6 0 12 4 15 8-1 2-1 3-1 6 0 44 0 88 0 131 0 15-2 19-15 20-4 0-8 0-8 4 0 5 4 5 9 5 14 0 27 0 42 0 5 0 8 0 8-5 0-4-4-4-7-4-16-1-18-7-18-21 0-41 0-81 0-122z"><text:p/></draw:path><draw:path draw:style-name="gr266" draw:text-style-name="P38" svg:width="0.1244in" svg:height="0.0677in" svg:x="0.378in" svg:y="0.015in" svg:viewBox="0 0 317 173" svg:d="M23 147c-1 5-3 14-3 16 0 7 5 10 11 10 4 0 12-2 14-10 0-1 6-19 8-28 2-12 5-24 8-35 2-9 5-16 6-25 2-7 6-19 6-20 5-12 26-47 62-47 18 0 21 14 21 27 0 10-2 20-5 32-4 14-8 30-11 45-2 9-6 19-8 29-1 8-5 20-5 22 0 7 5 10 12 10 11 0 14-9 16-22 6-20 20-76 23-92 2-5 22-51 64-51 17 0 21 13 21 27 0 22-15 66-23 86-5 10-6 14-6 22 0 17 14 30 32 30 37 0 51-55 51-59 0-3-3-3-5-3-4 0-4 1-6 7-6 21-18 47-40 47-5 0-9-4-9-13s4-18 7-27c8-19 24-62 24-84 0-26-16-41-45-41-30 0-48 17-63 37 0-5-1-18-12-27-10-9-22-10-32-10-34 0-53 24-60 33-1-22-18-33-35-33-18 0-26 14-29 22-6 13-12 36-12 37 0 4 3 3 4 4 5 0 5 0 7-9 7-28 14-46 29-46 6 0 12 3 12 17 0 9-1 14-7 33-8 30-14 60-22 89z"><text:p/></draw:path></draw:g></text:span><text:span text:style-name="T7">, אז </text:span><text:span text:style-name="T7"><draw:g text:anchor-type="as-char" svg:y="-0.1134in" draw:z-index="59" draw:style-name="gr1"><svg:title>TexMaths</svg:title><svg:desc>11§inline§|\N_n| &lt; |\N_m|§svg§600§FALSE§</svg:desc><draw:path draw:style-name="gr252" draw:text-style-name="P37" svg:width="0.7559in" svg:height="0.1358in" svg:x="-0.0004in" svg:y="0.0071in" svg:viewBox="0 0 1921 346" svg:d="M960 346c-320 0-640 0-960 0 0-116 0-230 0-346 640 0 1280 0 1921 0 0 116 0 230 0 346-320 0-641 0-961 0z"><text:p/></draw:path><draw:path draw:style-name="gr253" draw:text-style-name="P38" svg:width="0.0055in" svg:height="0.1512in" svg:x="0.0102in" svg:y="0in" svg:viewBox="0 0 15 385" svg:d="M15 14c0-6 0-14-7-14-8 0-8 8-8 14 0 119 0 238 0 357 0 7 0 14 8 14 7 0 7-7 7-14 0-119 0-238 0-357z"><text:p/></draw:path><draw:path draw:style-name="gr254" draw:text-style-name="P38" svg:width="0.1024in" svg:height="0.1063in" svg:x="0.0382in" svg:y="0.0098in" svg:viewBox="0 0 261 271" svg:d="M33 35c0 63 0 126 0 187 0 20-3 28-23 28-3 0-10 0-10 7 0 6 5 6 13 6 20 0 40 0 60 0 6 0 13 0 13-6 0-7-7-7-12-7-21 0-25-9-25-29 0-58 0-118 0-176 57 74 112 148 168 220 3 5 5 6 7 6 7 0 7-7 7-13 0-72 0-145 0-217 0-21 3-27 21-28 2 0 9 0 9-6 0-7-6-7-12-7-19 0-38 0-56 0-8 0-14 0-14 7 0 6 7 6 11 6 21 1 24 9 24 29 0 39 0 80 0 121-38-53-78-105-116-157-3-6-4-6-13-6-23 0-45 0-68 0-7 0-13 0-13 7 0 6 6 6 8 6 11 1 18 8 22 12-1 4-1 5-1 10zM218 243c-56-72-112-146-169-220-4-5-4-5-7-10 15 0 29 0 45 0 44 59 87 117 131 176 0 18 0 37 0 54z"><text:p/></draw:path><draw:path draw:style-name="gr255" draw:text-style-name="P38" svg:width="0.0646in" svg:height="0.0472in" svg:x="0.1492in" svg:y="0.0898in" svg:viewBox="0 0 165 121" svg:d="M21 101c-1 4-2 7-3 11 0 7 5 9 8 9 6 0 10-3 11-5 1-3 4-11 5-17 2-5 4-18 6-25 2-6 4-11 5-18 3-11 3-13 11-24 7-11 21-25 40-25 17 0 17 14 17 19 0 16-12 47-17 58-2 7-3 10-3 14 0 14 11 23 25 23 28 0 39-37 39-41s-3-4-4-4c-4 0-4 2-5 5-6 21-17 32-28 32-6 0-7-3-7-8 0-7 1-10 5-22 4-9 15-38 15-53 0-26-21-30-35-30-22 0-38 13-46 24-2-18-18-24-29-24s-18 8-21 14c-6 10-10 26-10 27 0 3 3 2 4 3 5 0 5 0 7-8 3-16 9-29 20-29 6 0 9 6 9 13 0 5-3 15-5 23-2 7-4 18-6 24-3 11-6 22-8 34z"><text:p/></draw:path><draw:path draw:style-name="gr256" draw:text-style-name="P38" svg:width="0.0055in" svg:height="0.1512in" svg:x="0.2453in" svg:y="0in" svg:viewBox="0 0 15 385" svg:d="M15 14c0-6 0-14-7-14-8 0-8 8-8 14 0 119 0 238 0 357 0 7 0 14 8 14 7 0 7-7 7-14 0-119 0-238 0-357z"><text:p/></draw:path><draw:path draw:style-name="gr257" draw:text-style-name="P38" svg:width="0.0925in" svg:height="0.087in" svg:x="0.324in" svg:y="0.0315in" svg:viewBox="0 0 236 222" svg:d="M229 17c4-4 7-5 7-9 0-5-3-8-7-8-1 0-2 0-8 2-71 34-142 67-213 101-5 3-8 4-8 9s3 6 8 8c71 33 142 67 213 100 6 2 7 2 8 2 4 0 7-3 7-7 0-5-3-6-7-8-67-32-136-64-203-95 67-32 136-64 203-95z"><text:p/></draw:path><draw:path draw:style-name="gr258" draw:text-style-name="P38" svg:width="0.0055in" svg:height="0.1512in" svg:x="0.4898in" svg:y="0in" svg:viewBox="0 0 15 385" svg:d="M15 14c0-6 0-14-7-14-8 0-8 8-8 14 0 119 0 238 0 357 0 7 0 14 8 14 7 0 7-7 7-14 0-119 0-238 0-357z"><text:p/></draw:path><draw:path draw:style-name="gr259" draw:text-style-name="P38" svg:width="0.1028in" svg:height="0.1063in" svg:x="0.5177in" svg:y="0.0098in" svg:viewBox="0 0 262 271" svg:d="M34 35c0 63 0 126 0 187 0 20-3 28-23 28-4 0-11 0-11 7 0 6 7 6 13 6 20 0 41 0 61 0 6 0 12 0 12-6 0-7-7-7-11-7-22 0-25-9-25-29 0-58 0-118 0-176 56 74 111 148 167 220 3 5 5 6 8 6 7 0 7-7 7-13 0-72 0-145 0-217 0-21 3-27 21-28 2 0 9 0 9-6 0-7-6-7-13-7-19 0-38 0-57 0-6 0-13 0-13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260" draw:text-style-name="P38" svg:width="0.0969in" svg:height="0.0472in" svg:x="0.6287in" svg:y="0.0898in" svg:viewBox="0 0 247 121" svg:d="M105 97c-2 5-5 14-5 15 0 7 6 9 10 9s8-3 10-5c1-3 3-11 5-17 2-5 5-18 6-25 2-6 3-11 4-18 4-12 4-12 9-21 9-13 22-28 43-28 15 0 17 13 17 19 0 16-13 47-17 58-2 7-3 10-3 14 0 14 11 23 25 23 28 0 38-37 38-41s-3-4-4-4c-3 0-3 2-4 5-7 21-18 32-29 32-5 0-6-3-6-8 0-7 1-10 5-22 3-9 14-38 14-53 0-4 0-16-10-23-4-4-12-7-25-7-24 0-38 15-47 26-2-23-22-26-35-26-24 0-38 13-47 24-2-18-17-24-28-24-12 0-18 8-22 14-6 10-9 26-9 27 0 3 3 3 4 3 4 0 4 0 6-8 4-16 10-29 20-29 7 0 8 6 8 13 0 5-3 15-4 23-2 7-4 18-5 24-4 11-6 22-9 34-1 4-1 7-2 11 0 7 4 9 8 9 5 0 9-3 11-5 1-3 4-11 5-17 1-5 4-18 5-25 3-6 4-11 6-18 2-11 3-13 11-24 7-11 20-25 41-25 15 0 15 14 15 19 0 7 0 10-4 26-4 15-8 29-11 45z"><text:p/></draw:path><draw:path draw:style-name="gr261" draw:text-style-name="P38" svg:width="0.0055in" svg:height="0.1512in" svg:x="0.7575in" svg:y="0in" svg:viewBox="0 0 15 385" svg:d="M15 14c0-6 0-14-7-14-8 0-8 8-8 14 0 119 0 238 0 357 0 7 0 14 8 14 7 0 7-7 7-14 0-119 0-238 0-357z"><text:p/></draw:path></draw:g></text:span></text:p>
        </text:list-item>
        <text:list-item>
          <text:p text:style-name="P28">אם <text:span text:style-name="T7"><draw:g text:anchor-type="as-char" svg:y="-0.1035in" draw:z-index="60" draw:style-name="gr1"><svg:title>TexMaths</svg:title><svg:desc>11§inline§X§svg§600§FALSE§</svg:desc><draw:path draw:style-name="gr250" draw:text-style-name="P37" svg:width="0.113in" svg:height="0.0874in" svg:x="0.0035in" svg:y="0.0075in" svg:viewBox="0 0 288 223" svg:d="M0 0c96 0 192 0 288 0 0 74 0 149 0 223-96 0-192 0-288 0 0-74 0-149 0-223z"><text:p/></draw:path><draw:path draw:style-name="gr251" draw:text-style-name="P38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7"><text:s/>סופית ו־</text:span><text:span text:style-name="T7"><draw:g text:anchor-type="as-char" svg:y="-0.1035in" draw:z-index="61" draw:style-name="gr1"><svg:title>TexMaths</svg:title><svg:desc>11§inline§Y \subseteq X§svg§600§FALSE§</svg:desc><draw:path draw:style-name="gr246" draw:text-style-name="P37" svg:width="0.4382in" svg:height="0.1087in" svg:x="0.0024in" svg:y="0.0071in" svg:viewBox="0 0 1114 277" svg:d="M557 277c-186 0-371 0-557 0 0-92 0-184 0-277 371 0 743 0 1114 0 0 93 0 185 0 277-186 0-372 0-557 0z"><text:p/></draw:path><draw:path draw:style-name="gr247" draw:text-style-name="P38" svg:width="0.1106in" svg:height="0.1035in" svg:x="-0.0004in" svg:y="-0.0004in" svg:viewBox="0 0 282 264" svg:d="M218 44c1-2 3-3 5-5 11-11 25-25 51-27 4 0 8 0 8-8 0-2-2-4-6-4-10 0-21 1-32 1-12 0-26-1-38-1-2 0-7 0-7 8 0 4 3 4 6 4 2 0 13 1 13 9 0 7-9 17-10 19-30 34-59 68-89 104-14-39-29-78-43-116-2-5-2-6-2-7 0-9 18-9 23-9 4 0 9 0 9-8 0-4-5-4-6-4-11 0-38 1-49 1-9 0-33-1-43-1-2 0-8 0-8 8 0 4 4 4 10 4 23 0 24 3 27 13 16 42 32 84 48 127 1 2 2 6 2 7s-15 63-18 70c-5 21-5 23-36 23-8 0-10 0-10 8 0 4 3 3 5 4 11 0 38-1 49-1 10 0 39 1 50 1 2 0 6 0 6-8 0-4-3-4-11-4-4 0-8 0-14-1-8-1-10-1-10-6 0-3 3-16 5-25 5-18 9-35 14-53 2-8 2-9 5-12 32-38 64-74 96-111z"><text:p/></draw:path><draw:path draw:style-name="gr248" draw:text-style-name="P38" svg:width="0.0925in" svg:height="0.1169in" svg:x="0.1717in" svg:y="0.0071in" svg:viewBox="0 0 236 298" svg:d="M222 15c7 0 14 0 14-7 0-8-7-8-14-8-35 0-69 0-104 0-66 0-118 51-118 112s53 111 118 111c35 0 69 0 104 0 7 0 14 0 14-8 0-7-7-7-14-7-34 0-69 0-103 0-61 0-104-44-104-96s44-97 104-97c34 0 69 0 103 0zM21 283c-7 0-13 0-13 8 0 7 6 7 13 7 67 0 134 0 201 0 7 0 14 0 14-7 0-8-7-8-14-8-67 0-134 0-201 0z"><text:p/></draw:path><draw:path draw:style-name="gr249" draw:text-style-name="P38" svg:width="0.1248in" svg:height="0.1035in" svg:x="0.3232in" svg:y="-0.0004in" svg:viewBox="0 0 318 264" svg:d="M176 106c-11-26-21-52-32-77-1-4-2-5-2-6 0-2 7-10 23-11 3 0 8-1 8-8 0-4-5-4-6-4-16 0-33 1-49 1-9 0-33-1-43-1-2 0-7 0-7 8 0 4 4 4 9 4 23 0 25 5 29 12 15 36 29 72 45 109-28 28-54 58-82 87-1 2-3 3-4 4-19 20-37 27-57 28-5 0-8 0-8 8 1 2 0 4 4 4 13 0 25-1 37-1 14 0 29 1 43 1 3 0 7 0 7-8 0-4-3-2-4-4-4 0-17-1-17-12 0-7 7-12 11-18 14-13 27-28 40-42 11-12 23-24 34-36 13 29 27 60 40 91 1 5 2 5 2 6 0 3-8 9-23 11-5 0-8 1-8 8 0 4 5 4 6 4 11 0 38-1 49-1 9 0 33 1 43 1 2 0 7 0 7-8 0-4-4-4-7-4-26 0-26-2-33-18-15-35-41-95-49-118 25-26 66-73 78-84 12-9 26-19 49-20 6 0 9 0 9-8-2-1 0-4-5-4-11 0-25 1-37 1-14 0-28-1-43-1-2 0-6 0-6 8 0 3 1 4 4 4s16 1 16 12c0 6-5 10-8 15-21 22-42 44-63 67z"><text:p/></draw:path></draw:g></text:span><text:span text:style-name="T7"> אז </text:span><text:span text:style-name="T7"><draw:g text:anchor-type="as-char" svg:y="-0.1035in" draw:z-index="62" draw:style-name="gr1"><svg:title>TexMaths</svg:title><svg:desc>11§inline§Y§svg§600§FALSE§</svg:desc><draw:path draw:style-name="gr244" draw:text-style-name="P37" svg:width="0.1in" svg:height="0.0878in" svg:x="0.0028in" svg:y="0.0075in" svg:viewBox="0 0 255 224" svg:d="M0 0c85 0 170 0 255 0 0 75 0 149 0 224-85 0-170 0-255 0 0-75 0-149 0-224z"><text:p/></draw:path><draw:path draw:style-name="gr245" draw:text-style-name="P38" svg:width="0.1102in" svg:height="0.1035in" svg:x="0in" svg:y="0in" svg:viewBox="0 0 281 264" svg:d="M217 44c3-2 4-3 6-5 12-13 24-25 51-27 4-1 7-1 7-8 0-3-2-4-5-4-10 0-21 1-31 1-13 0-27-1-39-1-2 0-7 0-7 8 0 3 4 4 5 4 3 0 14 1 14 9 0 7-8 17-11 19-29 34-59 68-89 102-14-38-28-76-42-114-3-6-3-6-3-7 0-9 20-9 23-9 6 0 10 0 10-8 0-4-6-4-7-4-10 0-37 1-48 1-10 0-33-1-43-1-2 0-8 0-8 8 0 4 4 4 9 4 23 0 25 3 29 13 15 42 32 85 47 127 0 1 1 6 1 7s-15 63-16 71c-6 21-6 22-37 22-8 0-11 0-11 7 0 5 4 5 6 5 11 0 37-1 48-1s39 1 50 1c3 0 8 0 8-8 0-4-4-4-12-4-1 0-7 0-14-1-9 0-11-2-11-6 0-3 3-17 6-24 4-19 8-37 13-55 2-7 2-8 5-11 32-37 64-74 96-111z"><text:p/></draw:path></draw:g></text:span><text:span text:style-name="T7"><text:s/>סופית. </text:span></text:p>
        </text:list-item>
        <text:list-item>
          <text:p text:style-name="P28">אם <text:span text:style-name="T7"><draw:g text:anchor-type="as-char" svg:y="-0.1035in" draw:z-index="63" draw:style-name="gr1"><svg:title>TexMaths</svg:title><svg:desc>11§inline§X§svg§600§FALSE§</svg:desc><draw:path draw:style-name="gr242" draw:text-style-name="P37" svg:width="0.113in" svg:height="0.0874in" svg:x="0.0035in" svg:y="0.0075in" svg:viewBox="0 0 288 223" svg:d="M0 0c96 0 192 0 288 0 0 74 0 149 0 223-96 0-192 0-288 0 0-74 0-149 0-223z"><text:p/></draw:path><draw:path draw:style-name="gr243" draw:text-style-name="P38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7"><text:s/>סופית ו־</text:span><text:span text:style-name="T7"><draw:g text:anchor-type="as-char" svg:y="-0.1161in" draw:z-index="64" draw:style-name="gr1"><svg:title>TexMaths</svg:title><svg:desc>11§inline§Y \subsetneq X§svg§600§FALSE§</svg:desc><draw:path draw:style-name="gr238" draw:text-style-name="P37" svg:width="0.4382in" svg:height="0.1228in" svg:x="0.0024in" svg:y="0.0071in" svg:viewBox="0 0 1114 313" svg:d="M557 313c-186 0-371 0-557 0 0-104 0-209 0-313 371 0 743 0 1114 0 0 104 0 209 0 313-186 0-372 0-557 0z"><text:p/></draw:path><draw:path draw:style-name="gr239" draw:text-style-name="P38" svg:width="0.1106in" svg:height="0.1031in" svg:x="-0.0004in" svg:y="0in" svg:viewBox="0 0 282 263" svg:d="M218 44c1-2 3-3 5-6 11-11 25-24 51-26 4 0 8 0 8-8 0-2-2-4-6-4-10 0-21 1-32 1-12 0-26-1-38-1-2 0-7 0-7 8 0 4 3 4 6 4 2 0 13 1 13 9 0 6-9 16-10 19-30 34-59 68-89 103-14-39-29-77-43-116-2-4-2-5-2-6 0-9 18-9 23-9 4 0 9 0 9-8 0-4-5-4-6-4-11 0-38 1-49 1-9 0-33-1-43-1-2 0-8 0-8 8 0 4 4 4 10 4 23 0 24 3 27 13 16 42 32 84 48 127 1 1 2 5 2 6s-15 63-18 69c-5 21-5 24-36 24-8 0-10 0-10 7 0 5 3 4 5 5 11 0 38-1 49-1 10 0 39 1 50 1 2 0 6 0 6-8 0-4-3-4-11-4-4 0-8 0-14-2-8-1-10-1-10-5 0-3 3-17 5-25 5-18 9-35 14-53 2-8 2-9 5-12 32-38 64-74 96-110z"><text:p/></draw:path><draw:path draw:style-name="gr240" draw:text-style-name="P38" svg:width="0.0925in" svg:height="0.1311in" svg:x="0.1717in" svg:y="0.0071in" svg:viewBox="0 0 236 334" svg:d="M222 15c7 0 14 0 14-7 0-8-7-8-14-8-35 0-69 0-104 0-65 0-118 48-118 111s53 111 118 111c35 0 69 0 104 0 7 0 14 0 14-8 0-7-7-7-14-7-34 0-69 0-103 0-62 0-104-45-104-96 0-52 44-96 104-96 34 0 69 0 103 0zM222 297c7 0 14 0 14-8s-7-8-14-8c-28 0-56 0-84 0 7-7 22-19 23-21 5-4 5-5 5-8s-1-8-8-8c-2 0-3 0-11 7-11 11-22 20-33 30-30 0-62 0-93 0-7 0-13 0-13 8s6 8 13 8c25 0 51 0 76 0-8 6-21 19-23 21-4 3-6 5-6 8 0 4 4 8 9 8 2 0 2 0 11-8 11-10 22-19 33-29 34 0 67 0 101 0z"><text:p/></draw:path><draw:path draw:style-name="gr241" draw:text-style-name="P38" svg:width="0.1248in" svg:height="0.1031in" svg:x="0.3232in" svg:y="0in" svg:viewBox="0 0 318 263" svg:d="M176 105c-11-26-21-51-32-76-1-4-2-5-2-6 0-2 7-10 23-11 3 0 8-1 8-8 0-4-5-4-6-4-16 0-33 1-49 1-9 0-33-1-43-1-2 0-7 0-7 8 0 4 4 4 9 4 23 0 25 4 29 12 15 36 29 72 45 108-28 28-54 58-82 87-1 2-3 3-4 4-19 20-37 26-57 28-5 0-8 0-8 7 1 2 0 5 4 5 13 0 25-1 37-1 14 0 29 1 43 1 3 0 7 0 7-8 0-4-3-2-4-4-4 0-17-2-17-13 0-6 7-12 11-17 14-13 27-28 40-41 11-13 23-25 34-37 13 31 27 60 40 91 1 4 2 4 2 6s-8 8-23 11c-5 0-8 1-8 7 0 5 5 5 6 5 11 0 38-1 49-1 9 0 33 1 43 1 2 0 7 0 7-8 0-4-4-4-7-4-26 0-26-3-33-18-15-35-41-95-49-118 25-26 66-72 78-83 12-9 26-19 49-20 6 0 9 0 9-8-2-1 0-4-5-4-11 0-25 1-37 1-14 0-28-1-43-1-2 0-6 0-6 8 0 3 1 4 4 4s16 1 16 12c0 6-5 10-8 14-21 22-42 44-63 67z"><text:p/></draw:path></draw:g></text:span><text:span text:style-name="T7"> אז </text:span><text:span text:style-name="T7"><draw:g text:anchor-type="as-char" svg:y="-0.1134in" draw:z-index="65" draw:style-name="gr1"><svg:title>TexMaths</svg:title><svg:desc>11§inline§|Y| &lt; |X|§svg§600§FALSE§</svg:desc><draw:path draw:style-name="gr230" draw:text-style-name="P37" svg:width="0.598in" svg:height="0.1358in" svg:x="-0.0004in" svg:y="0.0071in" svg:viewBox="0 0 1520 346" svg:d="M761 346c-255 0-508 0-761 0 0-116 0-230 0-346 506 0 1014 0 1520 0 0 116 0 230 0 346-253 0-506 0-759 0z"><text:p/></draw:path><draw:path draw:style-name="gr231" draw:text-style-name="P38" svg:width="0.0055in" svg:height="0.1512in" svg:x="0.0102in" svg:y="0in" svg:viewBox="0 0 15 385" svg:d="M15 14c0-6 0-14-7-14-8 0-8 8-8 14 0 119 0 238 0 357 0 7 0 14 8 14 7 0 7-7 7-14 0-119 0-238 0-357z"><text:p/></draw:path><draw:path draw:style-name="gr232" draw:text-style-name="P38" svg:width="0.1102in" svg:height="0.1028in" svg:x="0.0394in" svg:y="0.0098in" svg:viewBox="0 0 281 262" svg:d="M218 44c1-2 3-3 4-5 12-13 26-26 51-27 4-1 8-1 8-8 0-3-1-4-5-4-10 0-21 1-32 1-12 0-26-1-38-1-2 0-8 0-8 7 0 4 5 5 7 5s13 0 13 9c0 7-9 16-10 18-30 34-60 68-90 103-15-39-28-76-42-114-3-6-2-5-3-7 0-9 19-9 23-9 5 0 10 0 10-8 0-4-6-4-7-4-10 0-37 1-48 1-10 0-33-1-43-1-2 0-8 0-8 8 0 4 4 4 9 4 23 0 25 3 28 12 16 43 32 85 48 128 0 1 1 5 1 7 0 1-16 61-17 69-5 21-5 22-36 22-8 0-11 0-11 8 0 4 4 4 6 4 11 0 37-1 48-1s38 1 50 1c3 0 7 0 7-8 0-4-3-4-11-4-1 0-8 0-14 0-9-1-11-2-11-7 0-2 3-16 5-24 5-18 9-36 14-54 2-6 3-8 5-11 32-37 65-74 97-110z"><text:p/></draw:path><draw:path draw:style-name="gr233" draw:text-style-name="P38" svg:width="0.0055in" svg:height="0.1512in" svg:x="0.1748in" svg:y="0in" svg:viewBox="0 0 15 385" svg:d="M15 14c0-6 0-14-7-14-8 0-8 8-8 14 0 119 0 238 0 357 0 7 0 14 8 14 7 0 7-7 7-14 0-119 0-238 0-357z"><text:p/></draw:path><draw:path draw:style-name="gr234" draw:text-style-name="P38" svg:width="0.0929in" svg:height="0.087in" svg:x="0.2535in" svg:y="0.0315in" svg:viewBox="0 0 237 222" svg:d="M229 17c4-4 8-5 8-9 0-5-4-8-8-8-1 0-2 0-8 2-71 34-142 67-213 101-5 3-8 3-8 8s3 7 8 9c71 33 142 67 213 100 6 2 7 2 8 2 4 0 8-3 8-7 0-5-4-6-8-8-67-32-135-64-203-96 68-32 136-63 203-94z"><text:p/></draw:path><draw:path draw:style-name="gr235" draw:text-style-name="P38" svg:width="0.0055in" svg:height="0.1512in" svg:x="0.4197in" svg:y="0in" svg:viewBox="0 0 15 385" svg:d="M15 14c0-6 0-14-7-14-8 0-8 8-8 14 0 119 0 238 0 357 0 7 0 14 8 14 7 0 7-7 7-14 0-119 0-238 0-357z"><text:p/></draw:path><draw:path draw:style-name="gr236" draw:text-style-name="P38" svg:width="0.1248in" svg:height="0.1028in" svg:x="0.4476in" svg:y="0.0098in" svg:viewBox="0 0 318 262" svg:d="M177 105c-11-27-22-52-33-77-1-4-1-4-2-5 0-2 7-10 23-11 5-1 8-1 8-8 0-4-5-4-6-4-15 0-33 1-48 1-10 0-34-1-44-1-2 0-7 0-7 8 0 4 5 4 9 4 23 0 25 3 29 12 15 37 31 72 46 108-28 29-54 57-82 86-2 2-3 3-5 4-19 21-37 27-56 28-6 1-9 1-9 8 0 1 0 4 4 4 13 0 26-1 37-1 14 0 29 1 44 1 2 0 6 0 6-8 0-3-3-4-4-4-3 0-15-1-15-12 0-6 5-12 9-17 14-13 27-27 40-40 12-14 23-27 35-39 14 31 26 62 39 91 2 5 2 5 2 6 0 3-8 10-22 11-4 1-8 1-8 8 0 4 4 4 6 4 11 0 37-1 48-1 10 0 33 1 43 1 4 0 8 0 8-8 0-4-4-4-8-4-25 0-26-1-33-17-14-35-41-94-49-117 26-28 67-74 79-85 11-9 25-18 49-19 5-1 8-1 8-8 0-1 0-4-4-4-12 0-24 1-37 1-14 0-29-1-43-1-2 0-7 0-7 8 0 2 2 3 4 4 3 0 16 1 16 11 0 6-5 11-7 14-21 22-42 44-63 68z"><text:p/></draw:path><draw:path draw:style-name="gr237" draw:text-style-name="P38" svg:width="0.0055in" svg:height="0.1512in" svg:x="0.6in" svg:y="0in" svg:viewBox="0 0 15 385" svg:d="M15 14c0-6 0-14-7-14-8 0-8 8-8 14 0 119 0 238 0 357 0 7 0 14 8 14 7 0 7-7 7-14 0-119 0-238 0-357z"><text:p/></draw:path></draw:g></text:span></text:p>
        </text:list-item>
      </text:list>
      <text:p text:style-name="P29"><text:span text:style-name="T1">טענה: </text:span>תהי <text:span text:style-name="T7"><draw:g text:anchor-type="as-char" svg:y="-0.1083in" draw:z-index="66" draw:style-name="gr1"><svg:title>TexMaths</svg:title><svg:desc>11§inline§A§svg§600§FALSE§</svg:desc><draw:path draw:style-name="gr228" draw:text-style-name="P37" svg:width="0.0929in" svg:height="0.0921in" svg:x="0.0024in" svg:y="0.0079in" svg:viewBox="0 0 237 235" svg:d="M0 0c79 0 158 0 237 0 0 78 0 157 0 235-79 0-158 0-237 0 0-78 0-157 0-235z"><text:p/></draw:path><draw:path draw:style-name="gr229" draw:text-style-name="P38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7"><text:s/>קבוצה סופית, קיים ויחיד </text:span><text:span text:style-name="T7"><draw:g text:anchor-type="as-char" svg:y="-0.1035in" draw:z-index="67" draw:style-name="gr1"><svg:title>TexMaths</svg:title><svg:desc>11§inline§n \in \N§svg§600§FALSE§</svg:desc><draw:path draw:style-name="gr224" draw:text-style-name="P37" svg:width="0.3681in" svg:height="0.0933in" svg:x="0.0031in" svg:y="0.0071in" svg:viewBox="0 0 936 238" svg:d="M468 238c-156 0-312 0-468 0 0-79 0-159 0-238 312 0 624 0 936 0 0 79 0 159 0 238-157 0-313 0-468 0z"><text:p/></draw:path><draw:path draw:style-name="gr225" draw:text-style-name="P38" svg:width="0.0823in" svg:height="0.0677in" svg:x="-0.0004in" svg:y="0.0366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226" draw:text-style-name="P38" svg:width="0.0756in" svg:height="0.087in" svg:x="0.1417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227" draw:text-style-name="P38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7"><text:s/>כך ש־</text:span><text:span text:style-name="T7"><draw:g text:anchor-type="as-char" svg:y="-0.1134in" draw:z-index="68" draw:style-name="gr1"><svg:title>TexMaths</svg:title><svg:desc>11§inline§|A| = |\N_n|§svg§600§FALSE§</svg:desc><draw:path draw:style-name="gr215" draw:text-style-name="P37" svg:width="0.6445in" svg:height="0.1354in" svg:x="-0.0004in" svg:y="0.0075in" svg:viewBox="0 0 1638 345" svg:d="M0 0c546 0 1092 0 1638 0 0 115 0 230 0 345-546 0-1092 0-1638 0 0-115 0-230 0-345z"><text:p/></draw:path><draw:path draw:style-name="gr216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217" draw:text-style-name="P38" svg:width="0.1039in" svg:height="0.1079in" svg:x="0.0394in" svg:y="0.0051in" svg:viewBox="0 0 265 275" svg:d="M55 230c-15 27-30 32-47 33-5 0-8 0-8 8 0 2 2 4 4 4 11 0 24-2 35-2 12 0 25 2 38 2 2 0 7 0 7-7 0-5-4-5-6-5-9-1-19-4-19-14 0-5 3-9 6-14 10-16 20-32 30-48 32 0 65 0 97 0 1 7 6 60 6 63 0 12-21 13-28 13-6 0-9 0-9 8 0 4 4 4 5 4 16 0 32-2 49-2 10 0 34 2 43 2 3 0 7 0 7-9 0-3-4-3-9-3-24 0-24-3-25-14-8-79-16-160-24-240 0-8 0-9-7-9-6 0-7 2-10 7-45 74-90 149-135 223zM102 175c26-43 51-86 76-128 5 42 8 85 12 128-29 0-58 0-88 0z"><text:p/></draw:path><draw:path draw:style-name="gr218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219" draw:text-style-name="P38" svg:width="0.1004in" svg:height="0.035in" svg:x="0.2413in" svg:y="0.057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20" draw:text-style-name="P38" svg:width="0.0055in" svg:height="0.1508in" svg:x="0.4114in" svg:y="0in" svg:viewBox="0 0 15 384" svg:d="M15 14c0-7 0-14-7-14-8 0-8 7-8 14 0 119 0 237 0 356 0 8 0 14 8 14 7 0 7-6 7-14 0-119 0-237 0-356z"><text:p/></draw:path><draw:path draw:style-name="gr221" draw:text-style-name="P38" svg:width="0.1028in" svg:height="0.1059in" svg:x="0.439in" svg:y="0.0102in" svg:viewBox="0 0 262 270" svg:d="M34 34c0 63 0 126 0 187 0 21-3 28-23 28-4 0-11 1-11 6 0 8 7 8 13 8 20 0 40 0 60 0 7 0 13 0 13-8 0-5-7-6-11-6-22 0-25-8-25-29 0-58 0-117 0-175 56 73 111 147 167 219 3 5 5 6 9 6 5 0 5-6 5-12 0-72 0-145 0-217 0-22 5-28 22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222" draw:text-style-name="P38" svg:width="0.0646in" svg:height="0.0472in" svg:x="0.5504in" svg:y="0.0894in" svg:viewBox="0 0 165 121" svg:d="M20 102c-1 4-2 10-2 11 0 6 4 8 8 8 5 0 8-3 10-5 1-3 5-11 6-17 1-5 4-18 5-24 3-7 4-12 5-19 3-11 4-13 12-24 8-10 20-24 41-24 15 0 15 13 15 18 0 17-11 47-15 58-4 7-5 10-5 14 0 14 12 23 25 23 28 0 40-36 40-41 0-3-3-3-4-3-5 0-5 1-6 4-6 22-17 34-28 34-6 0-7-5-7-10 0-7 1-10 7-22 3-8 14-37 14-52 0-27-21-31-35-31-23 0-39 13-47 24-2-18-17-24-28-24-12 0-18 9-22 14-6 10-9 26-9 27 0 4 3 4 4 4 4 0 4-1 6-9 4-15 9-28 20-28 6 0 9 5 9 13 0 4-4 14-5 22-2 7-4 19-5 24-4 11-6 23-9 35z"><text:p/></draw:path><draw:path draw:style-name="gr223" draw:text-style-name="P38" svg:width="0.0055in" svg:height="0.1508in" svg:x="0.6465in" svg:y="0in" svg:viewBox="0 0 15 384" svg:d="M15 14c0-7 0-14-7-14-8 0-8 7-8 14 0 119 0 237 0 356 0 8 0 14 8 14 7 0 7-6 7-14 0-119 0-237 0-356z"><text:p/></draw:path></draw:g></text:span><text:span text:style-name="T7">. </text:span></text:p>
      <text:p text:style-name="P13">סימון: <text:span text:style-name="T2">עבור </text:span><text:span text:style-name="T8"><draw:g text:anchor-type="as-char" svg:y="-0.1083in" draw:z-index="69" draw:style-name="gr1"><svg:title>TexMaths</svg:title><svg:desc>11§inline§A§svg§600§FALSE§</svg:desc><draw:path draw:style-name="gr213" draw:text-style-name="P37" svg:width="0.0929in" svg:height="0.0921in" svg:x="0.0024in" svg:y="0.0079in" svg:viewBox="0 0 237 235" svg:d="M0 0c79 0 158 0 237 0 0 78 0 157 0 235-79 0-158 0-237 0 0-78 0-157 0-235z"><text:p/></draw:path><draw:path draw:style-name="gr214" draw:text-style-name="P38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8"><text:s/>קבוצה סופית, נסמן </text:span><text:span text:style-name="T8"><draw:g text:anchor-type="as-char" svg:y="-0.1134in" draw:z-index="70" draw:style-name="gr1"><svg:title>TexMaths</svg:title><svg:desc>11§inline§|A| = n§svg§600§FALSE§</svg:desc><draw:path draw:style-name="gr207" draw:text-style-name="P37" svg:width="0.4717in" svg:height="0.1354in" svg:x="-0.0004in" svg:y="0.0075in" svg:viewBox="0 0 1199 345" svg:d="M0 0c399 0 800 0 1199 0 0 115 0 230 0 345-399 0-800 0-1199 0 0-115 0-230 0-345z"><text:p/></draw:path><draw:path draw:style-name="gr208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209" draw:text-style-name="P38" svg:width="0.1039in" svg:height="0.1079in" svg:x="0.0394in" svg:y="0.0051in" svg:viewBox="0 0 265 275" svg:d="M55 230c-15 27-30 32-47 33-5 0-8 0-8 8 0 2 2 4 4 4 11 0 24-2 35-2 12 0 25 2 38 2 2 0 7-1 7-7 0-5-4-5-6-5-9-1-19-4-19-14 0-5 3-9 6-14 10-16 20-32 30-48 32 0 65 0 96 0 2 7 7 60 7 63 0 12-21 13-29 13-5 0-8 0-8 8 0 3 4 4 5 4 16 0 32-2 49-2 8 0 34 2 42 2 3 0 8-1 8-9 0-3-4-3-9-3-24 0-24-3-25-14-9-79-16-160-24-240 0-8 0-9-7-9-6 0-7 2-10 7-45 74-90 149-135 223zM102 175c26-43 51-86 76-128 5 42 8 85 12 128-29 0-58 0-88 0z"><text:p/></draw:path><draw:path draw:style-name="gr210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211" draw:text-style-name="P38" svg:width="0.1004in" svg:height="0.035in" svg:x="0.2409in" svg:y="0.0579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212" draw:text-style-name="P38" svg:width="0.0819in" svg:height="0.0681in" svg:x="0.3972in" svg:y="0.0465in" svg:viewBox="0 0 209 174" svg:d="M22 148c-1 5-3 14-3 16 0 7 5 10 11 10 5 0 12-2 14-10 1-1 6-20 8-29 3-12 5-24 9-35 2-9 4-16 6-25 1-7 5-18 5-20 6-12 26-47 63-47 17 0 21 14 21 27 0 24-20 73-25 91-3 8-4 13-4 17 0 18 14 31 31 31 37 0 51-56 51-59 0-4-3-4-4-4-5 0-5 1-6 7-9 26-21 48-39 48-7 0-10-4-10-13 0-10 3-19 7-27 7-20 23-63 23-85 0-26-16-41-44-41-35 0-53 24-60 33-2-21-18-33-35-33-19 0-26 14-30 22-5 13-11 35-11 37 0 4 3 4 4 4 4 0 5 0 7-9 7-28 14-46 29-46 7 0 11 5 11 18 0 8-1 13-6 32-8 30-15 60-23 90z"><text:p/></draw:path></draw:g></text:span><text:span text:style-name="T8"><text:s/>עבור ה־</text:span><text:span text:style-name="T8"><draw:g text:anchor-type="as-char" svg:y="-0.0681in" draw:z-index="71" draw:style-name="gr1"><svg:title>TexMaths</svg:title><svg:desc>11§inline§n§svg§600§FALSE§</svg:desc><draw:path draw:style-name="gr205" draw:text-style-name="P37" svg:width="0.0705in" svg:height="0.052in" svg:x="0.0031in" svg:y="0.0075in" svg:viewBox="0 0 180 133" svg:d="M0 0c60 0 120 0 180 0 0 44 0 89 0 133-60 0-120 0-180 0 0-44 0-89 0-133z"><text:p/></draw:path><draw:path draw:style-name="gr206" draw:text-style-name="P38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8"> היחיד שמקיים </text:span><text:span text:style-name="T8"><draw:g text:anchor-type="as-char" svg:y="-0.1134in" draw:z-index="72" draw:style-name="gr1"><svg:title>TexMaths</svg:title><svg:desc>11§inline§|A| = |\N_n|§svg§600§FALSE§</svg:desc><draw:path draw:style-name="gr196" draw:text-style-name="P37" svg:width="0.6445in" svg:height="0.1354in" svg:x="-0.0004in" svg:y="0.0075in" svg:viewBox="0 0 1638 345" svg:d="M0 0c546 0 1092 0 1638 0 0 115 0 230 0 345-546 0-1092 0-1638 0 0-115 0-230 0-345z"><text:p/></draw:path><draw:path draw:style-name="gr197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198" draw:text-style-name="P38" svg:width="0.1039in" svg:height="0.1079in" svg:x="0.0394in" svg:y="0.0051in" svg:viewBox="0 0 265 275" svg:d="M55 230c-15 27-30 32-47 33-5 0-8 0-8 8 0 2 2 4 4 4 11 0 24-2 35-2 12 0 25 2 38 2 2 0 7 0 7-7 0-5-4-5-6-5-9-1-19-4-19-14 0-5 3-9 6-14 10-16 20-32 30-48 32 0 65 0 97 0 1 7 6 60 6 63 0 12-21 13-28 13-6 0-9 0-9 8 0 4 4 4 5 4 16 0 32-2 49-2 10 0 34 2 43 2 3 0 7 0 7-9 0-3-4-3-9-3-24 0-24-3-25-14-8-79-16-160-24-240 0-8 0-9-7-9-6 0-7 2-10 7-45 74-90 149-135 223zM102 175c26-43 51-86 76-128 5 42 8 85 12 128-29 0-58 0-88 0z"><text:p/></draw:path><draw:path draw:style-name="gr199" draw:text-style-name="P38" svg:width="0.0055in" svg:height="0.1508in" svg:x="0.1665in" svg:y="0in" svg:viewBox="0 0 15 384" svg:d="M15 14c0-7 0-14-7-14-8 0-8 7-8 14 0 119 0 237 0 356 0 8 0 14 8 14 7 0 7-6 7-14 0-119 0-237 0-356z"><text:p/></draw:path><draw:path draw:style-name="gr200" draw:text-style-name="P38" svg:width="0.1004in" svg:height="0.035in" svg:x="0.2413in" svg:y="0.057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01" draw:text-style-name="P38" svg:width="0.0055in" svg:height="0.1508in" svg:x="0.4114in" svg:y="0in" svg:viewBox="0 0 15 384" svg:d="M15 14c0-7 0-14-7-14-8 0-8 7-8 14 0 119 0 237 0 356 0 8 0 14 8 14 7 0 7-6 7-14 0-119 0-237 0-356z"><text:p/></draw:path><draw:path draw:style-name="gr202" draw:text-style-name="P38" svg:width="0.1028in" svg:height="0.1059in" svg:x="0.439in" svg:y="0.0102in" svg:viewBox="0 0 262 270" svg:d="M34 34c0 63 0 126 0 187 0 21-3 28-23 28-4 0-11 1-11 6 0 8 7 8 13 8 20 0 40 0 60 0 7 0 13 0 13-8 0-5-7-6-11-6-22 0-25-8-25-29 0-58 0-117 0-175 56 73 111 147 167 219 3 5 5 6 9 6 5 0 5-6 5-12 0-72 0-145 0-217 0-22 5-28 22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203" draw:text-style-name="P38" svg:width="0.0646in" svg:height="0.0472in" svg:x="0.5504in" svg:y="0.0894in" svg:viewBox="0 0 165 121" svg:d="M20 102c-1 4-2 10-2 11 0 6 4 8 8 8 5 0 8-3 10-5 1-3 5-11 6-17 1-5 4-18 5-24 3-7 4-12 5-19 3-11 4-13 12-24 8-10 20-24 41-24 15 0 15 13 15 18 0 17-11 47-15 58-4 7-5 10-5 14 0 14 12 23 25 23 28 0 40-36 40-41 0-3-3-3-4-3-5 0-5 1-6 4-6 22-17 34-28 34-6 0-7-5-7-10 0-7 1-10 7-22 3-8 14-37 14-52 0-27-21-31-35-31-23 0-39 13-47 24-2-18-17-24-28-24-12 0-18 9-22 14-6 10-9 26-9 27 0 4 3 4 4 4 4 0 4-1 6-9 4-15 9-28 20-28 6 0 9 5 9 13 0 4-4 14-5 22-2 7-4 19-5 24-4 11-6 23-9 35z"><text:p/></draw:path><draw:path draw:style-name="gr204" draw:text-style-name="P38" svg:width="0.0055in" svg:height="0.1508in" svg:x="0.6465in" svg:y="0in" svg:viewBox="0 0 15 384" svg:d="M15 14c0-7 0-14-7-14-8 0-8 7-8 14 0 119 0 237 0 356 0 8 0 14 8 14 7 0 7-6 7-14 0-119 0-237 0-356z"><text:p/></draw:path></draw:g></text:span></text:p>
      <text:p text:style-name="P13"><text:span text:style-name="T8">באופן דומה נגדיר את </text:span><text:span text:style-name="T8"><draw:g text:anchor-type="as-char" svg:y="-0.0957in" draw:z-index="73" draw:style-name="gr1"><svg:title>TexMaths</svg:title><svg:desc>11§inline§\le, &lt; §svg§600§FALSE§</svg:desc><draw:path draw:style-name="gr192" draw:text-style-name="P37" svg:width="0.2752in" svg:height="0.1094in" svg:x="-0.0004in" svg:y="0.0075in" svg:viewBox="0 0 700 279" svg:d="M351 279c-118 0-234 0-351 0 0-94 0-186 0-279 233 0 466 0 700 0 0 93 0 185 0 279-117 0-234 0-349 0z"><text:p/></draw:path><draw:path draw:style-name="gr193" draw:text-style-name="P38" svg:width="0.0929in" svg:height="0.1161in" svg:x="0.0043in" svg:y="-0.0004in" svg:viewBox="0 0 237 296" svg:d="M229 16c4-2 8-4 8-8 0-5-4-8-8-8-2 0-6 2-8 2-71 34-142 67-213 101-7 3-8 6-8 9s2 5 8 9c71 33 142 66 213 99 6 2 7 2 8 2 4 0 8-4 8-8 0-3-3-5-9-9-67-30-134-62-202-93 68-32 135-64 203-96zM223 296c6 0 14 0 14-7 0-8-9-8-15-8-69 0-138 0-208 0-5 0-14 0-14 8 0 7 8 7 14 7 70 0 139 0 209 0z"><text:p/></draw:path><draw:path draw:style-name="gr194" draw:text-style-name="P38" svg:width="0.0173in" svg:height="0.0449in" svg:x="0.1232in" svg:y="0.0799in" svg:viewBox="0 0 45 115" svg:d="M45 41c0-26-9-41-24-41-13 0-21 10-21 21 0 10 8 20 21 20 4 0 10-1 13-5 1-1 1-1 2-1 0 2 1 0 1 6 0 28-14 51-26 63-4 5-4 6-4 7 0 2 2 4 4 4 3 0 34-29 34-74z"><text:p/></draw:path><draw:path draw:style-name="gr195" draw:text-style-name="P38" svg:width="0.0925in" svg:height="0.087in" svg:x="0.1898in" svg:y="0.0142in" svg:viewBox="0 0 236 222" svg:d="M229 16c4-3 7-4 7-8 0-5-3-8-7-8-1 0-2 0-8 2-71 34-142 67-213 101-5 2-8 3-8 9 0 4 3 5 8 8 71 33 142 67 213 100 6 2 7 2 8 2 4 0 7-4 7-8s-3-5-7-9c-68-30-136-62-203-93 67-32 135-64 203-96z"><text:p/></draw:path></draw:g></text:span><text:span text:style-name="T8"><text:s/>של עוצמות ביחס למספרים. </text:span></text:p>
      <text:p text:style-name="P14"><text:span text:style-name="T7">משפטים נוספים: </text:span></text:p>
      <text:list xml:id="list363074039" text:style-name="L11">
        <text:list-item>
          <text:p text:style-name="P30"><text:span text:style-name="T7">לכל </text:span><text:span text:style-name="T7"><draw:g text:anchor-type="as-char" svg:y="-0.1083in" draw:z-index="74" draw:style-name="gr1"><svg:title>TexMaths</svg:title><svg:desc>11§inline§A§svg§600§FALSE§</svg:desc><draw:path draw:style-name="gr190" draw:text-style-name="P37" svg:width="0.0929in" svg:height="0.0921in" svg:x="0.0024in" svg:y="0.0079in" svg:viewBox="0 0 237 235" svg:d="M0 0c79 0 158 0 237 0 0 78 0 157 0 235-79 0-158 0-237 0 0-78 0-157 0-235z"><text:p/></draw:path><draw:path draw:style-name="gr191" draw:text-style-name="P38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7"><text:s/>סופית מתקיים </text:span><text:span text:style-name="T7"><draw:g text:anchor-type="as-char" svg:y="-0.1134in" draw:z-index="75" draw:style-name="gr1"><svg:title>TexMaths</svg:title><svg:desc>11§inline§|A| &lt; |\N|§svg§600§FALSE§</svg:desc><draw:path draw:style-name="gr182" draw:text-style-name="P37" svg:width="0.561in" svg:height="0.1358in" svg:x="-0.0004in" svg:y="0.0071in" svg:viewBox="0 0 1426 346" svg:d="M713 346c-238 0-476 0-713 0 0-116 0-230 0-346 475 0 951 0 1426 0 0 116 0 230 0 346-238 0-475 0-713 0z"><text:p/></draw:path><draw:path draw:style-name="gr183" draw:text-style-name="P38" svg:width="0.0055in" svg:height="0.1512in" svg:x="0.0102in" svg:y="0in" svg:viewBox="0 0 15 385" svg:d="M15 14c0-6 0-14-7-14-8 0-8 8-8 14 0 119 0 238 0 357 0 7 0 14 8 14 7 0 7-7 7-14 0-119 0-238 0-357z"><text:p/></draw:path><draw:path draw:style-name="gr184" draw:text-style-name="P38" svg:width="0.1039in" svg:height="0.1079in" svg:x="0.0394in" svg:y="0.0047in" svg:viewBox="0 0 265 275" svg:d="M56 231c-15 26-31 31-48 32-5 1-8 1-8 8 0 2 2 4 5 4 10 0 22-1 33-1 13 0 27 1 39 1 2 0 8 0 8-7 0-4-5-5-7-5-9 0-19-3-19-13 0-4 4-9 6-14 10-17 20-32 30-49 31 0 64 0 96 0 1 9 7 60 7 64 0 11-20 12-28 12-5 0-9 0-9 8 0 4 4 4 5 4 15 0 33-1 48-1 10 0 34 1 44 1 3 0 7 0 7-7 0-5-4-5-9-5-24 0-24-2-25-13-8-79-16-160-23-240-1-8-1-10-8-10s-8 3-10 7c-45 74-89 149-134 224zM102 175c26-43 51-85 76-127 4 42 8 84 12 127-29 0-58 0-88 0z"><text:p/></draw:path><draw:path draw:style-name="gr185" draw:text-style-name="P38" svg:width="0.0055in" svg:height="0.1512in" svg:x="0.1661in" svg:y="0in" svg:viewBox="0 0 15 385" svg:d="M15 14c0-6 0-14-7-14-8 0-8 8-8 14 0 119 0 238 0 357 0 7 0 14 8 14 7 0 7-7 7-14 0-119 0-238 0-357z"><text:p/></draw:path><draw:path draw:style-name="gr186" draw:text-style-name="P38" svg:width="0.0925in" svg:height="0.087in" svg:x="0.2449in" svg:y="0.0315in" svg:viewBox="0 0 236 222" svg:d="M229 17c4-4 7-5 7-9 0-5-3-8-7-8-1 0-3 0-7 2-71 34-143 67-214 101-5 3-8 3-8 8s3 7 8 9c71 33 143 67 214 100 4 2 6 2 7 2 4 0 7-3 7-7 0-5-3-6-7-8-67-32-136-64-203-96 67-32 136-63 203-94z"><text:p/></draw:path><draw:path draw:style-name="gr187" draw:text-style-name="P38" svg:width="0.0055in" svg:height="0.1512in" svg:x="0.411in" svg:y="0in" svg:viewBox="0 0 15 385" svg:d="M15 14c0-6 0-14-7-14-8 0-8 8-8 14 0 119 0 238 0 357 0 7 0 14 8 14 7 0 7-7 7-14 0-119 0-238 0-357z"><text:p/></draw:path><draw:path draw:style-name="gr188" draw:text-style-name="P38" svg:width="0.1028in" svg:height="0.1063in" svg:x="0.4386in" svg:y="0.0098in" svg:viewBox="0 0 262 271" svg:d="M34 35c0 63 0 126 0 187 0 20-3 28-23 28-4 0-11 0-11 7 0 6 7 6 13 6 20 0 40 0 60 0 7 0 13 0 13-6 0-7-7-7-11-7-22 0-26-9-26-29 0-58 0-118 0-176 57 74 112 148 168 220 3 5 5 6 7 6 7 0 7-7 7-13 0-72 0-145 0-217 0-21 4-27 22-28 2 0 9 0 9-6 0-7-6-7-14-7-18 0-37 0-56 0-6 0-13 0-13 7 0 6 7 6 11 6 22 1 25 9 25 29 0 39 0 80 0 121-38-53-78-105-116-157-4-6-6-6-14-6-22 0-45 0-67 0-7 0-14 0-14 7 0 6 7 6 9 6 10 1 18 8 21 12 0 4 0 5 0 10zM218 243c-56-72-112-146-169-220-3-5-3-5-7-10 15 0 31 0 46 0 43 59 87 117 130 176 0 18 0 37 0 54z"><text:p/></draw:path><draw:path draw:style-name="gr189" draw:text-style-name="P38" svg:width="0.0055in" svg:height="0.1512in" svg:x="0.5626in" svg:y="0in" svg:viewBox="0 0 15 385" svg:d="M15 14c0-6 0-14-7-14-8 0-8 8-8 14 0 119 0 238 0 357 0 7 0 14 8 14 7 0 7-7 7-14 0-119 0-238 0-357z"><text:p/></draw:path></draw:g></text:span></text:p>
        </text:list-item>
        <text:list-item>
          <text:p text:style-name="P30">(AC) לכל קבוצה אינסופית <text:span text:style-name="T7"><draw:g text:anchor-type="as-char" svg:y="-0.1083in" draw:z-index="76" draw:style-name="gr1"><svg:title>TexMaths</svg:title><svg:desc>11§inline§A§svg§600§FALSE§</svg:desc><draw:path draw:style-name="gr180" draw:text-style-name="P37" svg:width="0.0929in" svg:height="0.0921in" svg:x="0.0024in" svg:y="0.0079in" svg:viewBox="0 0 237 235" svg:d="M0 0c79 0 158 0 237 0 0 78 0 157 0 235-79 0-158 0-237 0 0-78 0-157 0-235z"><text:p/></draw:path><draw:path draw:style-name="gr181" draw:text-style-name="P38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7"><text:s/>מתקיים </text:span><text:span text:style-name="T7"><draw:g text:anchor-type="as-char" svg:y="-0.1134in" draw:z-index="77" draw:style-name="gr1"><svg:title>TexMaths</svg:title><svg:desc>11§inline§|\N| \le |A|§svg§600§FALSE§</svg:desc><draw:path draw:style-name="gr172" draw:text-style-name="P37" svg:width="0.561in" svg:height="0.1358in" svg:x="-0.0004in" svg:y="0.0071in" svg:viewBox="0 0 1426 346" svg:d="M713 346c-238 0-476 0-713 0 0-116 0-230 0-346 475 0 951 0 1426 0 0 116 0 230 0 346-238 0-475 0-713 0z"><text:p/></draw:path><draw:path draw:style-name="gr173" draw:text-style-name="P38" svg:width="0.0055in" svg:height="0.1512in" svg:x="0.0102in" svg:y="0in" svg:viewBox="0 0 15 385" svg:d="M15 14c0-6 0-14-7-14-8 0-8 8-8 14 0 119 0 238 0 357 0 7 0 14 8 14 7 0 7-7 7-14 0-119 0-238 0-357z"><text:p/></draw:path><draw:path draw:style-name="gr174" draw:text-style-name="P38" svg:width="0.1024in" svg:height="0.1063in" svg:x="0.0382in" svg:y="0.0098in" svg:viewBox="0 0 261 271" svg:d="M33 35c0 63 0 126 0 187 0 20-3 28-23 28-3 0-10 0-10 7 0 6 5 6 12 6 20 0 41 0 61 0 6 0 12 0 12-6 0-7-6-7-11-7-21 0-25-9-25-29 0-58 0-118 0-176 57 74 112 148 168 220 3 5 4 6 7 6 7 0 7-7 7-13 0-72 0-145 0-217 0-21 3-27 21-28 2 0 9 0 9-6 0-7-6-7-13-7-18 0-38 0-57 0-6 0-13 0-13 7 0 6 8 6 12 6 21 1 24 9 24 29 0 39 0 80 0 121-38-53-78-105-116-157-3-6-5-6-14-6-22 0-46 0-68 0-6 0-12 0-12 7 0 6 6 6 8 6 11 1 18 8 22 12-1 4-1 5-1 10zM218 243c-56-72-112-146-169-220-4-5-4-5-8-10 15 0 30 0 46 0 44 59 87 117 131 176 0 18 0 37 0 54z"><text:p/></draw:path><draw:path draw:style-name="gr175" draw:text-style-name="P38" svg:width="0.0055in" svg:height="0.1512in" svg:x="0.1618in" svg:y="0in" svg:viewBox="0 0 15 385" svg:d="M15 14c0-6 0-14-7-14-8 0-8 8-8 14 0 119 0 238 0 357 0 7 0 14 8 14 7 0 7-7 7-14 0-119 0-238 0-357z"><text:p/></draw:path><draw:path draw:style-name="gr176" draw:text-style-name="P38" svg:width="0.0921in" svg:height="0.1165in" svg:x="0.2413in" svg:y="0.0169in" svg:viewBox="0 0 235 297" svg:d="M228 17c4-3 7-5 7-9 0-5-3-8-7-8-3 0-6 2-7 2-71 34-142 67-213 101-7 4-8 6-8 9 0 4 2 6 8 9 71 33 142 66 213 99 4 2 5 2 7 2 4 0 7-3 7-7s-1-6-7-8c-67-32-136-64-203-95 67-32 136-64 203-95zM222 297c7 0 13 0 13-7 0-8-7-8-14-8-69 0-139 0-208 0-5 0-13 0-13 8 0 7 7 7 13 7 69 0 140 0 209 0z"><text:p/></draw:path><draw:path draw:style-name="gr177" draw:text-style-name="P38" svg:width="0.0055in" svg:height="0.1512in" svg:x="0.4067in" svg:y="0in" svg:viewBox="0 0 15 385" svg:d="M15 14c0-6 0-14-7-14-8 0-8 8-8 14 0 119 0 238 0 357 0 7 0 14 8 14 7 0 7-7 7-14 0-119 0-238 0-357z"><text:p/></draw:path><draw:path draw:style-name="gr178" draw:text-style-name="P38" svg:width="0.1039in" svg:height="0.1079in" svg:x="0.4358in" svg:y="0.0047in" svg:viewBox="0 0 265 275" svg:d="M55 231c-15 26-30 31-47 32-5 1-8 1-8 8 0 2 2 4 4 4 11 0 23-1 34-1 13 0 27 1 39 1 2 0 7 0 7-7 0-4-4-5-6-5-9 0-19-3-19-13 0-4 3-9 6-14 10-17 20-32 30-49 31 0 64 0 96 0 1 9 7 60 7 64 0 11-21 12-29 12-5 0-8 0-8 8 0 4 4 4 5 4 15 0 32-1 48-1 10 0 34 1 43 1 4 0 8 0 8-7 0-5-4-5-9-5-24 0-24-2-25-13-8-79-17-160-24-240 0-8 0-10-7-10s-8 3-10 7c-45 74-90 149-135 224zM102 175c26-43 51-85 76-127 4 42 8 84 12 127-29 0-58 0-88 0z"><text:p/></draw:path><draw:path draw:style-name="gr179" draw:text-style-name="P38" svg:width="0.0055in" svg:height="0.1512in" svg:x="0.5626in" svg:y="0in" svg:viewBox="0 0 15 385" svg:d="M15 14c0-6 0-14-7-14-8 0-8 8-8 14 0 119 0 238 0 357 0 7 0 14 8 14 7 0 7-7 7-14 0-119 0-238 0-357z"><text:p/></draw:path></draw:g></text:span></text:p>
        </text:list-item>
        <text:list-item>
          <text:p text:style-name="P30">(AC) <text:span text:style-name="T7"><draw:g text:anchor-type="as-char" svg:y="-0.1083in" draw:z-index="78" draw:style-name="gr1"><svg:title>TexMaths</svg:title><svg:desc>11§inline§A§svg§600§FALSE§</svg:desc><draw:path draw:style-name="gr170" draw:text-style-name="P37" svg:width="0.0929in" svg:height="0.0921in" svg:x="0.0024in" svg:y="0.0079in" svg:viewBox="0 0 237 235" svg:d="M0 0c79 0 158 0 237 0 0 78 0 157 0 235-79 0-158 0-237 0 0-78 0-157 0-235z"><text:p/></draw:path><draw:path draw:style-name="gr171" draw:text-style-name="P38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7"><text:s/>אינסופית אמ"N קיימת </text:span><text:span text:style-name="T7"><draw:g text:anchor-type="as-char" svg:y="-0.1193in" draw:z-index="79" draw:style-name="gr1"><svg:title>TexMaths</svg:title><svg:desc>11§inline§B \subsetneq A§svg§600§FALSE§</svg:desc><draw:path draw:style-name="gr166" draw:text-style-name="P37" svg:width="0.4193in" svg:height="0.128in" svg:x="0.0008in" svg:y="0.0075in" svg:viewBox="0 0 1066 326" svg:d="M533 326c-178 0-355 0-533 0 0-109 0-217 0-326 355 0 710 0 1066 0 0 109 0 217 0 326-177 0-356 0-533 0z"><text:p/></draw:path><draw:path draw:style-name="gr167" draw:text-style-name="P38" svg:width="0.1083in" svg:height="0.1028in" svg:x="-0.0004in" svg:y="0.0047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5 0 51 0 33 0 42 22 42 40 0 33-33 70-80 70-19 0-39 0-58 0zM87 250c-6 0-7 0-9 0-4-1-5-1-5-4 0-2 0-3 2-9 9-36 17-72 26-107 24 0 50 0 74 0 36 0 44 29 44 45 0 38-34 75-80 75-18 0-35 0-52 0z"><text:p/></draw:path><draw:path draw:style-name="gr168" draw:text-style-name="P38" svg:width="0.0925in" svg:height="0.1315in" svg:x="0.1713in" svg:y="0.0118in" svg:viewBox="0 0 236 335" svg:d="M222 15c7 0 14 0 14-7 0-8-7-8-14-8-35 0-69 0-104 0-65 0-118 50-118 111 0 63 53 111 119 111 34 0 69 0 103 0 7 0 14 0 14-7 0-8-7-8-14-8-34 0-68 0-102 0-63 0-105-44-105-95 0-53 44-97 104-97 34 0 69 0 103 0zM222 297c7 0 14 0 14-7 0-8-7-8-14-8-28 0-56 0-83 0 7-7 20-20 23-21 4-4 5-6 5-9 0-2-2-8-8-8-2 0-3 0-12 8-11 10-21 20-32 30-31 0-62 0-94 0-7 0-13 0-13 8 0 7 6 7 13 7 25 0 52 0 77 0-8 7-22 20-23 21-4 4-6 6-6 9s2 8 8 8c2 0 3 0 11-8 11-10 22-20 33-30 34 0 67 0 101 0z"><text:p/></draw:path><draw:path draw:style-name="gr169" draw:text-style-name="P38" svg:width="0.1039in" svg:height="0.1079in" svg:x="0.324in" svg:y="-0.0004in" svg:viewBox="0 0 265 275" svg:d="M55 231c-15 26-30 31-47 32-5 0-8 0-8 8 0 2 2 4 4 4 11 0 23-1 34-1 13 0 26 1 39 1 2 0 7 0 7-7 0-5-4-5-6-5-9-1-19-3-19-13 0-4 3-9 6-14 10-17 20-33 30-49 31 0 64 0 96 0 1 8 7 60 7 63 0 12-21 13-29 13-5 0-8 0-8 8 0 4 4 4 5 4 15 0 32-1 48-1 10 0 35 1 43 1 4 0 8 0 8-7 0-5-4-5-9-5-24 0-24-2-25-14-9-79-17-160-24-239 0-8 0-10-7-10-6 0-8 3-10 7-45 74-90 149-135 224zM102 175c26-43 51-85 76-127 5 42 8 84 12 127-29 0-58 0-88 0z"><text:p/></draw:path></draw:g></text:span><text:span text:style-name="T7"><text:s/>כך ש־</text:span><text:span text:style-name="T7"><draw:g text:anchor-type="as-char" svg:y="-0.1134in" draw:z-index="80" draw:style-name="gr1"><svg:title>TexMaths</svg:title><svg:desc>11§inline§|B| = |A|§svg§600§FALSE§</svg:desc><draw:path draw:style-name="gr158" draw:text-style-name="P37" svg:width="0.574in" svg:height="0.1354in" svg:x="-0.0004in" svg:y="0.0075in" svg:viewBox="0 0 1459 345" svg:d="M0 0c486 0 973 0 1459 0 0 115 0 230 0 345-486 0-973 0-1459 0 0-115 0-230 0-345z"><text:p/></draw:path><draw:path draw:style-name="gr159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160" draw:text-style-name="P38" svg:width="0.1083in" svg:height="0.1031in" svg:x="0.0406in" svg:y="0.0102in" svg:viewBox="0 0 276 263" svg:d="M46 232c-4 16-4 19-35 19-7 0-11 0-11 8 0 4 3 4 11 4 46 0 91 0 137 0 62 0 107-46 107-82 0-28-22-51-59-54 39-8 80-37 80-73 0-29-25-54-71-54-43 0-87 0-130 0-8 0-11 0-11 8 0 4 3 4 10 4 1 0 8 0 15 1s10 1 10 7c0 1 0 2-1 6-18 69-34 138-52 206zM104 122c8-32 17-63 25-94 3-15 3-16 19-16 17 0 35 0 51 0 34 0 42 23 42 40 0 34-33 70-80 70-19 0-38 0-57 0zM87 251c-6 0-7 0-9-1-3 0-4 0-4-3 0-1 0-3 1-9 9-35 18-72 27-107 24 0 49 0 73 0 37 0 44 29 44 45 0 38-34 75-79 75-18 0-36 0-53 0z"><text:p/></draw:path><draw:path draw:style-name="gr161" draw:text-style-name="P38" svg:width="0.0055in" svg:height="0.1508in" svg:x="0.1752in" svg:y="0in" svg:viewBox="0 0 15 384" svg:d="M15 14c0-7 0-14-7-14-8 0-8 7-8 14 0 119 0 237 0 356 0 8 0 14 8 14 7 0 7-6 7-14 0-119 0-237 0-356z"><text:p/></draw:path><draw:path draw:style-name="gr162" draw:text-style-name="P38" svg:width="0.1008in" svg:height="0.035in" svg:x="0.25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63" draw:text-style-name="P38" svg:width="0.0055in" svg:height="0.1508in" svg:x="0.4197in" svg:y="0in" svg:viewBox="0 0 15 384" svg:d="M15 14c0-7 0-14-7-14-8 0-8 7-8 14 0 119 0 237 0 356 0 8 0 14 8 14 7 0 7-6 7-14 0-119 0-237 0-356z"><text:p/></draw:path><draw:path draw:style-name="gr164" draw:text-style-name="P38" svg:width="0.1039in" svg:height="0.1079in" svg:x="0.4492in" svg:y="0.0051in" svg:viewBox="0 0 265 275" svg:d="M56 230c-15 27-31 32-48 33-5 0-8 0-8 8 0 2 2 4 5 4 10 0 22-2 33-2 13 0 27 2 39 2 2 0 8 0 8-7 0-5-5-5-7-5-9-1-18-4-18-14 0-5 3-9 5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draw:path draw:style-name="gr165" draw:text-style-name="P38" svg:width="0.0055in" svg:height="0.1508in" svg:x="0.576in" svg:y="0in" svg:viewBox="0 0 15 384" svg:d="M15 14c0-7 0-14-7-14-8 0-8 7-8 14 0 119 0 237 0 356 0 8 0 14 8 14 7 0 7-6 7-14 0-119 0-237 0-356z"><text:p/></draw:path></draw:g></text:span></text:p>
        </text:list-item>
      </text:list>
      <text:p text:style-name="P31">[אומנם הטענות להלן מתבססות על אקסיומת הבחירה, אך מותר להשתמש בהן. נשים לב שהשימוש באקסיומת הבחירה אסור]</text:p>
      <text:p text:style-name="P33">משום שעוצמת הטבעיים היא "העוצמה בסיסית", נסמן <text:span text:style-name="T7"><draw:g text:anchor-type="as-char" svg:y="-0.1134in" draw:z-index="81" draw:style-name="gr1"><svg:title>TexMaths</svg:title><svg:desc>11§inline§|\N| = \a_0§svg§600§FALSE§</svg:desc><draw:path draw:style-name="gr151" draw:text-style-name="P37" svg:width="0.5287in" svg:height="0.1358in" svg:x="-0.0004in" svg:y="0.0071in" svg:viewBox="0 0 1344 346" svg:d="M673 346c-224 0-449 0-673 0 0-116 0-230 0-346 448 0 896 0 1344 0 0 116 0 230 0 346-224 0-448 0-671 0z"><text:p/></draw:path><draw:path draw:style-name="gr152" draw:text-style-name="P38" svg:width="0.0055in" svg:height="0.1512in" svg:x="0.0102in" svg:y="0in" svg:viewBox="0 0 15 385" svg:d="M15 14c0-6 0-14-7-14-8 0-8 8-8 14 0 119 0 238 0 357 0 7 0 14 8 14 7 0 7-7 7-14 0-119 0-238 0-357z"><text:p/></draw:path><draw:path draw:style-name="gr153" draw:text-style-name="P38" svg:width="0.1024in" svg:height="0.1063in" svg:x="0.0382in" svg:y="0.0098in" svg:viewBox="0 0 261 271" svg:d="M33 35c0 63 0 126 0 187 0 20-3 28-23 28-3 0-10 0-10 7 0 6 5 6 13 6 20 0 40 0 60 0 6 0 13 0 13-6 0-7-7-7-12-7-21 0-25-9-25-29 0-58 0-118 0-176 57 74 112 148 168 220 3 5 5 6 7 6 7 0 7-7 7-13 0-72 0-145 0-217 0-21 3-27 21-28 2 0 9 0 9-6 0-7-6-7-12-7-19 0-39 0-58 0-6 0-12 0-12 7 0 6 7 6 11 6 21 1 24 9 24 29 0 39 0 80 0 121-38-53-78-105-116-157-3-6-5-6-14-6-22 0-46 0-68 0-6 0-12 0-12 7 0 6 6 6 8 6 11 1 18 8 22 12-1 4-1 5-1 10zM218 243c-56-72-112-146-169-220-4-5-4-5-8-10 15 0 30 0 46 0 44 59 87 117 131 176 0 18 0 37 0 54z"><text:p/></draw:path><draw:path draw:style-name="gr154" draw:text-style-name="P38" svg:width="0.0055in" svg:height="0.1512in" svg:x="0.1622in" svg:y="0in" svg:viewBox="0 0 15 385" svg:d="M15 14c0-6 0-14-7-14-8 0-8 8-8 14 0 119 0 238 0 357 0 7 0 14 8 14 7 0 7-7 7-14 0-119 0-238 0-357z"><text:p/></draw:path><draw:path draw:style-name="gr155" draw:text-style-name="P38" svg:width="0.1008in" svg:height="0.0354in" svg:x="0.237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56" draw:text-style-name="P38" svg:width="0.0752in" svg:height="0.1043in" svg:x="0.3972in" svg:y="0.0083in" svg:viewBox="0 0 192 266" svg:d="M159 224c18 19 19 31 20 38 0 3 2 4 4 4s9-4 9-25c0-6 0-14-18-37-8-9-16-18-23-27 5-34 10-67 15-100 1 1 12 13 13 28 0 1 0 4 4 4 2 0 9-4 9-24 0-13-3-19-20-35-9-8-27-39-30-46 0-2-1-4-3-4-3 0-10 4-10 25 0 11 3 20 25 41-1 11-1 22-7 47-5 35-5 38-7 52-37-41-72-81-108-122-17-20-18-32-19-39 0-3-2-4-3-4-2 0-10 4-10 25 0 7 0 15 19 39 7 9 15 17 23 26-20 31-32 60-32 85 0 12 4 21 14 39 6 12 10 21 10 29 0 5 0 15-27 15-5 0-7 0-7 4s3 4 10 4c8 0 14 0 22 0 10 0 39-1 39-23 0-14-8-25-18-35-16-19-17-24-17-35 0-16 2-47 15-73 36 41 72 83 108 124z"><text:p/></draw:path><draw:path draw:style-name="gr157" draw:text-style-name="P38" svg:width="0.0488in" svg:height="0.0724in" svg:x="0.487in" svg:y="0.0661in" svg:viewBox="0 0 125 185" svg:d="M125 92c0-29-3-50-16-69-8-12-25-23-46-23-63 0-63 73-63 92s0 93 63 93c62 0 62-73 62-93zM63 177c-14 0-30-7-34-29-5-16-5-39-5-59s0-39 5-55c5-21 23-26 34-26 14 0 28 9 33 24 4 14 4 34 4 57 0 20 0 41-3 57-6 25-23 31-34 31z"><text:p/></draw:path></draw:g></text:span><text:span text:style-name="T7"><text:s/></text:span><text:span text:style-name="T33">(ולא, </text:span><text:span text:style-name="T17">אסור</text:span><text:span text:style-name="T21"> לכתוב בכתב. תסתדרו עם כתיב). </text:span></text:p>
      <text:p text:style-name="P32"><text:span text:style-name="T21">ה</text:span><text:span text:style-name="T19">עשרה: ככל הנראה משתמשים באות א’ כי קנטור (המפתח העיקרי של תורת הקבוצות) היה יהודי, והוא חיפש סימון שלא תפוס ל־2000000 שימושים שונים (כמו האותיות הלטיניות והיווניות), </text:span><text:span text:style-name="T22">והוא בחר את א’. נ.ב. הוא המיר את הדת שלו לנצרות. </text:span></text:p>
      <text:p text:style-name="P34"><text:span text:style-name="T22">כ</text:span><text:span text:style-name="T19">ל קבוצה בעלת עוצמה </text:span><text:span text:style-name="T19"><draw:g text:anchor-type="as-char" svg:y="-0.1071in" draw:z-index="82" draw:style-name="gr1"><svg:title>TexMaths</svg:title><svg:desc>11§inline§\a_0§svg§600§FALSE§</svg:desc><draw:path draw:style-name="gr148" draw:text-style-name="P37" svg:width="0.1311in" svg:height="0.1134in" svg:x="-0.0004in" svg:y="0.0075in" svg:viewBox="0 0 334 289" svg:d="M0 0c111 0 223 0 334 0 0 97 0 192 0 289-111 0-223 0-334 0 0-97 0-192 0-289z"><text:p/></draw:path><draw:path draw:style-name="gr149" draw:text-style-name="P38" svg:width="0.0752in" svg:height="0.1043in" svg:x="0in" svg:y="0in" svg:viewBox="0 0 192 266" svg:d="M160 222c18 20 19 32 19 40 0 2 2 3 5 3 1 0 8-4 8-24 0-8 0-15-18-39-8-8-16-17-23-26 4-33 9-66 15-99 1 1 12 13 13 28 0 1 0 4 5 4 1 0 8-5 8-24 0-14-3-19-19-35-10-8-28-39-30-46-1-2-2-4-5-4-2 0-9 4-9 24 0 12 4 21 26 42-1 11-2 21-7 47-6 34-6 38-7 52-37-41-73-81-108-122-18-20-19-32-19-39 0-3-2-4-4-4-1 0-10 4-10 24 0 8 0 16 20 39 7 9 15 17 23 26-21 32-32 60-32 84 0 13 3 22 13 40 7 11 10 21 10 29 0 4 0 14-27 15-4 0-7 0-7 5 0 4 3 4 11 4 7 0 14 0 21 0 11 0 39-1 39-23 0-14-8-25-17-36-16-19-17-24-17-36 0-15 1-46 15-72 36 41 72 83 108 123z"><text:p/></draw:path><draw:path draw:style-name="gr150" draw:text-style-name="P38" svg:width="0.0488in" svg:height="0.072in" svg:x="0.0898in" svg:y="0.0575in" svg:viewBox="0 0 125 184" svg:d="M125 93c0-29-3-50-15-70-9-12-25-23-47-23-63 0-63 74-63 93 0 20 0 91 63 91 62 0 62-71 62-91zM63 176c-12 0-29-7-34-29-5-15-5-37-5-57s0-41 5-55c5-22 23-27 34-27 14 0 28 8 33 25 4 14 5 33 5 57 0 20 0 40-4 56-5 24-23 30-34 30z"><text:p/></draw:path></draw:g></text:span><text:span text:style-name="T19"><text:s/>תקרא בת־מניה </text:span><text:span text:style-name="T23">(ברבים: בנות־מניה). </text:span><text:span text:style-name="T24">נניח </text:span><text:span text:style-name="T24"><draw:g text:anchor-type="as-char" svg:y="-0.1083in" draw:z-index="83" draw:style-name="gr1"><svg:title>TexMaths</svg:title><svg:desc>11§inline§A§svg§600§FALSE§</svg:desc><draw:path draw:style-name="gr146" draw:text-style-name="P37" svg:width="0.0929in" svg:height="0.0921in" svg:x="0.0024in" svg:y="0.0079in" svg:viewBox="0 0 237 235" svg:d="M0 0c79 0 158 0 237 0 0 78 0 157 0 235-79 0-158 0-237 0 0-78 0-157 0-235z"><text:p/></draw:path><draw:path draw:style-name="gr147" draw:text-style-name="P38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4"><text:s/>בת־מניה, נסיק שקיים זיווג </text:span><text:span text:style-name="T24"><draw:g text:anchor-type="as-char" svg:y="-0.1091in" draw:z-index="84" draw:style-name="gr1"><svg:title>TexMaths</svg:title><svg:desc>11§inline§f \colon \N \to A§svg§600§FALSE§</svg:desc><draw:path draw:style-name="gr140" draw:text-style-name="P37" svg:width="0.6406in" svg:height="0.1232in" svg:x="-0.0004in" svg:y="0.0079in" svg:viewBox="0 0 1628 314" svg:d="M0 0c542 0 1086 0 1628 0 0 104 0 210 0 314-542 0-1086 0-1628 0 0-104 0-210 0-314z"><text:p/></draw:path><draw:path draw:style-name="gr141" draw:text-style-name="P38" svg:width="0.0756in" svg:height="0.137in" svg:x="0in" svg:y="0.0016in" svg:viewBox="0 0 193 349" svg:d="M121 118c11 0 22 0 33 0 8 0 12 0 12-8 0-5-4-5-11-5-11 0-21 0-32 0 2-15 6-29 8-43 2-8 8-36 10-41 3-7 10-12 17-12 3 0 13 0 20 6-17 1-21 16-21 21 0 9 7 13 15 13 10 0 21-8 21-23 0-17-18-26-35-26-13 0-37 7-48 45-2 8-3 12-13 60-9 0-18 0-27 0-7 0-12 0-12 8 0 5 5 5 11 5 9 0 17 0 26 0-10 50-19 99-29 150-7 37-13 72-34 72-1 0-11 0-18-6 18-1 21-15 21-21 0-9-6-13-14-13-10 0-21 8-21 23 0 17 17 26 32 26 22 0 37-23 44-37 12-24 21-71 22-74 8-40 15-80 23-120z"><text:p/></draw:path><draw:path draw:style-name="gr142" draw:text-style-name="P38" svg:width="0.0157in" svg:height="0.065in" svg:x="0.1126in" svg:y="0.0433in" svg:viewBox="0 0 41 166" svg:d="M41 21c0-12-9-21-20-21-12 0-21 9-21 21 0 11 9 20 21 20 11 0 20-9 20-20zM41 146c0-12-9-21-20-21-12 0-21 9-21 21 0 11 9 20 21 20 11 0 20-9 20-20z"><text:p/></draw:path><draw:path draw:style-name="gr143" draw:text-style-name="P38" svg:width="0.1028in" svg:height="0.1059in" svg:x="0.1965in" svg:y="0.0047in" svg:viewBox="0 0 262 270" svg:d="M34 34c0 63 0 125 0 188 0 20-3 26-23 27-4 0-11 0-11 7s7 7 13 7c20 0 41 0 61 0 6 0 12 0 12-7s-6-7-11-7c-22-1-24-8-24-28 0-58 0-118 0-176 55 74 111 146 166 220 4 4 5 5 9 5 6 0 6-6 6-13 0-72 0-144 0-216 0-22 3-28 21-28 2 0 9 0 9-6 0-7-6-7-12-7-19 0-39 0-57 0-7 0-14 0-14 7 0 6 8 6 11 6 22 0 26 9 26 29 0 39 0 80 0 121-39-53-78-105-117-158-4-5-5-5-14-5-22 0-45 0-67 0-7 0-12 0-12 7 0 5 5 6 7 6 10 1 18 8 22 12-1 4-1 5-1 9zM218 243c-56-73-111-146-167-220-5-5-5-5-9-10 15 0 31 0 46 0 43 58 87 117 130 175 0 18 0 37 0 55z"><text:p/></draw:path><draw:path draw:style-name="gr144" draw:text-style-name="P38" svg:width="0.1346in" svg:height="0.0783in" svg:x="0.3528in" svg:y="0.0311in" svg:viewBox="0 0 343 200" svg:d="M301 108c-22 16-31 33-35 37-17 26-20 49-20 51 0 4 5 4 8 4 7 0 7-1 8-8 9-36 32-69 76-87 4-1 5-3 5-5 0-3-2-3-3-3-17-7-64-27-78-92-1-4-1-5-8-5-3 0-8 0-8 4 0 1 4 26 19 51 9 12 20 25 36 37-95 0-191 0-287 0-7 0-14 0-14 8s7 8 14 8c96 0 192 0 287 0z"><text:p/></draw:path><draw:path draw:style-name="gr145" draw:text-style-name="P38" svg:width="0.1039in" svg:height="0.1079in" svg:x="0.5441in" svg:y="0in" svg:viewBox="0 0 265 275" svg:d="M56 231c-15 25-31 30-48 32-5 1-8 1-8 7 0 2 2 5 6 5 9 0 22-2 33-2 12 0 26 2 38 2 2 0 8 0 8-8 0-3-5-4-7-4-9 0-19-4-19-14 0-4 4-8 6-14 10-16 20-33 30-49 32 0 65 0 96 0 2 7 7 60 7 64 0 11-20 13-27 13-6 0-10 0-10 7 0 5 4 5 5 5 16 0 33-2 49-2 9 0 34 2 44 2 2 0 6 0 6-8 0-4-4-4-9-4-24 0-24-3-25-14-8-80-15-160-23-240-1-8-1-9-8-9-6 0-7 2-10 7-45 74-89 149-134 224zM102 175c26-43 51-86 76-128 5 42 8 85 12 128-29 0-58 0-88 0z"><text:p/></draw:path></draw:g></text:span><text:span text:style-name="T24"><text:s/>כך שנוכל לרשום </text:span><text:span text:style-name="T24"><draw:g text:anchor-type="as-char" svg:y="-0.1134in" draw:z-index="85" draw:style-name="gr1"><svg:title>TexMaths</svg:title><svg:desc>11§inline§A = \{f(n) \mid n \in \N\}§svg§600§FALSE§</svg:desc><draw:path draw:style-name="gr127" draw:text-style-name="P37" svg:width="1.2567in" svg:height="0.1358in" svg:x="0.002in" svg:y="0.0071in" svg:viewBox="0 0 3193 346" svg:d="M1597 346c-532 0-1065 0-1597 0 0-116 0-230 0-346 1064 0 2129 0 3193 0 0 116 0 230 0 346-532 0-1064 0-1596 0z"><text:p/></draw:path><draw:path draw:style-name="gr128" draw:text-style-name="P38" svg:width="0.1039in" svg:height="0.1079in" svg:x="-0.0004in" svg:y="0.0047in" svg:viewBox="0 0 265 275" svg:d="M55 231c-15 26-31 31-47 32-5 1-8 1-8 8 0 2 1 4 4 4 11 0 22-1 33-1 14 0 27 1 39 1 3 0 8 0 8-7 0-4-4-5-7-5-9 0-18-3-18-13 0-4 3-9 6-14 10-17 20-32 30-49 32 0 65 0 96 0 0 9 6 60 6 64 0 11-20 12-28 12-5 0-8 0-8 8 0 4 4 4 5 4 16 0 32-1 49-1 8 0 33 1 42 1 3 0 8 0 8-7 0-5-4-5-10-5-23 0-23-2-24-13-8-79-16-160-24-240-1-8-1-10-7-10s-9 3-11 7c-45 74-89 149-134 224zM101 175c26-43 51-85 76-127 5 42 9 84 13 127-29 0-59 0-89 0z"><text:p/></draw:path><draw:path draw:style-name="gr129" draw:text-style-name="P38" svg:width="0.1008in" svg:height="0.0354in" svg:x="0.1591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0" draw:text-style-name="P38" svg:width="0.0531in" svg:height="0.1512in" svg:x="0.3224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9-20-12-31-15 32-9 46-27 46-49 0-31 0-61 0-92z"><text:p/></draw:path><draw:path draw:style-name="gr131" draw:text-style-name="P38" svg:width="0.0756in" svg:height="0.1374in" svg:x="0.3957in" svg:y="0.0067in" svg:viewBox="0 0 193 350" svg:d="M121 118c11 0 22 0 33 0 8 0 12 0 12-8 0-4-4-4-11-4-11 0-21 0-32 0 2-16 6-30 8-44 2-8 8-36 10-40 3-8 10-13 17-13 3 0 13 0 19 6-16 2-20 16-20 21 0 9 7 14 15 14 10 0 21-9 21-24 0-17-18-26-35-26-13 0-37 7-48 45-2 8-4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132" draw:text-style-name="P38" svg:width="0.0346in" svg:height="0.1512in" svg:x="0.4933in" svg:y="0in" svg:viewBox="0 0 89 385" svg:d="M89 381c0-1 0-1-6-8-49-49-61-122-61-180 0-67 14-135 62-182 5-5 5-5 5-7 0-3-1-4-3-4-5 0-40 26-62 76-20 42-24 85-24 117 0 29 3 76 25 120 23 47 56 72 61 72 2 0 3-1 3-4z"><text:p/></draw:path><draw:path draw:style-name="gr133" draw:text-style-name="P38" svg:width="0.0819in" svg:height="0.0685in" svg:x="0.5421in" svg:y="0.0465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134" draw:text-style-name="P38" svg:width="0.035in" svg:height="0.1512in" svg:x="0.6366in" svg:y="0in" svg:viewBox="0 0 90 385" svg:d="M90 193c0-30-4-76-25-120-23-48-57-73-61-73-2 0-4 2-4 4s0 2 8 9c37 38 59 99 59 180 0 65-14 133-61 181-6 6-6 6-6 7 0 2 2 4 4 4 4 0 39-26 62-76 20-41 24-84 24-116z"><text:p/></draw:path><draw:path draw:style-name="gr135" draw:text-style-name="P38" svg:width="0.0055in" svg:height="0.1512in" svg:x="0.7476in" svg:y="0in" svg:viewBox="0 0 15 385" svg:d="M15 14c0-6 0-14-7-14-8 0-8 8-8 14 0 119 0 238 0 357 0 7 0 14 8 14 7 0 7-7 7-14 0-119 0-238 0-357z"><text:p/></draw:path><draw:path draw:style-name="gr136" draw:text-style-name="P38" svg:width="0.0819in" svg:height="0.0685in" svg:x="0.8185in" svg:y="0.0465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137" draw:text-style-name="P38" svg:width="0.076in" svg:height="0.087in" svg:x="0.9602in" svg:y="0.0315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138" draw:text-style-name="P38" svg:width="0.1028in" svg:height="0.1063in" svg:x="1.0953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9 8 22 12-1 4-1 5-1 10zM218 243c-56-72-112-146-168-220-4-5-4-5-8-10 15 0 31 0 46 0 43 59 87 117 130 176 0 18 0 37 0 54z"><text:p/></draw:path><draw:path draw:style-name="gr139" draw:text-style-name="P38" svg:width="0.0539in" svg:height="0.1512in" svg:x="1.2122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24">. </text:span></text:p>
      <text:p text:style-name="P35"><text:span text:style-name="T19">לא פומרלית, ניתן "למספר" את האיברים בה, כלומר </text:span><text:span text:style-name="T19"><draw:g text:anchor-type="as-char" svg:y="-0.1134in" draw:z-index="86" draw:style-name="gr1"><svg:title>TexMaths</svg:title><svg:desc>11§inline§A = \{a_0, a_1, a_2, \dots\}§svg§600§FALSE§</svg:desc><draw:path draw:style-name="gr110" draw:text-style-name="P37" svg:width="1.2937in" svg:height="0.1354in" svg:x="0.0024in" svg:y="0.0075in" svg:viewBox="0 0 3287 345" svg:d="M0 0c1096 0 2192 0 3287 0 0 115 0 230 0 345-1095 0-2191 0-3287 0 0-115 0-230 0-345z"><text:p/></draw:path><draw:path draw:style-name="gr111" draw:text-style-name="P38" svg:width="0.1039in" svg:height="0.1079in" svg:x="-0.0004in" svg:y="0.0051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112" draw:text-style-name="P38" svg:width="0.1008in" svg:height="0.035in" svg:x="0.1594in" svg:y="0.0579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13" draw:text-style-name="P38" svg:width="0.0539in" svg:height="0.1508in" svg:x="0.3224in" svg:y="0in" svg:viewBox="0 0 138 384" svg:d="M83 52c0-16 9-41 51-43 2-1 4-2 4-5 0-4-4-4-8-4-39 0-74 20-74 48 0 29 0 59 0 89 0 14 0 26-15 39-13 11-29 12-37 12-2 0-4 2-4 5 0 2 2 2 7 3 25 1 44 15 48 34 1 5 1 6 1 19 0 25 0 50 0 76 0 16 0 28 19 44 15 11 41 15 55 15 4 0 8 0 8-4 0-3-3-3-7-5-24-1-43-13-47-33-1-3-1-4-1-18 0-27 0-53 0-81 0-17-5-23-17-36-9-8-19-12-30-14 32-9 47-27 47-49 0-31 0-61 0-92z"><text:p/></draw:path><draw:path draw:style-name="gr114" draw:text-style-name="P38" svg:width="0.0693in" svg:height="0.0681in" svg:x="0.3937in" svg:y="0.0465in" svg:viewBox="0 0 177 174" svg:d="M129 24c-7-14-19-24-35-24-47 0-94 56-94 112 0 37 21 62 52 62 7 0 26-1 49-29 4 17 17 29 35 29 15 0 24-9 29-21 7-14 12-37 12-38 0-4-3-4-4-4-5 0-5 1-6 7-6 25-14 48-29 48-11 0-13-10-13-17 0-9 2-12 6-29s5-21 9-35c4-19 9-37 13-54 3-11 3-11 3-13 0-7-4-10-11-10-10 0-15 9-16 16zM103 124c-2 7-2 8-7 15-17 21-33 27-44 27-19 0-24-22-24-36 0-20 12-67 20-85 13-23 30-37 46-37 25 0 30 32 30 34s-1 4-1 6c-6 26-13 51-20 76z"><text:p/></draw:path><draw:path draw:style-name="gr115" draw:text-style-name="P38" svg:width="0.0488in" svg:height="0.0724in" svg:x="0.4736in" svg:y="0.0661in" svg:viewBox="0 0 125 185" svg:d="M125 94c0-30-3-51-15-71-9-12-25-23-47-23-63 0-63 74-63 94 0 18 0 91 63 91 62 0 62-73 62-91zM63 177c-12 0-29-7-34-29-4-16-4-38-4-58s0-40 4-55c6-22 23-27 34-27 15 0 28 9 34 24 4 15 4 34 4 58 0 20 0 40-3 56-6 26-24 31-35 31z"><text:p/></draw:path><draw:path draw:style-name="gr116" draw:text-style-name="P38" svg:width="0.0173in" svg:height="0.0453in" svg:x="0.5492in" svg:y="0.0972in" svg:viewBox="0 0 45 116" svg:d="M45 41c0-26-9-41-24-41-13 0-21 10-21 21 0 10 8 21 21 21 4 0 10-2 13-6 1-1 1-1 2-1 0 2 1 0 1 6 0 28-13 51-26 65-4 3-4 4-4 5 0 4 2 5 4 5 3 0 34-30 34-75z"><text:p/></draw:path><draw:path draw:style-name="gr117" draw:text-style-name="P38" svg:width="0.0693in" svg:height="0.0681in" svg:x="0.6098in" svg:y="0.0465in" svg:viewBox="0 0 177 174" svg:d="M129 24c-7-14-18-24-35-24-46 0-94 56-94 112 0 37 22 62 52 62 7 0 27-1 50-29 4 17 17 29 36 29 13 0 22-9 28-21 7-14 11-37 11-38 0-4-3-4-4-4-4 0-5 1-6 7-6 25-13 48-29 48-10 0-11-10-11-17 0-9 1-12 4-29 4-17 5-21 9-35 4-19 10-37 14-54 2-11 2-11 2-13 0-7-4-10-11-10-9 0-15 9-16 16zM105 124c-3 7-3 8-8 15-18 21-33 27-44 27-20 0-25-22-25-36 0-20 13-67 22-85 12-23 28-37 44-37 25 0 30 32 30 34s-1 4-1 6c-6 26-12 51-18 76z"><text:p/></draw:path><draw:path draw:style-name="gr118" draw:text-style-name="P38" svg:width="0.0382in" svg:height="0.0701in" svg:x="0.6957in" svg:y="0.0661in" svg:viewBox="0 0 98 179" svg:d="M61 8c0-7 0-8-8-8-18 18-42 18-53 18 0 3 0 6 0 10 7 0 24 0 40-8 0 45 0 91 0 137 0 9 0 13-28 13-3 0-6 0-10 0 0 3 0 6 0 9 5 0 38-1 48-1 8 0 42 1 48 1 0-3 0-6 0-9-3 0-7 0-10 0-27 0-27-4-27-13 0-50 0-100 0-149z"><text:p/></draw:path><draw:path draw:style-name="gr119" draw:text-style-name="P38" svg:width="0.0173in" svg:height="0.0453in" svg:x="0.7654in" svg:y="0.0972in" svg:viewBox="0 0 45 116" svg:d="M45 41c0-26-10-41-24-41-13 0-21 10-21 21 0 10 8 21 21 21 4 0 9-2 13-6 1-1 1-1 2-1 0 2 0 0 0 6 0 28-13 51-26 65-3 3-3 4-3 5 0 4 1 5 3 5 4 0 35-30 35-75z"><text:p/></draw:path><draw:path draw:style-name="gr120" draw:text-style-name="P38" svg:width="0.0693in" svg:height="0.0681in" svg:x="0.826in" svg:y="0.0465in" svg:viewBox="0 0 177 174" svg:d="M129 24c-7-14-19-24-35-24-46 0-94 56-94 112 0 37 21 62 52 62 7 0 26-1 49-29 4 17 17 29 35 29 15 0 24-9 29-21 7-14 12-37 12-38 0-4-3-4-4-4-5 0-5 1-6 7-6 25-14 48-29 48-10 0-13-10-13-17 0-9 2-12 6-29s5-21 9-35c4-19 9-37 13-54 3-11 3-11 3-13 0-7-4-10-11-10-10 0-15 9-16 16zM103 124c-2 7-2 8-7 15-17 21-33 27-44 27-19 0-24-22-24-36 0-20 12-67 20-85 13-23 30-37 46-37 25 0 30 32 30 34s-1 4-1 6c-6 26-13 51-20 76z"><text:p/></draw:path><draw:path draw:style-name="gr121" draw:text-style-name="P38" svg:width="0.0469in" svg:height="0.0701in" svg:x="0.9071in" svg:y="0.0661in" svg:viewBox="0 0 120 179" svg:d="M120 130c-3 0-7 0-10 0 0 7-3 22-7 25-2 1-23 1-26 1-16 0-34 0-51 0 29-25 39-32 55-45 20-15 39-33 39-58 0-33-29-53-64-53-33 0-56 24-56 48 0 15 12 16 14 16 7 0 15-5 15-14 0-6-3-15-16-15 8-18 27-25 40-25 26 0 41 21 41 43 0 23-17 42-26 52-22 21-43 41-65 63-3 4-3 4-3 11 37 0 74 0 111 0 3-16 6-33 9-49z"><text:p/></draw:path><draw:path draw:style-name="gr122" draw:text-style-name="P38" svg:width="0.0177in" svg:height="0.0453in" svg:x="0.9815in" svg:y="0.0972in" svg:viewBox="0 0 46 116" svg:d="M46 41c0-26-10-41-25-41-12 0-21 10-21 21 0 10 9 21 21 21 4 0 10-2 13-6 1-1 1-1 2-1s1 0 1 6c0 28-13 51-26 65-4 3-4 4-4 5 0 4 2 5 4 5 3 0 35-30 35-75z"><text:p/></draw:path><draw:path draw:style-name="gr123" draw:text-style-name="P38" svg:width="0.0157in" svg:height="0.0161in" svg:x="1.0496in" svg:y="0.0972in" svg:viewBox="0 0 41 42" svg:d="M41 21c0-11-10-21-21-21s-20 10-20 21 9 21 20 21 21-10 21-21z"><text:p/></draw:path><draw:path draw:style-name="gr124" draw:text-style-name="P38" svg:width="0.0157in" svg:height="0.0161in" svg:x="1.1173in" svg:y="0.0972in" svg:viewBox="0 0 41 42" svg:d="M41 21c0-11-10-21-21-21-12 0-20 10-20 21s8 21 20 21c11 0 21-10 21-21z"><text:p/></draw:path><draw:path draw:style-name="gr125" draw:text-style-name="P38" svg:width="0.0157in" svg:height="0.0161in" svg:x="1.1846in" svg:y="0.0972in" svg:viewBox="0 0 41 42" svg:d="M41 21c0-11-9-21-20-21-12 0-21 10-21 21s9 21 21 21c11 0 20-10 20-21z"><text:p/></draw:path><draw:path draw:style-name="gr126" draw:text-style-name="P38" svg:width="0.0539in" svg:height="0.1508in" svg:x="1.25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</text:span><text:span text:style-name="T19"><text:s/>(</text:span><text:span text:style-name="T19"><draw:g text:anchor-type="as-char" svg:y="-0.0673in" draw:z-index="88" draw:style-name="gr1"><svg:title>TexMaths</svg:title><svg:desc>11§inline§a_0§svg§600§FALSE§</svg:desc><draw:path draw:style-name="gr98" draw:text-style-name="P37" svg:width="0.1189in" svg:height="0.0756in" svg:x="0.0016in" svg:y="0.0075in" svg:viewBox="0 0 303 193" svg:d="M152 193c-51 0-101 0-152 0 0-64 0-129 0-193 101 0 202 0 303 0 0 64 0 129 0 193-51 0-101 0-151 0z"><text:p/></draw:path><draw:path draw:style-name="gr99" draw:text-style-name="P38" svg:width="0.0693in" svg:height="0.0677in" svg:x="-0.0004in" svg:y="-0.0004in" svg:viewBox="0 0 177 173" svg:d="M129 25c-7-14-19-25-35-25-46 0-94 57-94 113 0 35 21 60 52 60 7 0 26-1 49-29 4 17 17 29 36 29 13 0 22-9 28-21 7-13 8-24 12-36 0-5-4-5-5-5-4 0-4 2-6 7-5 24-13 47-28 47-11 0-12-10-12-17 0-9 1-13 5-28 4-17 4-20 9-35 4-19 9-37 13-54 3-10 3-11 3-12 0-7-5-11-11-11-10 0-15 9-16 17zM104 124c-3 7-3 7-8 14-17 21-33 27-44 27-19 0-24-21-24-35 0-20 12-67 20-85 13-22 30-36 46-36 25 0 30 31 30 34 0 2-1 4-1 7-6 24-13 49-19 74z"><text:p/></draw:path><draw:path draw:style-name="gr100" draw:text-style-name="P38" svg:width="0.0492in" svg:height="0.0717in" svg:x="0.0791in" svg:y="0.0193in" svg:viewBox="0 0 126 183" svg:d="M126 92c0-29-4-50-17-69-8-13-24-23-46-23-63 0-63 73-63 92 0 20 0 91 63 91s63-71 63-91zM63 175c-12 0-29-8-34-30-5-14-5-36-5-56s0-41 5-55c5-21 23-27 34-27 14 0 28 10 33 25 4 14 5 33 5 57 0 20 0 40-4 55-6 26-23 31-34 31z"><text:p/></draw:path></draw:g></text:span><text:span text:style-name="T19"> הוא סימון חוקי עבור </text:span><text:span text:style-name="T27">קבוצות סופיות </text:span><text:span text:style-name="T28">ובנות</text:span><text:span text:style-name="T27"> מניה</text:span><text:span text:style-name="T19">, אך יש צורך להגדיר את הזיווג ידנית ע"י </text:span><text:span text:style-name="T19"><draw:g text:anchor-type="as-char" svg:y="-0.1134in" draw:z-index="87" draw:style-name="gr1"><svg:title>TexMaths</svg:title><svg:desc>11§inline§a_n : = f(n)§svg§600§FALSE§</svg:desc><draw:path draw:style-name="gr101" draw:text-style-name="P37" svg:width="0.6776in" svg:height="0.1358in" svg:x="0.0016in" svg:y="0.0071in" svg:viewBox="0 0 1722 346" svg:d="M861 346c-287 0-574 0-861 0 0-116 0-230 0-346 574 0 1147 0 1722 0 0 116 0 230 0 346-287 0-575 0-861 0z"><text:p/></draw:path><draw:path draw:style-name="gr102" draw:text-style-name="P38" svg:width="0.0693in" svg:height="0.0685in" svg:x="-0.0004in" svg:y="0.0465in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2 27-43 27-20 0-25-21-25-36 0-19 12-66 22-84 11-23 28-37 44-37 25 0 30 32 30 34s-1 4-1 7c-6 24-13 49-20 74z"><text:p/></draw:path><draw:path draw:style-name="gr103" draw:text-style-name="P38" svg:width="0.065in" svg:height="0.0472in" svg:x="0.0787in" svg:y="0.0898in" svg:viewBox="0 0 166 121" svg:d="M21 101c-1 4-2 7-3 11 0 7 5 9 10 9 4 0 7-3 9-5 2-3 5-11 6-17 1-5 4-18 5-25 3-6 4-11 5-18 3-11 4-13 12-24s20-25 41-25c15 0 15 14 15 19 0 16-11 47-15 58-4 7-5 10-5 14 0 14 12 23 26 23 27 0 39-37 39-41s-3-3-4-4c-5 0-5 2-6 5-6 21-17 32-28 32-6 0-7-3-7-8 0-7 1-10 7-22 2-9 14-38 14-53 0-26-21-30-35-30-23 0-39 13-46 24-3-18-18-24-29-24-12 0-18 8-22 14-6 10-10 26-10 27 0 3 4 3 6 3 3 0 3 0 5-8 4-16 9-29 20-29 6 0 9 6 9 13 0 5-3 15-5 23-2 7-4 18-5 24-4 11-6 22-9 34z"><text:p/></draw:path><draw:path draw:style-name="gr104" draw:text-style-name="P38" svg:width="0.0157in" svg:height="0.065in" svg:x="0.2122in" svg:y="0.0484in" svg:viewBox="0 0 41 166" svg:d="M41 21c0-12-9-21-20-21-12 0-21 9-21 21 0 11 9 20 21 20 11 0 20-9 20-20zM41 146c0-12-9-20-20-20-12 0-21 8-21 20 0 11 9 20 21 20 11 0 20-9 20-20z"><text:p/></draw:path><draw:path draw:style-name="gr105" draw:text-style-name="P38" svg:width="0.1008in" svg:height="0.0354in" svg:x="0.25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6" draw:text-style-name="P38" svg:width="0.0756in" svg:height="0.1374in" svg:x="0.4098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107" draw:text-style-name="P38" svg:width="0.0346in" svg:height="0.1512in" svg:x="0.5079in" svg:y="0in" svg:viewBox="0 0 89 385" svg:d="M89 381c0-1 0-1-6-8-49-49-61-122-61-180 0-67 14-135 63-182 4-5 4-5 4-7 0-3-1-4-3-4-5 0-40 26-62 76-20 42-24 85-24 117 0 29 3 76 25 120 23 47 56 72 61 72 2 0 3-1 3-4z"><text:p/></draw:path><draw:path draw:style-name="gr108" draw:text-style-name="P38" svg:width="0.0819in" svg:height="0.0685in" svg:x="0.5563in" svg:y="0.0465in" svg:viewBox="0 0 209 175" svg:d="M22 148c-1 6-3 15-3 17 0 7 5 10 11 10 5 0 12-3 14-11 1-1 6-19 8-29 3-12 5-23 9-34 2-9 4-17 6-26 1-7 5-18 5-19 6-12 26-47 63-47 17 0 21 14 21 26 0 24-20 74-25 91-3 8-4 13-4 17 0 19 13 32 31 32 37 0 51-56 51-59 0-4-3-4-4-4-5 0-5 1-6 7-9 26-21 47-39 47-7 0-10-3-10-12 0-10 3-19 7-27 7-21 23-63 23-85 0-27-16-42-44-42-35 0-53 25-60 34-2-22-19-34-36-34-19 0-25 15-29 22-5 13-11 36-11 37 0 5 3 5 4 5 4 0 5-1 7-9 7-27 14-46 28-46 7 0 12 4 12 17 0 8-1 13-6 32-8 30-15 60-23 90z"><text:p/></draw:path><draw:path draw:style-name="gr109" draw:text-style-name="P38" svg:width="0.035in" svg:height="0.1512in" svg:x="0.651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9"><text:s/></text:span><text:span text:style-name="T25">כל פעם שנרצה להשתמש בו</text:span><text:span text:style-name="T19">). </text:span></text:p>
      <text:p text:style-name="P15"><text:soft-page-break/><text:span text:style-name="T29">משפט: </text:span><text:span text:style-name="T19">הקבוצות הבאות בנות־מניה: </text:span><text:span text:style-name="T19"><draw:g text:anchor-type="as-char" svg:y="-0.0953in" draw:z-index="89" draw:style-name="gr1"><svg:title>TexMaths</svg:title><svg:desc>11§inline§\N \times \N§svg§600§FALSE§</svg:desc><draw:path draw:style-name="gr94" draw:text-style-name="P37" svg:width="0.3862in" svg:height="0.0906in" svg:x="0.0035in" svg:y="0.0071in" svg:viewBox="0 0 982 231" svg:d="M492 231c-164 0-328 0-492 0 0-77 0-154 0-231 328 0 654 0 982 0 0 77 0 154 0 231-164 0-328 0-490 0z"><text:p/></draw:path><draw:path draw:style-name="gr95" draw:text-style-name="P38" svg:width="0.1028in" svg:height="0.1063in" svg:x="-0.0004in" svg:y="0in" svg:viewBox="0 0 262 271" svg:d="M34 35c0 63 0 125 0 187 0 20-3 28-23 28-4 0-11 0-11 6 0 7 7 7 13 7 20 0 40 0 60 0 7 0 13 0 13-7 0-6-7-6-12-6-21 0-25-9-25-29 0-58 0-116 0-175 57 73 112 147 168 219 3 5 5 6 7 6 7 0 7-7 7-13 0-73 0-145 0-217 0-21 4-27 22-28 2 0 9 0 9-6 0-7-6-7-13-7-19 0-38 0-57 0-6 0-13 0-13 7 0 6 7 6 11 6 22 1 26 9 26 29 0 39 0 80 0 120-40-52-79-105-117-156-4-6-6-6-14-6-22 0-45 0-67 0-8 0-14 0-14 7 0 6 6 6 9 6 10 1 18 8 21 12 0 4 0 5 0 10zM218 243c-56-73-112-146-169-220-3-4-3-5-7-10 15 0 31 0 46 0 43 59 87 117 130 175 0 19 0 38 0 55z"><text:p/></draw:path><draw:path draw:style-name="gr96" draw:text-style-name="P38" svg:width="0.0728in" svg:height="0.0724in" svg:x="0.1622in" svg:y="0.0291in" svg:viewBox="0 0 186 185" svg:d="M93 83c-26-27-51-52-78-77-4-5-5-6-7-6-5 0-8 3-8 8 0 3 0 3 4 7 26 27 52 52 77 79-25 25-51 50-77 76-4 4-4 5-4 7 0 5 3 8 8 8 2 0 3-1 7-6 26-25 52-50 77-76 27 27 54 53 81 80 1 0 3 2 5 2 5 0 8-3 8-8 0-1 0-2-1-4 0-1-62-61-82-79 25-25 48-48 72-72 1-2 8-7 9-9 1-1 2-2 2-5 0-5-3-8-8-8-3 0-4 2-9 6-25 25-50 50-76 77z"><text:p/></draw:path><draw:path draw:style-name="gr97" draw:text-style-name="P38" svg:width="0.1028in" svg:height="0.1063in" svg:x="0.2949in" svg:y="0in" svg:viewBox="0 0 262 271" svg:d="M34 35c0 63 0 125 0 187 0 20-3 28-23 28-4 0-11 0-11 6 0 7 7 7 13 7 20 0 40 0 60 0 7 0 13 0 13-7 0-6-7-6-12-6-21 0-25-9-25-29 0-58 0-116 0-175 57 73 112 147 168 219 3 5 5 6 7 6 7 0 7-7 7-13 0-73 0-145 0-217 0-21 4-27 22-28 2 0 9 0 9-6 0-7-6-7-13-7-19 0-38 0-57 0-6 0-13 0-13 7 0 6 7 6 11 6 22 1 26 9 26 29 0 39 0 80 0 120-40-52-79-105-117-156-4-6-6-6-14-6-22 0-45 0-67 0-8 0-14 0-14 7 0 6 6 6 9 6 10 1 18 8 21 12 0 4 0 5 0 10zM218 243c-56-73-112-146-169-220-3-4-3-5-7-10 15 0 31 0 46 0 43 59 87 117 130 175 0 19 0 38 0 55z"><text:p/></draw:path></draw:g></text:span><text:span text:style-name="T19">, </text:span><text:span text:style-name="T19"><draw:g text:anchor-type="as-char" svg:y="-0.1043in" draw:z-index="90" draw:style-name="gr1"><svg:title>TexMaths</svg:title><svg:desc>11§inline§\Nodd, \Neven§svg§600§FALSE§</svg:desc><draw:path draw:style-name="gr83" draw:text-style-name="P37" svg:width="0.7083in" svg:height="0.1173in" svg:x="0.0035in" svg:y="0.0075in" svg:viewBox="0 0 1800 299" svg:d="M0 0c600 0 1200 0 1800 0 0 99 0 200 0 299-600 0-1200 0-1800 0 0-99 0-200 0-299z"><text:p/></draw:path><draw:path draw:style-name="gr84" draw:text-style-name="P38" svg:width="0.1028in" svg:height="0.1063in" svg:x="-0.0004in" svg:y="0in" svg:viewBox="0 0 262 271" svg:d="M33 35c0 63 0 126 0 188 0 20-2 27-22 27-4 0-11 0-11 7s5 7 13 7c20 0 40 0 60 0 7 0 13 0 13-7s-7-7-12-7c-21 0-25-8-25-28 0-59 0-118 0-177 57 74 112 147 168 221 3 4 5 5 7 5 7 0 7-6 7-13 0-73 0-144 0-217 0-21 3-27 22-28 2 0 9 0 9-6 0-7-7-7-13-7-19 0-38 0-57 0-7 0-13 0-13 7 0 6 7 6 11 6 22 1 24 9 24 29 0 40 0 80 0 121-38-53-78-106-116-157-3-6-5-6-13-6-22 0-45 0-67 0-8 0-14 0-14 7 0 6 6 6 8 6 11 1 19 8 22 12-1 4-1 5-1 10zM218 244c-56-74-112-147-169-221-3-5-3-5-7-10 15 0 31 0 46 0 43 59 87 117 130 176 0 18 0 37 0 55z"><text:p/></draw:path><draw:path draw:style-name="gr85" draw:text-style-name="P38" svg:width="0.052in" svg:height="0.0484in" svg:x="0.1094in" svg:y="0.0791in" svg:viewBox="0 0 133 124" svg:d="M133 64c0-34-30-64-66-64-37 0-67 30-67 64 0 33 30 60 67 60 36 0 66-27 66-60zM67 116c-11 0-25-3-34-17-8-12-8-25-8-38 0-11 0-28 10-39 7-8 18-14 32-14 15 0 26 7 33 16 8 10 8 23 8 37 0 12 0 27-8 38s-20 17-33 17z"><text:p/></draw:path><draw:path draw:style-name="gr86" draw:text-style-name="P38" svg:width="0.0563in" svg:height="0.0744in" svg:x="0.1744in" svg:y="0.0531in" svg:viewBox="0 0 144 190" svg:d="M84 3c0 4 0 7 0 10 17 0 19 2 19 16 0 18 0 37 0 56-10-10-23-15-37-15-36 0-66 26-66 60s29 60 63 60c22 0 35-11 39-17 0 6 0 11 0 17 15 0 28-1 42-2 0-4 0-7 0-10-18 0-20-3-20-15 0-55 0-109 0-163-13 1-27 2-40 3zM102 160c-6 12-21 22-38 22-15 0-26-9-31-15-6-8-9-19-9-37 0-5 0-26 11-38 11-13 24-16 32-16 13 0 24 7 32 17 3 4 3 4 3 10 0 18 0 37 0 57z"><text:p/></draw:path><draw:path draw:style-name="gr87" draw:text-style-name="P38" svg:width="0.0563in" svg:height="0.0744in" svg:x="0.2417in" svg:y="0.0531in" svg:viewBox="0 0 144 190" svg:d="M84 3c0 4 0 7 0 10 17 0 19 2 19 16 0 18 0 37 0 56-10-10-22-15-37-15-36 0-66 26-66 60s29 60 63 60c22 0 35-11 39-17 0 6 0 11 0 17 15 0 28-1 42-2 0-4 0-7 0-10-18 0-20-3-20-15 0-55 0-109 0-163-13 1-27 2-40 3zM102 160c-6 12-20 22-37 22-16 0-27-9-32-15-6-8-9-19-9-37 0-5 0-26 11-38 11-13 24-16 32-16 13 0 25 7 33 17 2 4 2 4 2 10 0 18 0 37 0 57z"><text:p/></draw:path><draw:path draw:style-name="gr88" draw:text-style-name="P38" svg:width="0.0177in" svg:height="0.0453in" svg:x="0.3244in" svg:y="0.0874in" svg:viewBox="0 0 46 116" svg:d="M46 41c0-26-10-41-25-41-13 0-21 10-21 21 0 10 8 20 21 20 4 0 10-1 13-5 1-1 1-1 2-1 0 3 1 0 1 6 0 29-14 52-26 65-4 3-4 4-4 5 0 4 2 5 4 5 3 0 35-30 35-75z"><text:p/></draw:path><draw:path draw:style-name="gr89" draw:text-style-name="P38" svg:width="0.1028in" svg:height="0.1063in" svg:x="0.3823in" svg:y="0in" svg:viewBox="0 0 262 271" svg:d="M34 35c0 63 0 126 0 188 0 20-3 27-23 27-4 0-11 0-11 7s7 7 13 7c20 0 41 0 61 0 6 0 12 0 12-7s-7-7-11-7c-22 0-26-8-26-28 0-59 0-118 0-177 57 74 112 147 168 221 3 4 5 5 8 5 7 0 7-6 7-13 0-73 0-144 0-217 0-21 3-27 21-28 2 0 9 0 9-6 0-7-6-7-13-7-19 0-38 0-57 0-6 0-13 0-13 7 0 6 7 6 11 6 22 1 26 9 26 29 0 40 0 80 0 121-39-53-79-106-117-157-4-6-6-6-14-6-22 0-45 0-67 0-7 0-14 0-14 7 0 6 7 6 9 6 10 1 18 8 21 12 0 4 0 5 0 10zM218 244c-56-74-112-147-169-221-3-5-3-5-7-10 15 0 31 0 46 0 43 59 87 117 130 176 0 18 0 37 0 55z"><text:p/></draw:path><draw:path draw:style-name="gr90" draw:text-style-name="P38" svg:width="0.0449in" svg:height="0.0484in" svg:x="0.4929in" svg:y="0.0791in" svg:viewBox="0 0 115 124" svg:d="M108 60c5 0 7 0 7-6 0-24-13-54-53-54-36 0-62 29-62 62 0 34 30 62 66 62s49-29 49-36c0-1 0-3-4-3-3 0-4 1-4 4-9 22-30 27-40 27-12 0-24-7-33-17-10-13-10-28-10-39 28 0 56 0 84 0zM24 53c3-39 28-45 38-45 34 0 35 37 35 45-24 0-49 0-73 0z"><text:p/></draw:path><draw:path draw:style-name="gr91" draw:text-style-name="P38" svg:width="0.0567in" svg:height="0.0465in" svg:x="0.5461in" svg:y="0.0811in" svg:viewBox="0 0 145 119" svg:d="M120 26c6-16 21-16 25-16 0-3 0-7 0-10-8 1-14 1-21 1s-17 0-24-1c0 3 0 7 0 10 11 0 8 7 11 10 0 1 0 4-2 8-10 22-21 44-31 67-11-25-22-50-33-74-1-1-2-3-2-4 0-7 10-7 14-7 0-3 0-7 0-10-1 0-20 1-31 1-8 0-18 0-26-1 0 3 0 7 0 10 14 0 18 0 22 10 14 31 29 62 43 94 1 3 2 5 6 5 6 0 7-2 8-5 13-30 28-59 41-88z"><text:p/></draw:path><draw:path draw:style-name="gr92" draw:text-style-name="P38" svg:width="0.0449in" svg:height="0.0484in" svg:x="0.6075in" svg:y="0.0791in" svg:viewBox="0 0 115 124" svg:d="M108 60c5 0 7 0 7-6 0-24-13-54-53-54-36 0-62 29-62 62 0 34 30 62 66 62s49-29 49-36c0-1 0-3-4-3-3 0-4 1-5 4-8 22-29 27-39 27-12 0-24-7-33-17-10-13-10-28-10-39 28 0 56 0 84 0zM24 53c3-39 28-45 38-45 34 0 35 37 35 45-24 0-49 0-73 0z"><text:p/></draw:path><draw:path draw:style-name="gr93" draw:text-style-name="P38" svg:width="0.0567in" svg:height="0.0465in" svg:x="0.663in" svg:y="0.0799in" svg:viewBox="0 0 145 119" svg:d="M125 38c0-25-12-38-40-38-22 0-38 12-44 25h-1c0-8 0-16 0-25-14 1-27 1-40 2 0 4 0 7 0 10 19 0 21 2 21 16 0 23 0 46 0 70 0 11-3 11-21 11 0 4 0 7 0 10 1 0 20-1 31-1 10 0 28 1 32 1 0-3 0-6 0-10-18 0-21 0-21-11 0-16 0-33 0-49 0-28 22-42 40-42 19 0 21 15 21 29 0 20 0 41 0 62 0 11-2 11-19 11 0 4 0 7 0 10 9-1 18-1 30-1 10 0 29 1 31 1 0-3 0-6 0-10-17 0-20 0-20-11 0-21 0-41 0-60z"><text:p/></draw:path></draw:g></text:span><text:span text:style-name="T19">, </text:span><text:span text:style-name="T19"><draw:g text:anchor-type="as-char" svg:y="-0.1134in" draw:z-index="91" draw:style-name="gr1"><svg:title>TexMaths</svg:title><svg:desc>11§inline§\forall n \in \N_+. |\N^n| = \a_0§svg§600§FALSE§</svg:desc><draw:path draw:style-name="gr69" draw:text-style-name="P37" svg:width="1.2272in" svg:height="0.1358in" svg:x="0.0075in" svg:y="0.0071in" svg:viewBox="0 0 3118 346" svg:d="M1560 346c-520 0-1040 0-1560 0 0-116 0-230 0-346 1040 0 2078 0 3118 0 0 116 0 230 0 346-519 0-1039 0-1558 0z"><text:p/></draw:path><draw:path draw:style-name="gr70" draw:text-style-name="P38" svg:width="0.0846in" svg:height="0.1079in" svg:x="-0.0004in" svg:y="0.0083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71" draw:text-style-name="P38" svg:width="0.0819in" svg:height="0.0685in" svg:x="0.089in" svg:y="0.0465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8-34-35-34-19 0-26 15-30 22-5 13-11 36-11 37 0 5 3 5 4 5 4 0 5-1 7-9 7-27 14-46 28-46 7 0 12 4 12 17 0 8-1 13-6 32-8 30-15 60-23 90z"><text:p/></draw:path><draw:path draw:style-name="gr72" draw:text-style-name="P38" svg:width="0.076in" svg:height="0.087in" svg:x="0.2307in" svg:y="0.0315in" svg:viewBox="0 0 194 222" svg:d="M179 120c7 0 15-1 15-9 0-9-8-8-15-8-54 0-109 0-162 0 4-50 48-88 103-88 20 0 40 0 59 0 7 0 15 0 15-7 0-8-8-8-15-8-19 0-40 0-60 0-66 0-119 48-119 111 0 62 53 111 119 111 20 0 41 0 60 0 7 0 15 0 15-7s-8-7-15-7c-19 0-39 0-59 0-55 0-99-37-103-88 53 0 108 0 162 0z"><text:p/></draw:path><draw:path draw:style-name="gr73" draw:text-style-name="P38" svg:width="0.1024in" svg:height="0.1063in" svg:x="0.3657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74" draw:text-style-name="P38" svg:width="0.078in" svg:height="0.078in" svg:x="0.4791in" svg:y="0.0709in" svg:viewBox="0 0 199 199" svg:d="M106 106c27 0 56 0 83 0 4 0 10 0 10-7s-6-7-10-7c-27 0-56 0-83 0 0-27 0-55 0-82 0-3 0-10-6-10-8 0-8 6-8 10 0 27 0 55 0 82-27 0-55 0-82 0-3 0-10 0-10 7s6 7 10 7c27 0 55 0 82 0 0 27 0 55 0 83 0 4 0 10 7 10s7-6 7-10c0-28 0-56 0-83z"><text:p/></draw:path><draw:path draw:style-name="gr75" draw:text-style-name="P38" svg:width="0.0157in" svg:height="0.0157in" svg:x="0.5858in" svg:y="0.0972in" svg:viewBox="0 0 41 41" svg:d="M41 21c0-12-9-21-20-21-12 0-21 9-21 21 0 11 9 20 21 20 11 0 20-9 20-20z"><text:p/></draw:path><draw:path draw:style-name="gr76" draw:text-style-name="P38" svg:width="0.0055in" svg:height="0.1512in" svg:x="0.6327in" svg:y="0in" svg:viewBox="0 0 15 385" svg:d="M15 14c0-6 0-14-7-14-8 0-8 8-8 14 0 119 0 238 0 357 0 7 0 14 8 14 7 0 7-7 7-14 0-119 0-238 0-357z"><text:p/></draw:path><draw:path draw:style-name="gr77" draw:text-style-name="P38" svg:width="0.1028in" svg:height="0.1063in" svg:x="0.6606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78" draw:text-style-name="P38" svg:width="0.065in" svg:height="0.0472in" svg:x="0.7717in" svg:y="0.0118in" svg:viewBox="0 0 166 121" svg:d="M21 101c-1 5-3 11-3 12 0 6 5 8 10 8 4 0 7-3 9-5 3-3 4-11 6-17 1-5 4-18 5-24 3-7 4-12 5-19 3-11 4-13 12-24s20-24 41-24c15 0 15 13 15 18 0 16-12 47-15 58-4 7-5 10-5 14 0 14 12 23 26 23 27 0 39-36 39-41 0-3-3-2-4-3-5 0-5 1-6 4-6 21-17 34-28 34-6 0-7-5-7-10 0-7 1-10 6-22 3-9 14-38 14-52 0-27-20-31-34-31-23 0-39 13-46 24-3-18-18-24-29-24-12 0-19 8-22 14-6 10-10 26-10 27 0 3 4 3 6 3 3 0 3 0 5-8 4-15 9-28 20-28 6 0 9 5 9 13 0 4-3 14-5 22s-4 19-5 24c-4 11-6 22-9 34z"><text:p/></draw:path><draw:path draw:style-name="gr79" draw:text-style-name="P38" svg:width="0.0055in" svg:height="0.1512in" svg:x="0.8677in" svg:y="0in" svg:viewBox="0 0 15 385" svg:d="M15 14c0-6 0-14-7-14-8 0-8 8-8 14 0 119 0 238 0 357 0 7 0 14 8 14 7 0 7-7 7-14 0-119 0-238 0-357z"><text:p/></draw:path><draw:path draw:style-name="gr80" draw:text-style-name="P38" svg:width="0.1008in" svg:height="0.0354in" svg:x="0.9425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81" draw:text-style-name="P38" svg:width="0.076in" svg:height="0.1043in" svg:x="1.1028in" svg:y="0.0083in" svg:viewBox="0 0 194 266" svg:d="M161 224c17 19 18 31 18 38 1 3 4 4 5 4 2 0 10-4 10-25 0-6 0-14-19-37-8-9-15-18-23-27 5-34 10-67 15-100 1 1 11 13 12 28 0 1 1 4 5 4 2 0 10-4 10-24 0-13-4-19-21-35-9-8-27-39-30-46-1-2-1-4-3-4s-11 4-11 25c0 11 4 20 26 41-1 11-1 22-6 47-6 35-7 38-8 52-36-41-72-81-108-122-16-20-19-32-19-39 0-3-2-4-3-4-2 0-11 4-11 25 0 7 0 15 20 39 8 9 15 17 23 26-21 31-32 60-32 85 0 12 3 21 14 39 6 12 9 21 9 29 0 5 0 15-27 15-4 0-7 0-7 4s4 4 11 4c8 0 14 0 22 0 10 0 39-1 39-23 0-14-9-25-18-35-15-19-17-24-17-35 0-16 3-47 15-73 36 41 72 83 109 124z"><text:p/></draw:path><draw:path draw:style-name="gr82" draw:text-style-name="P38" svg:width="0.0488in" svg:height="0.0724in" svg:x="1.1933in" svg:y="0.0661in" svg:viewBox="0 0 125 185" svg:d="M125 92c0-29-3-50-16-69-8-12-25-23-46-23-63 0-63 73-63 92s0 93 63 93c62 0 62-73 62-93zM63 177c-13 0-30-7-35-29-4-16-4-39-4-59s0-39 5-55c5-21 23-26 34-26 14 0 28 9 33 24 4 14 4 34 4 57 0 20 0 41-3 57-6 25-23 31-34 31z"><text:p/></draw:path></draw:g></text:span><text:span text:style-name="T19"><text:s text:c="2"/>[הבהרה: </text:span><text:span text:style-name="T19"><draw:g text:anchor-type="as-char" svg:y="-0.1161in" draw:z-index="92" draw:style-name="gr1"><svg:title>TexMaths</svg:title><svg:desc>11§inline§\N^3 = \N \times \N \times \N§svg§600§FALSE§</svg:desc><draw:path draw:style-name="gr60" draw:text-style-name="P37" svg:width="1.0634in" svg:height="0.1122in" svg:x="0.0035in" svg:y="0.0071in" svg:viewBox="0 0 2702 286" svg:d="M1351 286c-451 0-901 0-1351 0 0-95 0-190 0-286 901 0 1801 0 2702 0 0 96 0 191 0 286-450 0-901 0-1351 0z"><text:p/></draw:path><draw:path draw:style-name="gr61" draw:text-style-name="P38" svg:width="0.1028in" svg:height="0.1063in" svg:x="-0.0004in" svg:y="0.0217in" svg:viewBox="0 0 262 271" svg:d="M34 35c0 63 0 126 0 188 0 19-3 27-23 27-4 0-11 0-11 7 0 6 7 6 13 6 20 0 40 0 60 0 7 0 13 0 13-6 0-7-7-7-12-7-21 0-24-9-24-29 0-58 0-116 0-175 56 73 111 147 167 220 3 4 5 5 7 5 7 0 7-7 7-13 0-73 0-145 0-217 0-21 4-27 22-28 2 0 9 0 9-6 0-7-6-7-13-7-19 0-38 0-56 0-7 0-14 0-14 7 0 6 7 6 11 6 22 1 26 9 26 29 0 40 0 80 0 121-39-53-78-105-117-157-4-6-5-6-14-6-22 0-45 0-67 0-8 0-14 0-14 7 0 6 6 6 9 6 10 1 18 8 21 12 0 4 0 5 0 10zM218 243c-56-72-112-146-168-220-4-4-4-5-8-10 15 0 31 0 46 0 43 59 87 117 130 175 0 19 0 38 0 55z"><text:p/></draw:path><draw:path draw:style-name="gr62" draw:text-style-name="P38" svg:width="0.0484in" svg:height="0.072in" svg:x="0.1114in" svg:y="0in" svg:viewBox="0 0 124 184" svg:d="M59 89c21 0 37 15 37 44 0 33-20 43-35 43-11 0-35-3-47-18 14-2 17-10 17-16 0-9-7-14-16-14-7 0-15 4-15 15 0 26 29 41 62 41 37 0 62-24 62-51 0-22-16-43-46-48 28-11 39-31 39-48 0-20-26-37-55-37-30 0-53 14-53 36 0 9 5 15 14 15 8 0 13-7 13-14 0-8-5-14-13-14 9-12 28-15 38-15 12 0 29 6 29 29 0 11-4 25-11 32-9 11-16 11-29 13-7 0-8 0-9 0s-4 1-4 4 4 3 8 3c5 0 10 0 14 0z"><text:p/></draw:path><draw:path draw:style-name="gr63" draw:text-style-name="P38" svg:width="0.1004in" svg:height="0.035in" svg:x="0.2248in" svg:y="0.069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64" draw:text-style-name="P38" svg:width="0.1028in" svg:height="0.1063in" svg:x="0.3807in" svg:y="0.0217in" svg:viewBox="0 0 262 271" svg:d="M33 35c0 63 0 126 0 188 0 19-3 27-22 27-4 0-11 0-11 7 0 6 6 6 13 6 20 0 40 0 60 0 6 0 13 0 13-6 0-7-7-7-12-7-21 0-24-9-24-29 0-58 0-116 0-175 56 73 111 147 167 220 3 4 5 5 7 5 7 0 7-7 7-13 0-73 0-145 0-217 0-21 3-27 21-28 3 0 10 0 10-6 0-7-7-7-13-7-19 0-38 0-56 0-8 0-14 0-14 7 0 6 7 6 11 6 22 1 25 9 25 29 0 40 0 80 0 121-39-53-79-105-117-157-3-6-4-6-13-6-22 0-45 0-67 0-8 0-14 0-14 7 0 6 6 6 8 6 11 1 18 8 22 12-1 4-1 5-1 10zM218 243c-56-72-112-146-168-220-4-4-4-5-8-10 15 0 30 0 45 0 44 59 87 117 131 175 0 19 0 38 0 55z"><text:p/></draw:path><draw:path draw:style-name="gr65" draw:text-style-name="P38" svg:width="0.0732in" svg:height="0.0724in" svg:x="0.5425in" svg:y="0.0512in" svg:viewBox="0 0 187 185" svg:d="M94 83c-26-26-52-52-77-77-5-5-6-6-9-6-4 0-8 3-8 8 0 3 1 3 6 7 25 27 51 52 77 79-26 25-52 50-77 77-5 4-6 5-6 7 0 4 4 7 8 7 3 0 4-1 9-5 25-26 51-51 77-76 26 26 53 52 80 79 2 1 3 2 5 2 5 0 8-3 8-7 0-1 0-2-1-4 0-1-62-62-81-80 24-25 47-48 71-72 1-2 8-7 9-9 1-1 2-2 2-5 0-5-3-8-8-8-3 0-4 2-8 6-26 25-52 51-77 77z"><text:p/></draw:path><draw:path draw:style-name="gr66" draw:text-style-name="P38" svg:width="0.1028in" svg:height="0.1063in" svg:x="0.6764in" svg:y="0.0217in" svg:viewBox="0 0 262 271" svg:d="M33 35c0 63 0 126 0 188 0 19-2 27-22 27-4 0-11 0-11 7 0 6 6 6 13 6 20 0 40 0 60 0 7 0 13 0 13-6 0-7-7-7-12-7-21 0-24-9-24-29 0-58 0-116 0-175 56 73 111 147 167 220 3 4 5 5 7 5 7 0 7-7 7-13 0-73 0-145 0-217 0-21 3-27 22-28 2 0 9 0 9-6 0-7-7-7-13-7-19 0-38 0-56 0-8 0-14 0-14 7 0 6 7 6 11 6 22 1 26 9 26 29 0 40 0 80 0 121-40-53-78-105-118-157-3-6-4-6-13-6-22 0-45 0-67 0-8 0-14 0-14 7 0 6 6 6 8 6 11 1 19 8 22 12-1 4-1 5-1 10zM218 243c-56-72-112-146-168-220-4-4-4-5-8-10 15 0 31 0 46 0 43 59 87 117 130 175 0 19 0 38 0 55z"><text:p/></draw:path><draw:path draw:style-name="gr67" draw:text-style-name="P38" svg:width="0.0732in" svg:height="0.0724in" svg:x="0.8382in" svg:y="0.0512in" svg:viewBox="0 0 187 185" svg:d="M95 83c-27-26-52-52-78-77-5-5-6-6-8-6-5 0-9 3-9 8 0 3 1 3 6 7 25 27 51 52 77 79-26 25-52 50-77 77-5 4-6 5-6 7 0 4 4 7 9 7 2 0 3-1 8-5 25-26 51-51 77-76 26 26 53 52 80 79 1 0 3 2 5 2 5 0 8-3 8-7 0-1 0-2-1-4 0-1-62-62-81-80 24-25 47-48 71-72 1-2 8-7 9-9 1-1 2-2 2-5 0-5-3-8-8-8-3 0-4 2-8 6-26 25-51 51-76 77z"><text:p/></draw:path><draw:path draw:style-name="gr68" draw:text-style-name="P38" svg:width="0.1028in" svg:height="0.1063in" svg:x="0.972in" svg:y="0.0217in" svg:viewBox="0 0 262 271" svg:d="M34 35c0 63 0 126 0 188 0 19-3 27-23 27-4 0-11 0-11 7 0 6 7 6 13 6 20 0 40 0 60 0 7 0 13 0 13-6 0-7-7-7-12-7-21 0-24-9-24-29 0-58 0-116 0-175 56 73 111 147 167 220 3 4 5 5 7 5 7 0 7-7 7-13 0-73 0-145 0-217 0-21 4-27 22-28 2 0 9 0 9-6 0-7-6-7-13-7-19 0-38 0-56 0-7 0-14 0-14 7 0 6 7 6 11 6 22 1 26 9 26 29 0 40 0 80 0 121-39-53-78-105-117-157-4-6-5-6-14-6-22 0-45 0-67 0-8 0-14 0-14 7 0 6 6 6 9 6 10 1 18 8 21 12 0 4 0 5 0 10zM218 243c-56-72-112-146-168-220-4-4-4-5-8-10 15 0 31 0 46 0 43 59 87 117 130 175 0 19 0 38 0 55z"><text:p/></draw:path></draw:g></text:span><text:span text:style-name="T19">, אין לערבב עם </text:span><text:span text:style-name="T19"><draw:g text:anchor-type="as-char" svg:y="-0.1366in" draw:z-index="93" draw:style-name="gr1"><svg:title>TexMaths</svg:title><svg:desc>11§inline§\N^{(n)}§svg§600§FALSE§</svg:desc><draw:path draw:style-name="gr55" draw:text-style-name="P37" svg:width="0.2516in" svg:height="0.1213in" svg:x="0.0035in" svg:y="0.0071in" svg:viewBox="0 0 640 309" svg:d="M321 309c-107 0-214 0-321 0 0-103 0-206 0-309 214 0 426 0 640 0 0 103 0 206 0 309-107 0-214 0-319 0z"><text:p/></draw:path><draw:path draw:style-name="gr56" draw:text-style-name="P38" svg:width="0.1028in" svg:height="0.1063in" svg:x="-0.0004in" svg:y="0.0307in" svg:viewBox="0 0 262 271" svg:d="M34 35c0 63 0 126 0 187 0 20-3 28-23 28-4 0-11 0-11 6 0 7 7 7 13 7 20 0 40 0 60 0 7 0 13 0 13-7 0-6-7-6-12-6-21 0-24-9-24-29 0-58 0-116 0-175 56 73 111 147 167 219 3 5 6 6 8 6 6 0 6-7 6-13 0-72 0-145 0-217 0-21 4-27 21-27 4 0 10-1 10-6 0-8-6-8-13-8-19 0-37 0-56 0-8 0-13 0-13 8 0 6 6 6 11 6 22 0 24 8 24 28 0 39 0 80 0 121-40-53-78-105-117-157-3-6-4-6-13-6-22 0-45 0-67 0-8 0-14 0-14 8 0 5 6 6 9 6 10 1 18 7 21 11 0 4 0 5 0 10zM218 243c-56-72-112-146-168-220-4-4-4-5-8-9 15 0 31 0 46 0 43 59 86 117 130 175 0 18 0 37 0 54z"><text:p/></draw:path><draw:path draw:style-name="gr57" draw:text-style-name="P38" svg:width="0.0276in" svg:height="0.1055in" svg:x="0.1181in" svg:y="-0.0004in" svg:viewBox="0 0 71 269" svg:d="M65 0c-52 36-65 94-65 135 0 38 11 96 65 134 2 0 6 0 6-4 0-1-2-2-4-4-35-32-48-77-48-126 0-72 27-109 49-128 1-1 3-3 3-4 0-3-4-3-6-3z"><text:p/></draw:path><draw:path draw:style-name="gr58" draw:text-style-name="P38" svg:width="0.0646in" svg:height="0.0476in" svg:x="0.1579in" svg:y="0.0327in" svg:viewBox="0 0 165 122" svg:d="M20 102c-1 4-2 10-2 11 0 6 4 9 8 9 6 0 9-4 11-6 2-3 4-11 5-17 1-5 4-18 6-24 2-7 3-12 5-19 2-11 3-13 11-24 8-10 20-24 41-24 15 0 15 13 15 18 0 17-11 47-15 58-4 7-5 10-5 14 0 14 12 24 27 24 26 0 38-37 38-42 0-3-3-3-4-3-3 0-5 1-6 4-5 22-17 33-28 33-6 0-7-4-7-9 0-7 1-10 7-22 3-8 14-37 14-52 0-27-21-31-35-31-23 0-38 13-47 24-1-18-17-24-28-24s-18 9-21 14c-7 10-10 26-10 27 0 4 3 4 4 4 4 0 5-1 6-9 4-15 10-28 20-28 7 0 9 5 9 13 0 4-3 14-4 22-2 7-5 19-6 24-4 11-6 23-9 35z"><text:p/></draw:path><draw:path draw:style-name="gr59" draw:text-style-name="P38" svg:width="0.0276in" svg:height="0.1055in" svg:x="0.2358in" svg:y="-0.0004in" svg:viewBox="0 0 71 269" svg:d="M6 0c-3 0-6 0-6 3 0 1 1 3 2 5 24 21 50 57 50 127 0 55-18 98-46 125-6 4-6 4-6 5s1 4 3 4c4 0 30-18 48-52 12-22 20-51 20-82 0-38-13-96-65-135z"><text:p/></draw:path></draw:g></text:span><text:span text:style-name="T19"><text:s/>של הרכבת יחסים</text:span><text:span text:style-name="T26">] (אפשר להוכיח באינדוקציה)</text:span><text:span text:style-name="T19">, </text:span><text:span text:style-name="T19"><draw:g text:anchor-type="as-char" svg:y="-0.1035in" draw:z-index="94" draw:style-name="gr1"><svg:title>TexMaths</svg:title><svg:desc>11§inline§\Z§svg§600§FALSE§</svg:desc><draw:path draw:style-name="gr53" draw:text-style-name="P37" svg:width="0.0803in" svg:height="0.0878in" svg:x="0.0031in" svg:y="0.0075in" svg:viewBox="0 0 205 224" svg:d="M0 0c68 0 136 0 205 0 0 75 0 149 0 224-69 0-137 0-205 0 0-75 0-149 0-224z"><text:p/></draw:path><draw:path draw:style-name="gr54" draw:text-style-name="P38" svg:width="0.0913in" svg:height="0.1035in" svg:x="-0.0004in" svg:y="0in" svg:viewBox="0 0 233 264" svg:d="M218 14c3-5 3-6 3-7 0-7-5-7-12-7-58 0-118 0-176 0-12 0-12 1-13 11-2 18-5 34-7 52 0 1 0 3 0 5 0 6 5 8 7 8 3 0 5-3 6-6 2-9 6-26 29-41 22-15 48-16 62-16 10 0 21 0 30 0-47 79-95 158-144 236-3 6-3 7-3 8 0 7 6 7 13 7 66 0 131 0 197 0 11 0 11-1 13-11 4-26 7-51 10-76 0-5-3-7-6-7-6 0-7 3-8 11-7 32-36 70-91 70-18 0-37 0-54 0 48-79 95-158 144-237zM33 13c7 0 13 0 20 0v1c-10 6-18 12-22 17 1-6 1-12 2-18zM163 13c13 0 26 0 39 0-48 80-95 158-144 238-13 0-26 0-39 0 48-80 97-158 144-238zM184 249c11-5 21-14 29-25-1 8-2 12-3 27-9 0-18 0-26 0z"><text:p/></draw:path></draw:g></text:span><text:span text:style-name="T19">, </text:span><text:span text:style-name="T19"><draw:g text:anchor-type="as-char" svg:y="-0.1075in" draw:z-index="95" draw:style-name="gr1"><svg:title>TexMaths</svg:title><svg:desc>11§inline§\Q§svg§600§FALSE§</svg:desc><draw:path draw:style-name="gr51" draw:text-style-name="P37" svg:width="0.0965in" svg:height="0.1181in" svg:x="0.0024in" svg:y="0.0075in" svg:viewBox="0 0 246 301" svg:d="M123 301c-42 0-82 0-123 0 0-100 0-201 0-301 83 0 164 0 246 0 0 100 0 201 0 301-40 0-82 0-123 0z"><text:p/></draw:path><draw:path draw:style-name="gr52" draw:text-style-name="P38" svg:width="0.1071in" svg:height="0.1339in" svg:x="-0.0004in" svg:y="-0.0004in" svg:viewBox="0 0 273 341" svg:d="M169 275c55-11 104-54 104-135 0-97-68-140-137-140-70 0-136 45-136 140 0 82 49 121 95 132 17 41 55 69 102 69 19 0 40-5 59-12 8-3 11-5 11-9 0-5-3-7-6-7-1 0-1 0-4 1-11 3-15 3-20 3-37 0-59-23-68-42zM84 24c-23 28-30 73-30 116 0 38 4 85 30 115-27-10-71-41-71-115 0-78 48-107 71-116zM189 24c26 10 71 41 71 116 0 77-49 106-72 115 24-28 30-72 30-115 0-37-5-86-29-116zM136 265c-61 0-69-81-69-125 0-46 8-127 69-127 62 0 69 83 69 127 0 45-8 125-69 125zM111 277c11 2 17 2 25 2 3 0 10 0 21-1 10 24 28 39 48 46 3 1 3 1 3 2 0 2-7 2-11 2-33 0-66-16-86-51z"><text:p/></draw:path></draw:g></text:span></text:p>
      <text:p text:style-name="P16"><text:span text:style-name="T19">נתחיל מלהוכיח שהשלמים ברי־מניה. נגדיר: </text:span></text:p>
      <text:p text:style-name="P7"><draw:g text:anchor-type="as-char" svg:y="-0.228in" draw:z-index="96" draw:style-name="gr1"><svg:title>TexMaths</svg:title><svg:desc>11§latex§f \colon \N \to \Z, f = \lambda n \in \N. \begin{cases} \tfrac{n}{2} &amp;\case \n \in \Neven \\ \-\tfrac{n + 1}{2} &amp;\case n \in \Nodd \end{cases}§svg§600§FALSE§</svg:desc><draw:path draw:style-name="gr12" draw:text-style-name="P37" svg:width="2.8051in" svg:height="0.4394in" svg:x="0.0024in" svg:y="0.0071in" svg:viewBox="0 0 7126 1117" svg:d="M3563 1117c-1188 0-2375 0-3563 0 0-373 0-744 0-1117 2375 0 4750 0 7126 0 0 373 0 744 0 1117-1187 0-2376 0-3563 0z"><text:p/></draw:path><draw:path draw:style-name="gr13" draw:text-style-name="P38" svg:width="0.0488in" svg:height="0.1063in" svg:x="-0.0004in" svg:y="0.1583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50 1 0-4 0-7 0-11-4 0-6 0-9 0-29 0-29-4-29-18 0-42 0-83 0-124 14 0 30 0 44 0 0-5 0-8 0-12-15 0-30 0-45 0z"><text:p/></draw:path><draw:path draw:style-name="gr14" draw:text-style-name="P38" svg:width="0.0157in" svg:height="0.065in" svg:x="0.1217in" svg:y="0.2in" svg:viewBox="0 0 41 166" svg:d="M41 21c0-11-9-21-20-21-12 0-21 10-21 21s9 20 21 20c11 0 20-9 20-20zM41 146c0-11-9-21-20-21-12 0-21 10-21 21s9 20 21 20c11 0 20-9 20-20z"><text:p/></draw:path><draw:path draw:style-name="gr15" draw:text-style-name="P38" svg:width="0.1028in" svg:height="0.1063in" svg:x="0.2055in" svg:y="0.1618in" svg:viewBox="0 0 262 271" svg:d="M34 35c0 63 0 125 0 188 0 20-3 28-23 28-4 0-11 0-11 6 0 7 7 7 13 7 20 0 41 0 61 0 6 0 12 0 12-7 0-6-6-6-11-6-22 0-24-9-24-29 0-59 0-118 0-177 55 74 111 147 166 221 4 4 5 5 9 5 6 0 6-6 6-12 0-72 0-146 0-218 0-21 3-27 21-28 2 0 9 0 9-6 0-7-6-7-12-7-19 0-39 0-57 0-7 0-14 0-14 7 0 6 8 6 12 6 21 1 25 9 25 29 0 40 0 80 0 121-39-53-78-105-117-158-4-5-5-5-14-5-22 0-45 0-67 0-7 0-12 0-12 7 0 6 5 6 7 6 10 1 18 8 22 12-1 4-1 5-1 10zM219 245c-56-74-112-148-168-222-5-4-5-5-9-10 15 0 31 0 46 0 44 58 87 118 131 176 0 19 0 37 0 56z"><text:p/></draw:path><draw:path draw:style-name="gr16" draw:text-style-name="P38" svg:width="0.1346in" svg:height="0.0787in" svg:x="0.3622in" svg:y="0.1882in" svg:viewBox="0 0 343 201" svg:d="M301 109c-20 15-31 32-35 36-16 28-13 34-20 52 0 4 5 4 8 4 7 0 7 0 9-8 9-37 31-70 75-87 4-2 5-3 5-5 0-3-1-3-2-4-18-7-64-27-79-92-1-4-1-5-8-5-3 0-8 0-8 4 0 1 4 26 20 52 8 11 19 24 35 37-95 0-191 0-287 0-6 0-14 0-14 8s8 8 14 8c96 0 192 0 287 0z"><text:p/></draw:path><draw:path draw:style-name="gr17" draw:text-style-name="P38" svg:width="0.0917in" svg:height="0.1035in" svg:x="0.5528in" svg:y="0.1618in" svg:viewBox="0 0 234 264" svg:d="M219 14c4-5 4-6 4-7 0-7-6-7-13-7-59 0-118 0-177 0-12 0-12 1-13 11-2 18-5 35-7 53 0 1 0 3 0 4 0 6 5 8 7 8 3 0 5-3 6-6 2-10 6-26 29-41 22-15 50-16 63-16 10 0 21 0 31 0-49 79-97 158-146 238-3 4-3 5-3 6 0 7 6 7 13 7 66 0 132 0 198 0 12 0 12 0 13-10 4-27 7-52 10-77 0-3-3-7-5-7-7 0-7 5-9 12-5 31-36 69-91 69-19 0-37 0-55 0 48-80 97-158 145-237zM33 13c7 0 13 0 20 0v1c-10 6-18 12-22 17 1-6 1-12 2-18zM165 13c13 0 25 0 39 0-49 79-97 158-146 238-13 0-26 0-39 0 48-80 98-159 146-238zM185 251c11-7 21-16 30-26 0 8-2 12-4 26-9 0-17 0-26 0z"><text:p/></draw:path><draw:path draw:style-name="gr18" draw:text-style-name="P38" svg:width="0.0177in" svg:height="0.0449in" svg:x="0.6626in" svg:y="0.2488in" svg:viewBox="0 0 46 115" svg:d="M46 41c0-26-10-41-25-41-12 0-21 10-21 21 0 10 9 20 21 20 4 0 10-1 13-5 1-1 1-1 2-1s1 0 1 6c0 28-13 51-26 65-4 4-4 4-4 5 0 3 2 4 4 4 3 0 35-29 35-74z"><text:p/></draw:path><draw:path draw:style-name="gr19" draw:text-style-name="P38" svg:width="0.0756in" svg:height="0.1378in" svg:x="0.7256in" svg:y="0.1583in" svg:viewBox="0 0 193 351" svg:d="M121 118c11 0 23 0 34 0 8 0 11 0 11-8 0-4-3-4-10-4-11 0-21 0-32 0 3-15 6-30 8-44 1-8 7-36 9-40 3-8 10-13 19-13 1 0 11 0 18 6-16 1-21 16-21 21 0 9 7 13 15 13 10 0 21-7 21-23 0-17-18-26-33-26-14 0-38 7-50 45-2 8-3 12-12 61-9 0-19 0-28 0-6 0-11 0-11 7 0 5 4 5 11 5 9 0 17 0 26 0-10 50-19 101-29 152-8 38-14 73-34 73-1 0-11 0-19-8 18-1 21-14 21-21 0-8-6-13-14-13-10 0-21 9-21 23 0 18 18 27 33 27 21 0 36-22 44-38 12-24 21-70 21-73 8-41 15-82 23-122z"><text:p/></draw:path><draw:path draw:style-name="gr20" draw:text-style-name="P38" svg:width="0.1004in" svg:height="0.035in" svg:x="0.8594in" svg:y="0.210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21" draw:text-style-name="P38" svg:width="0.0748in" svg:height="0.1071in" svg:x="1.0193in" svg:y="0.1598in" svg:viewBox="0 0 191 273" svg:d="M118 155c16 41 35 99 40 109 7 7 10 7 21 7 4 0 6 0 9 0s3-2 3-3 0-2-1-3c-4-5-6-11-8-19-27-72-53-146-80-219-7-23-28-27-47-27-2 0-7 0-7 4s3 3 4 4c12 2 15 4 25 30 12 36 25 71 37 106-35 35-71 70-106 105-5 5-8 7-8 13s6 11 12 11c7 0 10-5 13-8 31-38 62-74 93-110z"><text:p/></draw:path><draw:path draw:style-name="gr22" draw:text-style-name="P38" svg:width="0.0823in" svg:height="0.0685in" svg:x="1.1047in" svg:y="0.198in" svg:viewBox="0 0 210 175" svg:d="M23 148c-1 6-3 15-3 17 0 6 5 10 11 10 4 0 11-4 14-11 2-10 5-19 7-29 3-11 5-23 9-34 2-9 4-17 6-26 2-7 5-18 6-19 5-12 26-47 62-47 18 0 21 14 21 27 0 23-18 73-25 89-3 9-3 15-3 19 0 18 13 31 30 31 38 0 52-56 52-60 0-3-4-3-5-3-4 0-4 1-6 7-8 26-21 48-39 48-7 0-9-4-9-13 0-10 3-19 6-28 8-20 25-62 25-84 0-27-18-42-46-42-35 0-53 25-60 34-1-22-18-34-35-34-18 0-26 15-29 22-6 13-12 36-12 37 0 5 3 4 4 5 5 0 5 0 7-9 7-28 14-46 29-46 7 0 12 5 12 17 0 9-1 12-7 33-8 30-14 60-22 89z"><text:p/></draw:path><draw:path draw:style-name="gr23" draw:text-style-name="P38" svg:width="0.0756in" svg:height="0.0874in" svg:x="1.2465in" svg:y="0.1839in" svg:viewBox="0 0 193 223" svg:d="M179 120c7 0 14 0 14-8s-7-8-14-8c-55 0-109 0-164 0 5-51 50-89 104-89 20 0 41 0 60 0 7 0 14 0 14-7 0-8-7-8-14-8-21 0-40 0-61 0-66 0-118 51-118 112 0 62 52 111 118 111 21 0 40 0 61 0 7 0 14 0 14-8 0-7-7-7-14-7-19 0-40 0-60 0-54 0-99-37-104-88 55 0 109 0 164 0z"><text:p/></draw:path><draw:path draw:style-name="gr24" draw:text-style-name="P38" svg:width="0.1028in" svg:height="0.1063in" svg:x="1.3815in" svg:y="0.1618in" svg:viewBox="0 0 262 271" svg:d="M34 35c0 63 0 125 0 188 0 20-3 28-23 28-4 0-11 0-11 6 0 7 7 7 13 7 20 0 40 0 60 0 7 0 13 0 13-7 0-6-7-6-11-6-22 0-25-9-25-29 0-59 0-118 0-177 56 74 111 147 167 221 3 4 5 5 9 5 6 0 6-6 6-12 0-72 0-146 0-218 0-21 3-27 21-28 2 0 9 0 9-6 0-7-6-7-13-7-19 0-38 0-56 0-7 0-14 0-14 7 0 6 7 6 11 6 22 1 26 9 26 29 0 40 0 80 0 121-39-53-78-105-117-158-4-5-5-5-14-5-22 0-45 0-67 0-7 0-14 0-14 7 0 6 7 6 9 6 10 1 18 8 21 12 0 4 0 5 0 10zM218 245c-56-74-112-148-168-222-4-4-4-5-8-10 15 0 31 0 46 0 43 58 87 118 130 176 0 19 0 37 0 56z"><text:p/></draw:path><draw:path draw:style-name="gr25" draw:text-style-name="P38" svg:width="0.0161in" svg:height="0.0157in" svg:x="1.5in" svg:y="0.2488in" svg:viewBox="0 0 42 41" svg:d="M42 21c0-11-10-21-21-21s-21 10-21 21 10 20 21 20 21-9 21-20z"><text:p/></draw:path><draw:path draw:style-name="gr26" draw:text-style-name="P38" svg:width="0.0783in" svg:height="0.4547in" svg:x="1.5768in" svg:y="0in" svg:viewBox="0 0 200 1156" svg:d="M119 719c0-42-30-107-97-140 42-23 91-68 96-139 0-2 1-3 1-3 0-90 0-179 0-268 0-31 0-38 3-53 7-30 25-69 74-97 3-3 4-3 4-10 0-8-1-9-10-9-6 0-7 0-17 7-87 48-92 120-92 134 0 91 0 182 0 274 0 28 0 59-20 94-18 32-39 48-55 59-6 3-6 3-6 10 0 8 0 8 3 10 33 20 69 55 77 118 1 8 1 8 1 13 0 99 0 198 0 296 0 31 19 96 94 136 9 5 10 5 15 5 9 0 10-1 10-9 0-7-1-7-2-8-16-10-67-41-78-108-1-10-1-11-1-16 0-98 0-197 0-296z"><text:p/></draw:path><draw:path draw:style-name="gr27" draw:text-style-name="P38" svg:width="0.0646in" svg:height="0.0472in" svg:x="1.7004in" svg:y="0.0551in" svg:viewBox="0 0 165 121" svg:d="M21 101c-1 5-2 8-3 11 0 7 5 9 8 9 6 0 10-3 11-6 2-2 4-11 5-16 2-6 4-18 6-24 2-7 4-12 5-19 3-11 3-13 11-24s21-25 41-25c16 0 16 14 16 19 0 16-12 47-16 58-3 7-4 9-4 14 0 14 11 23 26 23 27 0 38-37 38-41 0-3-3-3-4-3-4 0-4 1-5 4-6 21-17 32-28 32-6 0-7-3-7-9s1-9 6-22c3-8 14-37 14-51 0-27-21-31-35-31-22 0-38 13-45 24-3-19-19-24-30-24s-18 8-21 14c-6 10-10 26-10 27 0 3 3 2 4 3 5 0 5 0 7-8 3-16 9-29 20-29 6 0 9 6 9 13 0 5-3 15-5 23-2 6-4 19-6 24-3 11-6 23-8 34z"><text:p/></draw:path><draw:path draw:style-name="gr28" draw:text-style-name="P38" svg:width="0.0744in" svg:height="0.0055in" svg:x="1.6957in" svg:y="0.1209in" svg:viewBox="0 0 190 15" svg:d="M95 15c-32 0-63 0-95 0 0-5 0-10 0-15 64 0 127 0 190 0 0 5 0 10 0 15-32 0-63 0-95 0z"><text:p/></draw:path><draw:path draw:style-name="gr29" draw:text-style-name="P38" svg:width="0.0469in" svg:height="0.0701in" svg:x="1.7094in" svg:y="0.1437in" svg:viewBox="0 0 120 179" svg:d="M120 130c-3 0-7 0-10 0-1 6-3 22-7 25-2 1-23 1-27 1-17 0-33 0-50 0 29-25 39-33 54-45 21-16 40-33 40-58 0-33-30-53-64-53-33 0-56 23-56 48 0 14 11 16 14 16 7 0 15-5 15-15 0-5-3-14-17-14 9-20 28-25 40-25 27 0 42 21 42 43 0 23-18 42-26 51-22 22-44 43-66 65-2 2-2 2-2 10 37 0 74 0 111 0 3-16 6-33 9-49z"><text:p/></draw:path><draw:path draw:style-name="gr30" draw:text-style-name="P38" svg:width="0.0323in" svg:height="0.1012in" svg:x="2.1004in" svg:y="0.0598in" svg:viewBox="0 0 83 258" svg:d="M56 88c-17 1-36 3-54 4 0 5 0 8 0 12 24 0 29 3 29 21 0 34 0 70 0 104 0 17-5 17-31 17 0 3 0 8 0 12 12 0 33-1 43-1 13 0 26 1 40 1 0-4 0-9 0-12-26 0-27-2-27-16 0-48 0-95 0-142zM57 21c0-12-10-21-20-21-12 0-20 11-20 21s8 20 20 20c10 0 20-8 20-20z"><text:p/></draw:path><draw:path draw:style-name="gr31" draw:text-style-name="P38" svg:width="0.0488in" svg:height="0.1063in" svg:x="2.1429in" svg:y="0.0547in" svg:viewBox="0 0 125 271" svg:d="M55 106c0-16 0-30 0-46 0-34 19-52 35-52 1 0 7 0 13 3-5 1-12 7-12 16s7 17 17 17c11 0 17-8 17-18 0-14-14-26-35-26-27 0-59 20-59 60 0 16 0 30 0 46-10 0-21 0-31 0 0 4 0 7 0 12 10 0 21 0 31 0 0 41 0 82 0 124 0 17-5 17-31 17 0 4 0 8 0 12 15 0 33-1 44-1 15 0 34 0 50 1 0-4 0-8 0-12-3 0-6 0-8 0-29 0-30-4-30-17 0-42 0-83 0-124 14 0 30 0 44 0 0-5 0-8 0-12-15 0-30 0-45 0z"><text:p/></draw:path><draw:path draw:style-name="gr32" draw:text-style-name="P38" svg:width="0.0756in" svg:height="0.0874in" svg:x="2.2902in" svg:y="0.0803in" svg:viewBox="0 0 193 223" svg:d="M179 119c7 0 14 0 14-8s-7-8-14-8c-55 0-109 0-164 0 5-51 50-88 104-88 20 0 41 0 60 0 7 0 14 0 14-7 0-8-7-8-14-8-21 0-40 0-61 0-66 0-118 49-118 111s52 112 118 112c21 0 40 0 61 0 7 0 14 0 14-8 0-7-7-7-14-7-19 0-40 0-60 0-54 0-99-38-104-89 55 0 109 0 164 0z"><text:p/></draw:path><draw:path draw:style-name="gr33" draw:text-style-name="P38" svg:width="0.1028in" svg:height="0.1063in" svg:x="2.4248in" svg:y="0.0579in" svg:viewBox="0 0 262 271" svg:d="M34 34c0 63 0 126 0 189 0 20-3 26-23 28-4 0-11 0-11 6 0 7 7 7 13 7 20 0 40 0 60 0 7 0 13 0 13-7 0-6-7-6-11-6-22-2-25-9-25-29 0-59 0-118 0-177 56 74 111 146 167 220 3 5 5 6 9 6 6 0 6-6 6-13 0-72 0-145 0-217 0-22 3-28 21-28 2 0 9 0 9-6 0-7-6-7-13-7-19 0-38 0-56 0-7 0-14 0-14 7 0 6 7 6 11 6 22 0 26 8 26 29 0 40 0 80 0 121-39-53-78-105-117-158-4-5-5-5-14-5-22 0-45 0-67 0-7 0-14 0-14 7 0 5 7 6 9 6 10 1 18 8 21 12 0 4 0 4 0 9zM218 244c-56-74-112-148-168-222-4-4-4-6-8-9 15 0 31 0 46 0 43 58 87 118 130 176 0 18 0 36 0 55z"><text:p/></draw:path><draw:path draw:style-name="gr34" draw:text-style-name="P38" svg:width="0.0453in" svg:height="0.048in" svg:x="2.535in" svg:y="0.137in" svg:viewBox="0 0 116 123" svg:d="M108 59c5 0 8 0 8-6 0-23-14-53-54-53-36 0-62 29-62 62 0 34 30 61 66 61s50-28 50-35c0-1 0-3-5-3-3 0-4 1-4 4-9 22-30 25-40 25-12 0-24-5-33-15-10-13-10-30-10-40 28 0 56 0 84 0zM24 52c4-38 28-44 38-44 34 0 35 37 35 44-24 0-49 0-73 0z"><text:p/></draw:path><draw:path draw:style-name="gr35" draw:text-style-name="P38" svg:width="0.0567in" svg:height="0.0465in" svg:x="2.5886in" svg:y="0.139in" svg:viewBox="0 0 145 119" svg:d="M120 26c8-16 21-16 25-16 0-3 0-7 0-10-6 0-14 1-21 1s-17 0-24-1c0 3 0 7 0 10 11 0 11 9 11 10s0 4-2 7c-10 22-21 46-31 68-11-25-22-50-33-74-1-2-2-3-2-6 0-5 10-5 14-5 0-3 0-7 0-10-1 0-20 1-31 1-8 0-18 0-26-1 0 3 0 7 0 10 14 0 18 0 22 10 14 31 29 62 43 93 1 3 2 6 8 6 4 0 5-3 6-6 13-28 28-58 41-87z"><text:p/></draw:path><draw:path draw:style-name="gr36" draw:text-style-name="P38" svg:width="0.0453in" svg:height="0.048in" svg:x="2.65in" svg:y="0.137in" svg:viewBox="0 0 116 123" svg:d="M108 59c5 0 8 0 8-6 0-23-14-53-53-53-37 0-63 29-63 62 0 34 30 61 66 61s50-28 50-35c0-1 0-3-5-3-3 0-4 1-4 4-9 22-30 25-40 25-12 0-24-5-33-15-10-13-10-30-10-40 28 0 56 0 84 0zM24 52c4-38 28-44 39-44 33 0 34 37 34 44-24 0-49 0-73 0z"><text:p/></draw:path><draw:path draw:style-name="gr37" draw:text-style-name="P38" svg:width="0.0567in" svg:height="0.0469in" svg:x="2.7055in" svg:y="0.1374in" svg:viewBox="0 0 145 120" svg:d="M125 37c0-23-12-37-40-37-22 0-37 12-44 26h-1c0-8 0-17 0-26-14 1-27 2-40 3 0 4 0 7 0 10 19 0 21 2 21 16 0 23 0 46 0 69 0 12-3 12-21 12 0 3 0 6 0 10 1 0 20-1 31-1 10 0 28 0 32 1 0-4 0-7 0-10-18 0-21 0-21-12 0-17 0-32 0-49 0-28 23-41 41-41s20 15 20 28c0 21 0 41 0 62 0 12-2 12-19 12 0 3 0 6 0 10 10 0 19-1 30-1 10 0 29 0 31 1 0-4 0-7 0-10-17 0-20 0-20-12 0-20 0-41 0-61z"><text:p/></draw:path><draw:path draw:style-name="gr38" draw:text-style-name="P38" svg:width="0.0646in" svg:height="0.0476in" svg:x="1.7004in" svg:y="0.2736in" svg:viewBox="0 0 165 122" svg:d="M21 102c-1 4-3 10-3 11 0 6 5 9 8 9 6 0 10-4 11-7 2-3 4-11 5-16 2-6 4-18 6-24s4-12 5-18c3-12 3-14 11-25 8-10 21-24 41-24 16 0 16 13 16 18 0 17-12 47-16 58-3 7-4 9-4 15 0 14 11 23 26 23 27 0 38-37 38-42 0-3-3-3-4-3-4 0-4 1-5 4-6 22-17 33-28 33-6 0-7-4-7-10 0-5 1-9 6-22 3-7 14-36 14-51 0-27-21-31-35-31-22 0-38 13-45 24-3-19-19-24-30-24s-18 9-21 14c-6 10-10 26-10 28 0 3 3 2 4 3 5 0 5-1 7-9 3-15 9-28 20-28 6 0 9 5 9 13 0 5-3 14-5 22-2 6-4 19-6 24-3 12-6 23-8 35z"><text:p/></draw:path><draw:path draw:style-name="gr39" draw:text-style-name="P38" svg:width="0.0783in" svg:height="0.078in" svg:x="1.778in" svg:y="0.2543in" svg:viewBox="0 0 200 199" svg:d="M107 107c27 0 55 0 82 0 5 0 11 0 11-7s-6-7-11-7c-27 0-55 0-82 0 0-27 0-56 0-83 0-3 0-10-7-10-6 0-6 7-6 10 0 27 0 56 0 83-28 0-55 0-83 0-4 0-11 0-11 7s7 7 11 7c28 0 55 0 83 0 0 27 0 55 0 82 0 3 0 10 6 10 7 0 7-6 7-10 0-27 0-55 0-82z"><text:p/></draw:path><draw:path draw:style-name="gr40" draw:text-style-name="P38" svg:width="0.0382in" svg:height="0.0701in" svg:x="1.876in" svg:y="0.25in" svg:viewBox="0 0 98 179" svg:d="M61 8c0-8 0-8-8-8-18 18-42 18-53 18 0 3 0 6 0 9 7 0 24 0 39-7 0 46 0 91 0 137 0 9 0 12-27 12-3 0-6 0-10 0 0 4 0 7 0 10 5 0 38-1 48-1 8 0 42 1 48 1 0-3 0-6 0-10-3 0-7 0-10 0-27 0-27-3-27-12 0-49 0-100 0-149z"><text:p/></draw:path><draw:path draw:style-name="gr41" draw:text-style-name="P38" svg:width="0.2287in" svg:height="0.0055in" svg:x="1.6957in" svg:y="0.3394in" svg:viewBox="0 0 582 15" svg:d="M290 15c-96 0-193 0-290 0 0-5 0-10 0-15 194 0 388 0 582 0 0 5 0 10 0 15-97 0-195 0-292 0z"><text:p/></draw:path><draw:path draw:style-name="gr42" draw:text-style-name="P38" svg:width="0.0465in" svg:height="0.0701in" svg:x="1.7866in" svg:y="0.3618in" svg:viewBox="0 0 119 179" svg:d="M119 131c-3 0-6 0-9 0-1 5-3 22-7 24-2 2-23 2-27 2-17 0-33 0-50 0 29-25 39-33 54-46 21-15 39-32 39-58 0-32-29-53-63-53s-56 24-56 48c0 15 11 16 14 16 7 0 15-5 15-15 0-4-3-14-17-14 9-19 28-25 40-25 27 0 42 21 42 43 0 24-18 43-27 51-22 22-43 43-65 65-2 2-2 4-2 10 37 0 74 0 111 0 2-16 6-32 8-48z"><text:p/></draw:path><draw:path draw:style-name="gr43" draw:text-style-name="P38" svg:width="0.0323in" svg:height="0.1008in" svg:x="2.1004in" svg:y="0.2783in" svg:viewBox="0 0 83 257" svg:d="M56 87c-17 1-36 3-54 4 0 5 0 8 0 12 24 0 29 3 29 21 0 35 0 69 0 105 0 17-5 17-31 17 0 3 0 7 0 11 12 0 33-1 43-1 13 0 26 1 40 1 0-4 0-8 0-11-26 0-27-2-27-17 0-48 0-95 0-142zM57 20c0-12-10-20-20-20-12 0-20 10-20 20 0 11 8 21 20 21 10 0 20-9 20-21z"><text:p/></draw:path><draw:path draw:style-name="gr44" draw:text-style-name="P38" svg:width="0.0488in" svg:height="0.1063in" svg:x="2.1429in" svg:y="0.2728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50 1 0-4 0-7 0-11-3 0-6 0-8 0-29 0-30-4-30-18 0-42 0-83 0-124 14 0 30 0 44 0 0-5 0-8 0-12-15 0-30 0-45 0z"><text:p/></draw:path><draw:path draw:style-name="gr45" draw:text-style-name="P38" svg:width="0.0819in" svg:height="0.0685in" svg:x="2.2394in" svg:y="0.313in" svg:viewBox="0 0 209 175" svg:d="M23 148c-1 6-3 15-3 17 0 6 4 10 11 10 4 0 11-2 14-11 2-9 5-19 7-28 3-12 5-23 9-35 2-9 4-17 6-26 2-7 5-18 6-19 5-12 26-47 62-47 18 0 21 14 21 27 0 23-18 73-25 89-3 9-3 15-3 19 0 18 13 31 30 31 37 0 51-56 51-60 0-3-3-3-4-3-4 0-4 1-6 7-8 26-21 48-39 48-7 0-9-4-9-13 0-10 3-19 6-28 8-20 23-62 23-84 0-27-16-42-44-42-35 0-53 25-60 34-2-22-18-34-35-34-18 0-26 15-30 22-5 13-11 36-11 37 0 5 3 5 4 5 5 0 5 0 7-9 7-28 14-46 29-46 7 0 12 5 12 17 0 9-1 12-7 33-8 30-14 60-22 89z"><text:p/></draw:path><draw:path draw:style-name="gr46" draw:text-style-name="P38" svg:width="0.076in" svg:height="0.0878in" svg:x="2.3811in" svg:y="0.2984in" svg:viewBox="0 0 194 224" svg:d="M180 120c7 0 14 0 14-8s-7-8-14-8c-55 0-108 0-163 0 4-51 49-89 103-89 20 0 41 0 60 0 7 0 14 0 14-7 0-8-7-8-14-8-20 0-40 0-61 0-66 0-119 51-119 112 0 62 53 112 119 112 21 0 41 0 61 0 7 0 14-1 14-9s-7-7-14-7c-19 0-40 0-60 0-54 0-99-37-103-88 55 0 108 0 163 0z"><text:p/></draw:path><draw:path draw:style-name="gr47" draw:text-style-name="P38" svg:width="0.1028in" svg:height="0.1063in" svg:x="2.5161in" svg:y="0.2764in" svg:viewBox="0 0 262 271" svg:d="M34 35c0 63 0 125 0 188 0 21-3 28-23 28-4 0-11 1-11 6 0 7 7 7 13 7 20 0 40 0 60 0 7 0 13 0 13-7 0-5-7-6-12-6-21 0-24-9-24-29 0-59 0-118 0-177 56 74 111 147 167 221 3 4 5 5 9 5 5 0 5-5 5-12 0-72 0-146 0-218 0-21 4-27 22-28 2 0 9 0 9-6 0-7-6-7-13-7-19 0-38 0-56 0-7 0-14 0-14 7 0 6 7 6 11 6 22 1 26 9 26 29 0 40 0 80 0 121-39-53-78-105-117-158-4-5-5-5-14-5-22 0-45 0-67 0-8 0-14 0-14 7 0 6 6 6 9 6 10 1 18 8 21 12 0 4 0 5 0 10zM218 245c-56-74-112-148-168-222-4-4-4-5-8-10 15 0 31 0 46 0 43 58 87 118 130 176 0 19 0 37 0 56z"><text:p/></draw:path><draw:path draw:style-name="gr48" draw:text-style-name="P38" svg:width="0.0516in" svg:height="0.048in" svg:x="2.6264in" svg:y="0.3555in" svg:viewBox="0 0 132 123" svg:d="M132 63c0-34-29-63-66-63s-66 29-66 63c0 33 30 60 66 60s66-27 66-60zM66 114c-10 0-25-3-34-16-7-11-8-25-8-38 0-12 0-27 10-39 7-8 18-14 32-14 15 0 28 7 33 16 8 10 9 24 9 37s-1 27-9 38-20 16-33 16z"><text:p/></draw:path><draw:path draw:style-name="gr49" draw:text-style-name="P38" svg:width="0.0567in" svg:height="0.0744in" svg:x="2.6909in" svg:y="0.3291in" svg:viewBox="0 0 145 190" svg:d="M84 2c0 3 0 7 0 10 18 0 21 2 21 15 0 19 0 38 0 57-10-10-24-16-39-16-35 0-66 27-66 61s29 61 63 61c22 0 35-12 40-17 0 5 0 12 0 17 15-1 28-2 42-3 0-3 0-7 0-10-18 0-21-1-21-14 0-54 0-109 0-163-13 1-27 1-40 2zM103 158c-7 13-20 24-38 24-15 0-26-8-32-17-5-8-9-19-9-35 0-7 0-28 11-40s24-14 32-14c13 0 25 5 33 15 3 5 3 5 3 10 0 19 0 39 0 57z"><text:p/></draw:path><draw:path draw:style-name="gr50" draw:text-style-name="P38" svg:width="0.0567in" svg:height="0.0744in" svg:x="2.7583in" svg:y="0.3291in" svg:viewBox="0 0 145 190" svg:d="M84 2c0 3 0 7 0 10 18 0 21 2 21 15 0 19 0 38 0 57-10-10-24-16-39-16-35 0-66 27-66 61s29 61 63 61c23 0 36-12 40-17 0 5 0 12 0 17 15-1 28-2 42-3 0-3 0-7 0-10-18 0-21-1-21-14 0-54 0-109 0-163-13 1-27 1-40 2zM103 158c-7 13-20 24-38 24-15 0-26-8-32-17-4-8-8-19-8-35 0-7 0-28 11-40 10-12 25-14 32-14 12 0 24 5 32 15 3 5 3 5 3 10 0 19 0 39 0 57z"><text:p/></draw:path></draw:g></text:p>
      <text:p text:style-name="P36">ניתן להוכיח ש־<text:span text:style-name="T7"><draw:g text:anchor-type="as-char" svg:y="-0.1075in" draw:z-index="97" draw:style-name="gr1"><svg:title>TexMaths</svg:title><svg:desc>11§inline§f§svg§600§FALSE§</svg:desc><draw:path draw:style-name="gr10" draw:text-style-name="P37" svg:width="0.0673in" svg:height="0.1217in" svg:x="-0.0004in" svg:y="0.0075in" svg:viewBox="0 0 172 310" svg:d="M0 0c57 0 115 0 172 0 0 103 0 207 0 310-57 0-115 0-172 0 0-103 0-207 0-310z"><text:p/></draw:path><draw:path draw:style-name="gr11" draw:text-style-name="P38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7"> זיווג (זה </text:span><text:span text:style-name="T18">לא</text:span><text:span text:style-name="T29"> טרוויאלי ויש להוכיח זאת)</text:span><text:span text:style-name="T7">, ולכן </text:span><text:span text:style-name="T7"><draw:g text:anchor-type="as-char" svg:y="-0.1134in" draw:z-index="98" draw:style-name="gr1"><svg:title>TexMaths</svg:title><svg:desc>11§inline§|\N| = |\Z|§svg§600§FALSE§</svg:desc><draw:path draw:style-name="gr2" draw:text-style-name="P37" svg:width="0.5488in" svg:height="0.1354in" svg:x="-0.0004in" svg:y="0.0075in" svg:viewBox="0 0 1395 345" svg:d="M0 0c465 0 930 0 1395 0 0 115 0 230 0 345-465 0-930 0-1395 0 0-115 0-230 0-345z"><text:p/></draw:path><draw:path draw:style-name="gr3" draw:text-style-name="P38" svg:width="0.0055in" svg:height="0.1508in" svg:x="0.0102in" svg:y="0in" svg:viewBox="0 0 15 384" svg:d="M15 14c0-7 0-14-7-14-8 0-8 7-8 14 0 119 0 237 0 356 0 8 0 14 8 14 7 0 7-6 7-14 0-119 0-237 0-356z"><text:p/></draw:path><draw:path draw:style-name="gr4" draw:text-style-name="P38" svg:width="0.1028in" svg:height="0.1059in" svg:x="0.0378in" svg:y="0.0102in" svg:viewBox="0 0 262 270" svg:d="M34 34c0 63 0 126 0 187 0 21-3 28-23 28-4 0-11 1-11 6 0 8 7 8 13 8 20 0 41 0 61 0 6 0 12 0 12-8 0-5-6-6-11-6-21 0-24-8-24-29 0-58 0-117 0-175 55 73 111 147 166 219 4 5 5 6 9 6 6 0 6-6 6-12 0-72 0-145 0-217 0-22 3-28 21-28 2 0 9 0 9-6 0-7-6-7-12-7-19 0-39 0-57 0-7 0-14 0-14 7 0 6 8 6 12 6 21 0 25 8 25 29 0 39 0 79 0 120-39-53-78-105-117-156-4-6-5-6-14-6-22 0-45 0-67 0-7 0-12 0-12 7 0 5 5 6 7 6 10 1 18 8 22 12-1 4-1 4-1 9zM219 243c-56-73-112-147-168-221-5-4-5-5-9-9 15 0 31 0 46 0 44 59 87 117 131 175 0 18 0 37 0 55z"><text:p/></draw:path><draw:path draw:style-name="gr5" draw:text-style-name="P38" svg:width="0.0055in" svg:height="0.1508in" svg:x="0.1622in" svg:y="0in" svg:viewBox="0 0 15 384" svg:d="M15 14c0-7 0-14-7-14-8 0-8 7-8 14 0 119 0 237 0 356 0 8 0 14 8 14 7 0 7-6 7-14 0-119 0-237 0-356z"><text:p/></draw:path><draw:path draw:style-name="gr6" draw:text-style-name="P38" svg:width="0.1008in" svg:height="0.035in" svg:x="0.237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" draw:text-style-name="P38" svg:width="0.0055in" svg:height="0.1508in" svg:x="0.4067in" svg:y="0in" svg:viewBox="0 0 15 384" svg:d="M15 14c0-7 0-14-7-14-8 0-8 7-8 14 0 119 0 237 0 356 0 8 0 14 8 14 7 0 7-6 7-14 0-119 0-237 0-356z"><text:p/></draw:path><draw:path draw:style-name="gr8" draw:text-style-name="P38" svg:width="0.0917in" svg:height="0.1031in" svg:x="0.4354in" svg:y="0.0102in" svg:viewBox="0 0 234 263" svg:d="M219 13c3-4 3-5 3-6 0-7-5-7-12-7-59 0-118 0-177 0-12 0-12 1-13 11-2 18-5 34-7 52 0 1 0 3 0 5 0 6 5 7 7 7 3 0 5-2 6-6 2-8 6-26 29-40 22-15 50-16 63-16 10 0 21 0 31 0-49 78-97 158-146 236-3 4-3 5-3 6 0 8 6 8 13 8 66 0 132 0 198 0 11 0 11-1 13-11 4-25 7-51 10-75 0-4-3-7-6-7-6 0-7 4-8 12-7 30-36 67-91 67-19 0-37 0-55 0 48-78 97-158 145-236zM33 13c7 0 13 0 20 0-10 7-18 13-22 18 1-6 1-12 2-18zM164 13c13 0 26 0 40 0-49 78-97 158-146 236-13 0-26 0-39 0 48-78 97-158 145-236zM185 249c11-7 21-14 30-25-2 7-2 12-4 25-9 0-17 0-26 0z"><text:p/></draw:path><draw:path draw:style-name="gr9" draw:text-style-name="P38" svg:width="0.0055in" svg:height="0.1508in" svg:x="0.5508in" svg:y="0in" svg:viewBox="0 0 15 384" svg:d="M15 14c0-7 0-14-7-14-8 0-8 7-8 14 0 119 0 237 0 356 0 8 0 14 8 14 7 0 7-6 7-14 0-119 0-237 0-356z"><text:p/></draw:path></draw:g></text:span><text:span text:style-name="T7">. </text:span></text:p>
      <text:p text:style-name="P16"><text:span text:style-name="T19">הוכחה לכך שהרציונלים בני־מנייה: </text:span></text:p>
      <text:p text:style-name="P17"><text:span text:style-name="T19">ברור שאפשר לעשות קש"ב על השבר המצומצם ביותר או משהו כזה, וננסה למצוא את הדרך האלגנטית ביותר לעשות זאת. נעשה זאת בשיעור הבא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 Light" style:font-family-complex="'Rubik Light'" style:font-style-name-complex="Regular" style:font-pitch-complex="variable" style:font-size-complex="11pt" style:language-complex="he" style:country-complex="IL" style:font-style-complex="norma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I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4:59:53.530963123</meta:creation-date>
    <meta:editing-duration>PT1H11M23S</meta:editing-duration>
    <meta:editing-cycles>26</meta:editing-cycles>
    <meta:generator>LibreOffice/7.3.7.2$Linux_X86_64 LibreOffice_project/30$Build-2</meta:generator>
    <dc:title>b_mtah</dc:title>
    <dc:date>2024-02-26T16:33:47.235767206</dc:date>
    <meta:document-statistic meta:table-count="0" meta:image-count="0" meta:object-count="0" meta:page-count="3" meta:paragraph-count="48" meta:word-count="527" meta:character-count="2825" meta:non-whitespace-character-count="2286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a     {\aleph}§§\def\N     {\mathbb{N}}§\def\Z     {\mathbb{Z}}§\def\R     {\mathbb{R}}§\def\Q     {\mathbb{Q}}§§\def\sl    {\ell}§\def\sj    {\jmath}§\def\si    {\imath}§§\def\powerset {\mathcal{P}}§\def\ps    {\mathcal{P}}§\def\pc    {\mathcal{P}}§\def\ac    {\mathcal{A}}§\def\bc    {\mathcal{B}}§\def\cc    {\mathcal{C}}§\def\dc    {\mathcal{D}}§\def\ec    {\mathcal{E}}§\def\fc    {\mathcal{F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defis {\text{ definitions}}§\def\given {\text{given }}§\def\case  {\text{if }}§\def\syx   {\text{ syntax}}§\def\rule  {\text{ rule}}§\def\other {\text{else}}§\def\set   {\ell et \text{ 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 {\triangle}§§\def\rc    {\right\rceil}§\def\lc    {\left\lceil}§\def\rf    {\right\rfloor}§\def\lf    {\left\lfloor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b_mtah" xlink:href="../../../../.config/libreoffice/4/user/template/b_mtah.ott" meta:date="2024-02-26T14:59:51.746754102"/>
  </office:meta>
</office:document-meta>
</file>